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굴림" svg:font-family="굴림" style:font-family-generic="modern"/>
    <style:font-face style:name="돋움" svg:font-family="돋움" style:font-family-generic="modern"/>
    <style:font-face style:name="맑은 고딕" svg:font-family="'맑은 고딕'" style:font-family-generic="moder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484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0.8165in"/>
    </style:style>
    <style:style style:name="co4" style:family="table-column">
      <style:table-column-properties fo:break-before="auto" style:column-width="0.8264in"/>
    </style:style>
    <style:style style:name="co5" style:family="table-column">
      <style:table-column-properties fo:break-before="auto" style:column-width="1.7693in"/>
    </style:style>
    <style:style style:name="co6" style:family="table-column">
      <style:table-column-properties fo:break-before="auto" style:column-width="0.8862in"/>
    </style:style>
    <style:style style:name="co7" style:family="table-column">
      <style:table-column-properties fo:break-before="auto" style:column-width="0.6126in"/>
    </style:style>
    <style:style style:name="co8" style:family="table-column">
      <style:table-column-properties fo:break-before="auto" style:column-width="0.4764in"/>
    </style:style>
    <style:style style:name="co9" style:family="table-column">
      <style:table-column-properties fo:break-before="auto" style:column-width="1.7035in"/>
    </style:style>
    <style:style style:name="co10" style:family="table-column">
      <style:table-column-properties fo:break-before="auto" style:column-width="0.5291in"/>
    </style:style>
    <style:style style:name="co11" style:family="table-column">
      <style:table-column-properties fo:break-before="auto" style:column-width="0.778in"/>
    </style:style>
    <style:style style:name="ro1" style:family="table-row">
      <style:table-row-properties style:row-height="0.2811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7709in" fo:break-before="auto" style:use-optimal-row-height="fals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2602in" fo:break-before="auto" style:use-optimal-row-height="false"/>
    </style:style>
    <style:style style:name="ro6" style:family="table-row">
      <style:table-row-properties style:row-height="0.6665in" fo:break-before="auto" style:use-optimal-row-height="false"/>
    </style:style>
    <style:style style:name="ro7" style:family="table-row">
      <style:table-row-properties style:row-height="0.2602in" fo:break-before="auto" style:use-optimal-row-height="true"/>
    </style:style>
    <style:style style:name="ro8" style:family="table-row">
      <style:table-row-properties style:row-height="0.3819in" fo:break-before="auto" style:use-optimal-row-height="false"/>
    </style:style>
    <style:style style:name="ro9" style:family="table-row">
      <style:table-row-properties style:row-height="0.6083in" fo:break-before="auto" style:use-optimal-row-height="true"/>
    </style:style>
    <style:style style:name="ro10" style:family="table-row">
      <style:table-row-properties style:row-height="0.3898in" fo:break-before="auto" style:use-optimal-row-height="false"/>
    </style:style>
    <style:style style:name="ro11" style:family="table-row">
      <style:table-row-properties style:row-height="0.4681in" fo:break-before="auto" style:use-optimal-row-height="true"/>
    </style:style>
    <style:style style:name="ro12" style:family="table-row">
      <style:table-row-properties style:row-height="0.3272in" fo:break-before="auto" style:use-optimal-row-height="true"/>
    </style:style>
    <style:style style:name="ro13" style:family="table-row">
      <style:table-row-properties style:row-height="0.3126in" fo:break-before="auto" style:use-optimal-row-height="false"/>
    </style:style>
    <style:style style:name="ro14" style:family="table-row">
      <style:table-row-properties style:row-height="0.1874in" fo:break-before="auto" style:use-optimal-row-height="false"/>
    </style:style>
    <style:style style:name="ro15" style:family="table-row">
      <style:table-row-properties style:row-height="0.1874in" fo:break-before="auto" style:use-optimal-row-height="true"/>
    </style:style>
    <style:style style:name="ro16" style:family="table-row">
      <style:table-row-properties style:row-height="0.3854in" fo:break-before="auto" style:use-optimal-row-height="false"/>
    </style:style>
    <style:style style:name="ro17" style:family="table-row">
      <style:table-row-properties style:row-height="0.4272in" fo:break-before="auto" style:use-optimal-row-height="false"/>
    </style:style>
    <style:style style:name="ro18" style:family="table-row">
      <style:table-row-properties style:row-height="0.25in" fo:break-before="auto" style:use-optimal-row-height="false"/>
    </style:style>
    <style:style style:name="ro19" style:family="table-row">
      <style:table-row-properties style:row-height="0.3335in" fo:break-before="auto" style:use-optimal-row-height="true"/>
    </style:style>
    <style:style style:name="ro20" style:family="table-row">
      <style:table-row-properties style:row-height="0.2189in" fo:break-before="auto" style:use-optimal-row-height="false"/>
    </style:style>
    <style:style style:name="ro21" style:family="table-row">
      <style:table-row-properties style:row-height="0.2291in" fo:break-before="auto" style:use-optimal-row-height="false"/>
    </style:style>
    <style:style style:name="ro22" style:family="table-row">
      <style:table-row-properties style:row-height="0.3335in" fo:break-before="auto" style:use-optimal-row-height="false"/>
    </style:style>
    <style:style style:name="ro23" style:family="table-row">
      <style:table-row-properties style:row-height="0.3228in" fo:break-before="auto" style:use-optimal-row-height="false"/>
    </style:style>
    <style:style style:name="ro24" style:family="table-row">
      <style:table-row-properties style:row-height="0.302in" fo:break-before="auto" style:use-optimal-row-height="false"/>
    </style:style>
    <style:style style:name="ro25" style:family="table-row">
      <style:table-row-properties style:row-height="1.0311in" fo:break-before="auto" style:use-optimal-row-height="false"/>
    </style:style>
    <style:style style:name="ro26" style:family="table-row">
      <style:table-row-properties style:row-height="0.4165in" fo:break-before="auto" style:use-optimal-row-height="false"/>
    </style:style>
    <style:style style:name="ro27" style:family="table-row">
      <style:table-row-properties style:row-height="0.3437in" fo:break-before="auto" style:use-optimal-row-height="false"/>
    </style:style>
    <style:style style:name="ro28" style:family="table-row">
      <style:table-row-properties style:row-height="1.0937in" fo:break-before="auto" style:use-optimal-row-height="false"/>
    </style:style>
    <style:style style:name="ro29" style:family="table-row">
      <style:table-row-properties style:row-height="0.3957in" fo:break-before="auto" style:use-optimal-row-height="false"/>
    </style:style>
    <style:style style:name="ro30" style:family="table-row">
      <style:table-row-properties style:row-height="0.3752in" fo:break-before="auto" style:use-optimal-row-height="false"/>
    </style:style>
    <style:style style:name="ro31" style:family="table-row">
      <style:table-row-properties style:row-height="0.6665in" fo:break-before="auto" style:use-optimal-row-height="true"/>
    </style:style>
    <style:style style:name="ro32" style:family="table-row">
      <style:table-row-properties style:row-height="0.8543in" fo:break-before="auto" style:use-optimal-row-height="false"/>
    </style:style>
    <style:style style:name="ro33" style:family="table-row">
      <style:table-row-properties style:row-height="0.7398in" fo:break-before="auto" style:use-optimal-row-height="false"/>
    </style:style>
    <style:style style:name="ro34" style:family="table-row">
      <style:table-row-properties style:row-height="0.4063in" fo:break-before="auto" style:use-optimal-row-height="false"/>
    </style:style>
    <style:style style:name="ro35" style:family="table-row">
      <style:table-row-properties style:row-height="0.9063in" fo:break-before="auto" style:use-optimal-row-height="false"/>
    </style:style>
    <style:style style:name="ro36" style:family="table-row">
      <style:table-row-properties style:row-height="0.8126in" fo:break-before="auto" style:use-optimal-row-height="false"/>
    </style:style>
    <style:style style:name="ro37" style:family="table-row">
      <style:table-row-properties style:row-height="0.6563in" fo:break-before="auto" style:use-optimal-row-height="false"/>
    </style:style>
    <style:style style:name="ro38" style:family="table-row">
      <style:table-row-properties style:row-height="0.2917in" fo:break-before="auto" style:use-optimal-row-height="false"/>
    </style:style>
    <style:style style:name="ro39" style:family="table-row">
      <style:table-row-properties style:row-height="0.4791in" fo:break-before="auto" style:use-optimal-row-height="false"/>
    </style:style>
    <style:style style:name="ro40" style:family="table-row">
      <style:table-row-properties style:row-height="0.4583in" fo:break-before="auto" style:use-optimal-row-height="false"/>
    </style:style>
    <style:style style:name="ro41" style:family="table-row">
      <style:table-row-properties style:row-height="0.4898in" fo:break-before="auto" style:use-optimal-row-height="false"/>
    </style:style>
    <style:style style:name="ro42" style:family="table-row">
      <style:table-row-properties style:row-height="0.448in" fo:break-before="auto" style:use-optimal-row-height="false"/>
    </style:style>
    <style:style style:name="ro43" style:family="table-row">
      <style:table-row-properties style:row-height="0.5209in" fo:break-before="auto" style:use-optimal-row-height="false"/>
    </style:style>
    <style:style style:name="ro44" style:family="table-row">
      <style:table-row-properties style:row-height="0.552in" fo:break-before="auto" style:use-optimal-row-height="false"/>
    </style:style>
    <style:style style:name="ro45" style:family="table-row">
      <style:table-row-properties style:row-height="0.5937in" fo:break-before="auto" style:use-optimal-row-height="false"/>
    </style:style>
    <style:style style:name="ro46" style:family="table-row">
      <style:table-row-properties style:row-height="0.5626in" fo:break-before="auto" style:use-optimal-row-height="false"/>
    </style:style>
    <style:style style:name="ro47" style:family="table-row">
      <style:table-row-properties style:row-height="0.4689in" fo:break-before="auto" style:use-optimal-row-height="false"/>
    </style:style>
    <style:style style:name="ro48" style:family="table-row">
      <style:table-row-properties style:row-height="0.5102in" fo:break-before="auto" style:use-optimal-row-height="false"/>
    </style:style>
    <style:style style:name="ro49" style:family="table-row">
      <style:table-row-properties style:row-height="0.5in" fo:break-before="auto" style:use-optimal-row-height="false"/>
    </style:style>
    <style:style style:name="ro50" style:family="table-row">
      <style:table-row-properties style:row-height="1.6665in" fo:break-before="auto" style:use-optimal-row-height="false"/>
    </style:style>
    <style:style style:name="ro51" style:family="table-row">
      <style:table-row-properties style:row-height="0.6874in" fo:break-before="auto" style:use-optimal-row-height="false"/>
    </style:style>
    <style:style style:name="ro52" style:family="table-row">
      <style:table-row-properties style:row-height="0.8957in" fo:break-before="auto" style:use-optimal-row-height="false"/>
    </style:style>
    <style:style style:name="ro53" style:family="table-row">
      <style:table-row-properties style:row-height="0.7917in" fo:break-before="auto" style:use-optimal-row-height="false"/>
    </style:style>
    <style:style style:name="ro54" style:family="table-row">
      <style:table-row-properties style:row-height="0.3744in" fo:break-before="auto" style:use-optimal-row-height="true"/>
    </style:style>
    <style:style style:name="ta1" style:family="table" style:master-page-name="PageStyle_5f_유독물_20_등의_20_분류기준_20_및_20_표시방법에_20_관한_20_규정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굴림" fo:font-size="12pt" fo:font-style="normal" fo:text-shadow="none" style:text-underline-style="none" fo:font-weight="normal" style:font-name-asian="굴림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굴림" fo:font-size="12pt" fo:font-style="normal" fo:text-shadow="none" style:text-underline-style="none" fo:font-weight="normal" style:font-name-asian="굴림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굴림" fo:font-size="12pt" fo:font-style="normal" fo:text-shadow="none" style:text-underline-style="none" fo:font-weight="normal" style:font-name-asian="굴림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fo:padding="0.028in" style:rotation-align="none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굴림" fo:font-size="16pt" fo:font-style="normal" fo:text-shadow="none" style:text-underline-style="none" fo:font-weight="bold" style:font-name-asian="굴림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굴림" fo:font-size="12pt" fo:font-style="normal" fo:text-shadow="none" style:text-underline-style="none" fo:font-weight="normal" style:font-name-asian="굴림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굴림" fo:font-size="12pt" fo:font-style="normal" fo:text-shadow="none" style:text-underline-style="none" fo:font-weight="normal" style:font-name-asian="굴림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굴림" fo:font-size="12pt" fo:font-style="normal" fo:text-shadow="none" style:text-underline-style="none" fo:font-weight="normal" style:font-name-asian="굴림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굴림" fo:font-size="12pt" fo:font-style="normal" fo:text-shadow="none" style:text-underline-style="none" fo:font-weight="normal" style:font-name-asian="굴림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굴림" fo:font-size="12pt" fo:font-style="normal" fo:text-shadow="none" style:text-underline-style="none" fo:font-weight="normal" style:font-name-asian="굴림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굴림" fo:font-size="14pt" fo:font-style="normal" fo:text-shadow="none" style:text-underline-style="solid" style:text-underline-width="auto" style:text-underline-color="font-color" fo:font-weight="bold" style:font-name-asian="굴림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굴림" fo:font-size="12pt" fo:font-style="normal" fo:text-shadow="none" style:text-underline-style="none" fo:font-weight="normal" style:font-name-asian="굴림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굴림" fo:font-size="14pt" fo:font-style="normal" fo:text-shadow="none" style:text-underline-style="none" fo:font-weight="bold" style:font-name-asian="굴림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굴림" fo:font-size="14pt" fo:font-style="normal" fo:text-shadow="none" style:text-underline-style="solid" style:text-underline-width="auto" style:text-underline-color="font-color" fo:font-weight="bold" style:font-name-asian="굴림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2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굴림" fo:font-size="12pt" fo:font-style="normal" fo:text-shadow="none" style:text-underline-style="none" fo:font-weight="normal" style:font-name-asian="굴림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굴림" fo:font-size="12pt" fo:font-style="normal" fo:text-shadow="none" style:text-underline-style="none" fo:font-weight="normal" style:font-name-asian="굴림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굴림" fo:font-size="14pt" fo:font-style="normal" fo:text-shadow="none" style:text-underline-style="none" fo:font-weight="bold" style:font-name-asian="굴림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padding="0.028in"/>
    </style:style>
    <style:style style:name="T1" style:family="text">
      <style:text-properties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name-complex="돋움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유독물 등의 분류기준 및 표시방법에 관한 규정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9"/>
        <table:table-column table:style-name="co3" table:default-cell-style-name="ce20"/>
        <table:table-column table:style-name="co4" table:default-cell-style-name="ce23"/>
        <table:table-column table:style-name="co5" table:default-cell-style-name="ce27"/>
        <table:table-column table:style-name="co6" table:default-cell-style-name="ce19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47" table:default-cell-style-name="ce4"/>
        <table:table-column table:style-name="co11" table:number-columns-repeated="767" table:default-cell-style-name="Default"/>
        <table:table-row table:style-name="ro1">
          <table:table-cell table:style-name="ce1"/>
          <table:table-cell table:style-name="ce5" table:number-columns-spanned="9" table:number-rows-spanned="1"/>
          <table:covered-table-cell table:number-columns-repeated="8" table:style-name="ce5"/>
          <table:table-cell table:style-name="ce30" table:number-columns-repeated="1014"/>
        </table:table-row>
        <table:table-row table:style-name="ro1">
          <table:table-cell table:style-name="ce2"/>
          <table:table-cell table:style-name="ce5" office:value-type="string" table:number-columns-spanned="9" table:number-rows-spanned="1">
            <text:p>국립환경과학원고시 제2011-7호</text:p>
          </table:table-cell>
          <table:covered-table-cell table:number-columns-repeated="8" table:style-name="ce5"/>
          <table:table-cell table:style-name="ce30" table:number-columns-repeated="1014"/>
        </table:table-row>
        <table:table-row table:style-name="ro2">
          <table:table-cell table:style-name="ce2"/>
          <table:table-cell table:style-name="ce6" office:value-type="string" table:number-columns-spanned="9" table:number-rows-spanned="1">
            <text:p><text:s/></text:p>
          </table:table-cell>
          <table:covered-table-cell table:number-columns-repeated="8" table:style-name="ce6"/>
          <table:table-cell table:style-name="ce30" table:number-columns-repeated="1014"/>
        </table:table-row>
        <table:table-row table:style-name="ro3">
          <table:table-cell table:style-name="ce2"/>
          <table:table-cell table:style-name="ce7" office:value-type="string" table:number-columns-spanned="9" table:number-rows-spanned="1">
            <text:p>유해화학물질 관리법 제11조부터 제13조까지 및 제29조, 동법 시행규칙 제6조ㆍ제8조ㆍ제9조ㆍ제28조에 따른 「유독물 등의 분류기준 및 표시방법에 관한 규정」(국립환경과학원고시 제2011-3호, 2011.01.25.) 중 개정규정을 다음과 같이 고시합니다.</text:p>
          </table:table-cell>
          <table:covered-table-cell table:number-columns-repeated="8" table:style-name="ce7"/>
          <table:table-cell table:style-name="ce30" table:number-columns-repeated="1014"/>
        </table:table-row>
        <table:table-row table:style-name="ro2">
          <table:table-cell table:style-name="ce2"/>
          <table:table-cell table:style-name="ce8" office:value-type="string" table:number-columns-spanned="9" table:number-rows-spanned="1">
            <text:p>2011년 <text:s text:c="3"/>4월 <text:s text:c="2"/>15일</text:p>
          </table:table-cell>
          <table:covered-table-cell table:number-columns-repeated="8" table:style-name="ce8"/>
          <table:table-cell table:style-name="ce30" table:number-columns-repeated="1014"/>
        </table:table-row>
        <table:table-row table:style-name="ro4">
          <table:table-cell table:style-name="ce2"/>
          <table:table-cell table:style-name="ce9" office:value-type="string" table:number-columns-spanned="9" table:number-rows-spanned="1">
            <text:p>국 립 환 경 과 학 원 장</text:p>
          </table:table-cell>
          <table:covered-table-cell table:number-columns-repeated="8" table:style-name="ce9"/>
          <table:table-cell table:style-name="ce30" table:number-columns-repeated="1014"/>
        </table:table-row>
        <table:table-row table:style-name="ro2">
          <table:table-cell table:style-name="ce3" table:number-columns-spanned="10" table:number-rows-spanned="1"/>
          <table:covered-table-cell table:number-columns-repeated="9" table:style-name="ce10"/>
          <table:table-cell table:style-name="ce30" table:number-columns-repeated="1014"/>
        </table:table-row>
        <table:table-row table:style-name="ro5">
          <table:table-cell table:style-name="ce2"/>
          <table:table-cell table:style-name="ce11" office:value-type="string" table:number-columns-spanned="9" table:number-rows-spanned="1">
            <text:p>유독물 등의 분류기준 및 표시방법에 관한 규정 중 개정</text:p>
          </table:table-cell>
          <table:covered-table-cell table:number-columns-repeated="8" table:style-name="ce11"/>
          <table:table-cell table:style-name="ce30" table:number-columns-repeated="1014"/>
        </table:table-row>
        <table:table-row table:style-name="ro2">
          <table:table-cell table:style-name="ce3" table:number-columns-spanned="10" table:number-rows-spanned="1"/>
          <table:covered-table-cell table:number-columns-repeated="9" table:style-name="ce10"/>
          <table:table-cell table:style-name="ce30" table:number-columns-repeated="1014"/>
        </table:table-row>
        <table:table-row table:style-name="ro4">
          <table:table-cell table:style-name="ce2"/>
          <table:table-cell table:style-name="ce7" office:value-type="string" table:number-columns-spanned="9" table:number-rows-spanned="1">
            <text:p>「유독물 등의 분류기준 및 표시방법에 관한 규정」중 개정규정을 다음과 같이 고시합니다.</text:p>
          </table:table-cell>
          <table:covered-table-cell table:number-columns-repeated="8" table:style-name="ce7"/>
          <table:table-cell table:style-name="ce30" table:number-columns-repeated="1014"/>
        </table:table-row>
        <table:table-row table:style-name="ro4">
          <table:table-cell table:style-name="ce2"/>
          <table:table-cell table:style-name="ce12" table:number-columns-spanned="9" table:number-rows-spanned="1"/>
          <table:covered-table-cell table:number-columns-repeated="8" table:style-name="ce12"/>
          <table:table-cell table:style-name="ce30" table:number-columns-repeated="1014"/>
        </table:table-row>
        <table:table-row table:style-name="ro6">
          <table:table-cell table:style-name="ce2"/>
          <table:table-cell table:style-name="ce12" office:value-type="string" table:number-columns-spanned="9" table:number-rows-spanned="1">
            <text:p>[별표 4]의 "N,N-Dimethylbenzenamine tetrakis(penta fluorophenyl)borate(1-)(2011-1-614)"란 다음에 Urea peroxide부터 4,4'- Diisocyanato-3,3'-dimethyl-1,1'-biphenyl까지 다음과 같이 각각 신설한다. <text:s/></text:p>
          </table:table-cell>
          <table:covered-table-cell table:number-columns-repeated="8" table:style-name="ce12"/>
          <table:table-cell table:style-name="ce30" table:number-columns-repeated="1014"/>
        </table:table-row>
        <table:table-row table:style-name="ro7">
          <table:table-cell table:style-name="ce2"/>
          <table:table-cell table:style-name="ce13" table:number-columns-repeated="2"/>
          <table:table-cell table:style-name="ce21"/>
          <table:table-cell table:style-name="ce13" table:number-columns-repeated="6"/>
          <table:table-cell table:style-name="ce30" table:number-columns-repeated="1014"/>
        </table:table-row>
        <table:table-row table:style-name="ro5">
          <table:table-cell table:style-name="ce2"/>
          <table:table-cell table:style-name="ce14" office:value-type="string" table:number-columns-spanned="9" table:number-rows-spanned="1">
            <text:p>분류ㆍ표시 목록(제13조 관련)</text:p>
          </table:table-cell>
          <table:covered-table-cell table:number-columns-repeated="8" table:style-name="ce14"/>
          <table:table-cell table:style-name="ce30" table:number-columns-repeated="1014"/>
        </table:table-row>
        <table:table-header-rows>
          <table:table-row table:style-name="ro8">
            <table:table-cell table:style-name="ce2"/>
            <table:table-cell table:style-name="ce15" office:value-type="string" table:number-columns-spanned="1" table:number-rows-spanned="2">
              <text:p>화학물질의 명칭</text:p>
            </table:table-cell>
            <table:table-cell table:style-name="ce15" office:value-type="string" table:number-columns-spanned="1" table:number-rows-spanned="2">
              <text:p>유독물 또는 기존화학물질 번호</text:p>
            </table:table-cell>
            <table:table-cell table:style-name="ce15" office:value-type="string" table:number-columns-spanned="1" table:number-rows-spanned="2">
              <text:p>CAS번호</text:p>
            </table:table-cell>
            <table:table-cell table:style-name="ce24" office:value-type="string" table:number-columns-spanned="2" table:number-rows-spanned="1">
              <text:p>유해성분류(Code)</text:p>
              <text:p>“Hazard Classification”</text:p>
            </table:table-cell>
            <table:covered-table-cell table:style-name="ce24"/>
            <table:table-cell table:style-name="ce24" office:value-type="string" table:number-columns-spanned="3" table:number-rows-spanned="1">
              <text:p>표시사항(Code)* “Labeling”</text:p>
            </table:table-cell>
            <table:covered-table-cell table:number-columns-repeated="2" table:style-name="ce24"/>
            <table:table-cell table:style-name="ce24" office:value-type="string" table:number-columns-spanned="1" table:number-rows-spanned="2">
              <text:p>M계수 “M factor”</text:p>
            </table:table-cell>
            <table:table-cell table:style-name="ce30" table:number-columns-repeated="1014"/>
          </table:table-row>
          <table:table-row table:style-name="ro9">
            <table:table-cell table:style-name="ce2"/>
            <table:covered-table-cell table:number-columns-repeated="3" table:style-name="ce15"/>
            <table:table-cell table:style-name="ce24" office:value-type="string">
              <text:p>항목 “Items”</text:p>
            </table:table-cell>
            <table:table-cell table:style-name="ce24" office:value-type="string">
              <text:p>구분 “Division”</text:p>
            </table:table-cell>
            <table:table-cell table:style-name="ce24" office:value-type="string">
              <text:p>그림문자 “Glyph”</text:p>
            </table:table-cell>
            <table:table-cell table:style-name="ce24" office:value-type="string">
              <text:p>신호어 “Signal word”</text:p>
            </table:table-cell>
            <table:table-cell table:style-name="ce24" office:value-type="string">
              <text:p>유해․위험문구 </text:p>
              <text:p>(Hazard statements)</text:p>
            </table:table-cell>
            <table:covered-table-cell table:style-name="ce24"/>
            <table:table-cell table:style-name="ce30" table:number-columns-repeated="1014"/>
          </table:table-row>
        </table:table-header-rows>
        <table:table-row table:style-name="ro10">
          <table:table-cell/>
          <table:table-cell table:style-name="ce16" office:value-type="string">
            <text:p>Urea peroxide</text:p>
          </table:table-cell>
          <table:table-cell table:style-name="ce15" office:value-type="string" table:number-columns-spanned="1" table:number-rows-spanned="2">
            <text:p>97-1-3</text:p>
          </table:table-cell>
          <table:table-cell table:style-name="ce15" office:value-type="string" table:number-columns-spanned="1" table:number-rows-spanned="2">
            <text:p>124-43-6</text:p>
          </table:table-cell>
          <table:table-cell table:style-name="ce25" office:value-type="string">
            <text:p>산화성고체(2.14)</text:p>
            <text:p>Oxidizing solids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2">
            <text:p>GHS03 </text:p>
            <text:p>GHS05 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24" office:value-type="string">
            <text:p>H272 – May intensify fire; oxidizer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1">
          <table:table-cell/>
          <table:table-cell table:style-name="ce16" office:value-type="string">
            <text:p>Urea compd. with hydrogen peroxide (1:1)</text:p>
          </table:table-cell>
          <table:covered-table-cell table:style-name="ce15" office:value-type="string">
            <text:p>97-1-3</text:p>
          </table:covered-table-cell>
          <table:covered-table-cell table:style-name="ce15" office:value-type="string">
            <text:p>124-43-6</text:p>
          </table:covered-table-cell>
          <table:table-cell table:style-name="ce25" office:value-type="string">
            <text:p>피부 부식성/자극성(3.2)</text:p>
            <text:p>Skin corrosion/irritation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3 </text:p>
            <text:p>GHS05 </text:p>
            <text:p>GHS07</text:p>
          </table:covered-table-cell>
          <table:covered-table-cell table:style-name="ce15" office:value-type="string">
            <text:p>위험 </text:p>
          </table:covered-table-cell>
          <table:table-cell table:style-name="ce24" office:value-type="string">
            <text:p>H314 – Causes severe skin burns and eye damage</text:p>
          </table:table-cell>
          <table:covered-table-cell table:style-name="ce15"/>
          <table:table-cell table:number-columns-repeated="1014"/>
        </table:table-row>
        <table:table-row table:style-name="ro12">
          <table:table-cell/>
          <table:table-cell table:style-name="ce16" office:value-type="string">
            <text:p>Glycidyl acrylate</text:p>
          </table:table-cell>
          <table:table-cell table:style-name="ce15" office:value-type="string" table:number-columns-spanned="1" table:number-rows-spanned="4">
            <text:p>97-1-6</text:p>
          </table:table-cell>
          <table:table-cell table:style-name="ce15" office:value-type="string" table:number-columns-spanned="1" table:number-rows-spanned="4">
            <text:p>106-90-1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5 </text:p>
            <text:p>GHS06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24" office:value-type="string">
            <text:p>H301 – Toxic if swallowed</text:p>
          </table:table-cell>
          <table:table-cell table:style-name="ce15" table:number-columns-spanned="1" table:number-rows-spanned="4"/>
          <table:table-cell table:number-columns-repeated="1014"/>
        </table:table-row>
        <table:table-row table:style-name="ro12">
          <table:table-cell/>
          <table:table-cell table:style-name="ce16" office:value-type="string">
            <text:p>Glycidyl acrylate ; 2,3-Epoxypropyl acrylate</text:p>
          </table:table-cell>
          <table:covered-table-cell table:style-name="ce15" office:value-type="string">
            <text:p>97-1-6</text:p>
          </table:covered-table-cell>
          <table:covered-table-cell table:style-name="ce15" office:value-type="string">
            <text:p>106-90-1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2">
          <table:table-cell/>
          <table:table-cell table:style-name="ce16" office:value-type="string">
            <text:p>Glycidyl acrylate ; 2,3-Epoxypropyl acrylate</text:p>
          </table:table-cell>
          <table:covered-table-cell table:style-name="ce15" office:value-type="string">
            <text:p>97-1-6</text:p>
          </table:covered-table-cell>
          <table:covered-table-cell table:style-name="ce15" office:value-type="string">
            <text:p>106-90-1</text:p>
          </table:covered-table-cell>
          <table:table-cell table:style-name="ce25" office:value-type="string">
            <text:p>피부 부식성/자극성(3.2)</text:p>
            <text:p><text:span text:style-name="T1">Skin corrosion/irritation</text:span>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4</text:p>
          </table:table-cell>
          <table:covered-table-cell table:style-name="ce15"/>
          <table:table-cell table:number-columns-repeated="1014"/>
        </table:table-row>
        <table:table-row table:style-name="ro11">
          <table:table-cell/>
          <table:table-cell table:style-name="ce16" office:value-type="string">
            <text:p>Glycidyl acrylate ; 2,3-Epoxypropyl acrylate</text:p>
          </table:table-cell>
          <table:covered-table-cell table:style-name="ce15" office:value-type="string">
            <text:p>97-1-6</text:p>
          </table:covered-table-cell>
          <table:covered-table-cell table:style-name="ce15" office:value-type="string">
            <text:p>106-90-1</text:p>
          </table:covered-table-cell>
          <table:table-cell table:style-name="ce25" office:value-type="string">
            <text:p>피부 과민성(3.4)</text:p>
            <text:p>Skin sensitization (see comments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3">
          <table:table-cell/>
          <table:table-cell table:style-name="ce16" office:value-type="string">
            <text:p>Sodium</text:p>
          </table:table-cell>
          <table:table-cell table:style-name="ce15" office:value-type="string" table:number-columns-spanned="1" table:number-rows-spanned="2">
            <text:p>97-1-7</text:p>
          </table:table-cell>
          <table:table-cell table:style-name="ce15" office:value-type="string" table:number-columns-spanned="1" table:number-rows-spanned="2">
            <text:p>7440-23-5</text:p>
          </table:table-cell>
          <table:table-cell table:style-name="ce16" office:value-type="string">
            <text:p>물반응성물질과 혼합물(2.12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2">
            <text:p>GHS02 </text:p>
            <text:p>GHS05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260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table-cell table:style-name="ce16" office:value-type="string">
            <text:p>Sodium</text:p>
          </table:table-cell>
          <table:covered-table-cell table:style-name="ce15" office:value-type="string">
            <text:p>97-1-7</text:p>
          </table:covered-table-cell>
          <table:covered-table-cell table:style-name="ce15" office:value-type="string">
            <text:p>7440-23-5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5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4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>
            <text:p>Diamidafos</text:p>
          </table:table-cell>
          <table:table-cell table:style-name="ce15" office:value-type="string" table:number-columns-spanned="1" table:number-rows-spanned="2">
            <text:p>97-1-13</text:p>
          </table:table-cell>
          <table:table-cell table:style-name="ce15" office:value-type="string" table:number-columns-spanned="1" table:number-rows-spanned="2">
            <text:p>1754-58-1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table-cell table:style-name="ce16" office:value-type="string">
            <text:p>Phenyl N,N'-dimethylphosphorodiamidate ; Diamidafos</text:p>
          </table:table-cell>
          <table:covered-table-cell table:style-name="ce15" office:value-type="string">
            <text:p>97-1-13</text:p>
          </table:covered-table-cell>
          <table:covered-table-cell table:style-name="ce15" office:value-type="string">
            <text:p>1754-58-1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Diafenthiuron</text:p>
          </table:table-cell>
          <table:table-cell table:style-name="ce15" office:value-type="string" table:number-columns-spanned="1" table:number-rows-spanned="3">
            <text:p>97-1-15</text:p>
          </table:table-cell>
          <table:table-cell table:style-name="ce15" office:value-type="string" table:number-columns-spanned="1" table:number-rows-spanned="3">
            <text:p>80060-09-9</text:p>
          </table:table-cell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3">
            <text:p>GHS06 </text:p>
            <text:p>GHS09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31</text:p>
          </table:table-cell>
          <table:table-cell table:style-name="ce29" office:value-type="float" office:value="100" table:number-columns-spanned="1" table:number-rows-spanned="3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-tert-Butyl-3-(2,6-di-isopropyl-4-phenoxyphenyl)thiourea ; Diafenthiuron</text:p>
          </table:covered-table-cell>
          <table:covered-table-cell table:style-name="ce15" office:value-type="string">
            <text:p>97-1-15</text:p>
          </table:covered-table-cell>
          <table:covered-table-cell table:style-name="ce15" office:value-type="string">
            <text:p>80060-09-9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-tert-Butyl-3-(2,6-di-isopropyl-4-phenoxyphenyl)thiourea ; Diafenthiuron</text:p>
          </table:covered-table-cell>
          <table:covered-table-cell table:style-name="ce15" office:value-type="string">
            <text:p>97-1-15</text:p>
          </table:covered-table-cell>
          <table:covered-table-cell table:style-name="ce15" office:value-type="string">
            <text:p>80060-09-9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Dialifor</text:p>
          </table:table-cell>
          <table:table-cell table:style-name="ce15" office:value-type="string" table:number-columns-spanned="1" table:number-rows-spanned="4">
            <text:p>97-1-16</text:p>
          </table:table-cell>
          <table:table-cell table:style-name="ce15" office:value-type="string" table:number-columns-spanned="1" table:number-rows-spanned="4">
            <text:p>10311-84-9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string" table:number-columns-spanned="1" table:number-rows-spanned="4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S-2-Chloro-1-phthalimidoethyl O,O-diethylphosphorodithioate ; Dialifor</text:p>
          </table:covered-table-cell>
          <table:covered-table-cell table:style-name="ce15" office:value-type="string">
            <text:p>97-1-16</text:p>
          </table:covered-table-cell>
          <table:covered-table-cell table:style-name="ce15" office:value-type="string">
            <text:p>10311-84-9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S-2-Chloro-1-phthalimidoethyl O,O-diethylphosphorodithioate ; Dialifor</text:p>
          </table:covered-table-cell>
          <table:covered-table-cell table:style-name="ce15" office:value-type="string">
            <text:p>97-1-16</text:p>
          </table:covered-table-cell>
          <table:covered-table-cell table:style-name="ce15" office:value-type="string">
            <text:p>10311-84-9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S-2-Chloro-1-phthalimidoethyl O,O-diethylphosphorodithioate ; Dialifor</text:p>
          </table:covered-table-cell>
          <table:covered-table-cell table:style-name="ce15" office:value-type="string">
            <text:p>97-1-16</text:p>
          </table:covered-table-cell>
          <table:covered-table-cell table:style-name="ce15" office:value-type="string">
            <text:p>10311-84-9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WSCP</text:p>
          </table:table-cell>
          <table:table-cell table:style-name="ce15" office:value-type="string" table:number-columns-spanned="1" table:number-rows-spanned="2">
            <text:p>97-1-17</text:p>
          </table:table-cell>
          <table:table-cell table:style-name="ce15" office:value-type="string" table:number-columns-spanned="1" table:number-rows-spanned="2">
            <text:p>31512-74-0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2">
            <text:p>GHS07 </text:p>
            <text:p>GHS09</text:p>
          </table:table-cell>
          <table:table-cell table:style-name="ce15" office:value-type="string" table:number-columns-spanned="1" table:number-rows-spanned="2">
            <text:p>경고 </text:p>
          </table:table-cell>
          <table:table-cell table:style-name="ce15" office:value-type="string">
            <text:p>H302</text:p>
          </table:table-cell>
          <table:table-cell table:style-name="ce29" office:value-type="string" table:number-columns-spanned="1" table:number-rows-spanned="2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oly[oxyethylene(dimethylimino)ethylene(dimethylimino)ethylene dichloride]</text:p>
          </table:covered-table-cell>
          <table:covered-table-cell table:style-name="ce15" office:value-type="string">
            <text:p>97-1-17</text:p>
          </table:covered-table-cell>
          <table:covered-table-cell table:style-name="ce15" office:value-type="string">
            <text:p>31512-74-0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2">
          <table:table-cell/>
          <table:table-cell table:style-name="ce16" office:value-type="string" table:number-columns-spanned="1" table:number-rows-spanned="5">
            <text:p>Decamethrine</text:p>
          </table:table-cell>
          <table:table-cell table:style-name="ce15" office:value-type="string" table:number-columns-spanned="1" table:number-rows-spanned="5">
            <text:p>97-1-18</text:p>
          </table:table-cell>
          <table:table-cell table:style-name="ce15" office:value-type="string" table:number-columns-spanned="1" table:number-rows-spanned="5">
            <text:p>52918-63-5</text:p>
          </table:table-cell>
          <table:table-cell table:style-name="ce25" office:value-type="string">
            <text:p>급성 독성-경구(3.1)</text:p>
            <text:p>AT-oral (see comments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5">
            <text:p>GHS06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float" office:value="1000" table:number-columns-spanned="1" table:number-rows-spanned="5">
            <text:p>1000</text:p>
          </table:table-cell>
          <table:table-cell table:number-columns-repeated="1014"/>
        </table:table-row>
        <table:table-row table:style-name="ro12">
          <table:table-cell/>
          <table:covered-table-cell table:style-name="ce16" office:value-type="string">
            <text:p>[1R-[1α(S*),3α]]-3-(2,2-Dibromoethenyl)-2,2-dimethylcyclopropanecarboxylic acid cyano(3-phenoxyphenyl)methyl ester ; α-Cyano-3-phenoxybenzyl-[1R-[1α(S*),3α]]-3-(2,2-dibromovinyl)-2,2-dimethylcyclopropanecarboxylate, Decamethrine, Decis, Butox, Decamethrine</text:p>
          </table:covered-table-cell>
          <table:covered-table-cell table:style-name="ce15" office:value-type="string">
            <text:p>97-1-18</text:p>
          </table:covered-table-cell>
          <table:covered-table-cell table:style-name="ce15" office:value-type="string">
            <text:p>52918-63-5</text:p>
          </table:covered-table-cell>
          <table:table-cell table:style-name="ce25" office:value-type="string">
            <text:p>급성 독성-경피(3.1)</text:p>
            <text:p>AT-dermal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2">
          <table:table-cell/>
          <table:covered-table-cell table:style-name="ce16" office:value-type="string">
            <text:p>[1R-[1α(S*),3α]]-3-(2,2-Dibromoethenyl)-2,2-dimethylcyclopropanecarboxylic acid cyano(3-phenoxyphenyl)methyl ester ; α-Cyano-3-phenoxybenzyl-[1R-[1α(S*),3α]]-3-(2,2-dibromovinyl)-2,2-dimethylcyclopropanecarboxylate, Decamethrine, Decis, Butox, Decamethrine</text:p>
          </table:covered-table-cell>
          <table:covered-table-cell table:style-name="ce15" office:value-type="string">
            <text:p>97-1-18</text:p>
          </table:covered-table-cell>
          <table:covered-table-cell table:style-name="ce15" office:value-type="string">
            <text:p>52918-63-5</text:p>
          </table:covered-table-cell>
          <table:table-cell table:style-name="ce25" office:value-type="string">
            <text:p>급성 독성-흡입(3.1)</text:p>
            <text:p>AT-inhalation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[1R-[1α(S*),3α]]-3-(2,2-Dibromoethenyl)-2,2-dimethylcyclopropanecarboxylic acid cyano(3-phenoxyphenyl)methyl ester ; α-Cyano-3-phenoxybenzyl-[1R-[1α(S*),3α]]-3-(2,2-dibromovinyl)-2,2-dimethylcyclopropanecarboxylate, Decamethrine, Decis, Butox, Decamethrine</text:p>
          </table:covered-table-cell>
          <table:covered-table-cell table:style-name="ce15" office:value-type="string">
            <text:p>97-1-18</text:p>
          </table:covered-table-cell>
          <table:covered-table-cell table:style-name="ce15" office:value-type="string">
            <text:p>52918-63-5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0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[1R-[1α(S*),3α]]-3-(2,2-Dibromoethenyl)-2,2-dimethylcyclopropanecarboxylic acid cyano(3-phenoxyphenyl)methyl ester ; α-Cyano-3-phenoxybenzyl-[1R-[1α(S*),3α]]-3-(2,2-dibromovinyl)-2,2-dimethylcyclopropanecarboxylate, Decamethrine, Decis, Butox, Decamethrine</text:p>
          </table:covered-table-cell>
          <table:covered-table-cell table:style-name="ce15" office:value-type="string">
            <text:p>97-1-18</text:p>
          </table:covered-table-cell>
          <table:covered-table-cell table:style-name="ce15" office:value-type="string">
            <text:p>52918-63-5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Dodine</text:p>
          </table:table-cell>
          <table:table-cell table:style-name="ce15" office:value-type="string" table:number-columns-spanned="1" table:number-rows-spanned="6">
            <text:p>97-1-19</text:p>
          </table:table-cell>
          <table:table-cell table:style-name="ce22" office:value-type="string" table:number-columns-spanned="1" table:number-rows-spanned="6">
            <text:p>2439-10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6">
            <text:p>GHS07 </text:p>
            <text:p>GHS09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02</text:p>
          </table:table-cell>
          <table:table-cell table:style-name="ce29" table:number-columns-spanned="1" table:number-rows-spanned="6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odecylguanidinum acetate;Carpene, Dodine</text:p>
          </table:covered-table-cell>
          <table:covered-table-cell table:style-name="ce15" office:value-type="string">
            <text:p>97-1-19</text:p>
          </table:covered-table-cell>
          <table:covered-table-cell table:style-name="ce15" office:value-type="string">
            <text:p>2439-10-3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7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odecylguanidinum acetate;Carpene, Dodine</text:p>
          </table:covered-table-cell>
          <table:covered-table-cell table:style-name="ce15" office:value-type="string">
            <text:p>97-1-19</text:p>
          </table:covered-table-cell>
          <table:covered-table-cell table:style-name="ce15" office:value-type="string">
            <text:p>2439-10-3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7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odecylguanidinum acetate;Carpene, Dodine</text:p>
          </table:covered-table-cell>
          <table:covered-table-cell table:style-name="ce15" office:value-type="string">
            <text:p>97-1-19</text:p>
          </table:covered-table-cell>
          <table:covered-table-cell table:style-name="ce15" office:value-type="string">
            <text:p>2439-10-3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5 </text:p>
            <text:p>GHS07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odecylguanidinum acetate;Carpene, Dodine</text:p>
          </table:covered-table-cell>
          <table:covered-table-cell table:style-name="ce15" office:value-type="string">
            <text:p>97-1-19</text:p>
          </table:covered-table-cell>
          <table:covered-table-cell table:style-name="ce15" office:value-type="string">
            <text:p>2439-10-3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7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odecylguanidinum acetate;Carpene, Dodine</text:p>
          </table:covered-table-cell>
          <table:covered-table-cell table:style-name="ce15" office:value-type="string">
            <text:p>97-1-19</text:p>
          </table:covered-table-cell>
          <table:covered-table-cell table:style-name="ce15" office:value-type="string">
            <text:p>2439-10-3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7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Drazoxolon</text:p>
          </table:table-cell>
          <table:table-cell table:style-name="ce15" office:value-type="string" table:number-columns-spanned="1" table:number-rows-spanned="3">
            <text:p>97-1-20</text:p>
          </table:table-cell>
          <table:table-cell table:style-name="ce15" office:value-type="string" table:number-columns-spanned="1" table:number-rows-spanned="3">
            <text:p>5707-69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3">
            <text:p>GHS06 </text:p>
            <text:p>GHS09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,5-Isoxazoledione, 3-methyl-, 4-[(2-chlorophenyl)hydrazone] ; Drazoxolon</text:p>
          </table:covered-table-cell>
          <table:covered-table-cell table:style-name="ce15" office:value-type="string">
            <text:p>97-1-20</text:p>
          </table:covered-table-cell>
          <table:covered-table-cell table:style-name="ce15" office:value-type="string">
            <text:p>5707-69-7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,5-Isoxazoledione, 3-methyl-, 4-[(2-chlorophenyl)hydrazone] ; Drazoxolon</text:p>
          </table:covered-table-cell>
          <table:covered-table-cell table:style-name="ce15" office:value-type="string">
            <text:p>97-1-20</text:p>
          </table:covered-table-cell>
          <table:covered-table-cell table:style-name="ce15" office:value-type="string">
            <text:p>5707-69-7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Di-n-butylamine</text:p>
          </table:table-cell>
          <table:table-cell table:style-name="ce15" office:value-type="string" table:number-columns-spanned="1" table:number-rows-spanned="6">
            <text:p>97-1-21</text:p>
          </table:table-cell>
          <table:table-cell table:style-name="ce15" office:value-type="string" table:number-columns-spanned="1" table:number-rows-spanned="6">
            <text:p>111-92-2</text:p>
          </table:table-cell>
          <table:table-cell table:style-name="ce16" office:value-type="string">
            <text:p>인화성 액체(2.6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6">
            <text:p>GHS02 </text:p>
            <text:p>GHS06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226</text:p>
          </table:table-cell>
          <table:table-cell table:style-name="ce15" table:number-columns-spanned="1" table:number-rows-spanned="6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-Butyl-1-butanamine ; n-Dibutylamine</text:p>
          </table:covered-table-cell>
          <table:covered-table-cell table:style-name="ce15" office:value-type="string">
            <text:p>97-1-21</text:p>
          </table:covered-table-cell>
          <table:covered-table-cell table:style-name="ce15" office:value-type="string">
            <text:p>111-92-2</text:p>
          </table:covered-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2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0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-Butyl-1-butanamine ; n-Dibutylamine</text:p>
          </table:covered-table-cell>
          <table:covered-table-cell table:style-name="ce15" office:value-type="string">
            <text:p>97-1-21</text:p>
          </table:covered-table-cell>
          <table:covered-table-cell table:style-name="ce15" office:value-type="string">
            <text:p>111-92-2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2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-Butyl-1-butanamine ; n-Dibutylamine</text:p>
          </table:covered-table-cell>
          <table:covered-table-cell table:style-name="ce15" office:value-type="string">
            <text:p>97-1-21</text:p>
          </table:covered-table-cell>
          <table:covered-table-cell table:style-name="ce15" office:value-type="string">
            <text:p>111-92-2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2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Dinex</text:p>
          </table:table-cell>
          <table:table-cell table:style-name="ce15" office:value-type="string" table:number-columns-spanned="1" table:number-rows-spanned="3">
            <text:p>97-1-22</text:p>
          </table:table-cell>
          <table:table-cell table:style-name="ce15" office:value-type="string" table:number-columns-spanned="1" table:number-rows-spanned="3">
            <text:p>131-89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3">
            <text:p>GHS06 </text:p>
            <text:p>GHS09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Cyclohexyl-4,6-dinitrophenol ; Dinex</text:p>
          </table:covered-table-cell>
          <table:covered-table-cell table:style-name="ce15" office:value-type="string">
            <text:p>97-1-22</text:p>
          </table:covered-table-cell>
          <table:covered-table-cell table:style-name="ce15" office:value-type="string">
            <text:p>131-89-5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Cyclohexyl-4,6-dinitrophenol ; Dinex</text:p>
          </table:covered-table-cell>
          <table:covered-table-cell table:style-name="ce15" office:value-type="string">
            <text:p>97-1-22</text:p>
          </table:covered-table-cell>
          <table:covered-table-cell table:style-name="ce15" office:value-type="string">
            <text:p>131-89-5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Dinobuton</text:p>
          </table:table-cell>
          <table:table-cell table:style-name="ce15" office:value-type="string" table:number-columns-spanned="1" table:number-rows-spanned="4">
            <text:p>97-1-23</text:p>
          </table:table-cell>
          <table:table-cell table:style-name="ce15" office:value-type="string" table:number-columns-spanned="1" table:number-rows-spanned="4">
            <text:p>973-21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string" table:number-columns-spanned="1" table:number-rows-spanned="4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sec-Butyl-4,6-dinitrophenyl isopropyl carbonate ; Carbonic acid 1-methylethyl 2-(1-methylpropyl)-4,6-dinitrophenyl ester, Dinobuton</text:p>
          </table:covered-table-cell>
          <table:covered-table-cell table:style-name="ce15" office:value-type="string">
            <text:p>97-1-23</text:p>
          </table:covered-table-cell>
          <table:covered-table-cell table:style-name="ce15" office:value-type="string">
            <text:p>973-21-7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-sec-Butyl-4,6-dinitrophenyl isopropyl carbonate ; Carbonic acid 1-methylethyl 2-(1-methylpropyl)-4,6-dinitrophenyl ester, Dinobuton</text:p>
          </table:covered-table-cell>
          <table:covered-table-cell table:style-name="ce15" office:value-type="string">
            <text:p>97-1-23</text:p>
          </table:covered-table-cell>
          <table:covered-table-cell table:style-name="ce15" office:value-type="string">
            <text:p>973-21-7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sec-Butyl-4,6-dinitrophenyl isopropyl carbonate ; Carbonic acid 1-methylethyl 2-(1-methylpropyl)-4,6-dinitrophenyl ester, Dinobuton</text:p>
          </table:covered-table-cell>
          <table:covered-table-cell table:style-name="ce15" office:value-type="string">
            <text:p>97-1-23</text:p>
          </table:covered-table-cell>
          <table:covered-table-cell table:style-name="ce15" office:value-type="string">
            <text:p>973-21-7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8">
            <text:p>Dinocap</text:p>
          </table:table-cell>
          <table:table-cell table:style-name="ce15" office:value-type="string" table:number-columns-spanned="1" table:number-rows-spanned="8">
            <text:p>97-1-25</text:p>
          </table:table-cell>
          <table:table-cell table:style-name="ce15" office:value-type="string" table:number-columns-spanned="1" table:number-rows-spanned="8">
            <text:p>39300-45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8">
            <text:p>GHS06 </text:p>
            <text:p>GHS08 </text:p>
            <text:p>GHS09</text:p>
          </table:table-cell>
          <table:table-cell table:style-name="ce15" office:value-type="string" table:number-columns-spanned="1" table:number-rows-spanned="8">
            <text:p>위험 </text:p>
          </table:table-cell>
          <table:table-cell table:style-name="ce15" office:value-type="string">
            <text:p>H302</text:p>
          </table:table-cell>
          <table:table-cell table:style-name="ce29" office:value-type="float" office:value="10" table:number-columns-spanned="1" table:number-rows-spanned="8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(1-Methylheptyl)-4,6-dinitrophenyl butenoate ; Dinocap</text:p>
          </table:covered-table-cell>
          <table:covered-table-cell table:style-name="ce15" office:value-type="string">
            <text:p>97-1-25</text:p>
          </table:covered-table-cell>
          <table:covered-table-cell table:style-name="ce15" office:value-type="string">
            <text:p>39300-45-3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(1-Methylheptyl)-4,6-dinitrophenyl butenoate ; Dinocap</text:p>
          </table:covered-table-cell>
          <table:covered-table-cell table:style-name="ce15" office:value-type="string">
            <text:p>97-1-25</text:p>
          </table:covered-table-cell>
          <table:covered-table-cell table:style-name="ce15" office:value-type="string">
            <text:p>39300-45-3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(1-Methylheptyl)-4,6-dinitrophenyl butenoate ; Dinocap</text:p>
          </table:covered-table-cell>
          <table:covered-table-cell table:style-name="ce15" office:value-type="string">
            <text:p>97-1-25</text:p>
          </table:covered-table-cell>
          <table:covered-table-cell table:style-name="ce15" office:value-type="string">
            <text:p>39300-45-3</text:p>
          </table:covered-table-cell>
          <table:table-cell table:style-name="ce16" office:value-type="string">
            <text:p>생식독성(3.7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6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(1-Methylheptyl)-4,6-dinitrophenyl butenoate ; Dinocap</text:p>
          </table:covered-table-cell>
          <table:covered-table-cell table:style-name="ce15" office:value-type="string">
            <text:p>97-1-25</text:p>
          </table:covered-table-cell>
          <table:covered-table-cell table:style-name="ce15" office:value-type="string">
            <text:p>39300-45-3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(1-Methylheptyl)-4,6-dinitrophenyl butenoate ; Dinocap</text:p>
          </table:covered-table-cell>
          <table:covered-table-cell table:style-name="ce15" office:value-type="string">
            <text:p>97-1-25</text:p>
          </table:covered-table-cell>
          <table:covered-table-cell table:style-name="ce15" office:value-type="string">
            <text:p>39300-45-3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(1-Methylheptyl)-4,6-dinitrophenyl butenoate ; Dinocap</text:p>
          </table:covered-table-cell>
          <table:covered-table-cell table:style-name="ce15" office:value-type="string">
            <text:p>97-1-25</text:p>
          </table:covered-table-cell>
          <table:covered-table-cell table:style-name="ce15" office:value-type="string">
            <text:p>39300-45-3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Dinoterb</text:p>
          </table:table-cell>
          <table:table-cell table:style-name="ce15" office:value-type="string" table:number-columns-spanned="1" table:number-rows-spanned="5">
            <text:p>97-1-26</text:p>
          </table:table-cell>
          <table:table-cell table:style-name="ce15" office:value-type="string" table:number-columns-spanned="1" table:number-rows-spanned="5">
            <text:p>1420-07-1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5">
            <text:p>GHS06 </text:p>
            <text:p>GHS08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string" table:number-columns-spanned="1" table:number-rows-spanned="5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noterb : 2-tert-Butyl-4,6-dinitrophenol</text:p>
          </table:covered-table-cell>
          <table:covered-table-cell table:style-name="ce15" office:value-type="string">
            <text:p>97-1-26</text:p>
          </table:covered-table-cell>
          <table:covered-table-cell table:style-name="ce15" office:value-type="string">
            <text:p>1420-07-1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noterb : 2-tert-Butyl-4,6-dinitrophenol</text:p>
          </table:covered-table-cell>
          <table:covered-table-cell table:style-name="ce15" office:value-type="string">
            <text:p>97-1-26</text:p>
          </table:covered-table-cell>
          <table:covered-table-cell table:style-name="ce15" office:value-type="string">
            <text:p>1420-07-1</text:p>
          </table:covered-table-cell>
          <table:table-cell table:style-name="ce16" office:value-type="string">
            <text:p>생식독성(3.7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6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noterb : 2-tert-Butyl-4,6-dinitrophenol</text:p>
          </table:covered-table-cell>
          <table:covered-table-cell table:style-name="ce15" office:value-type="string">
            <text:p>97-1-26</text:p>
          </table:covered-table-cell>
          <table:covered-table-cell table:style-name="ce15" office:value-type="string">
            <text:p>1420-07-1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noterb : 2-tert-Butyl-4,6-dinitrophenol</text:p>
          </table:covered-table-cell>
          <table:covered-table-cell table:style-name="ce15" office:value-type="string">
            <text:p>97-1-26</text:p>
          </table:covered-table-cell>
          <table:covered-table-cell table:style-name="ce15" office:value-type="string">
            <text:p>1420-07-1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DDT</text:p>
          </table:table-cell>
          <table:table-cell table:style-name="ce15" office:value-type="string" table:number-columns-spanned="1" table:number-rows-spanned="6">
            <text:p>97-1-27</text:p>
          </table:table-cell>
          <table:table-cell table:style-name="ce15" office:value-type="string" table:number-columns-spanned="1" table:number-rows-spanned="6">
            <text:p>50-29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6">
            <text:p>GHS06 </text:p>
            <text:p>GHS08 </text:p>
            <text:p>GHS09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float" office:value="100" table:number-columns-spanned="1" table:number-rows-spanned="6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enzene, 1,1'-(2,2,2-trichloroethylidene)bis[4-chloro- ; DDT ; Clofenotane</text:p>
          </table:covered-table-cell>
          <table:covered-table-cell table:style-name="ce15" office:value-type="string">
            <text:p>97-1-27</text:p>
          </table:covered-table-cell>
          <table:covered-table-cell table:style-name="ce15" office:value-type="string">
            <text:p>50-29-3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enzene, 1,1'-(2,2,2-trichloroethylidene)bis[4-chloro- ; DDT ; Clofenotane</text:p>
          </table:covered-table-cell>
          <table:covered-table-cell table:style-name="ce15" office:value-type="string">
            <text:p>97-1-27</text:p>
          </table:covered-table-cell>
          <table:covered-table-cell table:style-name="ce15" office:value-type="string">
            <text:p>50-29-3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Benzene, 1,1'-(2,2,2-trichloroethylidene)bis[4-chloro- ; DDT ; Clofenotane</text:p>
          </table:covered-table-cell>
          <table:covered-table-cell table:style-name="ce15" office:value-type="string">
            <text:p>97-1-27</text:p>
          </table:covered-table-cell>
          <table:covered-table-cell table:style-name="ce15" office:value-type="string">
            <text:p>50-29-3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enzene, 1,1'-(2,2,2-trichloroethylidene)bis[4-chloro- ; DDT ; Clofenotane</text:p>
          </table:covered-table-cell>
          <table:covered-table-cell table:style-name="ce15" office:value-type="string">
            <text:p>97-1-27</text:p>
          </table:covered-table-cell>
          <table:covered-table-cell table:style-name="ce15" office:value-type="string">
            <text:p>50-29-3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enzene, 1,1'-(2,2,2-trichloroethylidene)bis[4-chloro- ; DDT ; Clofenotane</text:p>
          </table:covered-table-cell>
          <table:covered-table-cell table:style-name="ce15" office:value-type="string">
            <text:p>97-1-27</text:p>
          </table:covered-table-cell>
          <table:covered-table-cell table:style-name="ce15" office:value-type="string">
            <text:p>50-29-3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>
            <text:p>Dimetan</text:p>
          </table:table-cell>
          <table:table-cell table:style-name="ce15" office:value-type="string">
            <text:p>97-1-28</text:p>
          </table:table-cell>
          <table:table-cell table:style-name="ce15" office:value-type="string">
            <text:p>122-15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1</text:p>
          </table:table-cell>
          <table: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Dimethoate</text:p>
          </table:table-cell>
          <table:table-cell table:style-name="ce15" office:value-type="string" table:number-columns-spanned="1" table:number-rows-spanned="3">
            <text:p>97-1-29</text:p>
          </table:table-cell>
          <table:table-cell table:style-name="ce15" office:value-type="string" table:number-columns-spanned="1" table:number-rows-spanned="3">
            <text:p>60-51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3">
            <text:p>GHS06 </text:p>
            <text:p>GHS09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methyl S-methylcarbamoylmethyl phosphorodithioate ; Dimethoate, Cygon</text:p>
          </table:covered-table-cell>
          <table:covered-table-cell table:style-name="ce15" office:value-type="string">
            <text:p>97-1-29</text:p>
          </table:covered-table-cell>
          <table:covered-table-cell table:style-name="ce15" office:value-type="string">
            <text:p>60-51-5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methyl S-methylcarbamoylmethyl phosphorodithioate ; Dimethoate, Cygon</text:p>
          </table:covered-table-cell>
          <table:covered-table-cell table:style-name="ce15" office:value-type="string">
            <text:p>97-1-29</text:p>
          </table:covered-table-cell>
          <table:covered-table-cell table:style-name="ce15" office:value-type="string">
            <text:p>60-51-5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Demeton-S-methylsulfone</text:p>
          </table:table-cell>
          <table:table-cell table:style-name="ce15" office:value-type="string" table:number-columns-spanned="1" table:number-rows-spanned="5">
            <text:p>97-1-30</text:p>
          </table:table-cell>
          <table:table-cell table:style-name="ce15" office:value-type="string" table:number-columns-spanned="1" table:number-rows-spanned="5">
            <text:p>17040-19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5">
            <text:p>GHS06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0</text:p>
          </table:table-cell>
          <table:table-cell table:style-name="ce29" table:number-columns-spanned="1" table:number-rows-spanned="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emeton-S-methyl sulfone</text:p>
          </table:covered-table-cell>
          <table:covered-table-cell table:style-name="ce15" office:value-type="string">
            <text:p>97-1-30</text:p>
          </table:covered-table-cell>
          <table:covered-table-cell table:style-name="ce15" office:value-type="string">
            <text:p>17040-19-6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emeton-S-methyl sulfone</text:p>
          </table:covered-table-cell>
          <table:covered-table-cell table:style-name="ce15" office:value-type="string">
            <text:p>97-1-30</text:p>
          </table:covered-table-cell>
          <table:covered-table-cell table:style-name="ce15" office:value-type="string">
            <text:p>17040-19-6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Demeton-S-methyl sulfone</text:p>
          </table:covered-table-cell>
          <table:covered-table-cell table:style-name="ce15" office:value-type="string">
            <text:p>97-1-30</text:p>
          </table:covered-table-cell>
          <table:covered-table-cell table:style-name="ce15" office:value-type="string">
            <text:p>17040-19-6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emeton-S-methyl sulfone</text:p>
          </table:covered-table-cell>
          <table:covered-table-cell table:style-name="ce15" office:value-type="string">
            <text:p>97-1-30</text:p>
          </table:covered-table-cell>
          <table:covered-table-cell table:style-name="ce15" office:value-type="string">
            <text:p>17040-19-6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2">
            <text:p>Dimetilan</text:p>
          </table:table-cell>
          <table:table-cell table:style-name="ce15" office:value-type="string" table:number-columns-spanned="1" table:number-rows-spanned="2">
            <text:p>97-1-33</text:p>
          </table:table-cell>
          <table:table-cell table:style-name="ce15" office:value-type="string" table:number-columns-spanned="1" table:number-rows-spanned="2">
            <text:p>644-64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metilan ; Carbamic acid, dimethyl-, 1-((dimethylamino)carbonyl)-5-methyl-1H-pyrazol-3-yl ester</text:p>
          </table:covered-table-cell>
          <table:covered-table-cell table:style-name="ce15" office:value-type="string">
            <text:p>97-1-33</text:p>
          </table:covered-table-cell>
          <table:covered-table-cell table:style-name="ce15" office:value-type="string">
            <text:p>644-64-4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Dimethylvinphos</text:p>
          </table:table-cell>
          <table:table-cell table:style-name="ce15" office:value-type="string" table:number-columns-spanned="1" table:number-rows-spanned="3">
            <text:p>97-1-34</text:p>
          </table:table-cell>
          <table:table-cell table:style-name="ce15" office:value-type="string" table:number-columns-spanned="1" table:number-rows-spanned="3">
            <text:p>2274-67-1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3">
            <text:p>GHS06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Chloro-1-(2,4-dichlorophenyl)vinyl dimethyl phosphate ; Dimethyl vinphos</text:p>
          </table:covered-table-cell>
          <table:covered-table-cell table:style-name="ce15" office:value-type="string">
            <text:p>97-1-34</text:p>
          </table:covered-table-cell>
          <table:covered-table-cell table:style-name="ce15" office:value-type="string">
            <text:p>2274-67-1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Chloro-1-(2,4-dichlorophenyl)vinyl dimethyl phosphate ; Dimethyl vinphos</text:p>
          </table:covered-table-cell>
          <table:covered-table-cell table:style-name="ce15" office:value-type="string">
            <text:p>97-1-34</text:p>
          </table:covered-table-cell>
          <table:covered-table-cell table:style-name="ce15" office:value-type="string">
            <text:p>2274-67-1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Disulfoton</text:p>
          </table:table-cell>
          <table:table-cell table:style-name="ce15" office:value-type="string" table:number-columns-spanned="1" table:number-rows-spanned="5">
            <text:p>97-1-37</text:p>
          </table:table-cell>
          <table:table-cell table:style-name="ce15" office:value-type="string" table:number-columns-spanned="1" table:number-rows-spanned="5">
            <text:p>298-04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5">
            <text:p>GHS06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string" table:number-columns-spanned="1" table:number-rows-spanned="5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ethyl S-[2-(ethylthio)ethyl] phosphorodithioate ; Disulfoton</text:p>
          </table:covered-table-cell>
          <table:covered-table-cell table:style-name="ce15" office:value-type="string">
            <text:p>97-1-37</text:p>
          </table:covered-table-cell>
          <table:covered-table-cell table:style-name="ce15" office:value-type="string">
            <text:p>298-04-4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ethyl S-[2-(ethylthio)ethyl] phosphorodithioate ; Disulfoton</text:p>
          </table:covered-table-cell>
          <table:covered-table-cell table:style-name="ce15" office:value-type="string">
            <text:p>97-1-37</text:p>
          </table:covered-table-cell>
          <table:covered-table-cell table:style-name="ce15" office:value-type="string">
            <text:p>298-04-4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O,O-Diethyl S-[2-(ethylthio)ethyl] phosphorodithioate ; Disulfoton</text:p>
          </table:covered-table-cell>
          <table:covered-table-cell table:style-name="ce15" office:value-type="string">
            <text:p>97-1-37</text:p>
          </table:covered-table-cell>
          <table:covered-table-cell table:style-name="ce15" office:value-type="string">
            <text:p>298-04-4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ethyl S-[2-(ethylthio)ethyl] phosphorodithioate ; Disulfoton</text:p>
          </table:covered-table-cell>
          <table:covered-table-cell table:style-name="ce15" office:value-type="string">
            <text:p>97-1-37</text:p>
          </table:covered-table-cell>
          <table:covered-table-cell table:style-name="ce15" office:value-type="string">
            <text:p>298-04-4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>
            <text:p>DSP</text:p>
          </table:table-cell>
          <table:table-cell table:style-name="ce15" office:value-type="string">
            <text:p>97-1-38</text:p>
          </table:table-cell>
          <table:table-cell table:style-name="ce15" office:value-type="string">
            <text:p>3078-97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0</text:p>
          </table:table-cell>
          <table: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7">
            <text:p>Dieldrin</text:p>
          </table:table-cell>
          <table:table-cell table:style-name="ce15" office:value-type="string" table:number-columns-spanned="1" table:number-rows-spanned="7">
            <text:p>97-1-40</text:p>
          </table:table-cell>
          <table:table-cell table:style-name="ce15" office:value-type="string" table:number-columns-spanned="1" table:number-rows-spanned="7">
            <text:p>60-57-1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7">
            <text:p>GHS06 </text:p>
            <text:p>GHS08 </text:p>
            <text:p>GHS09</text:p>
          </table:table-cell>
          <table:table-cell table:style-name="ce15" office:value-type="string" table:number-columns-spanned="1" table:number-rows-spanned="7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float" office:value="100" table:number-columns-spanned="1" table:number-rows-spanned="7">
            <text:p>100</text:p>
          </table:table-cell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(1aα,2β,2aα,3β,6β,6aα,7β,7aα)-3,4,5,6,9,9-Hexachloro-1a,2,2a,3,6,6a,7,7a-octahydro-2,7:3,6-dimethanonaphth[2,3-b]oxirene ; Dieldrin, HEOD, Octalox</text:p>
          </table:covered-table-cell>
          <table:covered-table-cell table:style-name="ce15" office:value-type="string">
            <text:p>97-1-40</text:p>
          </table:covered-table-cell>
          <table:covered-table-cell table:style-name="ce15" office:value-type="string">
            <text:p>60-57-1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(1aα,2β,2aα,3β,6β,6aα,7β,7aα)-3,4,5,6,9,9-Hexachloro-1a,2,2a,3,6,6a,7,7a-octahydro-2,7:3,6-dimethanonaphth[2,3-b]oxirene ; Dieldrin, HEOD, Octalox</text:p>
          </table:covered-table-cell>
          <table:covered-table-cell table:style-name="ce15" office:value-type="string">
            <text:p>97-1-40</text:p>
          </table:covered-table-cell>
          <table:covered-table-cell table:style-name="ce15" office:value-type="string">
            <text:p>60-57-1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발암성(3.6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5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(1aα,2β,2aα,3β,6β,6aα,7β,7aα)-3,4,5,6,9,9-Hexachloro-1a,2,2a,3,6,6a,7,7a-octahydro-2,7:3,6-dimethanonaphth[2,3-b]oxirene ; Dieldrin, HEOD, Octalox</text:p>
          </table:covered-table-cell>
          <table:covered-table-cell table:style-name="ce15" office:value-type="string">
            <text:p>97-1-40</text:p>
          </table:covered-table-cell>
          <table:covered-table-cell table:style-name="ce15" office:value-type="string">
            <text:p>60-57-1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(1aα,2β,2aα,3β,6β,6aα,7β,7aα)-3,4,5,6,9,9-Hexachloro-1a,2,2a,3,6,6a,7,7a-octahydro-2,7:3,6-dimethanonaphth[2,3-b]oxirene ; Dieldrin, HEOD, Octalox</text:p>
          </table:covered-table-cell>
          <table:covered-table-cell table:style-name="ce15" office:value-type="string">
            <text:p>97-1-40</text:p>
          </table:covered-table-cell>
          <table:covered-table-cell table:style-name="ce15" office:value-type="string">
            <text:p>60-57-1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(1aα,2β,2aα,3β,6β,6aα,7β,7aα)-3,4,5,6,9,9-Hexachloro-1a,2,2a,3,6,6a,7,7a-octahydro-2,7:3,6-dimethanonaphth[2,3-b]oxirene ; Dieldrin, HEOD, Octalox</text:p>
          </table:covered-table-cell>
          <table:covered-table-cell table:style-name="ce15" office:value-type="string">
            <text:p>97-1-40</text:p>
          </table:covered-table-cell>
          <table:covered-table-cell table:style-name="ce15" office:value-type="string">
            <text:p>60-57-1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DMAB</text:p>
          </table:table-cell>
          <table:table-cell table:style-name="ce15" office:value-type="string" table:number-columns-spanned="1" table:number-rows-spanned="4">
            <text:p>97-1-41</text:p>
          </table:table-cell>
          <table:table-cell table:style-name="ce15" office:value-type="string" table:number-columns-spanned="1" table:number-rows-spanned="4">
            <text:p>74-94-2</text:p>
          </table:table-cell>
          <table:table-cell table:style-name="ce16" office:value-type="string">
            <text:p>인화성 고체(2.7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4">
            <text:p>GHS02 </text:p>
            <text:p>GHS06 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228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methylamine borane ; DMAB</text:p>
          </table:covered-table-cell>
          <table:covered-table-cell table:style-name="ce15" office:value-type="string">
            <text:p>97-1-41</text:p>
          </table:covered-table-cell>
          <table:covered-table-cell table:style-name="ce15" office:value-type="string">
            <text:p>74-94-2</text:p>
          </table:covered-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2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0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methylamine borane ; DMAB</text:p>
          </table:covered-table-cell>
          <table:covered-table-cell table:style-name="ce15" office:value-type="string">
            <text:p>97-1-41</text:p>
          </table:covered-table-cell>
          <table:covered-table-cell table:style-name="ce15" office:value-type="string">
            <text:p>74-94-2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2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methylamine borane ; DMAB</text:p>
          </table:covered-table-cell>
          <table:covered-table-cell table:style-name="ce15" office:value-type="string">
            <text:p>97-1-41</text:p>
          </table:covered-table-cell>
          <table:covered-table-cell table:style-name="ce15" office:value-type="string">
            <text:p>74-94-2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2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Dioxabenzofos</text:p>
          </table:table-cell>
          <table:table-cell table:style-name="ce15" office:value-type="string" table:number-columns-spanned="1" table:number-rows-spanned="4">
            <text:p>97-1-42</text:p>
          </table:table-cell>
          <table:table-cell table:style-name="ce15" office:value-type="string" table:number-columns-spanned="1" table:number-rows-spanned="4">
            <text:p>3811-49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 </text:p>
            <text:p>GHS08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Methoxy-4H-1,3,2-benzodioxaphosphorin 2-sulphide ; Dioxabenzofos</text:p>
          </table:covered-table-cell>
          <table:covered-table-cell table:style-name="ce15" office:value-type="string">
            <text:p>97-1-42</text:p>
          </table:covered-table-cell>
          <table:covered-table-cell table:style-name="ce15" office:value-type="string">
            <text:p>3811-49-2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-Methoxy-4H-1,3,2-benzodioxaphosphorin 2-sulphide ; Dioxabenzofos</text:p>
          </table:covered-table-cell>
          <table:covered-table-cell table:style-name="ce15" office:value-type="string">
            <text:p>97-1-42</text:p>
          </table:covered-table-cell>
          <table:covered-table-cell table:style-name="ce15" office:value-type="string">
            <text:p>3811-49-2</text:p>
          </table:covered-table-cell>
          <table:table-cell table:style-name="ce16" office:value-type="string">
            <text:p>표적장기-1회노출(3.8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Methoxy-4H-1,3,2-benzodioxaphosphorin 2-sulphide ; Dioxabenzofos</text:p>
          </table:covered-table-cell>
          <table:covered-table-cell table:style-name="ce15" office:value-type="string">
            <text:p>97-1-42</text:p>
          </table:covered-table-cell>
          <table:covered-table-cell table:style-name="ce15" office:value-type="string">
            <text:p>3811-49-2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Dioxacarb</text:p>
          </table:table-cell>
          <table:table-cell table:style-name="ce15" office:value-type="string" table:number-columns-spanned="1" table:number-rows-spanned="3">
            <text:p>97-1-43</text:p>
          </table:table-cell>
          <table:table-cell table:style-name="ce15" office:value-type="string" table:number-columns-spanned="1" table:number-rows-spanned="3">
            <text:p>6988-21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3">
            <text:p>GHS06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oxacarb ; Phenol, 2-(1,3-dioxolan-2-yl)-, methylcarbamate</text:p>
          </table:covered-table-cell>
          <table:covered-table-cell table:style-name="ce15" office:value-type="string">
            <text:p>97-1-43</text:p>
          </table:covered-table-cell>
          <table:covered-table-cell table:style-name="ce15" office:value-type="string">
            <text:p>6988-21-2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oxacarb ; Phenol, 2-(1,3-dioxolan-2-yl)-, methylcarbamate</text:p>
          </table:covered-table-cell>
          <table:covered-table-cell table:style-name="ce15" office:value-type="string">
            <text:p>97-1-43</text:p>
          </table:covered-table-cell>
          <table:covered-table-cell table:style-name="ce15" office:value-type="string">
            <text:p>6988-21-2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Dicofol</text:p>
          </table:table-cell>
          <table:table-cell table:style-name="ce15" office:value-type="string" table:number-columns-spanned="1" table:number-rows-spanned="6">
            <text:p>97-1-47</text:p>
          </table:table-cell>
          <table:table-cell table:style-name="ce15" office:value-type="string" table:number-columns-spanned="1" table:number-rows-spanned="6">
            <text:p>115-32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6">
            <text:p>GHS07 </text:p>
            <text:p>GHS09</text:p>
          </table:table-cell>
          <table:table-cell table:style-name="ce15" office:value-type="string" table:number-columns-spanned="1" table:number-rows-spanned="6">
            <text:p>경고 </text:p>
          </table:table-cell>
          <table:table-cell table:style-name="ce15" office:value-type="string">
            <text:p>H302</text:p>
          </table:table-cell>
          <table:table-cell table:style-name="ce29" office:value-type="string" table:number-columns-spanned="1" table:number-rows-spanned="6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Chloro-α-(4-chlorophenyl)-α-(trichloromethyl)benzenemethanol ; Dicofol, Acarin, Kelthane</text:p>
          </table:covered-table-cell>
          <table:covered-table-cell table:style-name="ce15" office:value-type="string">
            <text:p>97-1-47</text:p>
          </table:covered-table-cell>
          <table:covered-table-cell table:style-name="ce15" office:value-type="string">
            <text:p>115-32-2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5 </text:p>
            <text:p>GHS07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Chloro-α-(4-chlorophenyl)-α-(trichloromethyl)benzenemethanol ; Dicofol, Acarin, Kelthane</text:p>
          </table:covered-table-cell>
          <table:covered-table-cell table:style-name="ce15" office:value-type="string">
            <text:p>97-1-47</text:p>
          </table:covered-table-cell>
          <table:covered-table-cell table:style-name="ce15" office:value-type="string">
            <text:p>115-32-2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7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Chloro-α-(4-chlorophenyl)-α-(trichloromethyl)benzenemethanol ; Dicofol, Acarin, Kelthane</text:p>
          </table:covered-table-cell>
          <table:covered-table-cell table:style-name="ce15" office:value-type="string">
            <text:p>97-1-47</text:p>
          </table:covered-table-cell>
          <table:covered-table-cell table:style-name="ce15" office:value-type="string">
            <text:p>115-32-2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7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Chloro-α-(4-chlorophenyl)-α-(trichloromethyl)benzenemethanol ; Dicofol, Acarin, Kelthane</text:p>
          </table:covered-table-cell>
          <table:covered-table-cell table:style-name="ce15" office:value-type="string">
            <text:p>97-1-47</text:p>
          </table:covered-table-cell>
          <table:covered-table-cell table:style-name="ce15" office:value-type="string">
            <text:p>115-32-2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7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Chloro-α-(4-chlorophenyl)-α-(trichloromethyl)benzenemethanol ; Dicofol, Acarin, Kelthane</text:p>
          </table:covered-table-cell>
          <table:covered-table-cell table:style-name="ce15" office:value-type="string">
            <text:p>97-1-47</text:p>
          </table:covered-table-cell>
          <table:covered-table-cell table:style-name="ce15" office:value-type="string">
            <text:p>115-32-2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7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Dichloroacetic acid</text:p>
          </table:table-cell>
          <table:table-cell table:style-name="ce15" office:value-type="string" table:number-columns-spanned="1" table:number-rows-spanned="2">
            <text:p>97-1-49</text:p>
          </table:table-cell>
          <table:table-cell table:style-name="ce15" office:value-type="string" table:number-columns-spanned="1" table:number-rows-spanned="2">
            <text:p>79-43-6</text:p>
          </table:table-cell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2">
            <text:p>GHS05 </text:p>
            <text:p>GHS08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14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chloroacetic acid ; DCA</text:p>
          </table:covered-table-cell>
          <table:covered-table-cell table:style-name="ce15" office:value-type="string">
            <text:p>97-1-49</text:p>
          </table:covered-table-cell>
          <table:covered-table-cell table:style-name="ce15" office:value-type="string">
            <text:p>79-43-6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Dichlofenthion</text:p>
          </table:table-cell>
          <table:table-cell table:style-name="ce15" office:value-type="string" table:number-columns-spanned="1" table:number-rows-spanned="3">
            <text:p>97-1-51</text:p>
          </table:table-cell>
          <table:table-cell table:style-name="ce15" office:value-type="string" table:number-columns-spanned="1" table:number-rows-spanned="3">
            <text:p>97-17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3">
            <text:p>GHS06 </text:p>
            <text:p>GHS09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chlofenthion</text:p>
          </table:covered-table-cell>
          <table:covered-table-cell table:style-name="ce15" office:value-type="string">
            <text:p>97-1-51</text:p>
          </table:covered-table-cell>
          <table:covered-table-cell table:style-name="ce15" office:value-type="string">
            <text:p>97-17-6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chlofenthion</text:p>
          </table:covered-table-cell>
          <table:covered-table-cell table:style-name="ce15" office:value-type="string">
            <text:p>97-1-51</text:p>
          </table:covered-table-cell>
          <table:covered-table-cell table:style-name="ce15" office:value-type="string">
            <text:p>97-17-6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Dithianone</text:p>
          </table:table-cell>
          <table:table-cell table:style-name="ce15" office:value-type="string" table:number-columns-spanned="1" table:number-rows-spanned="4">
            <text:p>97-1-52</text:p>
          </table:table-cell>
          <table:table-cell table:style-name="ce15" office:value-type="string" table:number-columns-spanned="1" table:number-rows-spanned="4">
            <text:p>3347-22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5,10-Dihydro-5,10-dioxonaphtho[2,3-b]-1,4-dithiin-2,3-dicarbonitrile ; 2,3-Dicyano-1,4-dithiaanthraquinone, Dithianone</text:p>
          </table:covered-table-cell>
          <table:covered-table-cell table:style-name="ce15" office:value-type="string">
            <text:p>97-1-52</text:p>
          </table:covered-table-cell>
          <table:covered-table-cell table:style-name="ce15" office:value-type="string">
            <text:p>3347-22-6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5,10-Dihydro-5,10-dioxonaphtho[2,3-b]-1,4-dithiin-2,3-dicarbonitrile ; 2,3-Dicyano-1,4-dithiaanthraquinone, Dithianone</text:p>
          </table:covered-table-cell>
          <table:covered-table-cell table:style-name="ce15" office:value-type="string">
            <text:p>97-1-52</text:p>
          </table:covered-table-cell>
          <table:covered-table-cell table:style-name="ce15" office:value-type="string">
            <text:p>3347-22-6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5,10-Dihydro-5,10-dioxonaphtho[2,3-b]-1,4-dithiin-2,3-dicarbonitrile ; 2,3-Dicyano-1,4-dithiaanthraquinone, Dithianone</text:p>
          </table:covered-table-cell>
          <table:covered-table-cell table:style-name="ce15" office:value-type="string">
            <text:p>97-1-52</text:p>
          </table:covered-table-cell>
          <table:covered-table-cell table:style-name="ce15" office:value-type="string">
            <text:p>3347-22-6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Dithiopyr</text:p>
          </table:table-cell>
          <table:table-cell table:style-name="ce15" office:value-type="string" table:number-columns-spanned="1" table:number-rows-spanned="2">
            <text:p>97-1-53</text:p>
          </table:table-cell>
          <table:table-cell table:style-name="ce15" office:value-type="string" table:number-columns-spanned="1" table:number-rows-spanned="2">
            <text:p>97886-45-8</text:p>
          </table: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2">
            <text:p>GHS09</text:p>
          </table:table-cell>
          <table:table-cell table:style-name="ce15" office:value-type="string" table:number-columns-spanned="1" table:number-rows-spanned="2">
            <text:p>경고 </text:p>
          </table:table-cell>
          <table:table-cell table:style-name="ce15" office:value-type="string">
            <text:p>H400</text:p>
          </table:table-cell>
          <table:table-cell table:style-name="ce29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S,S'-Dimethyl 2-difluoromethyl-4-isobutyl-6-trifluoromethylpyridine-3,5-dicarbothioate ; Dithiopyr</text:p>
          </table:covered-table-cell>
          <table:covered-table-cell table:style-name="ce15" office:value-type="string">
            <text:p>97-1-53</text:p>
          </table:covered-table-cell>
          <table:covered-table-cell table:style-name="ce15" office:value-type="string">
            <text:p>97886-45-8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Difenacoum</text:p>
          </table:table-cell>
          <table:table-cell table:style-name="ce15" office:value-type="string" table:number-columns-spanned="1" table:number-rows-spanned="5">
            <text:p>97-1-55</text:p>
          </table:table-cell>
          <table:table-cell table:style-name="ce15" office:value-type="string" table:number-columns-spanned="1" table:number-rows-spanned="5">
            <text:p>56073-07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5">
            <text:p>GHS06 </text:p>
            <text:p>GHS08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0</text:p>
          </table:table-cell>
          <table:table-cell table:style-name="ce29" table:number-columns-spanned="1" table:number-rows-spanned="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(3-Biphenyl-4-yl-1,2,3,4-tetrahydro-1-naphthyl)-4-hydroxycoumarin ; Difenacoum</text:p>
          </table:covered-table-cell>
          <table:covered-table-cell table:style-name="ce15" office:value-type="string">
            <text:p>97-1-55</text:p>
          </table:covered-table-cell>
          <table:covered-table-cell table:style-name="ce15" office:value-type="string">
            <text:p>56073-07-5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(3-Biphenyl-4-yl-1,2,3,4-tetrahydro-1-naphthyl)-4-hydroxycoumarin ; Difenacoum</text:p>
          </table:covered-table-cell>
          <table:covered-table-cell table:style-name="ce15" office:value-type="string">
            <text:p>97-1-55</text:p>
          </table:covered-table-cell>
          <table:covered-table-cell table:style-name="ce15" office:value-type="string">
            <text:p>56073-07-5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(3-Biphenyl-4-yl-1,2,3,4-tetrahydro-1-naphthyl)-4-hydroxycoumarin ; Difenacoum</text:p>
          </table:covered-table-cell>
          <table:covered-table-cell table:style-name="ce15" office:value-type="string">
            <text:p>97-1-55</text:p>
          </table:covered-table-cell>
          <table:covered-table-cell table:style-name="ce15" office:value-type="string">
            <text:p>56073-07-5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(3-Biphenyl-4-yl-1,2,3,4-tetrahydro-1-naphthyl)-4-hydroxycoumarin ; Difenacoum</text:p>
          </table:covered-table-cell>
          <table:covered-table-cell table:style-name="ce15" office:value-type="string">
            <text:p>97-1-55</text:p>
          </table:covered-table-cell>
          <table:covered-table-cell table:style-name="ce15" office:value-type="string">
            <text:p>56073-07-5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Difenoconazole</text:p>
          </table:table-cell>
          <table:table-cell table:style-name="ce15" office:value-type="string" table:number-columns-spanned="1" table:number-rows-spanned="3">
            <text:p>97-1-56</text:p>
          </table:table-cell>
          <table:table-cell table:style-name="ce15" office:value-type="string" table:number-columns-spanned="1" table:number-rows-spanned="3">
            <text:p>119446-68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3">
            <text:p>GHS07 </text:p>
            <text:p>GHS09</text:p>
          </table:table-cell>
          <table:table-cell table:style-name="ce15" office:value-type="string" table:number-columns-spanned="1" table:number-rows-spanned="3">
            <text:p>경고 </text:p>
          </table:table-cell>
          <table:table-cell table:style-name="ce15" office:value-type="string">
            <text:p>H302</text:p>
          </table:table-cell>
          <table:table-cell table:style-name="ce29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fenoconazole ; cis,trans-3-Chloro-4-[4-methyl-2-(1H-1,2,4-triazol-1-ylmethyl)-1,3-dioxolan-2-yl]phenyl 4-chlorophenyl ether</text:p>
          </table:covered-table-cell>
          <table:covered-table-cell table:style-name="ce15" office:value-type="string">
            <text:p>97-1-56</text:p>
          </table:covered-table-cell>
          <table:covered-table-cell table:style-name="ce15" office:value-type="string">
            <text:p>119446-68-3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fenoconazole ; cis,trans-3-Chloro-4-[4-methyl-2-(1H-1,2,4-triazol-1-ylmethyl)-1,3-dioxolan-2-yl]phenyl 4-chlorophenyl ether</text:p>
          </table:covered-table-cell>
          <table:covered-table-cell table:style-name="ce15" office:value-type="string">
            <text:p>97-1-56</text:p>
          </table:covered-table-cell>
          <table:covered-table-cell table:style-name="ce15" office:value-type="string">
            <text:p>119446-68-3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Resmethrin</text:p>
          </table:table-cell>
          <table:table-cell table:style-name="ce15" office:value-type="string" table:number-columns-spanned="1" table:number-rows-spanned="3">
            <text:p>97-1-58</text:p>
          </table:table-cell>
          <table:table-cell table:style-name="ce15" office:value-type="string" table:number-columns-spanned="1" table:number-rows-spanned="3">
            <text:p>10453-86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3">
            <text:p>GHS07 </text:p>
            <text:p>GHS09</text:p>
          </table:table-cell>
          <table:table-cell table:style-name="ce15" office:value-type="string" table:number-columns-spanned="1" table:number-rows-spanned="3">
            <text:p>경고 </text:p>
          </table:table-cell>
          <table:table-cell table:style-name="ce15" office:value-type="string">
            <text:p>H302</text:p>
          </table:table-cell>
          <table:table-cell table:style-name="ce29" office:value-type="float" office:value="100" table:number-columns-spanned="1" table:number-rows-spanned="3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2-Dimethyl-3-(2-methyl-1-propenyl)cyclopropanecarboxylic acid [5-(phenylmethyl)-3-furanyl]methyl ester</text:p>
          </table:covered-table-cell>
          <table:covered-table-cell table:style-name="ce15" office:value-type="string">
            <text:p>97-1-58</text:p>
          </table:covered-table-cell>
          <table:covered-table-cell table:style-name="ce15" office:value-type="string">
            <text:p>10453-86-8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2-Dimethyl-3-(2-methyl-1-propenyl)cyclopropanecarboxylic acid [5-(phenylmethyl)-3-furanyl]methyl ester</text:p>
          </table:covered-table-cell>
          <table:covered-table-cell table:style-name="ce15" office:value-type="string">
            <text:p>97-1-58</text:p>
          </table:covered-table-cell>
          <table:covered-table-cell table:style-name="ce15" office:value-type="string">
            <text:p>10453-86-8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Leptophos</text:p>
          </table:table-cell>
          <table:table-cell table:style-name="ce15" office:value-type="string" table:number-columns-spanned="1" table:number-rows-spanned="5">
            <text:p>97-1-59</text:p>
          </table:table-cell>
          <table:table-cell table:style-name="ce15" office:value-type="string" table:number-columns-spanned="1" table:number-rows-spanned="5">
            <text:p>21609-90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5">
            <text:p>GHS06 </text:p>
            <text:p>GHS08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string" table:number-columns-spanned="1" table:number-rows-spanned="5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nothioic acid, phenyl-, O-(4-bromo-2,5-dichlorophenyl) O-methyl ester ; Leptophos</text:p>
          </table:covered-table-cell>
          <table:covered-table-cell table:style-name="ce15" office:value-type="string">
            <text:p>97-1-59</text:p>
          </table:covered-table-cell>
          <table:covered-table-cell table:style-name="ce15" office:value-type="string">
            <text:p>21609-90-5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nothioic acid, phenyl-, O-(4-bromo-2,5-dichlorophenyl) O-methyl ester ; Leptophos</text:p>
          </table:covered-table-cell>
          <table:covered-table-cell table:style-name="ce15" office:value-type="string">
            <text:p>97-1-59</text:p>
          </table:covered-table-cell>
          <table:covered-table-cell table:style-name="ce15" office:value-type="string">
            <text:p>21609-90-5</text:p>
          </table:covered-table-cell>
          <table:table-cell table:style-name="ce16" office:value-type="string">
            <text:p>표적장기-1회노출(3.8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nothioic acid, phenyl-, O-(4-bromo-2,5-dichlorophenyl) O-methyl ester ; Leptophos</text:p>
          </table:covered-table-cell>
          <table:covered-table-cell table:style-name="ce15" office:value-type="string">
            <text:p>97-1-59</text:p>
          </table:covered-table-cell>
          <table:covered-table-cell table:style-name="ce15" office:value-type="string">
            <text:p>21609-90-5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nothioic acid, phenyl-, O-(4-bromo-2,5-dichlorophenyl) O-methyl ester ; Leptophos</text:p>
          </table:covered-table-cell>
          <table:covered-table-cell table:style-name="ce15" office:value-type="string">
            <text:p>97-1-59</text:p>
          </table:covered-table-cell>
          <table:covered-table-cell table:style-name="ce15" office:value-type="string">
            <text:p>21609-90-5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Linuron</text:p>
          </table:table-cell>
          <table:table-cell table:style-name="ce15" office:value-type="string" table:number-columns-spanned="1" table:number-rows-spanned="6">
            <text:p>97-1-61</text:p>
          </table:table-cell>
          <table:table-cell table:style-name="ce15" office:value-type="string" table:number-columns-spanned="1" table:number-rows-spanned="6">
            <text:p>330-55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6">
            <text:p>GHS06 </text:p>
            <text:p>GHS08 </text:p>
            <text:p>GHS09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02</text:p>
          </table:table-cell>
          <table:table-cell table:style-name="ce29" table:number-columns-spanned="1" table:number-rows-spanned="6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(3',4'-Dichlorophenyl)-1-methoxy-1-methylurea ; N""-(3,4-Dichlorophenyl)-N-methoxy-N-methylurea, Linuron, Afalon</text:p>
          </table:covered-table-cell>
          <table:covered-table-cell table:style-name="ce15" office:value-type="string">
            <text:p>97-1-61</text:p>
          </table:covered-table-cell>
          <table:covered-table-cell table:style-name="ce15" office:value-type="string">
            <text:p>330-55-2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(3',4'-Dichlorophenyl)-1-methoxy-1-methylurea ; N""-(3,4-Dichlorophenyl)-N-methoxy-N-methylurea, Linuron, Afalon</text:p>
          </table:covered-table-cell>
          <table:covered-table-cell table:style-name="ce15" office:value-type="string">
            <text:p>97-1-61</text:p>
          </table:covered-table-cell>
          <table:covered-table-cell table:style-name="ce15" office:value-type="string">
            <text:p>330-55-2</text:p>
          </table:covered-table-cell>
          <table:table-cell table:style-name="ce16" office:value-type="string">
            <text:p>생식독성(3.7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6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(3',4'-Dichlorophenyl)-1-methoxy-1-methylurea ; N""-(3,4-Dichlorophenyl)-N-methoxy-N-methylurea, Linuron, Afalon</text:p>
          </table:covered-table-cell>
          <table:covered-table-cell table:style-name="ce15" office:value-type="string">
            <text:p>97-1-61</text:p>
          </table:covered-table-cell>
          <table:covered-table-cell table:style-name="ce15" office:value-type="string">
            <text:p>330-55-2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(3',4'-Dichlorophenyl)-1-methoxy-1-methylurea ; N""-(3,4-Dichlorophenyl)-N-methoxy-N-methylurea, Linuron, Afalon</text:p>
          </table:covered-table-cell>
          <table:covered-table-cell table:style-name="ce15" office:value-type="string">
            <text:p>97-1-61</text:p>
          </table:covered-table-cell>
          <table:covered-table-cell table:style-name="ce15" office:value-type="string">
            <text:p>330-55-2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(3',4'-Dichlorophenyl)-1-methoxy-1-methylurea ; N""-(3,4-Dichlorophenyl)-N-methoxy-N-methylurea, Linuron, Afalon</text:p>
          </table:covered-table-cell>
          <table:covered-table-cell table:style-name="ce15" office:value-type="string">
            <text:p>97-1-61</text:p>
          </table:covered-table-cell>
          <table:covered-table-cell table:style-name="ce15" office:value-type="string">
            <text:p>330-55-2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Malononitrile</text:p>
          </table:table-cell>
          <table:table-cell table:style-name="ce15" office:value-type="string" table:number-columns-spanned="1" table:number-rows-spanned="4">
            <text:p>97-1-65</text:p>
          </table:table-cell>
          <table:table-cell table:style-name="ce15" office:value-type="string" table:number-columns-spanned="1" table:number-rows-spanned="4">
            <text:p>109-77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string" table:number-columns-spanned="1" table:number-rows-spanned="4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cyanomethane ; Malononitrile</text:p>
          </table:covered-table-cell>
          <table:covered-table-cell table:style-name="ce15" office:value-type="string">
            <text:p>97-1-65</text:p>
          </table:covered-table-cell>
          <table:covered-table-cell table:style-name="ce15" office:value-type="string">
            <text:p>109-77-3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cyanomethane ; Malononitrile</text:p>
          </table:covered-table-cell>
          <table:covered-table-cell table:style-name="ce15" office:value-type="string">
            <text:p>97-1-65</text:p>
          </table:covered-table-cell>
          <table:covered-table-cell table:style-name="ce15" office:value-type="string">
            <text:p>109-77-3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cyanomethane ; Malononitrile</text:p>
          </table:covered-table-cell>
          <table:covered-table-cell table:style-name="ce15" office:value-type="string">
            <text:p>97-1-65</text:p>
          </table:covered-table-cell>
          <table:covered-table-cell table:style-name="ce15" office:value-type="string">
            <text:p>109-77-3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Mecarbam</text:p>
          </table:table-cell>
          <table:table-cell table:style-name="ce15" office:value-type="string" table:number-columns-spanned="1" table:number-rows-spanned="4">
            <text:p>97-1-69</text:p>
          </table:table-cell>
          <table:table-cell table:style-name="ce15" office:value-type="string" table:number-columns-spanned="1" table:number-rows-spanned="4">
            <text:p>2595-54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0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S-(N-Ethoxycarbonyl-N-methylcarbamoylmethyl)O,O-diethyl phosphorodithoate ; Mecarbam</text:p>
          </table:covered-table-cell>
          <table:covered-table-cell table:style-name="ce15" office:value-type="string">
            <text:p>97-1-69</text:p>
          </table:covered-table-cell>
          <table:covered-table-cell table:style-name="ce15" office:value-type="string">
            <text:p>2595-54-2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S-(N-Ethoxycarbonyl-N-methylcarbamoylmethyl)O,O-diethyl phosphorodithoate ; Mecarbam</text:p>
          </table:covered-table-cell>
          <table:covered-table-cell table:style-name="ce15" office:value-type="string">
            <text:p>97-1-69</text:p>
          </table:covered-table-cell>
          <table:covered-table-cell table:style-name="ce15" office:value-type="string">
            <text:p>2595-54-2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S-(N-Ethoxycarbonyl-N-methylcarbamoylmethyl)O,O-diethyl phosphorodithoate ; Mecarbam</text:p>
          </table:covered-table-cell>
          <table:covered-table-cell table:style-name="ce15" office:value-type="string">
            <text:p>97-1-69</text:p>
          </table:covered-table-cell>
          <table:covered-table-cell table:style-name="ce15" office:value-type="string">
            <text:p>2595-54-2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Mechlorethamine</text:p>
          </table:table-cell>
          <table:table-cell table:style-name="ce15" office:value-type="string" table:number-columns-spanned="1" table:number-rows-spanned="3">
            <text:p>97-1-70</text:p>
          </table:table-cell>
          <table:table-cell table:style-name="ce15" office:value-type="string" table:number-columns-spanned="1" table:number-rows-spanned="3">
            <text:p>51-75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3">
            <text:p>GHS06 </text:p>
            <text:p>GHS08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3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Ethanamine, 2-chloro-N-(2-chloroethyl)-N-methyl- ; Chlormethine ; Mechlorethamine</text:p>
          </table:covered-table-cell>
          <table:covered-table-cell table:style-name="ce15" office:value-type="string">
            <text:p>97-1-70</text:p>
          </table:covered-table-cell>
          <table:covered-table-cell table:style-name="ce15" office:value-type="string">
            <text:p>51-75-2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Ethanamine, 2-chloro-N-(2-chloroethyl)-N-methyl- ; Chlormethine ; Mechlorethamine</text:p>
          </table:covered-table-cell>
          <table:covered-table-cell table:style-name="ce15" office:value-type="string">
            <text:p>97-1-70</text:p>
          </table:covered-table-cell>
          <table:covered-table-cell table:style-name="ce15" office:value-type="string">
            <text:p>51-75-2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>
            <text:p>Methasulfocarb</text:p>
          </table:table-cell>
          <table:table-cell table:style-name="ce15" office:value-type="string">
            <text:p>97-1-71</text:p>
          </table:table-cell>
          <table:table-cell table:style-name="ce15" office:value-type="string">
            <text:p>66952-49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1</text:p>
          </table:table-cell>
          <table: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Methamidophos</text:p>
          </table:table-cell>
          <table:table-cell table:style-name="ce15" office:value-type="string" table:number-columns-spanned="1" table:number-rows-spanned="4">
            <text:p>97-1-72</text:p>
          </table:table-cell>
          <table:table-cell table:style-name="ce15" office:value-type="string" table:number-columns-spanned="1" table:number-rows-spanned="4">
            <text:p>10265-92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0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S-Dimethyl phosphoramidothioate ; Methamidophos</text:p>
          </table:covered-table-cell>
          <table:covered-table-cell table:style-name="ce15" office:value-type="string">
            <text:p>97-1-72</text:p>
          </table:covered-table-cell>
          <table:covered-table-cell table:style-name="ce15" office:value-type="string">
            <text:p>10265-92-6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S-Dimethyl phosphoramidothioate ; Methamidophos</text:p>
          </table:covered-table-cell>
          <table:covered-table-cell table:style-name="ce15" office:value-type="string">
            <text:p>97-1-72</text:p>
          </table:covered-table-cell>
          <table:covered-table-cell table:style-name="ce15" office:value-type="string">
            <text:p>10265-92-6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S-Dimethyl phosphoramidothioate ; Methamidophos</text:p>
          </table:covered-table-cell>
          <table:covered-table-cell table:style-name="ce15" office:value-type="string">
            <text:p>97-1-72</text:p>
          </table:covered-table-cell>
          <table:covered-table-cell table:style-name="ce15" office:value-type="string">
            <text:p>10265-92-6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Metaldehyde</text:p>
          </table:table-cell>
          <table:table-cell table:style-name="ce15" office:value-type="string" table:number-columns-spanned="1" table:number-rows-spanned="2">
            <text:p>97-1-74</text:p>
          </table:table-cell>
          <table:table-cell table:style-name="ce15" office:value-type="string" table:number-columns-spanned="1" table:number-rows-spanned="2">
            <text:p>108-62-3</text:p>
          </table:table-cell>
          <table:table-cell table:style-name="ce16" office:value-type="string">
            <text:p>인화성 고체(2.7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2">
            <text:p>GHS02 </text:p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228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4,6,8-Tetramethyl-1,3,5,7-tetraoxacyclooctane ; Metaldehyde</text:p>
          </table:covered-table-cell>
          <table:covered-table-cell table:style-name="ce15" office:value-type="string">
            <text:p>97-1-74</text:p>
          </table:covered-table-cell>
          <table:covered-table-cell table:style-name="ce15" office:value-type="string">
            <text:p>108-62-3</text:p>
          </table:covered-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2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0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Methiocarb</text:p>
          </table:table-cell>
          <table:table-cell table:style-name="ce15" office:value-type="string" table:number-columns-spanned="1" table:number-rows-spanned="5">
            <text:p>97-1-77</text:p>
          </table:table-cell>
          <table:table-cell table:style-name="ce15" office:value-type="string" table:number-columns-spanned="1" table:number-rows-spanned="5">
            <text:p>2032-65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5">
            <text:p>GHS06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string" table:number-columns-spanned="1" table:number-rows-spanned="5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enol, 3,5-dimethyl-4-(methylthio)-, methylcarbamate ; Mercaptodimethur ; Methiocarb</text:p>
          </table:covered-table-cell>
          <table:covered-table-cell table:style-name="ce15" office:value-type="string">
            <text:p>97-1-77</text:p>
          </table:covered-table-cell>
          <table:covered-table-cell table:style-name="ce15" office:value-type="string">
            <text:p>2032-65-7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enol, 3,5-dimethyl-4-(methylthio)-, methylcarbamate ; Mercaptodimethur ; Methiocarb</text:p>
          </table:covered-table-cell>
          <table:covered-table-cell table:style-name="ce15" office:value-type="string">
            <text:p>97-1-77</text:p>
          </table:covered-table-cell>
          <table:covered-table-cell table:style-name="ce15" office:value-type="string">
            <text:p>2032-65-7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Phenol, 3,5-dimethyl-4-(methylthio)-, methylcarbamate ; Mercaptodimethur ; Methiocarb</text:p>
          </table:covered-table-cell>
          <table:covered-table-cell table:style-name="ce15" office:value-type="string">
            <text:p>97-1-77</text:p>
          </table:covered-table-cell>
          <table:covered-table-cell table:style-name="ce15" office:value-type="string">
            <text:p>2032-65-7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enol, 3,5-dimethyl-4-(methylthio)-, methylcarbamate ; Mercaptodimethur ; Methiocarb</text:p>
          </table:covered-table-cell>
          <table:covered-table-cell table:style-name="ce15" office:value-type="string">
            <text:p>97-1-77</text:p>
          </table:covered-table-cell>
          <table:covered-table-cell table:style-name="ce15" office:value-type="string">
            <text:p>2032-65-7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Methyl aphoxide</text:p>
          </table:table-cell>
          <table:table-cell table:style-name="ce15" office:value-type="string" table:number-columns-spanned="1" table:number-rows-spanned="2">
            <text:p>97-1-79</text:p>
          </table:table-cell>
          <table:table-cell table:style-name="ce15" office:value-type="string" table:number-columns-spanned="1" table:number-rows-spanned="2">
            <text:p>57-39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Tris(2-methylaziridin-1-yl)phosphine oxide ; Aziridine, 1,1',1''-phosphinylidynetris[2-methyl- ; Methyl aphoxide</text:p>
          </table:covered-table-cell>
          <table:covered-table-cell table:style-name="ce15" office:value-type="string">
            <text:p>97-1-79</text:p>
          </table:covered-table-cell>
          <table:covered-table-cell table:style-name="ce15" office:value-type="string">
            <text:p>57-39-6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8">
            <text:p>Methyl chloroacetate</text:p>
          </table:table-cell>
          <table:table-cell table:style-name="ce15" office:value-type="string" table:number-columns-spanned="1" table:number-rows-spanned="8">
            <text:p>97-1-82</text:p>
          </table:table-cell>
          <table:table-cell table:style-name="ce15" office:value-type="string" table:number-columns-spanned="1" table:number-rows-spanned="8">
            <text:p>96-34-4</text:p>
          </table:table-cell>
          <table:table-cell table:style-name="ce16" office:value-type="string">
            <text:p>인화성 액체(2.6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8">
            <text:p>GHS02 </text:p>
            <text:p>GHS05 </text:p>
            <text:p>GHS06 </text:p>
            <text:p>GHS09</text:p>
          </table:table-cell>
          <table:table-cell table:style-name="ce15" office:value-type="string" table:number-columns-spanned="1" table:number-rows-spanned="8">
            <text:p>위험 </text:p>
          </table:table-cell>
          <table:table-cell table:style-name="ce15" office:value-type="string">
            <text:p>H226</text:p>
          </table:table-cell>
          <table:table-cell table:style-name="ce29" table:number-columns-spanned="1" table:number-rows-spanned="8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Chloroacetic acid methyl ester ; Methyl α-chloroacetate</text:p>
          </table:covered-table-cell>
          <table:covered-table-cell table:style-name="ce15" office:value-type="string">
            <text:p>97-1-82</text:p>
          </table:covered-table-cell>
          <table:covered-table-cell table:style-name="ce15" office:value-type="string">
            <text:p>96-34-4</text:p>
          </table:covered-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2 </text:p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0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Chloroacetic acid methyl ester ; Methyl α-chloroacetate</text:p>
          </table:covered-table-cell>
          <table:covered-table-cell table:style-name="ce15" office:value-type="string">
            <text:p>97-1-82</text:p>
          </table:covered-table-cell>
          <table:covered-table-cell table:style-name="ce15" office:value-type="string">
            <text:p>96-34-4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2 </text:p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3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Chloroacetic acid methyl ester ; Methyl α-chloroacetate</text:p>
          </table:covered-table-cell>
          <table:covered-table-cell table:style-name="ce15" office:value-type="string">
            <text:p>97-1-82</text:p>
          </table:covered-table-cell>
          <table:covered-table-cell table:style-name="ce15" office:value-type="string">
            <text:p>96-34-4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2 </text:p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Chloroacetic acid methyl ester ; Methyl α-chloroacetate</text:p>
          </table:covered-table-cell>
          <table:covered-table-cell table:style-name="ce15" office:value-type="string">
            <text:p>97-1-82</text:p>
          </table:covered-table-cell>
          <table:covered-table-cell table:style-name="ce15" office:value-type="string">
            <text:p>96-34-4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8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Chloroacetic acid methyl ester ; Methyl α-chloroacetate</text:p>
          </table:covered-table-cell>
          <table:covered-table-cell table:style-name="ce15" office:value-type="string">
            <text:p>97-1-82</text:p>
          </table:covered-table-cell>
          <table:covered-table-cell table:style-name="ce15" office:value-type="string">
            <text:p>96-34-4</text:p>
          </table:covered-table-cell>
          <table:table-cell table:style-name="ce16" office:value-type="string">
            <text:p>표적장기-1회노출(3.8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2 </text:p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Chloroacetic acid methyl ester ; Methyl α-chloroacetate</text:p>
          </table:covered-table-cell>
          <table:covered-table-cell table:style-name="ce15" office:value-type="string">
            <text:p>97-1-82</text:p>
          </table:covered-table-cell>
          <table:covered-table-cell table:style-name="ce15" office:value-type="string">
            <text:p>96-34-4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Methyl trithion</text:p>
          </table:table-cell>
          <table:table-cell table:style-name="ce15" office:value-type="string" table:number-columns-spanned="1" table:number-rows-spanned="4">
            <text:p>97-1-83</text:p>
          </table:table-cell>
          <table:table-cell table:style-name="ce15" office:value-type="string" table:number-columns-spanned="1" table:number-rows-spanned="4">
            <text:p>953-17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0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dithioic acid, S-[[(4-chlorophenyl)thio]methyl] O,O-dimethyl ester ; Methyl trithion</text:p>
          </table:covered-table-cell>
          <table:covered-table-cell table:style-name="ce15" office:value-type="string">
            <text:p>97-1-83</text:p>
          </table:covered-table-cell>
          <table:covered-table-cell table:style-name="ce15" office:value-type="string">
            <text:p>953-17-3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dithioic acid, S-[[(4-chlorophenyl)thio]methyl] O,O-dimethyl ester ; Methyl trithion</text:p>
          </table:covered-table-cell>
          <table:covered-table-cell table:style-name="ce15" office:value-type="string">
            <text:p>97-1-83</text:p>
          </table:covered-table-cell>
          <table:covered-table-cell table:style-name="ce15" office:value-type="string">
            <text:p>953-17-3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dithioic acid, S-[[(4-chlorophenyl)thio]methyl] O,O-dimethyl ester ; Methyl trithion</text:p>
          </table:covered-table-cell>
          <table:covered-table-cell table:style-name="ce15" office:value-type="string">
            <text:p>97-1-83</text:p>
          </table:covered-table-cell>
          <table:covered-table-cell table:style-name="ce15" office:value-type="string">
            <text:p>953-17-3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Mexacarbate</text:p>
          </table:table-cell>
          <table:table-cell table:style-name="ce15" office:value-type="string" table:number-columns-spanned="1" table:number-rows-spanned="4">
            <text:p>97-1-86</text:p>
          </table:table-cell>
          <table:table-cell table:style-name="ce15" office:value-type="string" table:number-columns-spanned="1" table:number-rows-spanned="4">
            <text:p>315-18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0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Dimethylamino-3,5-dimethylphenyl N-methylcarbamate ; Mexacarbate</text:p>
          </table:covered-table-cell>
          <table:covered-table-cell table:style-name="ce15" office:value-type="string">
            <text:p>97-1-86</text:p>
          </table:covered-table-cell>
          <table:covered-table-cell table:style-name="ce15" office:value-type="string">
            <text:p>315-18-4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Dimethylamino-3,5-dimethylphenyl N-methylcarbamate ; Mexacarbate</text:p>
          </table:covered-table-cell>
          <table:covered-table-cell table:style-name="ce15" office:value-type="string">
            <text:p>97-1-86</text:p>
          </table:covered-table-cell>
          <table:covered-table-cell table:style-name="ce15" office:value-type="string">
            <text:p>315-18-4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Dimethylamino-3,5-dimethylphenyl N-methylcarbamate ; Mexacarbate</text:p>
          </table:covered-table-cell>
          <table:covered-table-cell table:style-name="ce15" office:value-type="string">
            <text:p>97-1-86</text:p>
          </table:covered-table-cell>
          <table:covered-table-cell table:style-name="ce15" office:value-type="string">
            <text:p>315-18-4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Monocrotophos</text:p>
          </table:table-cell>
          <table:table-cell table:style-name="ce15" office:value-type="string" table:number-columns-spanned="1" table:number-rows-spanned="6">
            <text:p>97-1-88</text:p>
          </table:table-cell>
          <table:table-cell table:style-name="ce15" office:value-type="string" table:number-columns-spanned="1" table:number-rows-spanned="6">
            <text:p>6923-22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6">
            <text:p>GHS06 </text:p>
            <text:p>GHS08 </text:p>
            <text:p>GHS09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string" table:number-columns-spanned="1" table:number-rows-spanned="6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methyl (E)-1-methyl-2-(methylcarbamoyl)vinyl phosphate ; Monocrotophos</text:p>
          </table:covered-table-cell>
          <table:covered-table-cell table:style-name="ce15" office:value-type="string">
            <text:p>97-1-88</text:p>
          </table:covered-table-cell>
          <table:covered-table-cell table:style-name="ce15" office:value-type="string">
            <text:p>6923-22-4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methyl (E)-1-methyl-2-(methylcarbamoyl)vinyl phosphate ; Monocrotophos</text:p>
          </table:covered-table-cell>
          <table:covered-table-cell table:style-name="ce15" office:value-type="string">
            <text:p>97-1-88</text:p>
          </table:covered-table-cell>
          <table:covered-table-cell table:style-name="ce15" office:value-type="string">
            <text:p>6923-22-4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methyl (E)-1-methyl-2-(methylcarbamoyl)vinyl phosphate ; Monocrotophos</text:p>
          </table:covered-table-cell>
          <table:covered-table-cell table:style-name="ce15" office:value-type="string">
            <text:p>97-1-88</text:p>
          </table:covered-table-cell>
          <table:covered-table-cell table:style-name="ce15" office:value-type="string">
            <text:p>6923-22-4</text:p>
          </table:covered-table-cell>
          <table:table-cell table:style-name="ce16" office:value-type="string">
            <text:p>생식세포변이원성(3.5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4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methyl (E)-1-methyl-2-(methylcarbamoyl)vinyl phosphate ; Monocrotophos</text:p>
          </table:covered-table-cell>
          <table:covered-table-cell table:style-name="ce15" office:value-type="string">
            <text:p>97-1-88</text:p>
          </table:covered-table-cell>
          <table:covered-table-cell table:style-name="ce15" office:value-type="string">
            <text:p>6923-22-4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</text:p>
          </table:covered-table-cell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Dimethyl (E)-1-methyl-2-(methylcarbamoyl)vinyl phosphate ; Monocrotophos</text:p>
          </table:covered-table-cell>
          <table:covered-table-cell table:style-name="ce15" office:value-type="string">
            <text:p>97-1-88</text:p>
          </table:covered-table-cell>
          <table:covered-table-cell table:style-name="ce15" office:value-type="string">
            <text:p>6923-22-4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8">
            <text:p>Molinate</text:p>
          </table:table-cell>
          <table:table-cell table:style-name="ce15" office:value-type="string" table:number-columns-spanned="1" table:number-rows-spanned="8">
            <text:p>97-1-89</text:p>
          </table:table-cell>
          <table:table-cell table:style-name="ce15" office:value-type="string" table:number-columns-spanned="1" table:number-rows-spanned="8">
            <text:p>2212-67-1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8">
            <text:p>GHS07</text:p>
            <text:p>GHS08 </text:p>
            <text:p>GHS09</text:p>
          </table:table-cell>
          <table:table-cell table:style-name="ce15" office:value-type="string" table:number-columns-spanned="1" table:number-rows-spanned="8">
            <text:p>경고 </text:p>
          </table:table-cell>
          <table:table-cell table:style-name="ce15" office:value-type="string">
            <text:p>H302</text:p>
          </table:table-cell>
          <table:table-cell table:style-name="ce29" table:number-columns-spanned="1" table:number-rows-spanned="8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4">
            <text:p>4</text:p>
          </table:table-cell>
          <table:covered-table-cell table:number-columns-repeated="2" table:style-name="ce15"/>
          <table:table-cell table:style-name="ce15" office:value-type="string">
            <text:p>H332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Hexahydro-1H-azepin-1-carbothioic acid S-ethyl ester ; Molinate</text:p>
          </table:covered-table-cell>
          <table:covered-table-cell table:style-name="ce15" office:value-type="string">
            <text:p>97-1-89</text:p>
          </table:covered-table-cell>
          <table:covered-table-cell table:style-name="ce15" office:value-type="string">
            <text:p>2212-67-1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Hexahydro-1H-azepin-1-carbothioic acid S-ethyl ester ; Molinate</text:p>
          </table:covered-table-cell>
          <table:covered-table-cell table:style-name="ce15" office:value-type="string">
            <text:p>97-1-89</text:p>
          </table:covered-table-cell>
          <table:covered-table-cell table:style-name="ce15" office:value-type="string">
            <text:p>2212-67-1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Hexahydro-1H-azepin-1-carbothioic acid S-ethyl ester ; Molinate</text:p>
          </table:covered-table-cell>
          <table:covered-table-cell table:style-name="ce15" office:value-type="string">
            <text:p>97-1-89</text:p>
          </table:covered-table-cell>
          <table:covered-table-cell table:style-name="ce15" office:value-type="string">
            <text:p>2212-67-1</text:p>
          </table:covered-table-cell>
          <table:table-cell table:style-name="ce16" office:value-type="string">
            <text:p>생식독성(3.7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6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Hexahydro-1H-azepin-1-carbothioic acid S-ethyl ester ; Molinate</text:p>
          </table:covered-table-cell>
          <table:covered-table-cell table:style-name="ce15" office:value-type="string">
            <text:p>97-1-89</text:p>
          </table:covered-table-cell>
          <table:covered-table-cell table:style-name="ce15" office:value-type="string">
            <text:p>2212-67-1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Hexahydro-1H-azepin-1-carbothioic acid S-ethyl ester ; Molinate</text:p>
          </table:covered-table-cell>
          <table:covered-table-cell table:style-name="ce15" office:value-type="string">
            <text:p>97-1-89</text:p>
          </table:covered-table-cell>
          <table:covered-table-cell table:style-name="ce15" office:value-type="string">
            <text:p>2212-67-1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Hexahydro-1H-azepin-1-carbothioic acid S-ethyl ester ; Molinate</text:p>
          </table:covered-table-cell>
          <table:covered-table-cell table:style-name="ce15" office:value-type="string">
            <text:p>97-1-89</text:p>
          </table:covered-table-cell>
          <table:covered-table-cell table:style-name="ce15" office:value-type="string">
            <text:p>2212-67-1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Vamidothion</text:p>
          </table:table-cell>
          <table:table-cell table:style-name="ce15" office:value-type="string" table:number-columns-spanned="1" table:number-rows-spanned="4">
            <text:p>97-1-95</text:p>
          </table:table-cell>
          <table:table-cell table:style-name="ce15" office:value-type="string" table:number-columns-spanned="1" table:number-rows-spanned="4">
            <text:p>2275-23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methyl S-[2-(1-methylcarbamoylethylthio)ethyl]phosphorothioate ; Vamidothion</text:p>
          </table:covered-table-cell>
          <table:covered-table-cell table:style-name="ce15" office:value-type="string">
            <text:p>97-1-95</text:p>
          </table:covered-table-cell>
          <table:covered-table-cell table:style-name="ce15" office:value-type="string">
            <text:p>2275-23-2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methyl S-[2-(1-methylcarbamoylethylthio)ethyl]phosphorothioate ; Vamidothion</text:p>
          </table:covered-table-cell>
          <table:covered-table-cell table:style-name="ce15" office:value-type="string">
            <text:p>97-1-95</text:p>
          </table:covered-table-cell>
          <table:covered-table-cell table:style-name="ce15" office:value-type="string">
            <text:p>2275-23-2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2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O,O-Dimethyl S-[2-(1-methylcarbamoylethylthio)ethyl]phosphorothioate ; Vamidothion</text:p>
          </table:covered-table-cell>
          <table:covered-table-cell table:style-name="ce15" office:value-type="string">
            <text:p>97-1-95</text:p>
          </table:covered-table-cell>
          <table:covered-table-cell table:style-name="ce15" office:value-type="string">
            <text:p>2275-23-2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3">
            <text:p>Fuming sulphuric acid</text:p>
          </table:table-cell>
          <table:table-cell table:style-name="ce15" office:value-type="string" table:number-columns-spanned="1" table:number-rows-spanned="3">
            <text:p>97-1-96</text:p>
          </table:table-cell>
          <table:table-cell table:style-name="ce15" office:value-type="string" table:number-columns-spanned="1" table:number-rows-spanned="3">
            <text:p>8014-95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3">
            <text:p>GHS06</text:p>
            <text:p>GHS05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Fuming sulphuric acid</text:p>
          </table:covered-table-cell>
          <table:covered-table-cell table:style-name="ce15" office:value-type="string">
            <text:p>97-1-96</text:p>
          </table:covered-table-cell>
          <table:covered-table-cell table:style-name="ce15" office:value-type="string">
            <text:p>8014-95-7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4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Bendiocarb</text:p>
          </table:table-cell>
          <table:table-cell table:style-name="ce15" office:value-type="string" table:number-columns-spanned="1" table:number-rows-spanned="5">
            <text:p>97-1-97</text:p>
          </table:table-cell>
          <table:table-cell table:style-name="ce15" office:value-type="string" table:number-columns-spanned="1" table:number-rows-spanned="5">
            <text:p>22781-23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5">
            <text:p>GHS06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0</text:p>
          </table:table-cell>
          <table:table-cell table:style-name="ce29" table:number-columns-spanned="1" table:number-rows-spanned="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endiocarb ; 2,2-Dimethyl-1,3-benzodioxol-4-yl methylcarbamate</text:p>
          </table:covered-table-cell>
          <table:covered-table-cell table:style-name="ce15" office:value-type="string">
            <text:p>97-1-97</text:p>
          </table:covered-table-cell>
          <table:covered-table-cell table:style-name="ce15" office:value-type="string">
            <text:p>22781-23-3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endiocarb ; 2,2-Dimethyl-1,3-benzodioxol-4-yl methylcarbamate</text:p>
          </table:covered-table-cell>
          <table:covered-table-cell table:style-name="ce15" office:value-type="string">
            <text:p>97-1-97</text:p>
          </table:covered-table-cell>
          <table:covered-table-cell table:style-name="ce15" office:value-type="string">
            <text:p>22781-23-3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endiocarb ; 2,2-Dimethyl-1,3-benzodioxol-4-yl methylcarbamate</text:p>
          </table:covered-table-cell>
          <table:covered-table-cell table:style-name="ce15" office:value-type="string">
            <text:p>97-1-97</text:p>
          </table:covered-table-cell>
          <table:covered-table-cell table:style-name="ce15" office:value-type="string">
            <text:p>22781-23-3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endiocarb ; 2,2-Dimethyl-1,3-benzodioxol-4-yl methylcarbamate</text:p>
          </table:covered-table-cell>
          <table:covered-table-cell table:style-name="ce15" office:value-type="string">
            <text:p>97-1-97</text:p>
          </table:covered-table-cell>
          <table:covered-table-cell table:style-name="ce15" office:value-type="string">
            <text:p>22781-23-3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9">
            <text:p>Benzene</text:p>
          </table:table-cell>
          <table:table-cell table:style-name="ce15" office:value-type="string" table:number-columns-spanned="1" table:number-rows-spanned="9">
            <text:p>97-1-99</text:p>
          </table:table-cell>
          <table:table-cell table:style-name="ce15" office:value-type="string" table:number-columns-spanned="1" table:number-rows-spanned="9">
            <text:p>71-43-2</text:p>
          </table:table-cell>
          <table:table-cell table:style-name="ce16" office:value-type="string">
            <text:p>인화성 액체(2.6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9">
            <text:p>GHS02 </text:p>
            <text:p>GHS07 </text:p>
            <text:p>GHS08 </text:p>
          </table:table-cell>
          <table:table-cell table:style-name="ce15" office:value-type="string" table:number-columns-spanned="1" table:number-rows-spanned="9">
            <text:p>위험 </text:p>
          </table:table-cell>
          <table:table-cell table:style-name="ce15" office:value-type="string">
            <text:p>H225</text:p>
          </table:table-cell>
          <table:table-cell table:style-name="ce29" table:number-columns-spanned="1" table:number-rows-spanned="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enzene</text:p>
          </table:covered-table-cell>
          <table:covered-table-cell table:style-name="ce15" office:value-type="string">
            <text:p>97-1-99</text:p>
          </table:covered-table-cell>
          <table:covered-table-cell table:style-name="ce15" office:value-type="string">
            <text:p>71-43-2</text:p>
          </table:covered-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2 </text:p>
            <text:p>GHS05 </text:p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0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enzene</text:p>
          </table:covered-table-cell>
          <table:covered-table-cell table:style-name="ce15" office:value-type="string">
            <text:p>97-1-99</text:p>
          </table:covered-table-cell>
          <table:covered-table-cell table:style-name="ce15" office:value-type="string">
            <text:p>71-43-2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2 </text:p>
            <text:p>GHS05 </text:p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enzene</text:p>
          </table:covered-table-cell>
          <table:covered-table-cell table:style-name="ce15" office:value-type="string">
            <text:p>97-1-99</text:p>
          </table:covered-table-cell>
          <table:covered-table-cell table:style-name="ce15" office:value-type="string">
            <text:p>71-43-2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2 </text:p>
            <text:p>GHS05 </text:p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enzene</text:p>
          </table:covered-table-cell>
          <table:covered-table-cell table:style-name="ce15" office:value-type="string">
            <text:p>97-1-99</text:p>
          </table:covered-table-cell>
          <table:covered-table-cell table:style-name="ce15" office:value-type="string">
            <text:p>71-43-2</text:p>
          </table:covered-table-cell>
          <table:table-cell table:style-name="ce16" office:value-type="string">
            <text:p>생식세포변이원성(3.5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5 </text:p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4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Benzene</text:p>
          </table:covered-table-cell>
          <table:covered-table-cell table:style-name="ce15" office:value-type="string">
            <text:p>97-1-99</text:p>
          </table:covered-table-cell>
          <table:covered-table-cell table:style-name="ce15" office:value-type="string">
            <text:p>71-43-2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5 </text:p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Benzene</text:p>
          </table:covered-table-cell>
          <table:covered-table-cell table:style-name="ce15" office:value-type="string">
            <text:p>97-1-99</text:p>
          </table:covered-table-cell>
          <table:covered-table-cell table:style-name="ce15" office:value-type="string">
            <text:p>71-43-2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5 </text:p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흡인유해성(3.10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04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만성(4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412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2">
            <text:p>Benfluralin</text:p>
          </table:table-cell>
          <table:table-cell table:style-name="ce15" office:value-type="string" table:number-columns-spanned="1" table:number-rows-spanned="2">
            <text:p>97-1-104</text:p>
          </table:table-cell>
          <table:table-cell table:style-name="ce15" office:value-type="string" table:number-columns-spanned="1" table:number-rows-spanned="2">
            <text:p>1861-40-1</text:p>
          </table: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2">
            <text:p>GHS09</text:p>
          </table:table-cell>
          <table:table-cell table:style-name="ce15" office:value-type="string" table:number-columns-spanned="1" table:number-rows-spanned="2">
            <text:p>경고 </text:p>
          </table:table-cell>
          <table:table-cell table:style-name="ce15" office:value-type="string">
            <text:p>H400</text:p>
          </table:table-cell>
          <table:table-cell table:style-name="ce15" office:value-type="float" office:value="10" table:number-columns-spanned="1" table:number-rows-spanned="2">
            <text:p>10</text:p>
          </table:table-cell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Benzenamine, N-butyl-N-ethyl-2,6-dinitro-4-(trifluoromethyl)- ; Benfluralin</text:p>
          </table:covered-table-cell>
          <table:covered-table-cell table:style-name="ce15" office:value-type="string">
            <text:p>97-1-104</text:p>
          </table:covered-table-cell>
          <table:covered-table-cell table:style-name="ce15" office:value-type="string">
            <text:p>1861-40-1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Bomyl</text:p>
          </table:table-cell>
          <table:table-cell table:style-name="ce15" office:value-type="string" table:number-columns-spanned="1" table:number-rows-spanned="3">
            <text:p>97-1-105</text:p>
          </table:table-cell>
          <table:table-cell table:style-name="ce15" office:value-type="string" table:number-columns-spanned="1" table:number-rows-spanned="3">
            <text:p>122-10-1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3">
            <text:p>GHS06 </text:p>
            <text:p>GHS09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0</text:p>
          </table:table-cell>
          <table:table-cell table:style-name="ce29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Pentenedioic acid, 3-[(dimethoxyphosphinyl)oxy]-, dimethyl ester ; Bomyl</text:p>
          </table:covered-table-cell>
          <table:covered-table-cell table:style-name="ce15" office:value-type="string">
            <text:p>97-1-105</text:p>
          </table:covered-table-cell>
          <table:covered-table-cell table:style-name="ce15" office:value-type="string">
            <text:p>122-10-1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Pentenedioic acid, 3-[(dimethoxyphosphinyl)oxy]-, dimethyl ester ; Bomyl</text:p>
          </table:covered-table-cell>
          <table:covered-table-cell table:style-name="ce15" office:value-type="string">
            <text:p>97-1-105</text:p>
          </table:covered-table-cell>
          <table:covered-table-cell table:style-name="ce15" office:value-type="string">
            <text:p>122-10-1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Bronopol</text:p>
          </table:table-cell>
          <table:table-cell table:style-name="ce15" office:value-type="string" table:number-columns-spanned="1" table:number-rows-spanned="6">
            <text:p>97-1-106</text:p>
          </table:table-cell>
          <table:table-cell table:style-name="ce15" office:value-type="string" table:number-columns-spanned="1" table:number-rows-spanned="6">
            <text:p>52-51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6">
            <text:p>GHS05 </text:p>
            <text:p>GHS06</text:p>
            <text:p>GHS09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6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Bromo-2-nitro-1,3-propanediol ; Bronopol</text:p>
          </table:covered-table-cell>
          <table:covered-table-cell table:style-name="ce15" office:value-type="string">
            <text:p>97-1-106</text:p>
          </table:covered-table-cell>
          <table:covered-table-cell table:style-name="ce15" office:value-type="string">
            <text:p>52-51-7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2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-Bromo-2-nitro-1,3-propanediol ; Bronopol</text:p>
          </table:covered-table-cell>
          <table:covered-table-cell table:style-name="ce15" office:value-type="string">
            <text:p>97-1-106</text:p>
          </table:covered-table-cell>
          <table:covered-table-cell table:style-name="ce15" office:value-type="string">
            <text:p>52-51-7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-Bromo-2-nitro-1,3-propanediol ; Bronopol</text:p>
          </table:covered-table-cell>
          <table:covered-table-cell table:style-name="ce15" office:value-type="string">
            <text:p>97-1-106</text:p>
          </table:covered-table-cell>
          <table:covered-table-cell table:style-name="ce15" office:value-type="string">
            <text:p>52-51-7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8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표적장기-1회노출(3.8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3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만성(4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4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Brodifacoum</text:p>
          </table:table-cell>
          <table:table-cell table:style-name="ce15" office:value-type="string" table:number-columns-spanned="1" table:number-rows-spanned="6">
            <text:p>97-1-107</text:p>
          </table:table-cell>
          <table:table-cell table:style-name="ce15" office:value-type="string" table:number-columns-spanned="1" table:number-rows-spanned="6">
            <text:p>56073-10-0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6">
            <text:p>GHS06 </text:p>
            <text:p>GHS08 </text:p>
            <text:p>GHS09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6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[3-(4'-Bromo[1,1'-biphenyl]-4-yl)-1,2,3,4-tetrahydro-1-naphthalenyl]-4-hydroxy-2H-1-benzopyran-2-one ; Brodifacoum, Talon</text:p>
          </table:covered-table-cell>
          <table:covered-table-cell table:style-name="ce15" office:value-type="string">
            <text:p>97-1-107</text:p>
          </table:covered-table-cell>
          <table:covered-table-cell table:style-name="ce15" office:value-type="string">
            <text:p>56073-10-0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[3-(4'-Bromo[1,1'-biphenyl]-4-yl)-1,2,3,4-tetrahydro-1-naphthalenyl]-4-hydroxy-2H-1-benzopyran-2-one ; Brodifacoum, Talon</text:p>
          </table:covered-table-cell>
          <table:covered-table-cell table:style-name="ce15" office:value-type="string">
            <text:p>97-1-107</text:p>
          </table:covered-table-cell>
          <table:covered-table-cell table:style-name="ce15" office:value-type="string">
            <text:p>56073-10-0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[3-(4'-Bromo[1,1'-biphenyl]-4-yl)-1,2,3,4-tetrahydro-1-naphthalenyl]-4-hydroxy-2H-1-benzopyran-2-one ; Brodifacoum, Talon</text:p>
          </table:covered-table-cell>
          <table:covered-table-cell table:style-name="ce15" office:value-type="string">
            <text:p>97-1-107</text:p>
          </table:covered-table-cell>
          <table:covered-table-cell table:style-name="ce15" office:value-type="string">
            <text:p>56073-10-0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2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3-[3-(4'-Bromo[1,1'-biphenyl]-4-yl)-1,2,3,4-tetrahydro-1-naphthalenyl]-4-hydroxy-2H-1-benzopyran-2-one ; Brodifacoum, Talon</text:p>
          </table:covered-table-cell>
          <table:covered-table-cell table:style-name="ce15" office:value-type="string">
            <text:p>97-1-107</text:p>
          </table:covered-table-cell>
          <table:covered-table-cell table:style-name="ce15" office:value-type="string">
            <text:p>56073-10-0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[3-(4'-Bromo[1,1'-biphenyl]-4-yl)-1,2,3,4-tetrahydro-1-naphthalenyl]-4-hydroxy-2H-1-benzopyran-2-one ; Brodifacoum, Talon</text:p>
          </table:covered-table-cell>
          <table:covered-table-cell table:style-name="ce15" office:value-type="string">
            <text:p>97-1-107</text:p>
          </table:covered-table-cell>
          <table:covered-table-cell table:style-name="ce15" office:value-type="string">
            <text:p>56073-10-0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>
            <text:p>Bromo-2-propanone</text:p>
          </table:table-cell>
          <table:table-cell table:style-name="ce15" office:value-type="string">
            <text:p>97-1-109</text:p>
          </table:table-cell>
          <table:table-cell table:style-name="ce15" office:value-type="string">
            <text:p>598-31-2</text:p>
          </table:table-cell>
          <table:table-cell table:style-name="ce16" office:value-type="string">
            <text:p>급성 독성-흡입(3.1)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30</text:p>
          </table:table-cell>
          <table: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Bromophos-ethyl</text:p>
          </table:table-cell>
          <table:table-cell table:style-name="ce15" office:value-type="string" table:number-columns-spanned="1" table:number-rows-spanned="4">
            <text:p>97-1-110</text:p>
          </table:table-cell>
          <table:table-cell table:style-name="ce15" office:value-type="string" table:number-columns-spanned="1" table:number-rows-spanned="4">
            <text:p>4824-78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thioic acid, O-(4-bromo-2,5-dichlorophenyl) O,O-diethyl ester ; Bromophos-ethyl</text:p>
          </table:covered-table-cell>
          <table:covered-table-cell table:style-name="ce15" office:value-type="string">
            <text:p>97-1-110</text:p>
          </table:covered-table-cell>
          <table:covered-table-cell table:style-name="ce15" office:value-type="string">
            <text:p>4824-78-6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thioic acid, O-(4-bromo-2,5-dichlorophenyl) O,O-diethyl ester ; Bromophos-ethyl</text:p>
          </table:covered-table-cell>
          <table:covered-table-cell table:style-name="ce15" office:value-type="string">
            <text:p>97-1-110</text:p>
          </table:covered-table-cell>
          <table:covered-table-cell table:style-name="ce15" office:value-type="string">
            <text:p>4824-78-6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thioic acid, O-(4-bromo-2,5-dichlorophenyl) O,O-diethyl ester ; Bromophos-ethyl</text:p>
          </table:covered-table-cell>
          <table:covered-table-cell table:style-name="ce15" office:value-type="string">
            <text:p>97-1-110</text:p>
          </table:covered-table-cell>
          <table:covered-table-cell table:style-name="ce15" office:value-type="string">
            <text:p>4824-78-6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Bromethalin</text:p>
          </table:table-cell>
          <table:table-cell table:style-name="ce15" office:value-type="string" table:number-columns-spanned="1" table:number-rows-spanned="5">
            <text:p>97-1-112</text:p>
          </table:table-cell>
          <table:table-cell table:style-name="ce15" office:value-type="string" table:number-columns-spanned="1" table:number-rows-spanned="5">
            <text:p>63333-35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5">
            <text:p>GHS06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string" table:number-columns-spanned="1" table:number-rows-spanned="5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enzenamine, N-methyl-2,4-dinitro-N-(2,4,6-tribromophenyl)-6-(trifluoromethyl)- ; Bromethalin</text:p>
          </table:covered-table-cell>
          <table:covered-table-cell table:style-name="ce15" office:value-type="string">
            <text:p>97-1-112</text:p>
          </table:covered-table-cell>
          <table:covered-table-cell table:style-name="ce15" office:value-type="string">
            <text:p>63333-35-7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enzenamine, N-methyl-2,4-dinitro-N-(2,4,6-tribromophenyl)-6-(trifluoromethyl)- ; Bromethalin</text:p>
          </table:covered-table-cell>
          <table:covered-table-cell table:style-name="ce15" office:value-type="string">
            <text:p>97-1-112</text:p>
          </table:covered-table-cell>
          <table:covered-table-cell table:style-name="ce15" office:value-type="string">
            <text:p>63333-35-7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Benzenamine, N-methyl-2,4-dinitro-N-(2,4,6-tribromophenyl)-6-(trifluoromethyl)- ; Bromethalin</text:p>
          </table:covered-table-cell>
          <table:covered-table-cell table:style-name="ce15" office:value-type="string">
            <text:p>97-1-112</text:p>
          </table:covered-table-cell>
          <table:covered-table-cell table:style-name="ce15" office:value-type="string">
            <text:p>63333-35-7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enzenamine, N-methyl-2,4-dinitro-N-(2,4,6-tribromophenyl)-6-(trifluoromethyl)- ; Bromethalin</text:p>
          </table:covered-table-cell>
          <table:covered-table-cell table:style-name="ce15" office:value-type="string">
            <text:p>97-1-112</text:p>
          </table:covered-table-cell>
          <table:covered-table-cell table:style-name="ce15" office:value-type="string">
            <text:p>63333-35-7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4">
            <text:p>Butocarboxim</text:p>
          </table:table-cell>
          <table:table-cell table:style-name="ce15" office:value-type="string" table:number-columns-spanned="1" table:number-rows-spanned="4">
            <text:p>97-1-115</text:p>
          </table:table-cell>
          <table:table-cell table:style-name="ce15" office:value-type="string" table:number-columns-spanned="1" table:number-rows-spanned="4">
            <text:p>34681-10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Butanone, 3-(methylthio)-, O-[(methylamino)carbonyl]oxime ; Butocarboxim</text:p>
          </table:covered-table-cell>
          <table:covered-table-cell table:style-name="ce15" office:value-type="string">
            <text:p>97-1-115</text:p>
          </table:covered-table-cell>
          <table:covered-table-cell table:style-name="ce15" office:value-type="string">
            <text:p>34681-10-2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Butanone, 3-(methylthio)-, O-[(methylamino)carbonyl]oxime ; Butocarboxim</text:p>
          </table:covered-table-cell>
          <table:covered-table-cell table:style-name="ce15" office:value-type="string">
            <text:p>97-1-115</text:p>
          </table:covered-table-cell>
          <table:covered-table-cell table:style-name="ce15" office:value-type="string">
            <text:p>34681-10-2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Bufencarb</text:p>
          </table:table-cell>
          <table:table-cell table:style-name="ce15" office:value-type="string" table:number-columns-spanned="1" table:number-rows-spanned="4">
            <text:p>97-1-116</text:p>
          </table:table-cell>
          <table:table-cell table:style-name="ce15" office:value-type="string" table:number-columns-spanned="1" table:number-rows-spanned="4">
            <text:p>8065-36-9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string" table:number-columns-spanned="1" table:number-rows-spanned="4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enol, 3-(1-ethylpropyl)-, methylcarbamate, mixt. with 3-(1-methylbutyl)phenyl methylcarbamate ; Bufencarb</text:p>
          </table:covered-table-cell>
          <table:covered-table-cell table:style-name="ce15" office:value-type="string">
            <text:p>97-1-116</text:p>
          </table:covered-table-cell>
          <table:covered-table-cell table:style-name="ce15" office:value-type="string">
            <text:p>8065-36-9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enol, 3-(1-ethylpropyl)-, methylcarbamate, mixt. with 3-(1-methylbutyl)phenyl methylcarbamate ; Bufencarb</text:p>
          </table:covered-table-cell>
          <table:covered-table-cell table:style-name="ce15" office:value-type="string">
            <text:p>97-1-116</text:p>
          </table:covered-table-cell>
          <table:covered-table-cell table:style-name="ce15" office:value-type="string">
            <text:p>8065-36-9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enol, 3-(1-ethylpropyl)-, methylcarbamate, mixt. with 3-(1-methylbutyl)phenyl methylcarbamate ; Bufencarb</text:p>
          </table:covered-table-cell>
          <table:covered-table-cell table:style-name="ce15" office:value-type="string">
            <text:p>97-1-116</text:p>
          </table:covered-table-cell>
          <table:covered-table-cell table:style-name="ce15" office:value-type="string">
            <text:p>8065-36-9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Binapacryl</text:p>
          </table:table-cell>
          <table:table-cell table:style-name="ce15" office:value-type="string" table:number-columns-spanned="1" table:number-rows-spanned="5">
            <text:p>97-1-118</text:p>
          </table:table-cell>
          <table:table-cell table:style-name="ce15" office:value-type="string" table:number-columns-spanned="1" table:number-rows-spanned="5">
            <text:p>485-31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5">
            <text:p>GHS06 </text:p>
            <text:p>GHS08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string" table:number-columns-spanned="1" table:number-rows-spanned="5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sec-Butyl-4,6-dinitrophenyl 3-methylcrotonate ; 3-Methyl-2-butenoic acid 2-(1-methylpropyl)-4,6-dinitrophenyl ester ; Binapacryl</text:p>
          </table:covered-table-cell>
          <table:covered-table-cell table:style-name="ce15" office:value-type="string">
            <text:p>97-1-118</text:p>
          </table:covered-table-cell>
          <table:covered-table-cell table:style-name="ce15" office:value-type="string">
            <text:p>485-31-4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sec-Butyl-4,6-dinitrophenyl 3-methylcrotonate ; 3-Methyl-2-butenoic acid 2-(1-methylpropyl)-4,6-dinitrophenyl ester ; Binapacryl</text:p>
          </table:covered-table-cell>
          <table:covered-table-cell table:style-name="ce15" office:value-type="string">
            <text:p>97-1-118</text:p>
          </table:covered-table-cell>
          <table:covered-table-cell table:style-name="ce15" office:value-type="string">
            <text:p>485-31-4</text:p>
          </table:covered-table-cell>
          <table:table-cell table:style-name="ce16" office:value-type="string">
            <text:p>생식독성(3.7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6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sec-Butyl-4,6-dinitrophenyl 3-methylcrotonate ; 3-Methyl-2-butenoic acid 2-(1-methylpropyl)-4,6-dinitrophenyl ester ; Binapacryl</text:p>
          </table:covered-table-cell>
          <table:covered-table-cell table:style-name="ce15" office:value-type="string">
            <text:p>97-1-118</text:p>
          </table:covered-table-cell>
          <table:covered-table-cell table:style-name="ce15" office:value-type="string">
            <text:p>485-31-4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-sec-Butyl-4,6-dinitrophenyl 3-methylcrotonate ; 3-Methyl-2-butenoic acid 2-(1-methylpropyl)-4,6-dinitrophenyl ester ; Binapacryl</text:p>
          </table:covered-table-cell>
          <table:covered-table-cell table:style-name="ce15" office:value-type="string">
            <text:p>97-1-118</text:p>
          </table:covered-table-cell>
          <table:covered-table-cell table:style-name="ce15" office:value-type="string">
            <text:p>485-31-4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6">
            <text:p>Bis(2-ethylhexyl)amine</text:p>
          </table:table-cell>
          <table:table-cell table:style-name="ce15" office:value-type="string" table:number-columns-spanned="1" table:number-rows-spanned="6">
            <text:p>97-1-120</text:p>
          </table:table-cell>
          <table:table-cell table:style-name="ce15" office:value-type="string" table:number-columns-spanned="1" table:number-rows-spanned="6">
            <text:p>106-20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6">
            <text:p>GHS05 </text:p>
            <text:p>GHS06 </text:p>
            <text:p>GHS09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02</text:p>
          </table:table-cell>
          <table:table-cell table:style-name="ce15" table:number-columns-spanned="1" table:number-rows-spanned="6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3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is(2-ethylhexyl)amine</text:p>
          </table:covered-table-cell>
          <table:covered-table-cell table:style-name="ce15" office:value-type="string">
            <text:p>97-1-120</text:p>
          </table:covered-table-cell>
          <table:covered-table-cell table:style-name="ce15" office:value-type="string">
            <text:p>106-20-7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4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Bis(2-ethylhexyl)amine</text:p>
          </table:covered-table-cell>
          <table:covered-table-cell table:style-name="ce15" office:value-type="string">
            <text:p>97-1-120</text:p>
          </table:covered-table-cell>
          <table:covered-table-cell table:style-name="ce15" office:value-type="string">
            <text:p>106-20-7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3">
            <text:p>Bis(chloromethyl)ether</text:p>
          </table:table-cell>
          <table:table-cell table:style-name="ce15" office:value-type="string" table:number-columns-spanned="1" table:number-rows-spanned="3">
            <text:p>97-1-121</text:p>
          </table:table-cell>
          <table:table-cell table:style-name="ce15" office:value-type="string" table:number-columns-spanned="1" table:number-rows-spanned="3">
            <text:p>111-44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3">
            <text:p>GHS06</text:p>
            <text:p>GHS08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발암성(3.6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5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Bis(chloromethyl)ether</text:p>
          </table:table-cell>
          <table:table-cell table:style-name="ce15" office:value-type="string" table:number-columns-spanned="1" table:number-rows-spanned="5">
            <text:p>97-1-122</text:p>
          </table:table-cell>
          <table:table-cell table:style-name="ce15" office:value-type="string" table:number-columns-spanned="1" table:number-rows-spanned="5">
            <text:p>542-88-1</text:p>
          </table:table-cell>
          <table:table-cell table:style-name="ce16" office:value-type="string">
            <text:p>인화성 액체(2.6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5">
            <text:p>GHS02 </text:p>
            <text:p>GHS06 </text:p>
            <text:p>GHS08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225</text:p>
          </table:table-cell>
          <table:table-cell table:style-name="ce15" table:number-columns-spanned="1" table:number-rows-spanned="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is(chloromethyl) ether</text:p>
          </table:covered-table-cell>
          <table:covered-table-cell table:style-name="ce15" office:value-type="string">
            <text:p>97-1-122</text:p>
          </table:covered-table-cell>
          <table:covered-table-cell table:style-name="ce15" office:value-type="string">
            <text:p>542-88-1</text:p>
          </table:covered-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2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0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is(chloromethyl) ether</text:p>
          </table:covered-table-cell>
          <table:covered-table-cell table:style-name="ce15" office:value-type="string">
            <text:p>97-1-122</text:p>
          </table:covered-table-cell>
          <table:covered-table-cell table:style-name="ce15" office:value-type="string">
            <text:p>542-88-1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2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Bis(chloromethyl) ether</text:p>
          </table:covered-table-cell>
          <table:covered-table-cell table:style-name="ce15" office:value-type="string">
            <text:p>97-1-122</text:p>
          </table:covered-table-cell>
          <table:covered-table-cell table:style-name="ce15" office:value-type="string">
            <text:p>542-88-1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is(chloromethyl) ether</text:p>
          </table:covered-table-cell>
          <table:covered-table-cell table:style-name="ce15" office:value-type="string">
            <text:p>97-1-122</text:p>
          </table:covered-table-cell>
          <table:covered-table-cell table:style-name="ce15" office:value-type="string">
            <text:p>542-88-1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>
            <text:p>Bisthiosemi</text:p>
          </table:table-cell>
          <table:table-cell table:style-name="ce15" office:value-type="string">
            <text:p>97-1-123</text:p>
          </table:table-cell>
          <table:table-cell table:style-name="ce15" office:value-type="string">
            <text:p>39603-48-0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0</text:p>
          </table:table-cell>
          <table: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5">
            <text:p>Methylenebisthiocyanate</text:p>
          </table:table-cell>
          <table:table-cell table:style-name="ce15" office:value-type="string" table:number-columns-spanned="1" table:number-rows-spanned="5">
            <text:p>97-1-124</text:p>
          </table:table-cell>
          <table:table-cell table:style-name="ce15" office:value-type="string" table:number-columns-spanned="1" table:number-rows-spanned="5">
            <text:p>6317-18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5">
            <text:p>GHS05</text:p>
            <text:p>GHS06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11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4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7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Methylenebis(thiocyanate)</text:p>
          </table:covered-table-cell>
          <table:covered-table-cell table:style-name="ce15" office:value-type="string">
            <text:p>97-1-124</text:p>
          </table:covered-table-cell>
          <table:covered-table-cell table:style-name="ce15" office:value-type="string">
            <text:p>6317-18-6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Fenbutatin oxide</text:p>
          </table:table-cell>
          <table:table-cell table:style-name="ce15" office:value-type="string" table:number-columns-spanned="1" table:number-rows-spanned="5">
            <text:p>97-1-128</text:p>
          </table:table-cell>
          <table:table-cell table:style-name="ce15" office:value-type="string" table:number-columns-spanned="1" table:number-rows-spanned="5">
            <text:p>13356-08-6</text:p>
          </table: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5">
            <text:p>GHS06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15</text:p>
          </table:table-cell>
          <table:table-cell table:style-name="ce29" office:value-type="string" table:number-columns-spanned="1" table:number-rows-spanned="5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Hexakis(2-methyl-2-phenylpropyl)distannoxane ; Bis[tris[2-methyl-2-phenylpropyl)tin] oxide, Fenbutatin oxide, Vendex</text:p>
          </table:covered-table-cell>
          <table:covered-table-cell table:style-name="ce15" office:value-type="string">
            <text:p>97-1-128</text:p>
          </table:covered-table-cell>
          <table:covered-table-cell table:style-name="ce15" office:value-type="string">
            <text:p>13356-08-6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Hexakis(2-methyl-2-phenylpropyl)distannoxane ; Bis[tris[2-methyl-2-phenylpropyl)tin] oxide, Fenbutatin oxide, Vendex</text:p>
          </table:covered-table-cell>
          <table:covered-table-cell table:style-name="ce15" office:value-type="string">
            <text:p>97-1-128</text:p>
          </table:covered-table-cell>
          <table:covered-table-cell table:style-name="ce15" office:value-type="string">
            <text:p>13356-08-6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Hexakis(2-methyl-2-phenylpropyl)distannoxane ; Bis[tris[2-methyl-2-phenylpropyl)tin] oxide, Fenbutatin oxide, Vendex</text:p>
          </table:covered-table-cell>
          <table:covered-table-cell table:style-name="ce15" office:value-type="string">
            <text:p>97-1-128</text:p>
          </table:covered-table-cell>
          <table:covered-table-cell table:style-name="ce15" office:value-type="string">
            <text:p>13356-08-6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</text:p>
          </table:covered-table-cell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Hexakis(2-methyl-2-phenylpropyl)distannoxane ; Bis[tris[2-methyl-2-phenylpropyl)tin] oxide, Fenbutatin oxide, Vendex</text:p>
          </table:covered-table-cell>
          <table:covered-table-cell table:style-name="ce15" office:value-type="string">
            <text:p>97-1-128</text:p>
          </table:covered-table-cell>
          <table:covered-table-cell table:style-name="ce15" office:value-type="string">
            <text:p>13356-08-6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>
            <text:p>Cerezin</text:p>
          </table:table-cell>
          <table:table-cell table:style-name="ce15" office:value-type="string">
            <text:p>97-1-133</text:p>
          </table:table-cell>
          <table:table-cell table:style-name="ce15" office:value-type="string">
            <text:p>2346-99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1</text:p>
          </table:table-cell>
          <table: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2">
            <text:p>Cellocidin</text:p>
          </table:table-cell>
          <table:table-cell table:style-name="ce15" office:value-type="string" table:number-columns-spanned="1" table:number-rows-spanned="2">
            <text:p>97-1-135</text:p>
          </table:table-cell>
          <table:table-cell table:style-name="ce15" office:value-type="string" table:number-columns-spanned="1" table:number-rows-spanned="2">
            <text:p>543-21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-Butynediamide ; Cellocidin</text:p>
          </table:covered-table-cell>
          <table:covered-table-cell table:style-name="ce15" office:value-type="string">
            <text:p>97-1-135</text:p>
          </table:covered-table-cell>
          <table:covered-table-cell table:style-name="ce15" office:value-type="string">
            <text:p>543-21-5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>
            <text:p>Cythioate</text:p>
          </table:table-cell>
          <table:table-cell table:style-name="ce15" office:value-type="string">
            <text:p>97-1-149</text:p>
          </table:table-cell>
          <table:table-cell table:style-name="ce15" office:value-type="string">
            <text:p>115-93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1</text:p>
          </table:table-cell>
          <table: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Cyprofuram</text:p>
          </table:table-cell>
          <table:table-cell table:style-name="ce15" office:value-type="string" table:number-columns-spanned="1" table:number-rows-spanned="3">
            <text:p>97-1-151</text:p>
          </table:table-cell>
          <table:table-cell table:style-name="ce15" office:value-type="string" table:number-columns-spanned="1" table:number-rows-spanned="3">
            <text:p>69581-33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3">
            <text:p>GHS06 </text:p>
            <text:p>GHS09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float" office:value="10" table:number-columns-spanned="1" table:number-rows-spanned="3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-(3-Chlorophenyl)-N-(tetrahydro-2-oxo-3-furyl)cyclopropanecarboxamide ; Cyprofuram</text:p>
          </table:covered-table-cell>
          <table:covered-table-cell table:style-name="ce15" office:value-type="string">
            <text:p>97-1-151</text:p>
          </table:covered-table-cell>
          <table:covered-table-cell table:style-name="ce15" office:value-type="string">
            <text:p>69581-33-5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-(3-Chlorophenyl)-N-(tetrahydro-2-oxo-3-furyl)cyclopropanecarboxamide ; Cyprofuram</text:p>
          </table:covered-table-cell>
          <table:covered-table-cell table:style-name="ce15" office:value-type="string">
            <text:p>97-1-151</text:p>
          </table:covered-table-cell>
          <table:covered-table-cell table:style-name="ce15" office:value-type="string">
            <text:p>69581-33-5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Cyfluthrin</text:p>
          </table:table-cell>
          <table:table-cell table:style-name="ce15" office:value-type="string" table:number-columns-spanned="1" table:number-rows-spanned="4">
            <text:p>97-1-152</text:p>
          </table:table-cell>
          <table:table-cell table:style-name="ce15" office:value-type="string" table:number-columns-spanned="1" table:number-rows-spanned="4">
            <text:p>68359-37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float" office:value="100" table:number-columns-spanned="1" table:number-rows-spanned="4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α-cyano-4-fluoro-3-phenoxybenzyl 3-(2,2-dichlorovinyl)-2,2-dimethylcyclopropanecarboxylate ; Cyfluthrin, Baythroid, Cyfoxylate</text:p>
          </table:covered-table-cell>
          <table:covered-table-cell table:style-name="ce15" office:value-type="string">
            <text:p>97-1-152</text:p>
          </table:covered-table-cell>
          <table:covered-table-cell table:style-name="ce15" office:value-type="string">
            <text:p>68359-37-5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α-cyano-4-fluoro-3-phenoxybenzyl 3-(2,2-dichlorovinyl)-2,2-dimethylcyclopropanecarboxylate ; Cyfluthrin, Baythroid, Cyfoxylate</text:p>
          </table:covered-table-cell>
          <table:covered-table-cell table:style-name="ce15" office:value-type="string">
            <text:p>97-1-152</text:p>
          </table:covered-table-cell>
          <table:covered-table-cell table:style-name="ce15" office:value-type="string">
            <text:p>68359-37-5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α-cyano-4-fluoro-3-phenoxybenzyl 3-(2,2-dichlorovinyl)-2,2-dimethylcyclopropanecarboxylate ; Cyfluthrin, Baythroid, Cyfoxylate</text:p>
          </table:covered-table-cell>
          <table:covered-table-cell table:style-name="ce15" office:value-type="string">
            <text:p>97-1-152</text:p>
          </table:covered-table-cell>
          <table:covered-table-cell table:style-name="ce15" office:value-type="string">
            <text:p>68359-37-5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Cyhalothrin</text:p>
          </table:table-cell>
          <table:table-cell table:style-name="ce15" office:value-type="string" table:number-columns-spanned="1" table:number-rows-spanned="4">
            <text:p>97-1-153</text:p>
          </table:table-cell>
          <table:table-cell table:style-name="ce15" office:value-type="string" table:number-columns-spanned="1" table:number-rows-spanned="4">
            <text:p>68085-85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string" table:number-columns-spanned="1" table:number-rows-spanned="4">
            <text:p>10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(2-Chloro-3,3,3-trifluoro-1-propenyl)-2,2-dimethylcyclopropanecarboxylic acid cyano(3-phenoxyphenyl)methyl ester ; Cyhalothrin, Grenade</text:p>
          </table:covered-table-cell>
          <table:covered-table-cell table:style-name="ce15" office:value-type="string">
            <text:p>97-1-153</text:p>
          </table:covered-table-cell>
          <table:covered-table-cell table:style-name="ce15" office:value-type="string">
            <text:p>68085-85-8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(2-Chloro-3,3,3-trifluoro-1-propenyl)-2,2-dimethylcyclopropanecarboxylic acid cyano(3-phenoxyphenyl)methyl ester ; Cyhalothrin, Grenade</text:p>
          </table:covered-table-cell>
          <table:covered-table-cell table:style-name="ce15" office:value-type="string">
            <text:p>97-1-153</text:p>
          </table:covered-table-cell>
          <table:covered-table-cell table:style-name="ce15" office:value-type="string">
            <text:p>68085-85-8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(2-Chloro-3,3,3-trifluoro-1-propenyl)-2,2-dimethylcyclopropanecarboxylic acid cyano(3-phenoxyphenyl)methyl ester ; Cyhalothrin, Grenade</text:p>
          </table:covered-table-cell>
          <table:covered-table-cell table:style-name="ce15" office:value-type="string">
            <text:p>97-1-153</text:p>
          </table:covered-table-cell>
          <table:covered-table-cell table:style-name="ce15" office:value-type="string">
            <text:p>68085-85-8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Aminocarb</text:p>
          </table:table-cell>
          <table:table-cell table:style-name="ce15" office:value-type="string" table:number-columns-spanned="1" table:number-rows-spanned="4">
            <text:p>97-1-157</text:p>
          </table:table-cell>
          <table:table-cell table:style-name="ce15" office:value-type="string" table:number-columns-spanned="1" table:number-rows-spanned="4">
            <text:p>2032-59-9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string" table:number-columns-spanned="1" table:number-rows-spanned="4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Dimethylamino-3-methylphenyl N-methylcarbamate ; Aminocarb</text:p>
          </table:covered-table-cell>
          <table:covered-table-cell table:style-name="ce15" office:value-type="string">
            <text:p>97-1-157</text:p>
          </table:covered-table-cell>
          <table:covered-table-cell table:style-name="ce15" office:value-type="string">
            <text:p>2032-59-9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Dimethylamino-3-methylphenyl N-methylcarbamate ; Aminocarb</text:p>
          </table:covered-table-cell>
          <table:covered-table-cell table:style-name="ce15" office:value-type="string">
            <text:p>97-1-157</text:p>
          </table:covered-table-cell>
          <table:covered-table-cell table:style-name="ce15" office:value-type="string">
            <text:p>2032-59-9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Dimethylamino-3-methylphenyl N-methylcarbamate ; Aminocarb</text:p>
          </table:covered-table-cell>
          <table:covered-table-cell table:style-name="ce15" office:value-type="string">
            <text:p>97-1-157</text:p>
          </table:covered-table-cell>
          <table:covered-table-cell table:style-name="ce15" office:value-type="string">
            <text:p>2032-59-9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>
            <text:p>Amiton</text:p>
          </table:table-cell>
          <table:table-cell table:style-name="ce15" office:value-type="string">
            <text:p>97-1-159</text:p>
          </table:table-cell>
          <table:table-cell table:style-name="ce15" office:value-type="string">
            <text:p>78-53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0</text:p>
          </table:table-cell>
          <table: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2">
            <text:p>Dinoseb acetate</text:p>
          </table:table-cell>
          <table:table-cell table:style-name="ce15" office:value-type="string" table:number-columns-spanned="1" table:number-rows-spanned="2">
            <text:p>97-1-160</text:p>
          </table:table-cell>
          <table:table-cell table:style-name="ce15" office:value-type="string" table:number-columns-spanned="1" table:number-rows-spanned="2">
            <text:p>2813-95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(1-Methylpropyl)-4,6-dinitrophenyl acetate ; Dinoseb acetate</text:p>
          </table:covered-table-cell>
          <table:covered-table-cell table:style-name="ce15" office:value-type="string">
            <text:p>97-1-160</text:p>
          </table:covered-table-cell>
          <table:covered-table-cell table:style-name="ce15" office:value-type="string">
            <text:p>2813-95-8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Ethyl acetate</text:p>
          </table:table-cell>
          <table:table-cell table:style-name="ce15" office:value-type="string" table:number-columns-spanned="1" table:number-rows-spanned="4">
            <text:p>97-1-161</text:p>
          </table:table-cell>
          <table:table-cell table:style-name="ce15" office:value-type="string" table:number-columns-spanned="1" table:number-rows-spanned="4">
            <text:p>141-78-6</text:p>
          </table:table-cell>
          <table:table-cell table:style-name="ce16" office:value-type="string">
            <text:p>인화성 액체(2.6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4">
            <text:p>GHS02 </text:p>
            <text:p>GHS06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225</text:p>
          </table:table-cell>
          <table:table-cell table:style-name="ce15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Acetic acid ethyl ester ; Ethyl acetate</text:p>
          </table:covered-table-cell>
          <table:covered-table-cell table:style-name="ce15" office:value-type="string">
            <text:p>97-1-161</text:p>
          </table:covered-table-cell>
          <table:covered-table-cell table:style-name="ce15" office:value-type="string">
            <text:p>141-78-6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2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Acetic acid ethyl ester ; Ethyl acetate</text:p>
          </table:covered-table-cell>
          <table:covered-table-cell table:style-name="ce15" office:value-type="string">
            <text:p>97-1-161</text:p>
          </table:covered-table-cell>
          <table:covered-table-cell table:style-name="ce15" office:value-type="string">
            <text:p>141-78-6</text:p>
          </table:covered-table-cell>
          <table:table-cell table:style-name="ce16" office:value-type="string">
            <text:p>표적장기-1회노출(3.8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2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6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>
            <text:p>Thallium acetate</text:p>
          </table:table-cell>
          <table:table-cell table:style-name="ce15" office:value-type="string">
            <text:p>97-1-162</text:p>
          </table:table-cell>
          <table:table-cell table:style-name="ce15" office:value-type="string">
            <text:p>563-68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0</text:p>
          </table:table-cell>
          <table: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9">
            <text:p>Acrylamide</text:p>
          </table:table-cell>
          <table:table-cell table:style-name="ce15" office:value-type="string" table:number-columns-spanned="1" table:number-rows-spanned="9">
            <text:p>97-1-171</text:p>
          </table:table-cell>
          <table:table-cell table:style-name="ce15" office:value-type="string" table:number-columns-spanned="1" table:number-rows-spanned="9">
            <text:p>79-06-1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9">
            <text:p>GHS06 </text:p>
            <text:p>GHS08</text:p>
          </table:table-cell>
          <table:table-cell table:style-name="ce15" office:value-type="string" table:number-columns-spanned="1" table:number-rows-spanned="9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Propenamide ; Acrylamide</text:p>
          </table:covered-table-cell>
          <table:covered-table-cell table:style-name="ce15" office:value-type="string">
            <text:p>97-1-171</text:p>
          </table:covered-table-cell>
          <table:covered-table-cell table:style-name="ce15" office:value-type="string">
            <text:p>79-06-1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Propenamide ; Acrylamide</text:p>
          </table:covered-table-cell>
          <table:covered-table-cell table:style-name="ce15" office:value-type="string">
            <text:p>97-1-171</text:p>
          </table:covered-table-cell>
          <table:covered-table-cell table:style-name="ce15" office:value-type="string">
            <text:p>79-06-1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Propenamide ; Acrylamide</text:p>
          </table:covered-table-cell>
          <table:covered-table-cell table:style-name="ce15" office:value-type="string">
            <text:p>97-1-171</text:p>
          </table:covered-table-cell>
          <table:covered-table-cell table:style-name="ce15" office:value-type="string">
            <text:p>79-06-1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Propenamide ; Acrylamide</text:p>
          </table:covered-table-cell>
          <table:covered-table-cell table:style-name="ce15" office:value-type="string">
            <text:p>97-1-171</text:p>
          </table:covered-table-cell>
          <table:covered-table-cell table:style-name="ce15" office:value-type="string">
            <text:p>79-06-1</text:p>
          </table:covered-table-cell>
          <table:table-cell table:style-name="ce16" office:value-type="string">
            <text:p>생식세포변이원성(3.5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4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Propenamide ; Acrylamide</text:p>
          </table:covered-table-cell>
          <table:covered-table-cell table:style-name="ce15" office:value-type="string">
            <text:p>97-1-171</text:p>
          </table:covered-table-cell>
          <table:covered-table-cell table:style-name="ce15" office:value-type="string">
            <text:p>79-06-1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Propenamide ; Acrylamide</text:p>
          </table:covered-table-cell>
          <table:covered-table-cell table:style-name="ce15" office:value-type="string">
            <text:p>97-1-171</text:p>
          </table:covered-table-cell>
          <table:covered-table-cell table:style-name="ce15" office:value-type="string">
            <text:p>79-06-1</text:p>
          </table:covered-table-cell>
          <table:table-cell table:style-name="ce16" office:value-type="string">
            <text:p>생식독성(3.7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6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Propenamide ; Acrylamide</text:p>
          </table:covered-table-cell>
          <table:covered-table-cell table:style-name="ce15" office:value-type="string">
            <text:p>97-1-171</text:p>
          </table:covered-table-cell>
          <table:covered-table-cell table:style-name="ce15" office:value-type="string">
            <text:p>79-06-1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2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2">
            <text:p>Aphoxide</text:p>
          </table:table-cell>
          <table:table-cell table:style-name="ce15" office:value-type="string" table:number-columns-spanned="1" table:number-rows-spanned="2">
            <text:p>97-1-172</text:p>
          </table:table-cell>
          <table:table-cell table:style-name="ce15" office:value-type="string" table:number-columns-spanned="1" table:number-rows-spanned="2">
            <text:p>545-55-1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Tri(aziridin-1-yl)phosphine oxide ; Aphoxide</text:p>
          </table:covered-table-cell>
          <table:covered-table-cell table:style-name="ce15" office:value-type="string">
            <text:p>97-1-172</text:p>
          </table:covered-table-cell>
          <table:covered-table-cell table:style-name="ce15" office:value-type="string">
            <text:p>545-55-1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2">
            <text:p>Apholate</text:p>
          </table:table-cell>
          <table:table-cell table:style-name="ce15" office:value-type="string" table:number-columns-spanned="1" table:number-rows-spanned="2">
            <text:p>97-1-173</text:p>
          </table:table-cell>
          <table:table-cell table:style-name="ce15" office:value-type="string" table:number-columns-spanned="1" table:number-rows-spanned="2">
            <text:p>52-46-0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3,5,2,4,6-Triazatriphosphorine, 2,2,4,4,6,6-hexakis(1-aziridinyl)-2,2,4,4,6,6-hexahydro- ; Apholate</text:p>
          </table:covered-table-cell>
          <table:covered-table-cell table:style-name="ce15" office:value-type="string">
            <text:p>97-1-173</text:p>
          </table:covered-table-cell>
          <table:covered-table-cell table:style-name="ce15" office:value-type="string">
            <text:p>52-46-0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Aphidan</text:p>
          </table:table-cell>
          <table:table-cell table:style-name="ce15" office:value-type="string" table:number-columns-spanned="1" table:number-rows-spanned="4">
            <text:p>97-1-174</text:p>
          </table:table-cell>
          <table:table-cell table:style-name="ce15" office:value-type="string" table:number-columns-spanned="1" table:number-rows-spanned="4">
            <text:p>5827-05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0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dithioic acid, S-[(ethylsulfinyl)methyl] O,O-bis(1-methylethyl) ester ; Aphidan</text:p>
          </table:covered-table-cell>
          <table:covered-table-cell table:style-name="ce15" office:value-type="string">
            <text:p>97-1-174</text:p>
          </table:covered-table-cell>
          <table:covered-table-cell table:style-name="ce15" office:value-type="string">
            <text:p>5827-05-4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dithioic acid, S-[(ethylsulfinyl)methyl] O,O-bis(1-methylethyl) ester ; Aphidan</text:p>
          </table:covered-table-cell>
          <table:covered-table-cell table:style-name="ce15" office:value-type="string">
            <text:p>97-1-174</text:p>
          </table:covered-table-cell>
          <table:covered-table-cell table:style-name="ce15" office:value-type="string">
            <text:p>5827-05-4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dithioic acid, S-[(ethylsulfinyl)methyl] O,O-bis(1-methylethyl) ester ; Aphidan</text:p>
          </table:covered-table-cell>
          <table:covered-table-cell table:style-name="ce15" office:value-type="string">
            <text:p>97-1-174</text:p>
          </table:covered-table-cell>
          <table:covered-table-cell table:style-name="ce15" office:value-type="string">
            <text:p>5827-05-4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Antu</text:p>
          </table:table-cell>
          <table:table-cell table:style-name="ce15" office:value-type="string" table:number-columns-spanned="1" table:number-rows-spanned="2">
            <text:p>97-1-175</text:p>
          </table:table-cell>
          <table:table-cell table:style-name="ce15" office:value-type="string" table:number-columns-spanned="1" table:number-rows-spanned="2">
            <text:p>86-88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2">
            <text:p>GHS06 </text:p>
            <text:p>GHS08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Thiourea, 1-naphthalenyl- ; ANTU</text:p>
          </table:covered-table-cell>
          <table:covered-table-cell table:style-name="ce15" office:value-type="string">
            <text:p>97-1-175</text:p>
          </table:covered-table-cell>
          <table:covered-table-cell table:style-name="ce15" office:value-type="string">
            <text:p>86-88-4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3">
            <text:p>Aldoxycarb</text:p>
          </table:table-cell>
          <table:table-cell table:style-name="ce15" office:value-type="string" table:number-columns-spanned="1" table:number-rows-spanned="3">
            <text:p>97-1-177</text:p>
          </table:table-cell>
          <table:table-cell table:style-name="ce15" office:value-type="string" table:number-columns-spanned="1" table:number-rows-spanned="3">
            <text:p>1646-88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3">
            <text:p>GHS06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Methyl-2-(methylsulfonyl)propionaldehyde O-(methylcarbamoyl)oxime ; Aldoxycarb</text:p>
          </table:covered-table-cell>
          <table:covered-table-cell table:style-name="ce15" office:value-type="string">
            <text:p>97-1-177</text:p>
          </table:covered-table-cell>
          <table:covered-table-cell table:style-name="ce15" office:value-type="string">
            <text:p>1646-88-4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Methyl-2-(methylsulfonyl)propionaldehyde O-(methylcarbamoyl)oxime ; Aldoxycarb</text:p>
          </table:covered-table-cell>
          <table:covered-table-cell table:style-name="ce15" office:value-type="string">
            <text:p>97-1-177</text:p>
          </table:covered-table-cell>
          <table:covered-table-cell table:style-name="ce15" office:value-type="string">
            <text:p>1646-88-4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Aldrin</text:p>
          </table:table-cell>
          <table:table-cell table:style-name="ce15" office:value-type="string" table:number-columns-spanned="1" table:number-rows-spanned="6">
            <text:p>97-1-178</text:p>
          </table:table-cell>
          <table:table-cell table:style-name="ce15" office:value-type="string" table:number-columns-spanned="1" table:number-rows-spanned="6">
            <text:p>309-00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6">
            <text:p>GHS06 </text:p>
            <text:p>GHS08 </text:p>
            <text:p>GHS09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float" office:value="100" table:number-columns-spanned="1" table:number-rows-spanned="6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2,3,4,10,10-Hexachloro-1,4,4a,5,8,8a-hexachloro-1,4-endo-exo-5,8-dimethanonaphthalene ; Aldrin</text:p>
          </table:covered-table-cell>
          <table:covered-table-cell table:style-name="ce15" office:value-type="string">
            <text:p>97-1-178</text:p>
          </table:covered-table-cell>
          <table:covered-table-cell table:style-name="ce15" office:value-type="string">
            <text:p>309-00-2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발암성(3.6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5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2,3,4,10,10-Hexachloro-1,4,4a,5,8,8a-hexachloro-1,4-endo-exo-5,8-dimethanonaphthalene ; Aldrin</text:p>
          </table:covered-table-cell>
          <table:covered-table-cell table:style-name="ce15" office:value-type="string">
            <text:p>97-1-178</text:p>
          </table:covered-table-cell>
          <table:covered-table-cell table:style-name="ce15" office:value-type="string">
            <text:p>309-00-2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2,3,4,10,10-Hexachloro-1,4,4a,5,8,8a-hexachloro-1,4-endo-exo-5,8-dimethanonaphthalene ; Aldrin</text:p>
          </table:covered-table-cell>
          <table:covered-table-cell table:style-name="ce15" office:value-type="string">
            <text:p>97-1-178</text:p>
          </table:covered-table-cell>
          <table:covered-table-cell table:style-name="ce15" office:value-type="string">
            <text:p>309-00-2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2,3,4,10,10-Hexachloro-1,4,4a,5,8,8a-hexachloro-1,4-endo-exo-5,8-dimethanonaphthalene ; Aldrin</text:p>
          </table:covered-table-cell>
          <table:covered-table-cell table:style-name="ce15" office:value-type="string">
            <text:p>97-1-178</text:p>
          </table:covered-table-cell>
          <table:covered-table-cell table:style-name="ce15" office:value-type="string">
            <text:p>309-00-2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Aldicarb</text:p>
          </table:table-cell>
          <table:table-cell table:style-name="ce15" office:value-type="string" table:number-columns-spanned="1" table:number-rows-spanned="5">
            <text:p>97-1-179</text:p>
          </table:table-cell>
          <table:table-cell table:style-name="ce15" office:value-type="string" table:number-columns-spanned="1" table:number-rows-spanned="5">
            <text:p>116-06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5">
            <text:p>GHS06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string" table:number-columns-spanned="1" table:number-rows-spanned="5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ropanal, 2-methyl-2-(methylthio)-, O-[(methylamino)carbonyl]oxime ; Aldicarb</text:p>
          </table:covered-table-cell>
          <table:covered-table-cell table:style-name="ce15" office:value-type="string">
            <text:p>97-1-179</text:p>
          </table:covered-table-cell>
          <table:covered-table-cell table:style-name="ce15" office:value-type="string">
            <text:p>116-06-3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ropanal, 2-methyl-2-(methylthio)-, O-[(methylamino)carbonyl]oxime ; Aldicarb</text:p>
          </table:covered-table-cell>
          <table:covered-table-cell table:style-name="ce15" office:value-type="string">
            <text:p>97-1-179</text:p>
          </table:covered-table-cell>
          <table:covered-table-cell table:style-name="ce15" office:value-type="string">
            <text:p>116-06-3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ropanal, 2-methyl-2-(methylthio)-, O-[(methylamino)carbonyl]oxime ; Aldicarb</text:p>
          </table:covered-table-cell>
          <table:covered-table-cell table:style-name="ce15" office:value-type="string">
            <text:p>97-1-179</text:p>
          </table:covered-table-cell>
          <table:covered-table-cell table:style-name="ce15" office:value-type="string">
            <text:p>116-06-3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ropanal, 2-methyl-2-(methylthio)-, O-[(methylamino)carbonyl]oxime ; Aldicarb</text:p>
          </table:covered-table-cell>
          <table:covered-table-cell table:style-name="ce15" office:value-type="string">
            <text:p>97-1-179</text:p>
          </table:covered-table-cell>
          <table:covered-table-cell table:style-name="ce15" office:value-type="string">
            <text:p>116-06-3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Alanycarb</text:p>
          </table:table-cell>
          <table:table-cell table:style-name="ce15" office:value-type="string" table:number-columns-spanned="1" table:number-rows-spanned="3">
            <text:p>97-1-180</text:p>
          </table:table-cell>
          <table:table-cell table:style-name="ce15" office:value-type="string" table:number-columns-spanned="1" table:number-rows-spanned="3">
            <text:p>83130-01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3">
            <text:p>GHS06 </text:p>
            <text:p>GHS09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2</text:p>
          </table:table-cell>
          <table:table-cell table:style-name="ce29" office:value-type="string" table:number-columns-spanned="1" table:number-rows-spanned="3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5-Oxa-2,8-dithia-4,7,9-triazadodec-3-en-12-oic acid, 3,7-dimethyl-6-oxo-9-(phenylmethyl)-, ethyl ester, (3Z)- ; Alanycarb</text:p>
          </table:covered-table-cell>
          <table:covered-table-cell table:style-name="ce15" office:value-type="string">
            <text:p>97-1-180</text:p>
          </table:covered-table-cell>
          <table:covered-table-cell table:style-name="ce15" office:value-type="string">
            <text:p>83130-01-2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5-Oxa-2,8-dithia-4,7,9-triazadodec-3-en-12-oic acid, 3,7-dimethyl-6-oxo-9-(phenylmethyl)-, ethyl ester, (3Z)- ; Alanycarb</text:p>
          </table:covered-table-cell>
          <table:covered-table-cell table:style-name="ce15" office:value-type="string">
            <text:p>97-1-180</text:p>
          </table:covered-table-cell>
          <table:covered-table-cell table:style-name="ce15" office:value-type="string">
            <text:p>83130-01-2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Edifenphos</text:p>
          </table:table-cell>
          <table:table-cell table:style-name="ce15" office:value-type="string" table:number-columns-spanned="1" table:number-rows-spanned="6">
            <text:p>97-1-185</text:p>
          </table:table-cell>
          <table:table-cell table:style-name="ce15" office:value-type="string" table:number-columns-spanned="1" table:number-rows-spanned="6">
            <text:p>17109-49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6">
            <text:p>GHS06 </text:p>
            <text:p>GHS09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6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dithioic acid O-ethyl S,S-diphenyl ester ; Edifenphos</text:p>
          </table:covered-table-cell>
          <table:covered-table-cell table:style-name="ce15" office:value-type="string">
            <text:p>97-1-185</text:p>
          </table:covered-table-cell>
          <table:covered-table-cell table:style-name="ce15" office:value-type="string">
            <text:p>17109-49-8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dithioic acid O-ethyl S,S-diphenyl ester ; Edifenphos</text:p>
          </table:covered-table-cell>
          <table:covered-table-cell table:style-name="ce15" office:value-type="string">
            <text:p>97-1-185</text:p>
          </table:covered-table-cell>
          <table:covered-table-cell table:style-name="ce15" office:value-type="string">
            <text:p>17109-49-8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dithioic acid O-ethyl S,S-diphenyl ester ; Edifenphos</text:p>
          </table:covered-table-cell>
          <table:covered-table-cell table:style-name="ce15" office:value-type="string">
            <text:p>97-1-185</text:p>
          </table:covered-table-cell>
          <table:covered-table-cell table:style-name="ce15" office:value-type="string">
            <text:p>17109-49-8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5">
          <table:table-cell/>
          <table:table-cell table:style-name="ce16" office:value-type="string">
            <text:p>Edifenphos</text:p>
          </table:table-cell>
          <table:table-cell table:style-name="ce15" office:value-type="string">
            <text:p>97-1-186</text:p>
          </table:table-cell>
          <table:table-cell table:style-name="ce15" office:value-type="string">
            <text:p>50-14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0</text:p>
          </table:table-cell>
          <table: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Ebivit</text:p>
          </table:table-cell>
          <table:table-cell table:style-name="ce15" office:value-type="string" table:number-columns-spanned="1" table:number-rows-spanned="4">
            <text:p>97-1-187</text:p>
          </table:table-cell>
          <table:table-cell table:style-name="ce15" office:value-type="string" table:number-columns-spanned="1" table:number-rows-spanned="4">
            <text:p>67-97-0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4">
            <text:p>GHS06 </text:p>
            <text:p>GHS08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(3β,5Z,7E)-9,10-Secocholesta-5,7,10(19)-trien-3-ol ; Vitamin D3, Cholecalciferol</text:p>
          </table:covered-table-cell>
          <table:covered-table-cell table:style-name="ce15" office:value-type="string">
            <text:p>97-1-187</text:p>
          </table:covered-table-cell>
          <table:covered-table-cell table:style-name="ce15" office:value-type="string">
            <text:p>67-97-0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(3β,5Z,7E)-9,10-Secocholesta-5,7,10(19)-trien-3-ol ; Vitamin D3, Cholecalciferol</text:p>
          </table:covered-table-cell>
          <table:covered-table-cell table:style-name="ce15" office:value-type="string">
            <text:p>97-1-187</text:p>
          </table:covered-table-cell>
          <table:covered-table-cell table:style-name="ce15" office:value-type="string">
            <text:p>67-97-0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(3β,5Z,7E)-9,10-Secocholesta-5,7,10(19)-trien-3-ol ; Vitamin D3, Cholecalciferol</text:p>
          </table:covered-table-cell>
          <table:covered-table-cell table:style-name="ce15" office:value-type="string">
            <text:p>97-1-187</text:p>
          </table:covered-table-cell>
          <table:covered-table-cell table:style-name="ce15" office:value-type="string">
            <text:p>67-97-0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2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2">
            <text:p>ACTP</text:p>
          </table:table-cell>
          <table:table-cell table:style-name="ce15" office:value-type="string" table:number-columns-spanned="1" table:number-rows-spanned="2">
            <text:p>97-1-188</text:p>
          </table:table-cell>
          <table:table-cell table:style-name="ce15" office:value-type="string" table:number-columns-spanned="1" table:number-rows-spanned="2">
            <text:p>79456-26-1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[3-Chloro-5-(trifluoromethyl)-2-pyridyl]amine ; ACTP</text:p>
          </table:covered-table-cell>
          <table:covered-table-cell table:style-name="ce15" office:value-type="string">
            <text:p>97-1-188</text:p>
          </table:covered-table-cell>
          <table:covered-table-cell table:style-name="ce15" office:value-type="string">
            <text:p>79456-26-1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Endosulfan</text:p>
          </table:table-cell>
          <table:table-cell table:style-name="ce15" office:value-type="string" table:number-columns-spanned="1" table:number-rows-spanned="5">
            <text:p>97-1-193</text:p>
          </table:table-cell>
          <table:table-cell table:style-name="ce15" office:value-type="string" table:number-columns-spanned="1" table:number-rows-spanned="5">
            <text:p>115-29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5">
            <text:p>GHS06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string" table:number-columns-spanned="1" table:number-rows-spanned="5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2,3,4,7,7-Hexachlorobicyclo[2.2.1]-2-heptene-5,6-bisoxymethylene sulfite ; Endosulfan</text:p>
          </table:covered-table-cell>
          <table:covered-table-cell table:style-name="ce15" office:value-type="string">
            <text:p>97-1-193</text:p>
          </table:covered-table-cell>
          <table:covered-table-cell table:style-name="ce15" office:value-type="string">
            <text:p>115-29-7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2,3,4,7,7-Hexachlorobicyclo[2.2.1]-2-heptene-5,6-bisoxymethylene sulfite ; Endosulfan</text:p>
          </table:covered-table-cell>
          <table:covered-table-cell table:style-name="ce15" office:value-type="string">
            <text:p>97-1-193</text:p>
          </table:covered-table-cell>
          <table:covered-table-cell table:style-name="ce15" office:value-type="string">
            <text:p>115-29-7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2,3,4,7,7-Hexachlorobicyclo[2.2.1]-2-heptene-5,6-bisoxymethylene sulfite ; Endosulfan</text:p>
          </table:covered-table-cell>
          <table:covered-table-cell table:style-name="ce15" office:value-type="string">
            <text:p>97-1-193</text:p>
          </table:covered-table-cell>
          <table:covered-table-cell table:style-name="ce15" office:value-type="string">
            <text:p>115-29-7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2,3,4,7,7-Hexachlorobicyclo[2.2.1]-2-heptene-5,6-bisoxymethylene sulfite ; Endosulfan</text:p>
          </table:covered-table-cell>
          <table:covered-table-cell table:style-name="ce15" office:value-type="string">
            <text:p>97-1-193</text:p>
          </table:covered-table-cell>
          <table:covered-table-cell table:style-name="ce15" office:value-type="string">
            <text:p>115-29-7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Endothal</text:p>
          </table:table-cell>
          <table:table-cell table:style-name="ce15" office:value-type="string" table:number-columns-spanned="1" table:number-rows-spanned="4">
            <text:p>97-1-194</text:p>
          </table:table-cell>
          <table:table-cell table:style-name="ce15" office:value-type="string" table:number-columns-spanned="1" table:number-rows-spanned="4">
            <text:p>145-73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7-Oxabicyclo[2.2.1]heptane-2,3-dicarboxylic acid ; Endothal</text:p>
          </table:covered-table-cell>
          <table:covered-table-cell table:style-name="ce15" office:value-type="string">
            <text:p>97-1-194</text:p>
          </table:covered-table-cell>
          <table:covered-table-cell table:style-name="ce15" office:value-type="string">
            <text:p>145-73-3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7-Oxabicyclo[2.2.1]heptane-2,3-dicarboxylic acid ; Endothal</text:p>
          </table:covered-table-cell>
          <table:covered-table-cell table:style-name="ce15" office:value-type="string">
            <text:p>97-1-194</text:p>
          </table:covered-table-cell>
          <table:covered-table-cell table:style-name="ce15" office:value-type="string">
            <text:p>145-73-3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7-Oxabicyclo[2.2.1]heptane-2,3-dicarboxylic acid ; Endothal</text:p>
          </table:covered-table-cell>
          <table:covered-table-cell table:style-name="ce15" office:value-type="string">
            <text:p>97-1-194</text:p>
          </table:covered-table-cell>
          <table:covered-table-cell table:style-name="ce15" office:value-type="string">
            <text:p>145-73-3</text:p>
          </table:covered-table-cell>
          <table:table-cell table:style-name="ce16" office:value-type="string">
            <text:p>표적장기-1회노출(3.8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Endothion</text:p>
          </table:table-cell>
          <table:table-cell table:style-name="ce15" office:value-type="string" table:number-columns-spanned="1" table:number-rows-spanned="2">
            <text:p>97-1-195</text:p>
          </table:table-cell>
          <table:table-cell table:style-name="ce15" office:value-type="string" table:number-columns-spanned="1" table:number-rows-spanned="2">
            <text:p>2778-04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Phosphorothioic acid, S-[(5-methoxy-4-oxo-4H-pyran-2-yl)methyl] O,O-dimethyl ester ; Endothion</text:p>
          </table:covered-table-cell>
          <table:covered-table-cell table:style-name="ce15" office:value-type="string">
            <text:p>97-1-195</text:p>
          </table:covered-table-cell>
          <table:covered-table-cell table:style-name="ce15" office:value-type="string">
            <text:p>2778-04-3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Endrin</text:p>
          </table:table-cell>
          <table:table-cell table:style-name="ce15" office:value-type="string" table:number-columns-spanned="1" table:number-rows-spanned="4">
            <text:p>97-1-196</text:p>
          </table:table-cell>
          <table:table-cell table:style-name="ce15" office:value-type="string" table:number-columns-spanned="1" table:number-rows-spanned="4">
            <text:p>72-20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float" office:value="1000" table:number-columns-spanned="1" table:number-rows-spanned="4">
            <text:p>10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7:3,6-Dimethanonaphth[2,3-b]oxirene, 3,4,5,6,9,9-hexachloro-1a,2,2a,3,6,6a,7,7a-octahydro-, (1aα,2β,2aβ,3α,6a,6αβ,7β,7aα)- ; Endrin</text:p>
          </table:covered-table-cell>
          <table:covered-table-cell table:style-name="ce15" office:value-type="string">
            <text:p>97-1-196</text:p>
          </table:covered-table-cell>
          <table:covered-table-cell table:style-name="ce15" office:value-type="string">
            <text:p>72-20-8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7:3,6-Dimethanonaphth[2,3-b]oxirene, 3,4,5,6,9,9-hexachloro-1a,2,2a,3,6,6a,7,7a-octahydro-, (1aα,2β,2aβ,3α,6a,6αβ,7β,7aα)- ; Endrin</text:p>
          </table:covered-table-cell>
          <table:covered-table-cell table:style-name="ce15" office:value-type="string">
            <text:p>97-1-196</text:p>
          </table:covered-table-cell>
          <table:covered-table-cell table:style-name="ce15" office:value-type="string">
            <text:p>72-20-8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7:3,6-Dimethanonaphth[2,3-b]oxirene, 3,4,5,6,9,9-hexachloro-1a,2,2a,3,6,6a,7,7a-octahydro-, (1aα,2β,2aβ,3α,6a,6αβ,7β,7aα)- ; Endrin</text:p>
          </table:covered-table-cell>
          <table:covered-table-cell table:style-name="ce15" office:value-type="string">
            <text:p>97-1-196</text:p>
          </table:covered-table-cell>
          <table:covered-table-cell table:style-name="ce15" office:value-type="string">
            <text:p>72-20-8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MNFA</text:p>
          </table:table-cell>
          <table:table-cell table:style-name="ce15" office:value-type="string" table:number-columns-spanned="1" table:number-rows-spanned="2">
            <text:p>97-1-197</text:p>
          </table:table-cell>
          <table:table-cell table:style-name="ce15" office:value-type="string" table:number-columns-spanned="1" table:number-rows-spanned="2">
            <text:p>5903-13-9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-Fluoro-N-methyl-N-(1-naphthenyl)acetamide ; MNFA</text:p>
          </table:covered-table-cell>
          <table:covered-table-cell table:style-name="ce15" office:value-type="string">
            <text:p>97-1-197</text:p>
          </table:covered-table-cell>
          <table:covered-table-cell table:style-name="ce15" office:value-type="string">
            <text:p>5903-13-9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9">
            <text:p>2,3-Epoxypropyltrimethylammonium chloride</text:p>
          </table:table-cell>
          <table:table-cell table:style-name="ce15" office:value-type="string" table:number-columns-spanned="1" table:number-rows-spanned="9">
            <text:p>97-1-199</text:p>
          </table:table-cell>
          <table:table-cell table:style-name="ce15" office:value-type="string" table:number-columns-spanned="1" table:number-rows-spanned="9">
            <text:p>3033-77-0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9">
            <text:p>GHS07 </text:p>
            <text:p>GHS08 </text:p>
          </table:table-cell>
          <table:table-cell table:style-name="ce15" office:value-type="string" table:number-columns-spanned="1" table:number-rows-spanned="9">
            <text:p>위험 </text:p>
          </table:table-cell>
          <table:table-cell table:style-name="ce15" office:value-type="string">
            <text:p>H302</text:p>
          </table:table-cell>
          <table:table-cell table:style-name="ce29" table:number-columns-spanned="1" table:number-rows-spanned="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3-Epoxypropyltrimethylammonium chloride ; Oxiranemethanaminium, N,N,N-trimethyl-, chloride</text:p>
          </table:covered-table-cell>
          <table:covered-table-cell table:style-name="ce15" office:value-type="string">
            <text:p>97-1-199</text:p>
          </table:covered-table-cell>
          <table:covered-table-cell table:style-name="ce15" office:value-type="string">
            <text:p>3033-77-0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5 </text:p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,3-Epoxypropyltrimethylammonium chloride ; Oxiranemethanaminium, N,N,N-trimethyl-, chloride</text:p>
          </table:covered-table-cell>
          <table:covered-table-cell table:style-name="ce15" office:value-type="string">
            <text:p>97-1-199</text:p>
          </table:covered-table-cell>
          <table:covered-table-cell table:style-name="ce15" office:value-type="string">
            <text:p>3033-77-0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3-Epoxypropyltrimethylammonium chloride ; Oxiranemethanaminium, N,N,N-trimethyl-, chloride</text:p>
          </table:covered-table-cell>
          <table:covered-table-cell table:style-name="ce15" office:value-type="string">
            <text:p>97-1-199</text:p>
          </table:covered-table-cell>
          <table:covered-table-cell table:style-name="ce15" office:value-type="string">
            <text:p>3033-77-0</text:p>
          </table:covered-table-cell>
          <table:table-cell table:style-name="ce16" office:value-type="string">
            <text:p>생식세포변이원성(3.5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4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3-Epoxypropyltrimethylammonium chloride ; Oxiranemethanaminium, N,N,N-trimethyl-, chloride</text:p>
          </table:covered-table-cell>
          <table:covered-table-cell table:style-name="ce15" office:value-type="string">
            <text:p>97-1-199</text:p>
          </table:covered-table-cell>
          <table:covered-table-cell table:style-name="ce15" office:value-type="string">
            <text:p>3033-77-0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3-Epoxypropyltrimethylammonium chloride ; Oxiranemethanaminium, N,N,N-trimethyl-, chloride</text:p>
          </table:covered-table-cell>
          <table:covered-table-cell table:style-name="ce15" office:value-type="string">
            <text:p>97-1-199</text:p>
          </table:covered-table-cell>
          <table:covered-table-cell table:style-name="ce15" office:value-type="string">
            <text:p>3033-77-0</text:p>
          </table:covered-table-cell>
          <table:table-cell table:style-name="ce16" office:value-type="string">
            <text:p>생식독성(3.7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6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,3-Epoxypropyltrimethylammonium chloride ; Oxiranemethanaminium, N,N,N-trimethyl-, chloride</text:p>
          </table:covered-table-cell>
          <table:covered-table-cell table:style-name="ce15" office:value-type="string">
            <text:p>97-1-199</text:p>
          </table:covered-table-cell>
          <table:covered-table-cell table:style-name="ce15" office:value-type="string">
            <text:p>3033-77-0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5 </text:p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2</text:p>
          </table:table-cell>
          <table:covered-table-cell table:style-name="ce15"/>
          <table:table-cell table:number-columns-repeated="1014"/>
        </table:table-row>
        <table:table-row table:style-name="ro16">
          <table:table-cell/>
          <table:table-cell table:style-name="ce16" office:value-type="string">
            <text:p>Butyltriphenylphosphonium chloride</text:p>
          </table:table-cell>
          <table:table-cell table:style-name="ce15" office:value-type="string">
            <text:p>97-1-202</text:p>
          </table:table-cell>
          <table:table-cell table:style-name="ce15" office:value-type="string">
            <text:p>13371-17-0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1</text:p>
          </table:table-cell>
          <table: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4">
            <text:p>Chlorphonium chloride</text:p>
          </table:table-cell>
          <table:table-cell table:style-name="ce15" office:value-type="string" table:number-columns-spanned="1" table:number-rows-spanned="4">
            <text:p>97-1-206</text:p>
          </table:table-cell>
          <table:table-cell table:style-name="ce15" office:value-type="string" table:number-columns-spanned="1" table:number-rows-spanned="4">
            <text:p>115-78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4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Chlorphonium chloride ; Tributyl(2,4-dichlorobenzyl)phosphonium chloride</text:p>
          </table:covered-table-cell>
          <table:covered-table-cell table:style-name="ce15" office:value-type="string">
            <text:p>97-1-206</text:p>
          </table:covered-table-cell>
          <table:covered-table-cell table:style-name="ce15" office:value-type="string">
            <text:p>115-78-6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Chlorphonium chloride ; Tributyl(2,4-dichlorobenzyl)phosphonium chloride</text:p>
          </table:covered-table-cell>
          <table:covered-table-cell table:style-name="ce15" office:value-type="string">
            <text:p>97-1-206</text:p>
          </table:covered-table-cell>
          <table:covered-table-cell table:style-name="ce15" office:value-type="string">
            <text:p>115-78-6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Chlorphonium chloride ; Tributyl(2,4-dichlorobenzyl)phosphonium chloride</text:p>
          </table:covered-table-cell>
          <table:covered-table-cell table:style-name="ce15" office:value-type="string">
            <text:p>97-1-206</text:p>
          </table:covered-table-cell>
          <table:covered-table-cell table:style-name="ce15" office:value-type="string">
            <text:p>115-78-6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Phosphorus pentoxide</text:p>
          </table:table-cell>
          <table:table-cell table:style-name="ce15" office:value-type="string" table:number-columns-spanned="1" table:number-rows-spanned="2">
            <text:p>97-1-212</text:p>
          </table:table-cell>
          <table:table-cell table:style-name="ce15" office:value-type="string" table:number-columns-spanned="1" table:number-rows-spanned="2">
            <text:p>1314-56-3</text:p>
          </table: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2">
            <text:p>GHS05 </text:p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30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4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3">
            <text:p>Oxydemeton-methyl</text:p>
          </table:table-cell>
          <table:table-cell table:style-name="ce15" office:value-type="string" table:number-columns-spanned="1" table:number-rows-spanned="3">
            <text:p>97-1-216</text:p>
          </table:table-cell>
          <table:table-cell table:style-name="ce15" office:value-type="string" table:number-columns-spanned="1" table:number-rows-spanned="3">
            <text:p>301-12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3">
            <text:p>GHS06 </text:p>
            <text:p>GHS09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xydemeton-methyl ; Phosphorothioic acid, S-[2-(ethylsulfinyl)ethyl] O,O-dimethyl ester</text:p>
          </table:covered-table-cell>
          <table:covered-table-cell table:style-name="ce15" office:value-type="string">
            <text:p>97-1-216</text:p>
          </table:covered-table-cell>
          <table:covered-table-cell table:style-name="ce15" office:value-type="string">
            <text:p>301-12-2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xydemeton-methyl ; Phosphorothioic acid, S-[2-(ethylsulfinyl)ethyl] O,O-dimethyl ester</text:p>
          </table:covered-table-cell>
          <table:covered-table-cell table:style-name="ce15" office:value-type="string">
            <text:p>97-1-216</text:p>
          </table:covered-table-cell>
          <table:covered-table-cell table:style-name="ce15" office:value-type="string">
            <text:p>301-12-2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Oxydeprofos</text:p>
          </table:table-cell>
          <table:table-cell table:style-name="ce15" office:value-type="string" table:number-columns-spanned="1" table:number-rows-spanned="2">
            <text:p>97-1-217</text:p>
          </table:table-cell>
          <table:table-cell table:style-name="ce15" office:value-type="string" table:number-columns-spanned="1" table:number-rows-spanned="2">
            <text:p>2674-91-1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S-(2-Ethylsulphinyl-1-methylethyl)-O,O-dimethyl phosphorothioate ; Oxydeprofos</text:p>
          </table:covered-table-cell>
          <table:covered-table-cell table:style-name="ce15" office:value-type="string">
            <text:p>97-1-217</text:p>
          </table:covered-table-cell>
          <table:covered-table-cell table:style-name="ce15" office:value-type="string">
            <text:p>2674-91-1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Imibenconazole</text:p>
          </table:table-cell>
          <table:table-cell table:style-name="ce15" office:value-type="string" table:number-columns-spanned="1" table:number-rows-spanned="3">
            <text:p>97-1-223</text:p>
          </table:table-cell>
          <table:table-cell table:style-name="ce15" office:value-type="string" table:number-columns-spanned="1" table:number-rows-spanned="3">
            <text:p>86598-92-7</text:p>
          </table:table-cell>
          <table:table-cell table:style-name="ce16" office:value-type="string">
            <text:p>급성 독성-흡입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3">
            <text:p>GHS07 </text:p>
            <text:p>GHS09</text:p>
          </table:table-cell>
          <table:table-cell table:style-name="ce15" office:value-type="string" table:number-columns-spanned="1" table:number-rows-spanned="3">
            <text:p>경고 </text:p>
          </table:table-cell>
          <table:table-cell table:style-name="ce15" office:value-type="string">
            <text:p>H332</text:p>
          </table:table-cell>
          <table:table-cell table:style-name="ce29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H-1,2,4-Triazole-1-ethanimidothioic acid, N-(2,4-dichlorophenyl)-, (4-chlorophenyl)methyl ester ; Imibenconazole</text:p>
          </table:covered-table-cell>
          <table:covered-table-cell table:style-name="ce15" office:value-type="string">
            <text:p>97-1-223</text:p>
          </table:covered-table-cell>
          <table:covered-table-cell table:style-name="ce15" office:value-type="string">
            <text:p>86598-92-7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H-1,2,4-Triazole-1-ethanimidothioic acid, N-(2,4-dichlorophenyl)-, (4-chlorophenyl)methyl ester ; Imibenconazole</text:p>
          </table:covered-table-cell>
          <table:covered-table-cell table:style-name="ce15" office:value-type="string">
            <text:p>97-1-223</text:p>
          </table:covered-table-cell>
          <table:covered-table-cell table:style-name="ce15" office:value-type="string">
            <text:p>86598-92-7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Ibotenic acid</text:p>
          </table:table-cell>
          <table:table-cell table:style-name="ce15" office:value-type="string" table:number-columns-spanned="1" table:number-rows-spanned="2">
            <text:p>97-1-224</text:p>
          </table:table-cell>
          <table:table-cell table:style-name="ce15" office:value-type="string" table:number-columns-spanned="1" table:number-rows-spanned="2">
            <text:p>2552-55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5-Isoxazoleacetic acid, a-amino-2,3-dihydro-3-oxo- ; Ibotenic acid</text:p>
          </table:covered-table-cell>
          <table:covered-table-cell table:style-name="ce15" office:value-type="string">
            <text:p>97-1-224</text:p>
          </table:covered-table-cell>
          <table:covered-table-cell table:style-name="ce15" office:value-type="string">
            <text:p>2552-55-8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7">
            <text:p>Isazofos</text:p>
          </table:table-cell>
          <table:table-cell table:style-name="ce15" office:value-type="string" table:number-columns-spanned="1" table:number-rows-spanned="7">
            <text:p>97-1-225</text:p>
          </table:table-cell>
          <table:table-cell table:style-name="ce15" office:value-type="string" table:number-columns-spanned="1" table:number-rows-spanned="7">
            <text:p>42509-80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7">
            <text:p>GHS06 </text:p>
            <text:p>GHS08 </text:p>
            <text:p>GHS09</text:p>
          </table:table-cell>
          <table:table-cell table:style-name="ce15" office:value-type="string" table:number-columns-spanned="1" table:number-rows-spanned="7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float" office:value="10" table:number-columns-spanned="1" table:number-rows-spanned="7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-(5-Chloro-1-isopropyl-1,2,4-triazol-3-yl) O,O-diethyl phosphorothioate ; Isazofos</text:p>
          </table:covered-table-cell>
          <table:covered-table-cell table:style-name="ce15" office:value-type="string">
            <text:p>97-1-225</text:p>
          </table:covered-table-cell>
          <table:covered-table-cell table:style-name="ce15" office:value-type="string">
            <text:p>42509-80-8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-(5-Chloro-1-isopropyl-1,2,4-triazol-3-yl) O,O-diethyl phosphorothioate ; Isazofos</text:p>
          </table:covered-table-cell>
          <table:covered-table-cell table:style-name="ce15" office:value-type="string">
            <text:p>97-1-225</text:p>
          </table:covered-table-cell>
          <table:covered-table-cell table:style-name="ce15" office:value-type="string">
            <text:p>42509-80-8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O-(5-Chloro-1-isopropyl-1,2,4-triazol-3-yl) O,O-diethyl phosphorothioate ; Isazofos</text:p>
          </table:covered-table-cell>
          <table:covered-table-cell table:style-name="ce15" office:value-type="string">
            <text:p>97-1-225</text:p>
          </table:covered-table-cell>
          <table:covered-table-cell table:style-name="ce15" office:value-type="string">
            <text:p>42509-80-8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O-(5-Chloro-1-isopropyl-1,2,4-triazol-3-yl) O,O-diethyl phosphorothioate ; Isazofos</text:p>
          </table:covered-table-cell>
          <table:covered-table-cell table:style-name="ce15" office:value-type="string">
            <text:p>97-1-225</text:p>
          </table:covered-table-cell>
          <table:covered-table-cell table:style-name="ce15" office:value-type="string">
            <text:p>42509-80-8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 office:value-type="string">
            <text:p>100</text:p>
          </table:covered-table-cell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Isobenzan</text:p>
          </table:table-cell>
          <table:table-cell table:style-name="ce15" office:value-type="string" table:number-columns-spanned="1" table:number-rows-spanned="3">
            <text:p>97-1-226</text:p>
          </table:table-cell>
          <table:table-cell table:style-name="ce15" office:value-type="string" table:number-columns-spanned="1" table:number-rows-spanned="3">
            <text:p>297-78-9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3">
            <text:p>GHS06 </text:p>
            <text:p>GHS09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float" office:value="100" table:number-columns-spanned="1" table:number-rows-spanned="3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3,4,5,6,7,8,8-Octachloro-1,3,3a,4,7,7a-hexahydro-4,7-methanoisobenzofuran ; Isobenzan</text:p>
          </table:covered-table-cell>
          <table:covered-table-cell table:style-name="ce15" office:value-type="string">
            <text:p>97-1-226</text:p>
          </table:covered-table-cell>
          <table:covered-table-cell table:style-name="ce15" office:value-type="string">
            <text:p>297-78-9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3,4,5,6,7,8,8-Octachloro-1,3,3a,4,7,7a-hexahydro-4,7-methanoisobenzofuran ; Isobenzan</text:p>
          </table:covered-table-cell>
          <table:covered-table-cell table:style-name="ce15" office:value-type="string">
            <text:p>97-1-226</text:p>
          </table:covered-table-cell>
          <table:covered-table-cell table:style-name="ce15" office:value-type="string">
            <text:p>297-78-9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Isothioate</text:p>
          </table:table-cell>
          <table:table-cell table:style-name="ce15" office:value-type="string" table:number-columns-spanned="1" table:number-rows-spanned="2">
            <text:p>97-1-229</text:p>
          </table:table-cell>
          <table:table-cell table:style-name="ce15" office:value-type="string" table:number-columns-spanned="1" table:number-rows-spanned="2">
            <text:p>36614-38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Phosphorodithioic acid, O,O-dimethyl S-[2-[(1-methylethyl)thio]ethyl] ester ; Isothioate</text:p>
          </table:covered-table-cell>
          <table:covered-table-cell table:style-name="ce15" office:value-type="string">
            <text:p>97-1-229</text:p>
          </table:covered-table-cell>
          <table:covered-table-cell table:style-name="ce15" office:value-type="string">
            <text:p>36614-38-7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>
            <text:p>Isofluorphate</text:p>
          </table:table-cell>
          <table:table-cell table:style-name="ce15" office:value-type="string">
            <text:p>97-1-231</text:p>
          </table:table-cell>
          <table:table-cell table:style-name="ce15" office:value-type="string">
            <text:p>55-91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0</text:p>
          </table:table-cell>
          <table: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5">
            <text:p>Isoxathion</text:p>
          </table:table-cell>
          <table:table-cell table:style-name="ce15" office:value-type="string" table:number-columns-spanned="1" table:number-rows-spanned="5">
            <text:p>97-1-232</text:p>
          </table:table-cell>
          <table:table-cell table:style-name="ce15" office:value-type="string" table:number-columns-spanned="1" table:number-rows-spanned="5">
            <text:p>18854-01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5">
            <text:p>GHS06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1</text:p>
          </table:table-cell>
          <table:table-cell table:style-name="ce15" office:value-type="float" office:value="100" table:number-columns-spanned="1" table:number-rows-spanned="5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ethyl O-5-phenylisoxazol-3-ylphosphorothioate ; Isoxathion</text:p>
          </table:covered-table-cell>
          <table:covered-table-cell table:style-name="ce15" office:value-type="string">
            <text:p>97-1-232</text:p>
          </table:covered-table-cell>
          <table:covered-table-cell table:style-name="ce15" office:value-type="string">
            <text:p>18854-01-8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4">
            <text:p>4</text:p>
          </table:table-cell>
          <table:covered-table-cell table:number-columns-repeated="2" table:style-name="ce15"/>
          <table:table-cell table:style-name="ce15" office:value-type="string">
            <text:p>H332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O,O-Diethyl O-5-phenylisoxazol-3-ylphosphorothioate ; Isoxathion</text:p>
          </table:covered-table-cell>
          <table:covered-table-cell table:style-name="ce15" office:value-type="string">
            <text:p>97-1-232</text:p>
          </table:covered-table-cell>
          <table:covered-table-cell table:style-name="ce15" office:value-type="string">
            <text:p>18854-01-8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7">
          <table:table-cell/>
          <table:table-cell table:style-name="ce16" office:value-type="string" table:number-columns-spanned="1" table:number-rows-spanned="3">
            <text:p>1-[2-[Ethyl[4-[4-[4-[ethyl(2-pyridinoethyl)amino]-2-methylphenylazo]benzoylamino]phenylazo]-3-methylphenyl]amino]ethyl]pyridinium dichloride</text:p>
          </table:table-cell>
          <table:table-cell table:style-name="ce15" office:value-type="string" table:number-columns-spanned="1" table:number-rows-spanned="3">
            <text:p>97-1-234</text:p>
          </table:table-cell>
          <table:table-cell table:style-name="ce15" office:value-type="string" table:number-columns-spanned="1" table:number-rows-spanned="3">
            <text:p>163831-67-2</text:p>
          </table:table-cell>
          <table:table-cell table:style-name="ce16" office:value-type="string">
            <text:p>심한 눈 손상/자극성(3.3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3">
            <text:p>GHS05</text:p>
            <text:p>GHS09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18</text:p>
          </table:table-cell>
          <table:table-cell table:style-name="ce15" table:number-columns-spanned="1" table:number-rows-spanned="3"/>
          <table:table-cell table:number-columns-repeated="1014"/>
        </table:table-row>
        <table:table-row table:style-name="ro16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6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8">
            <text:p>Ioxynil</text:p>
          </table:table-cell>
          <table:table-cell table:style-name="ce15" office:value-type="string" table:number-columns-spanned="1" table:number-rows-spanned="8">
            <text:p>97-1-235</text:p>
          </table:table-cell>
          <table:table-cell table:style-name="ce15" office:value-type="string" table:number-columns-spanned="1" table:number-rows-spanned="8">
            <text:p>1689-83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8">
            <text:p>GHS06 </text:p>
            <text:p>GHS08 </text:p>
            <text:p>GHS09</text:p>
          </table:table-cell>
          <table:table-cell table:style-name="ce15" office:value-type="string" table:number-columns-spanned="1" table:number-rows-spanned="8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string" table:number-columns-spanned="1" table:number-rows-spanned="8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Hydroxy-3,5-diiodobenzonitrile ; Ioxynil</text:p>
          </table:covered-table-cell>
          <table:covered-table-cell table:style-name="ce15" office:value-type="string">
            <text:p>97-1-235</text:p>
          </table:covered-table-cell>
          <table:covered-table-cell table:style-name="ce15" office:value-type="string">
            <text:p>1689-83-4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4-Hydroxy-3,5-diiodobenzonitrile ; Ioxynil</text:p>
          </table:covered-table-cell>
          <table:covered-table-cell table:style-name="ce15" office:value-type="string">
            <text:p>97-1-235</text:p>
          </table:covered-table-cell>
          <table:covered-table-cell table:style-name="ce15" office:value-type="string">
            <text:p>1689-83-4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Hydroxy-3,5-diiodobenzonitrile ; Ioxynil</text:p>
          </table:covered-table-cell>
          <table:covered-table-cell table:style-name="ce15" office:value-type="string">
            <text:p>97-1-235</text:p>
          </table:covered-table-cell>
          <table:covered-table-cell table:style-name="ce15" office:value-type="string">
            <text:p>1689-83-4</text:p>
          </table:covered-table-cell>
          <table:table-cell table:style-name="ce16" office:value-type="string">
            <text:p>생식독성(3.7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6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Hydroxy-3,5-diiodobenzonitrile ; Ioxynil</text:p>
          </table:covered-table-cell>
          <table:covered-table-cell table:style-name="ce15" office:value-type="string">
            <text:p>97-1-235</text:p>
          </table:covered-table-cell>
          <table:covered-table-cell table:style-name="ce15" office:value-type="string">
            <text:p>1689-83-4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Hydroxy-3,5-diiodobenzonitrile ; Ioxynil</text:p>
          </table:covered-table-cell>
          <table:covered-table-cell table:style-name="ce15" office:value-type="string">
            <text:p>97-1-235</text:p>
          </table:covered-table-cell>
          <table:covered-table-cell table:style-name="ce15" office:value-type="string">
            <text:p>1689-83-4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Hydroxy-3,5-diiodobenzonitrile ; Ioxynil</text:p>
          </table:covered-table-cell>
          <table:covered-table-cell table:style-name="ce15" office:value-type="string">
            <text:p>97-1-235</text:p>
          </table:covered-table-cell>
          <table:covered-table-cell table:style-name="ce15" office:value-type="string">
            <text:p>1689-83-4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Ammonium bifluoride</text:p>
          </table:table-cell>
          <table:table-cell table:style-name="ce15" office:value-type="string" table:number-columns-spanned="1" table:number-rows-spanned="2">
            <text:p>97-1-237</text:p>
          </table:table-cell>
          <table:table-cell table:style-name="ce15" office:value-type="string" table:number-columns-spanned="1" table:number-rows-spanned="2">
            <text:p>1341-49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2">
            <text:p>GHS05 </text:p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Ammonium hydrogendifluoride</text:p>
          </table:covered-table-cell>
          <table:covered-table-cell table:style-name="ce15" office:value-type="string">
            <text:p>97-1-237</text:p>
          </table:covered-table-cell>
          <table:covered-table-cell table:style-name="ce15" office:value-type="string">
            <text:p>1341-49-7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4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Aluminium phosphide</text:p>
          </table:table-cell>
          <table:table-cell table:style-name="ce15" office:value-type="string" table:number-columns-spanned="1" table:number-rows-spanned="3">
            <text:p>97-1-242</text:p>
          </table:table-cell>
          <table:table-cell table:style-name="ce15" office:value-type="string" table:number-columns-spanned="1" table:number-rows-spanned="3">
            <text:p>20859-73-8</text:p>
          </table:table-cell>
          <table:table-cell table:style-name="ce16" office:value-type="string">
            <text:p>물반응성물질과 혼합물(2.12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3">
            <text:p>GHS02 </text:p>
            <text:p>GHS06 </text:p>
            <text:p>GHS09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260</text:p>
          </table:table-cell>
          <table:table-cell table:style-name="ce29" office:value-type="float" office:value="100" table:number-columns-spanned="1" table:number-rows-spanned="3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Aluminium phosphide</text:p>
          </table:covered-table-cell>
          <table:covered-table-cell table:style-name="ce15" office:value-type="string">
            <text:p>97-1-242</text:p>
          </table:covered-table-cell>
          <table:covered-table-cell table:style-name="ce15" office:value-type="string">
            <text:p>20859-73-8</text:p>
          </table:covered-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2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Aluminium phosphide</text:p>
          </table:covered-table-cell>
          <table:covered-table-cell table:style-name="ce15" office:value-type="string">
            <text:p>97-1-242</text:p>
          </table:covered-table-cell>
          <table:covered-table-cell table:style-name="ce15" office:value-type="string">
            <text:p>20859-73-8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Zeta cypermethrin</text:p>
          </table:table-cell>
          <table:table-cell table:style-name="ce15" office:value-type="string" table:number-columns-spanned="1" table:number-rows-spanned="5">
            <text:p>97-1-243</text:p>
          </table:table-cell>
          <table:table-cell table:style-name="ce15" office:value-type="string" table:number-columns-spanned="1" table:number-rows-spanned="5">
            <text:p>52315-07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5">
            <text:p>GHS06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string" table:number-columns-spanned="1" table:number-rows-spanned="5">
            <text:p>10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α-Cyano-3-phenoxybenzyl 3-(2,2-dichlorovinyl)-2,2-dimethylcyclopropanecarboxylate</text:p>
          </table:covered-table-cell>
          <table:covered-table-cell table:style-name="ce15" office:value-type="string">
            <text:p>97-1-243</text:p>
          </table:covered-table-cell>
          <table:covered-table-cell table:style-name="ce15" office:value-type="string">
            <text:p>52315-07-8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α-Cyano-3-phenoxybenzyl 3-(2,2-dichlorovinyl)-2,2-dimethylcyclopropanecarboxylate</text:p>
          </table:covered-table-cell>
          <table:covered-table-cell table:style-name="ce15" office:value-type="string">
            <text:p>97-1-243</text:p>
          </table:covered-table-cell>
          <table:covered-table-cell table:style-name="ce15" office:value-type="string">
            <text:p>52315-07-8</text:p>
          </table:covered-table-cell>
          <table:table-cell table:style-name="ce16" office:value-type="string">
            <text:p>표적장기-1회노출(3.8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α-Cyano-3-phenoxybenzyl 3-(2,2-dichlorovinyl)-2,2-dimethylcyclopropanecarboxylate</text:p>
          </table:covered-table-cell>
          <table:covered-table-cell table:style-name="ce15" office:value-type="string">
            <text:p>97-1-243</text:p>
          </table:covered-table-cell>
          <table:covered-table-cell table:style-name="ce15" office:value-type="string">
            <text:p>52315-07-8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α-Cyano-3-phenoxybenzyl 3-(2,2-dichlorovinyl)-2,2-dimethylcyclopropanecarboxylate</text:p>
          </table:covered-table-cell>
          <table:covered-table-cell table:style-name="ce15" office:value-type="string">
            <text:p>97-1-243</text:p>
          </table:covered-table-cell>
          <table:covered-table-cell table:style-name="ce15" office:value-type="string">
            <text:p>52315-07-8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8">
            <text:p>Ziram</text:p>
          </table:table-cell>
          <table:table-cell table:style-name="ce15" office:value-type="string" table:number-columns-spanned="1" table:number-rows-spanned="8">
            <text:p>97-1-244</text:p>
          </table:table-cell>
          <table:table-cell table:style-name="ce15" office:value-type="string" table:number-columns-spanned="1" table:number-rows-spanned="8">
            <text:p>137-30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8">
            <text:p>GHS05 </text:p>
            <text:p>GHS06 </text:p>
            <text:p>GHS08 </text:p>
            <text:p>GHS09</text:p>
          </table:table-cell>
          <table:table-cell table:style-name="ce15" office:value-type="string" table:number-columns-spanned="1" table:number-rows-spanned="8">
            <text:p>위험 </text:p>
          </table:table-cell>
          <table:table-cell table:style-name="ce15" office:value-type="string">
            <text:p>H302</text:p>
          </table:table-cell>
          <table:table-cell table:style-name="ce29" office:value-type="string" table:number-columns-spanned="1" table:number-rows-spanned="8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29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심한 눈 손상/자극성(3.3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8</text:p>
          </table:table-cell>
          <table:covered-table-cell table:style-name="ce29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Bis(dimethylcarbamodithioato-S,S')zinc ; Zinc dimethyldithiocarbamate</text:p>
          </table:covered-table-cell>
          <table:covered-table-cell table:style-name="ce15" office:value-type="string">
            <text:p>97-1-244</text:p>
          </table:covered-table-cell>
          <table:covered-table-cell table:style-name="ce15" office:value-type="string">
            <text:p>137-30-4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is(dimethylcarbamodithioato-S,S')zinc ; Zinc dimethyldithiocarbamate</text:p>
          </table:covered-table-cell>
          <table:covered-table-cell table:style-name="ce15" office:value-type="string">
            <text:p>97-1-244</text:p>
          </table:covered-table-cell>
          <table:covered-table-cell table:style-name="ce15" office:value-type="string">
            <text:p>137-30-4</text:p>
          </table:covered-table-cell>
          <table:table-cell table:style-name="ce16" office:value-type="string">
            <text:p>표적장기-1회노출(3.8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is(dimethylcarbamodithioato-S,S')zinc ; Zinc dimethyldithiocarbamate</text:p>
          </table:covered-table-cell>
          <table:covered-table-cell table:style-name="ce15" office:value-type="string">
            <text:p>97-1-244</text:p>
          </table:covered-table-cell>
          <table:covered-table-cell table:style-name="ce15" office:value-type="string">
            <text:p>137-30-4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is(dimethylcarbamodithioato-S,S')zinc ; Zinc dimethyldithiocarbamate</text:p>
          </table:covered-table-cell>
          <table:covered-table-cell table:style-name="ce15" office:value-type="string">
            <text:p>97-1-244</text:p>
          </table:covered-table-cell>
          <table:covered-table-cell table:style-name="ce15" office:value-type="string">
            <text:p>137-30-4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is(dimethylcarbamodithioato-S,S')zinc ; Zinc dimethyldithiocarbamate</text:p>
          </table:covered-table-cell>
          <table:covered-table-cell table:style-name="ce15" office:value-type="string">
            <text:p>97-1-244</text:p>
          </table:covered-table-cell>
          <table:covered-table-cell table:style-name="ce15" office:value-type="string">
            <text:p>137-30-4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Thallium nitrate</text:p>
          </table:table-cell>
          <table:table-cell table:style-name="ce15" office:value-type="string" table:number-columns-spanned="1" table:number-rows-spanned="2">
            <text:p>97-1-245</text:p>
          </table:table-cell>
          <table:table-cell table:style-name="ce15" office:value-type="string" table:number-columns-spanned="1" table:number-rows-spanned="2">
            <text:p>10102-45-1</text:p>
          </table:table-cell>
          <table:table-cell table:style-name="ce16" office:value-type="string">
            <text:p>산화성 고체(2.14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2">
            <text:p>GHS03</text:p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272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9">
            <text:p>Chinomethionate</text:p>
          </table:table-cell>
          <table:table-cell table:style-name="ce15" office:value-type="string" table:number-columns-spanned="1" table:number-rows-spanned="9">
            <text:p>97-1-247</text:p>
          </table:table-cell>
          <table:table-cell table:style-name="ce15" office:value-type="string" table:number-columns-spanned="1" table:number-rows-spanned="9">
            <text:p>2439-01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9">
            <text:p>GHS07 </text:p>
            <text:p>GHS08 </text:p>
            <text:p>GHS09</text:p>
          </table:table-cell>
          <table:table-cell table:style-name="ce15" office:value-type="string" table:number-columns-spanned="1" table:number-rows-spanned="9">
            <text:p>경고 </text:p>
          </table:table-cell>
          <table:table-cell table:style-name="ce15" office:value-type="string">
            <text:p>H302</text:p>
          </table:table-cell>
          <table:table-cell table:style-name="ce29" table:number-columns-spanned="1" table:number-rows-spanned="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thiocarbonic acid cyclic S,S-(6-methyl-2,3-quinoxalinediyl) ester ; 6-Methyl-1,3-dithiolo[4,5-b]quinoxalin-2-one, Chinomethionate</text:p>
          </table:covered-table-cell>
          <table:covered-table-cell table:style-name="ce15" office:value-type="string">
            <text:p>97-1-247</text:p>
          </table:covered-table-cell>
          <table:covered-table-cell table:style-name="ce15" office:value-type="string">
            <text:p>2439-01-2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2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4">
            <text:p>4</text:p>
          </table:table-cell>
          <table:covered-table-cell table:number-columns-repeated="2" table:style-name="ce15"/>
          <table:table-cell table:style-name="ce15" office:value-type="string">
            <text:p>H33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thiocarbonic acid cyclic S,S-(6-methyl-2,3-quinoxalinediyl) ester ; 6-Methyl-1,3-dithiolo[4,5-b]quinoxalin-2-one, Chinomethionate</text:p>
          </table:covered-table-cell>
          <table:covered-table-cell table:style-name="ce15" office:value-type="string">
            <text:p>97-1-247</text:p>
          </table:covered-table-cell>
          <table:covered-table-cell table:style-name="ce15" office:value-type="string">
            <text:p>2439-01-2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thiocarbonic acid cyclic S,S-(6-methyl-2,3-quinoxalinediyl) ester ; 6-Methyl-1,3-dithiolo[4,5-b]quinoxalin-2-one, Chinomethionate</text:p>
          </table:covered-table-cell>
          <table:covered-table-cell table:style-name="ce15" office:value-type="string">
            <text:p>97-1-247</text:p>
          </table:covered-table-cell>
          <table:covered-table-cell table:style-name="ce15" office:value-type="string">
            <text:p>2439-01-2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thiocarbonic acid cyclic S,S-(6-methyl-2,3-quinoxalinediyl) ester ; 6-Methyl-1,3-dithiolo[4,5-b]quinoxalin-2-one, Chinomethionate</text:p>
          </table:covered-table-cell>
          <table:covered-table-cell table:style-name="ce15" office:value-type="string">
            <text:p>97-1-247</text:p>
          </table:covered-table-cell>
          <table:covered-table-cell table:style-name="ce15" office:value-type="string">
            <text:p>2439-01-2</text:p>
          </table:covered-table-cell>
          <table:table-cell table:style-name="ce16" office:value-type="string">
            <text:p>생식독성(3.7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6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thiocarbonic acid cyclic S,S-(6-methyl-2,3-quinoxalinediyl) ester ; 6-Methyl-1,3-dithiolo[4,5-b]quinoxalin-2-one, Chinomethionate</text:p>
          </table:covered-table-cell>
          <table:covered-table-cell table:style-name="ce15" office:value-type="string">
            <text:p>97-1-247</text:p>
          </table:covered-table-cell>
          <table:covered-table-cell table:style-name="ce15" office:value-type="string">
            <text:p>2439-01-2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thiocarbonic acid cyclic S,S-(6-methyl-2,3-quinoxalinediyl) ester ; 6-Methyl-1,3-dithiolo[4,5-b]quinoxalin-2-one, Chinomethionate</text:p>
          </table:covered-table-cell>
          <table:covered-table-cell table:style-name="ce15" office:value-type="string">
            <text:p>97-1-247</text:p>
          </table:covered-table-cell>
          <table:covered-table-cell table:style-name="ce15" office:value-type="string">
            <text:p>2439-01-2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thiocarbonic acid cyclic S,S-(6-methyl-2,3-quinoxalinediyl) ester ; 6-Methyl-1,3-dithiolo[4,5-b]quinoxalin-2-one, Chinomethionate</text:p>
          </table:covered-table-cell>
          <table:covered-table-cell table:style-name="ce15" office:value-type="string">
            <text:p>97-1-247</text:p>
          </table:covered-table-cell>
          <table:covered-table-cell table:style-name="ce15" office:value-type="string">
            <text:p>2439-01-2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Cadusafos</text:p>
          </table:table-cell>
          <table:table-cell table:style-name="ce15" office:value-type="string" table:number-columns-spanned="1" table:number-rows-spanned="5">
            <text:p>97-1-249</text:p>
          </table:table-cell>
          <table:table-cell table:style-name="ce15" office:value-type="string" table:number-columns-spanned="1" table:number-rows-spanned="5">
            <text:p>95465-99-9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5">
            <text:p>GHS06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float" office:value="100" table:number-columns-spanned="1" table:number-rows-spanned="5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dithioic acid, O-ethyl S,S-bis(1-methylpropyl) ester ; Cadusafos</text:p>
          </table:covered-table-cell>
          <table:covered-table-cell table:style-name="ce15" office:value-type="string">
            <text:p>97-1-249</text:p>
          </table:covered-table-cell>
          <table:covered-table-cell table:style-name="ce15" office:value-type="string">
            <text:p>95465-99-9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dithioic acid, O-ethyl S,S-bis(1-methylpropyl) ester ; Cadusafos</text:p>
          </table:covered-table-cell>
          <table:covered-table-cell table:style-name="ce15" office:value-type="string">
            <text:p>97-1-249</text:p>
          </table:covered-table-cell>
          <table:covered-table-cell table:style-name="ce15" office:value-type="string">
            <text:p>95465-99-9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dithioic acid, O-ethyl S,S-bis(1-methylpropyl) ester ; Cadusafos</text:p>
          </table:covered-table-cell>
          <table:covered-table-cell table:style-name="ce15" office:value-type="string">
            <text:p>97-1-249</text:p>
          </table:covered-table-cell>
          <table:covered-table-cell table:style-name="ce15" office:value-type="string">
            <text:p>95465-99-9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Carbaryl</text:p>
          </table:table-cell>
          <table:table-cell table:style-name="ce15" office:value-type="string" table:number-columns-spanned="1" table:number-rows-spanned="3">
            <text:p>97-1-252</text:p>
          </table:table-cell>
          <table:table-cell table:style-name="ce15" office:value-type="string" table:number-columns-spanned="1" table:number-rows-spanned="3">
            <text:p>63-25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3">
            <text:p>GHS06 </text:p>
            <text:p>GHS08 </text:p>
            <text:p>GHS09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float" office:value="100" table:number-columns-spanned="1" table:number-rows-spanned="3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-Naphthyl methylcarbamate ; Carbaryl, 1-Naphthalenol, methylcarbamate</text:p>
          </table:covered-table-cell>
          <table:covered-table-cell table:style-name="ce15" office:value-type="string">
            <text:p>97-1-252</text:p>
          </table:covered-table-cell>
          <table:covered-table-cell table:style-name="ce15" office:value-type="string">
            <text:p>63-25-2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-Naphthyl methylcarbamate ; Carbaryl, 1-Naphthalenol, methylcarbamate</text:p>
          </table:covered-table-cell>
          <table:covered-table-cell table:style-name="ce15" office:value-type="string">
            <text:p>97-1-252</text:p>
          </table:covered-table-cell>
          <table:covered-table-cell table:style-name="ce15" office:value-type="string">
            <text:p>63-25-2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Carbosulfan</text:p>
          </table:table-cell>
          <table:table-cell table:style-name="ce15" office:value-type="string" table:number-columns-spanned="1" table:number-rows-spanned="5">
            <text:p>97-1-253</text:p>
          </table:table-cell>
          <table:table-cell table:style-name="ce15" office:value-type="string" table:number-columns-spanned="1" table:number-rows-spanned="5">
            <text:p>55285-14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5">
            <text:p>GHS06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float" office:value="10" table:number-columns-spanned="1" table:number-rows-spanned="5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3-Dihydro-2,2-dimethylbenzofuran-7-yl [(dibutylanino)thio]methylcarbamate;2, 3-Dihydro-2,2-dimethyl-7-benzofuryl [(dibutylamino)thio]methylcarbamate</text:p>
          </table:covered-table-cell>
          <table:covered-table-cell table:style-name="ce15" office:value-type="string">
            <text:p>97-1-253</text:p>
          </table:covered-table-cell>
          <table:covered-table-cell table:style-name="ce15" office:value-type="string">
            <text:p>55285-14-8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3-Dihydro-2,2-dimethylbenzofuran-7-yl [(dibutylanino)thio]methylcarbamate;2, 3-Dihydro-2,2-dimethyl-7-benzofuryl [(dibutylamino)thio]methylcarbamate</text:p>
          </table:covered-table-cell>
          <table:covered-table-cell table:style-name="ce15" office:value-type="string">
            <text:p>97-1-253</text:p>
          </table:covered-table-cell>
          <table:covered-table-cell table:style-name="ce15" office:value-type="string">
            <text:p>55285-14-8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3-Dihydro-2,2-dimethylbenzofuran-7-yl [(dibutylanino)thio]methylcarbamate;2, 3-Dihydro-2,2-dimethyl-7-benzofuryl [(dibutylamino)thio]methylcarbamate</text:p>
          </table:covered-table-cell>
          <table:covered-table-cell table:style-name="ce15" office:value-type="string">
            <text:p>97-1-253</text:p>
          </table:covered-table-cell>
          <table:covered-table-cell table:style-name="ce15" office:value-type="string">
            <text:p>55285-14-8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3-Dihydro-2,2-dimethylbenzofuran-7-yl [(dibutylanino)thio]methylcarbamate;2, 3-Dihydro-2,2-dimethyl-7-benzofuryl [(dibutylamino)thio]methylcarbamate</text:p>
          </table:covered-table-cell>
          <table:covered-table-cell table:style-name="ce15" office:value-type="string">
            <text:p>97-1-253</text:p>
          </table:covered-table-cell>
          <table:covered-table-cell table:style-name="ce15" office:value-type="string">
            <text:p>55285-14-8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Potassium</text:p>
          </table:table-cell>
          <table:table-cell table:style-name="ce15" office:value-type="string" table:number-columns-spanned="1" table:number-rows-spanned="2">
            <text:p>97-1-256</text:p>
          </table:table-cell>
          <table:table-cell table:style-name="ce15" office:value-type="string" table:number-columns-spanned="1" table:number-rows-spanned="2">
            <text:p>7440-09-7</text:p>
          </table:table-cell>
          <table:table-cell table:style-name="ce16" office:value-type="string">
            <text:p>물반응성물질과 혼합물(2.12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2">
            <text:p>GHS02 </text:p>
            <text:p>GHS05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260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otassium</text:p>
          </table:covered-table-cell>
          <table:covered-table-cell table:style-name="ce15" office:value-type="string">
            <text:p>97-1-256</text:p>
          </table:covered-table-cell>
          <table:covered-table-cell table:style-name="ce15" office:value-type="string">
            <text:p>7440-09-7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5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4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7">
            <text:p>Camphechlor</text:p>
          </table:table-cell>
          <table:table-cell table:style-name="ce15" office:value-type="string" table:number-columns-spanned="1" table:number-rows-spanned="7">
            <text:p>97-1-259</text:p>
          </table:table-cell>
          <table:table-cell table:style-name="ce15" office:value-type="string" table:number-columns-spanned="1" table:number-rows-spanned="7">
            <text:p>8001-35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7">
            <text:p>GHS06 </text:p>
            <text:p>GHS08 </text:p>
            <text:p>GHS09</text:p>
          </table:table-cell>
          <table:table-cell table:style-name="ce15" office:value-type="string" table:number-columns-spanned="1" table:number-rows-spanned="7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string" table:number-columns-spanned="1" table:number-rows-spanned="7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Camphechlor ; Toxaphene</text:p>
          </table:covered-table-cell>
          <table:covered-table-cell table:style-name="ce15" office:value-type="string">
            <text:p>97-1-259</text:p>
          </table:covered-table-cell>
          <table:covered-table-cell table:style-name="ce15" office:value-type="string">
            <text:p>8001-35-2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Camphechlor ; Toxaphene</text:p>
          </table:covered-table-cell>
          <table:covered-table-cell table:style-name="ce15" office:value-type="string">
            <text:p>97-1-259</text:p>
          </table:covered-table-cell>
          <table:covered-table-cell table:style-name="ce15" office:value-type="string">
            <text:p>8001-35-2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발암성(3.6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5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Camphechlor ; Toxaphene</text:p>
          </table:covered-table-cell>
          <table:covered-table-cell table:style-name="ce15" office:value-type="string">
            <text:p>97-1-259</text:p>
          </table:covered-table-cell>
          <table:covered-table-cell table:style-name="ce15" office:value-type="string">
            <text:p>8001-35-2</text:p>
          </table:covered-table-cell>
          <table:table-cell table:style-name="ce16" office:value-type="string">
            <text:p>표적장기-1회노출(3.8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Camphechlor ; Toxaphene</text:p>
          </table:covered-table-cell>
          <table:covered-table-cell table:style-name="ce15" office:value-type="string">
            <text:p>97-1-259</text:p>
          </table:covered-table-cell>
          <table:covered-table-cell table:style-name="ce15" office:value-type="string">
            <text:p>8001-35-2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Camphechlor ; Toxaphene</text:p>
          </table:covered-table-cell>
          <table:covered-table-cell table:style-name="ce15" office:value-type="string">
            <text:p>97-1-259</text:p>
          </table:covered-table-cell>
          <table:covered-table-cell table:style-name="ce15" office:value-type="string">
            <text:p>8001-35-2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Captafol</text:p>
          </table:table-cell>
          <table:table-cell table:style-name="ce15" office:value-type="string" table:number-columns-spanned="1" table:number-rows-spanned="4">
            <text:p>97-1-260</text:p>
          </table:table-cell>
          <table:table-cell table:style-name="ce15" office:value-type="string" table:number-columns-spanned="1" table:number-rows-spanned="4">
            <text:p>2425-06-1</text:p>
          </table: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4">
            <text:p>GHS07 </text:p>
            <text:p>GHS08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17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-[(1,1,2,2-Tetrachloroethyl)thio]cyclohex-4-ene-1,2-dicarboximide ; Captafol, Difolatan</text:p>
          </table:covered-table-cell>
          <table:covered-table-cell table:style-name="ce15" office:value-type="string">
            <text:p>97-1-260</text:p>
          </table:covered-table-cell>
          <table:covered-table-cell table:style-name="ce15" office:value-type="string">
            <text:p>2425-06-1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-[(1,1,2,2-Tetrachloroethyl)thio]cyclohex-4-ene-1,2-dicarboximide ; Captafol, Difolatan</text:p>
          </table:covered-table-cell>
          <table:covered-table-cell table:style-name="ce15" office:value-type="string">
            <text:p>97-1-260</text:p>
          </table:covered-table-cell>
          <table:covered-table-cell table:style-name="ce15" office:value-type="string">
            <text:p>2425-06-1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-[(1,1,2,2-Tetrachloroethyl)thio]cyclohex-4-ene-1,2-dicarboximide ; Captafol, Difolatan</text:p>
          </table:covered-table-cell>
          <table:covered-table-cell table:style-name="ce15" office:value-type="string">
            <text:p>97-1-260</text:p>
          </table:covered-table-cell>
          <table:covered-table-cell table:style-name="ce15" office:value-type="string">
            <text:p>2425-06-1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Captan</text:p>
          </table:table-cell>
          <table:table-cell table:style-name="ce15" office:value-type="string" table:number-columns-spanned="1" table:number-rows-spanned="5">
            <text:p>97-1-261</text:p>
          </table:table-cell>
          <table:table-cell table:style-name="ce15" office:value-type="string" table:number-columns-spanned="1" table:number-rows-spanned="5">
            <text:p>133-06-2</text:p>
          </table:table-cell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5">
            <text:p>GHS05 </text:p>
            <text:p>GHS06 </text:p>
            <text:p>GHS08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31</text:p>
          </table:table-cell>
          <table:table-cell table:style-name="ce29" office:value-type="float" office:value="10" table:number-columns-spanned="1" table:number-rows-spanned="5">
            <text:p>10</text:p>
          </table:table-cell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심한 눈 손상/자극성(3.3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8</text:p>
          </table:table-cell>
          <table:covered-table-cell table:style-name="ce29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7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a,4,7,7a-Tetrahydro-2-[(trichloromethyl)thio]-1H-isoindole-1,3(2H)-dione ; Captan, Merpan</text:p>
          </table:covered-table-cell>
          <table:covered-table-cell table:style-name="ce15" office:value-type="string">
            <text:p>97-1-261</text:p>
          </table:covered-table-cell>
          <table:covered-table-cell table:style-name="ce15" office:value-type="string">
            <text:p>133-06-2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a,4,7,7a-Tetrahydro-2-[(trichloromethyl)thio]-1H-isoindole-1,3(2H)-dione ; Captan, Merpan</text:p>
          </table:covered-table-cell>
          <table:covered-table-cell table:style-name="ce15" office:value-type="string">
            <text:p>97-1-261</text:p>
          </table:covered-table-cell>
          <table:covered-table-cell table:style-name="ce15" office:value-type="string">
            <text:p>133-06-2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Coumachlor</text:p>
          </table:table-cell>
          <table:table-cell table:style-name="ce15" office:value-type="string" table:number-columns-spanned="1" table:number-rows-spanned="2">
            <text:p>97-1-262</text:p>
          </table:table-cell>
          <table:table-cell table:style-name="ce15" office:value-type="string" table:number-columns-spanned="1" table:number-rows-spanned="2">
            <text:p>81-82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2">
            <text:p>GHS06 </text:p>
            <text:p>GHS08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[1-(4-Chlorophenyl)-3-oxobutyl]-4-hydroxy-2H-1-benzopyran-2-one ; Coumachlor</text:p>
          </table:covered-table-cell>
          <table:covered-table-cell table:style-name="ce15" office:value-type="string">
            <text:p>97-1-262</text:p>
          </table:covered-table-cell>
          <table:covered-table-cell table:style-name="ce15" office:value-type="string">
            <text:p>81-82-3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Coumafuryl</text:p>
          </table:table-cell>
          <table:table-cell table:style-name="ce15" office:value-type="string" table:number-columns-spanned="1" table:number-rows-spanned="2">
            <text:p>97-1-264</text:p>
          </table:table-cell>
          <table:table-cell table:style-name="ce15" office:value-type="string" table:number-columns-spanned="1" table:number-rows-spanned="2">
            <text:p>117-52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2">
            <text:p>GHS06 </text:p>
            <text:p>GHS08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H-1-Benzopyran-2-one, 3-[1-(2-furanyl)-3-oxobutyl]-4-hydroxy- ; Coumafuryl</text:p>
          </table:covered-table-cell>
          <table:covered-table-cell table:style-name="ce15" office:value-type="string">
            <text:p>97-1-264</text:p>
          </table:covered-table-cell>
          <table:covered-table-cell table:style-name="ce15" office:value-type="string">
            <text:p>117-52-2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2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>
            <text:p>Coumithoate</text:p>
          </table:table-cell>
          <table:table-cell table:style-name="ce15" office:value-type="string">
            <text:p>97-1-265</text:p>
          </table:table-cell>
          <table:table-cell table:style-name="ce15" office:value-type="string">
            <text:p>572-48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1</text:p>
          </table:table-cell>
          <table: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Quinalphos</text:p>
          </table:table-cell>
          <table:table-cell table:style-name="ce15" office:value-type="string" table:number-columns-spanned="1" table:number-rows-spanned="4">
            <text:p>97-1-266</text:p>
          </table:table-cell>
          <table:table-cell table:style-name="ce15" office:value-type="string" table:number-columns-spanned="1" table:number-rows-spanned="4">
            <text:p>13593-03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float" office:value="100" table:number-columns-spanned="1" table:number-rows-spanned="4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ethyl O-quinoxalin-2-yl phosphorothioate ; Quinalphos</text:p>
          </table:covered-table-cell>
          <table:covered-table-cell table:style-name="ce15" office:value-type="string">
            <text:p>97-1-266</text:p>
          </table:covered-table-cell>
          <table:covered-table-cell table:style-name="ce15" office:value-type="string">
            <text:p>13593-03-8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ethyl O-quinoxalin-2-yl phosphorothioate ; Quinalphos</text:p>
          </table:covered-table-cell>
          <table:covered-table-cell table:style-name="ce15" office:value-type="string">
            <text:p>97-1-266</text:p>
          </table:covered-table-cell>
          <table:covered-table-cell table:style-name="ce15" office:value-type="string">
            <text:p>13593-03-8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ethyl O-quinoxalin-2-yl phosphorothioate ; Quinalphos</text:p>
          </table:covered-table-cell>
          <table:covered-table-cell table:style-name="ce15" office:value-type="string">
            <text:p>97-1-266</text:p>
          </table:covered-table-cell>
          <table:covered-table-cell table:style-name="ce15" office:value-type="string">
            <text:p>13593-03-8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Crotoxyphos</text:p>
          </table:table-cell>
          <table:table-cell table:style-name="ce15" office:value-type="string" table:number-columns-spanned="1" table:number-rows-spanned="4">
            <text:p>97-1-269</text:p>
          </table:table-cell>
          <table:table-cell table:style-name="ce15" office:value-type="string" table:number-columns-spanned="1" table:number-rows-spanned="4">
            <text:p>7700-17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string" table:number-columns-spanned="1" table:number-rows-spanned="4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-Phenylethyl 3-[(dimethoxyphosphinoyl)oxy]crotonate ; Crotoxyphos</text:p>
          </table:covered-table-cell>
          <table:covered-table-cell table:style-name="ce15" office:value-type="string">
            <text:p>97-1-269</text:p>
          </table:covered-table-cell>
          <table:covered-table-cell table:style-name="ce15" office:value-type="string">
            <text:p>7700-17-6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-Phenylethyl 3-[(dimethoxyphosphinoyl)oxy]crotonate ; Crotoxyphos</text:p>
          </table:covered-table-cell>
          <table:covered-table-cell table:style-name="ce15" office:value-type="string">
            <text:p>97-1-269</text:p>
          </table:covered-table-cell>
          <table:covered-table-cell table:style-name="ce15" office:value-type="string">
            <text:p>7700-17-6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-Phenylethyl 3-[(dimethoxyphosphinoyl)oxy]crotonate ; Crotoxyphos</text:p>
          </table:covered-table-cell>
          <table:covered-table-cell table:style-name="ce15" office:value-type="string">
            <text:p>97-1-269</text:p>
          </table:covered-table-cell>
          <table:covered-table-cell table:style-name="ce15" office:value-type="string">
            <text:p>7700-17-6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Chloroacetic acid</text:p>
          </table:table-cell>
          <table:table-cell table:style-name="ce15" office:value-type="string" table:number-columns-spanned="1" table:number-rows-spanned="5">
            <text:p>97-1-278</text:p>
          </table:table-cell>
          <table:table-cell table:style-name="ce15" office:value-type="string" table:number-columns-spanned="1" table:number-rows-spanned="5">
            <text:p>79-11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5">
            <text:p>GHS05 </text:p>
            <text:p>GHS06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string" table:number-columns-spanned="1" table:number-rows-spanned="5">
            <text:p>10</text:p>
          </table:table-cell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11</text:p>
          </table:table-cell>
          <table:covered-table-cell table:style-name="ce29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Acetic acid, chloro-</text:p>
          </table:covered-table-cell>
          <table:covered-table-cell table:style-name="ce15" office:value-type="string">
            <text:p>97-1-278</text:p>
          </table:covered-table-cell>
          <table:covered-table-cell table:style-name="ce15" office:value-type="string">
            <text:p>79-11-8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4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Acetic acid, chloro-</text:p>
          </table:covered-table-cell>
          <table:covered-table-cell table:style-name="ce15" office:value-type="string">
            <text:p>97-1-278</text:p>
          </table:covered-table-cell>
          <table:covered-table-cell table:style-name="ce15" office:value-type="string">
            <text:p>79-11-8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7">
            <text:p>Chlorothalonil</text:p>
          </table:table-cell>
          <table:table-cell table:style-name="ce15" office:value-type="string" table:number-columns-spanned="1" table:number-rows-spanned="7">
            <text:p>97-1-279</text:p>
          </table:table-cell>
          <table:table-cell table:style-name="ce15" office:value-type="string" table:number-columns-spanned="1" table:number-rows-spanned="7">
            <text:p>1897-45-6</text:p>
          </table: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7">
            <text:p>GHS05 </text:p>
            <text:p>GHS06 </text:p>
            <text:p>GHS08 </text:p>
            <text:p>GHS09</text:p>
          </table:table-cell>
          <table:table-cell table:style-name="ce15" office:value-type="string" table:number-columns-spanned="1" table:number-rows-spanned="7">
            <text:p>위험 </text:p>
          </table:table-cell>
          <table:table-cell table:style-name="ce15" office:value-type="string">
            <text:p>H330</text:p>
          </table:table-cell>
          <table:table-cell table:style-name="ce15" office:value-type="float" office:value="10" table:number-columns-spanned="1" table:number-rows-spanned="7">
            <text:p>10</text:p>
          </table:table-cell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심한 눈 손상/자극성(3.3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8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발암성(3.6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5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4,5,6-Tetrachloro-1,3-benzenedicarbonitrile ; Chlorothalonil, Daconil,TPN</text:p>
          </table:covered-table-cell>
          <table:covered-table-cell table:style-name="ce15" office:value-type="string">
            <text:p>97-1-279</text:p>
          </table:covered-table-cell>
          <table:covered-table-cell table:style-name="ce15" office:value-type="string">
            <text:p>1897-45-6</text:p>
          </table:covered-table-cell>
          <table:table-cell table:style-name="ce16" office:value-type="string">
            <text:p>표적장기-1회노출(3.8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4,5,6-Tetrachloro-1,3-benzenedicarbonitrile ; Chlorothalonil, Daconil,TPN</text:p>
          </table:covered-table-cell>
          <table:covered-table-cell table:style-name="ce15" office:value-type="string">
            <text:p>97-1-279</text:p>
          </table:covered-table-cell>
          <table:covered-table-cell table:style-name="ce15" office:value-type="string">
            <text:p>1897-45-6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4,5,6-Tetrachloro-1,3-benzenedicarbonitrile ; Chlorothalonil, Daconil,TPN</text:p>
          </table:covered-table-cell>
          <table:covered-table-cell table:style-name="ce15" office:value-type="string">
            <text:p>97-1-279</text:p>
          </table:covered-table-cell>
          <table:covered-table-cell table:style-name="ce15" office:value-type="string">
            <text:p>1897-45-6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5">
            <text:p>Chloropicrin</text:p>
          </table:table-cell>
          <table:table-cell table:style-name="ce15" office:value-type="string" table:number-columns-spanned="1" table:number-rows-spanned="5">
            <text:p>97-1-283</text:p>
          </table:table-cell>
          <table:table-cell table:style-name="ce15" office:value-type="string" table:number-columns-spanned="1" table:number-rows-spanned="5">
            <text:p>76-06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5">
            <text:p>GHS06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Trichloronitromethane ; Chloropicrin</text:p>
          </table:covered-table-cell>
          <table:covered-table-cell table:style-name="ce15" office:value-type="string">
            <text:p>97-1-283</text:p>
          </table:covered-table-cell>
          <table:covered-table-cell table:style-name="ce15" office:value-type="string">
            <text:p>76-06-2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Trichloronitromethane ; Chloropicrin</text:p>
          </table:covered-table-cell>
          <table:covered-table-cell table:style-name="ce15" office:value-type="string">
            <text:p>97-1-283</text:p>
          </table:covered-table-cell>
          <table:covered-table-cell table:style-name="ce15" office:value-type="string">
            <text:p>76-06-2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Trichloronitromethane ; Chloropicrin</text:p>
          </table:covered-table-cell>
          <table:covered-table-cell table:style-name="ce15" office:value-type="string">
            <text:p>97-1-283</text:p>
          </table:covered-table-cell>
          <table:covered-table-cell table:style-name="ce15" office:value-type="string">
            <text:p>76-06-2</text:p>
          </table:covered-table-cell>
          <table:table-cell table:style-name="ce16" office:value-type="string">
            <text:p>표적장기-1회노출(3.8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Chlordane</text:p>
          </table:table-cell>
          <table:table-cell table:style-name="ce15" office:value-type="string" table:number-columns-spanned="1" table:number-rows-spanned="5">
            <text:p>97-1-285</text:p>
          </table:table-cell>
          <table:table-cell table:style-name="ce15" office:value-type="string" table:number-columns-spanned="1" table:number-rows-spanned="5">
            <text:p>57-74-9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5">
            <text:p>GHS06 </text:p>
            <text:p>GHS08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string" table:number-columns-spanned="1" table:number-rows-spanned="5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2,4,5,6,7,8,8-Octachloro-2,3,3a,4,7,7a-hexahydro-4,7-methano-1H-indene ; Chlordane, Toxichlor</text:p>
          </table:covered-table-cell>
          <table:covered-table-cell table:style-name="ce15" office:value-type="string">
            <text:p>97-1-285</text:p>
          </table:covered-table-cell>
          <table:covered-table-cell table:style-name="ce15" office:value-type="string">
            <text:p>57-74-9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2,4,5,6,7,8,8-Octachloro-2,3,3a,4,7,7a-hexahydro-4,7-methano-1H-indene ; Chlordane, Toxichlor</text:p>
          </table:covered-table-cell>
          <table:covered-table-cell table:style-name="ce15" office:value-type="string">
            <text:p>97-1-285</text:p>
          </table:covered-table-cell>
          <table:covered-table-cell table:style-name="ce15" office:value-type="string">
            <text:p>57-74-9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2,4,5,6,7,8,8-Octachloro-2,3,3a,4,7,7a-hexahydro-4,7-methano-1H-indene ; Chlordane, Toxichlor</text:p>
          </table:covered-table-cell>
          <table:covered-table-cell table:style-name="ce15" office:value-type="string">
            <text:p>97-1-285</text:p>
          </table:covered-table-cell>
          <table:covered-table-cell table:style-name="ce15" office:value-type="string">
            <text:p>57-74-9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2,4,5,6,7,8,8-Octachloro-2,3,3a,4,7,7a-hexahydro-4,7-methano-1H-indene ; Chlordane, Toxichlor</text:p>
          </table:covered-table-cell>
          <table:covered-table-cell table:style-name="ce15" office:value-type="string">
            <text:p>97-1-285</text:p>
          </table:covered-table-cell>
          <table:covered-table-cell table:style-name="ce15" office:value-type="string">
            <text:p>57-74-9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Chlorthiophos</text:p>
          </table:table-cell>
          <table:table-cell table:style-name="ce15" office:value-type="string" table:number-columns-spanned="1" table:number-rows-spanned="4">
            <text:p>97-1-288</text:p>
          </table:table-cell>
          <table:table-cell table:style-name="ce15" office:value-type="string" table:number-columns-spanned="1" table:number-rows-spanned="4">
            <text:p>21923-23-9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4">
            <text:p>GHS06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0</text:p>
          </table:table-cell>
          <table:table-cell table:style-name="ce15" office:value-type="float" office:value="10" table:number-columns-spanned="1" table:number-rows-spanned="4">
            <text:p>10</text:p>
          </table:table-cell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-[2,5-Dichloro-4-(methylthio)phenyl] O,O-diethyl phosphorothioate ; Chlorthiophos</text:p>
          </table:covered-table-cell>
          <table:covered-table-cell table:style-name="ce15" office:value-type="string">
            <text:p>97-1-288</text:p>
          </table:covered-table-cell>
          <table:covered-table-cell table:style-name="ce15" office:value-type="string">
            <text:p>21923-23-9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>
            <text:p>Cloethocarb</text:p>
          </table:table-cell>
          <table:table-cell table:style-name="ce15" office:value-type="string">
            <text:p>97-1-291</text:p>
          </table:table-cell>
          <table:table-cell table:style-name="ce15" office:value-type="string">
            <text:p>51487-69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0</text:p>
          </table:table-cell>
          <table: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Tebufenpyrad</text:p>
          </table:table-cell>
          <table:table-cell table:style-name="ce15" office:value-type="string" table:number-columns-spanned="1" table:number-rows-spanned="3">
            <text:p>97-1-295</text:p>
          </table:table-cell>
          <table:table-cell table:style-name="ce15" office:value-type="string" table:number-columns-spanned="1" table:number-rows-spanned="3">
            <text:p>119168-77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3">
            <text:p>GHS07 </text:p>
            <text:p>GHS09</text:p>
          </table:table-cell>
          <table:table-cell table:style-name="ce15" office:value-type="string" table:number-columns-spanned="1" table:number-rows-spanned="3">
            <text:p>경고 </text:p>
          </table:table-cell>
          <table:table-cell table:style-name="ce15" office:value-type="string">
            <text:p>H302</text:p>
          </table:table-cell>
          <table:table-cell table:style-name="ce29" office:value-type="string" table:number-columns-spanned="1" table:number-rows-spanned="3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-(4-tert-Butylbenzyl)-4-chloro-3-ethyl-1-methylpyrazole-5-carboxamide ; Tebufenpyrad</text:p>
          </table:covered-table-cell>
          <table:covered-table-cell table:style-name="ce15" office:value-type="string">
            <text:p>97-1-295</text:p>
          </table:covered-table-cell>
          <table:covered-table-cell table:style-name="ce15" office:value-type="string">
            <text:p>119168-77-3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-(4-tert-Butylbenzyl)-4-chloro-3-ethyl-1-methylpyrazole-5-carboxamide ; Tebufenpyrad</text:p>
          </table:covered-table-cell>
          <table:covered-table-cell table:style-name="ce15" office:value-type="string">
            <text:p>97-1-295</text:p>
          </table:covered-table-cell>
          <table:covered-table-cell table:style-name="ce15" office:value-type="string">
            <text:p>119168-77-3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Triazamate</text:p>
          </table:table-cell>
          <table:table-cell table:style-name="ce15" office:value-type="string" table:number-columns-spanned="1" table:number-rows-spanned="5">
            <text:p>97-1-305</text:p>
          </table:table-cell>
          <table:table-cell table:style-name="ce15" office:value-type="string" table:number-columns-spanned="1" table:number-rows-spanned="5">
            <text:p>112143-82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5">
            <text:p>GHS06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-(N, N-dimethylcarbamoyl))-3-tert-butyl-5-carboxymethylthio-1H-1,2,4-triazole ; Triazamate</text:p>
          </table:covered-table-cell>
          <table:covered-table-cell table:style-name="ce15" office:value-type="string">
            <text:p>97-1-305</text:p>
          </table:covered-table-cell>
          <table:covered-table-cell table:style-name="ce15" office:value-type="string">
            <text:p>112143-82-5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Trichloroethylene</text:p>
          </table:table-cell>
          <table:table-cell table:style-name="ce15" office:value-type="string" table:number-columns-spanned="1" table:number-rows-spanned="3">
            <text:p>97-1-309</text:p>
          </table:table-cell>
          <table:table-cell table:style-name="ce15" office:value-type="string" table:number-columns-spanned="1" table:number-rows-spanned="3">
            <text:p>79-01-6</text:p>
          </table: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3">
            <text:p>GHS07 </text:p>
            <text:p>GHS08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19</text:p>
          </table:table-cell>
          <table:table-cell table:style-name="ce15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Ethylene trichloride ; Trichloroethylene, Trichloroethene</text:p>
          </table:covered-table-cell>
          <table:covered-table-cell table:style-name="ce15" office:value-type="string">
            <text:p>97-1-309</text:p>
          </table:covered-table-cell>
          <table:covered-table-cell table:style-name="ce15" office:value-type="string">
            <text:p>79-01-6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Ethylene trichloride ; Trichloroethylene, Trichloroethene</text:p>
          </table:covered-table-cell>
          <table:covered-table-cell table:style-name="ce15" office:value-type="string">
            <text:p>97-1-309</text:p>
          </table:covered-table-cell>
          <table:covered-table-cell table:style-name="ce15" office:value-type="string">
            <text:p>79-01-6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7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Trichlorofon</text:p>
          </table:table-cell>
          <table:table-cell table:style-name="ce15" office:value-type="string" table:number-columns-spanned="1" table:number-rows-spanned="4">
            <text:p>97-1-310</text:p>
          </table:table-cell>
          <table:table-cell table:style-name="ce15" office:value-type="string" table:number-columns-spanned="1" table:number-rows-spanned="4">
            <text:p>52-68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(2,2,2-Trichloro-1-hydroxyethyl)phosphoric acid dimethyl ester ; Trichlorofon, Chlorofos</text:p>
          </table:covered-table-cell>
          <table:covered-table-cell table:style-name="ce15" office:value-type="string">
            <text:p>97-1-310</text:p>
          </table:covered-table-cell>
          <table:covered-table-cell table:style-name="ce15" office:value-type="string">
            <text:p>52-68-6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(2,2,2-Trichloro-1-hydroxyethyl)phosphoric acid dimethyl ester ; Trichlorofon, Chlorofos</text:p>
          </table:covered-table-cell>
          <table:covered-table-cell table:style-name="ce15" office:value-type="string">
            <text:p>97-1-310</text:p>
          </table:covered-table-cell>
          <table:covered-table-cell table:style-name="ce15" office:value-type="string">
            <text:p>52-68-6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(2,2,2-Trichloro-1-hydroxyethyl)phosphoric acid dimethyl ester ; Trichlorofon, Chlorofos</text:p>
          </table:covered-table-cell>
          <table:covered-table-cell table:style-name="ce15" office:value-type="string">
            <text:p>97-1-310</text:p>
          </table:covered-table-cell>
          <table:covered-table-cell table:style-name="ce15" office:value-type="string">
            <text:p>52-68-6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Trifluralin</text:p>
          </table:table-cell>
          <table:table-cell table:style-name="ce15" office:value-type="string" table:number-columns-spanned="1" table:number-rows-spanned="5">
            <text:p>97-1-312</text:p>
          </table:table-cell>
          <table:table-cell table:style-name="ce15" office:value-type="string" table:number-columns-spanned="1" table:number-rows-spanned="5">
            <text:p>1582-09-8</text:p>
          </table: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5">
            <text:p>GHS07 </text:p>
            <text:p>GHS08</text:p>
            <text:p>GHS09</text:p>
          </table:table-cell>
          <table:table-cell table:style-name="ce15" office:value-type="string" table:number-columns-spanned="1" table:number-rows-spanned="5">
            <text:p>경고 </text:p>
          </table:table-cell>
          <table:table-cell table:style-name="ce15" office:value-type="string">
            <text:p>H319</text:p>
          </table:table-cell>
          <table:table-cell table:style-name="ce15" office:value-type="float" office:value="10" table:number-columns-spanned="1" table:number-rows-spanned="5">
            <text:p>10</text:p>
          </table:table-cell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발암성(3.6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5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,6-Dinitro-N,N-dipropyl-4-(trifluoromethyl)benzenamine ; Trifluralin</text:p>
          </table:covered-table-cell>
          <table:covered-table-cell table:style-name="ce15" office:value-type="string">
            <text:p>97-1-312</text:p>
          </table:covered-table-cell>
          <table:covered-table-cell table:style-name="ce15" office:value-type="string">
            <text:p>1582-09-8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,6-Dinitro-N,N-dipropyl-4-(trifluoromethyl)benzenamine ; Trifluralin</text:p>
          </table:covered-table-cell>
          <table:covered-table-cell table:style-name="ce15" office:value-type="string">
            <text:p>97-1-312</text:p>
          </table:covered-table-cell>
          <table:covered-table-cell table:style-name="ce15" office:value-type="string">
            <text:p>1582-09-8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Thiometon</text:p>
          </table:table-cell>
          <table:table-cell table:style-name="ce15" office:value-type="string" table:number-columns-spanned="1" table:number-rows-spanned="2">
            <text:p>97-1-318</text:p>
          </table:table-cell>
          <table:table-cell table:style-name="ce15" office:value-type="string" table:number-columns-spanned="1" table:number-rows-spanned="2">
            <text:p>640-15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methyl S-(2-(ethylthio)ethyl) phosphorodithioate ; Thiometon</text:p>
          </table:covered-table-cell>
          <table:covered-table-cell table:style-name="ce15" office:value-type="string">
            <text:p>97-1-318</text:p>
          </table:covered-table-cell>
          <table:covered-table-cell table:style-name="ce15" office:value-type="string">
            <text:p>640-15-3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Thiosemicarbazide</text:p>
          </table:table-cell>
          <table:table-cell table:style-name="ce15" office:value-type="string" table:number-columns-spanned="1" table:number-rows-spanned="2">
            <text:p>97-1-319</text:p>
          </table:table-cell>
          <table:table-cell table:style-name="ce15" office:value-type="string" table:number-columns-spanned="1" table:number-rows-spanned="2">
            <text:p>79-19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만성(4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41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Thiofanox</text:p>
          </table:table-cell>
          <table:table-cell table:style-name="ce15" office:value-type="string" table:number-columns-spanned="1" table:number-rows-spanned="4">
            <text:p>97-1-322</text:p>
          </table:table-cell>
          <table:table-cell table:style-name="ce15" office:value-type="string" table:number-columns-spanned="1" table:number-rows-spanned="4">
            <text:p>39196-18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0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,3-Dimethyl-1-(methylthio)butanone-O-(N-methylcarbamoyl)oxime ; Thiofanox</text:p>
          </table:covered-table-cell>
          <table:covered-table-cell table:style-name="ce15" office:value-type="string">
            <text:p>97-1-322</text:p>
          </table:covered-table-cell>
          <table:covered-table-cell table:style-name="ce15" office:value-type="string">
            <text:p>39196-18-4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,3-Dimethyl-1-(methylthio)butanone-O-(N-methylcarbamoyl)oxime ; Thiofanox</text:p>
          </table:covered-table-cell>
          <table:covered-table-cell table:style-name="ce15" office:value-type="string">
            <text:p>97-1-322</text:p>
          </table:covered-table-cell>
          <table:covered-table-cell table:style-name="ce15" office:value-type="string">
            <text:p>39196-18-4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,3-Dimethyl-1-(methylthio)butanone-O-(N-methylcarbamoyl)oxime ; Thiofanox</text:p>
          </table:covered-table-cell>
          <table:covered-table-cell table:style-name="ce15" office:value-type="string">
            <text:p>97-1-322</text:p>
          </table:covered-table-cell>
          <table:covered-table-cell table:style-name="ce15" office:value-type="string">
            <text:p>39196-18-4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Parathion-methyl</text:p>
          </table:table-cell>
          <table:table-cell table:style-name="ce15" office:value-type="string" table:number-columns-spanned="1" table:number-rows-spanned="6">
            <text:p>97-1-324</text:p>
          </table:table-cell>
          <table:table-cell table:style-name="ce15" office:value-type="string" table:number-columns-spanned="1" table:number-rows-spanned="6">
            <text:p>298-00-0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6">
            <text:p>GHS06 </text:p>
            <text:p>GHS08 </text:p>
            <text:p>GHS09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00</text:p>
          </table:table-cell>
          <table:table-cell table:style-name="ce29" table:number-columns-spanned="1" table:number-rows-spanned="6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methyl O-(p-nitrophenyl) phosphorothioate ; Methyl parathion</text:p>
          </table:covered-table-cell>
          <table:covered-table-cell table:style-name="ce15" office:value-type="string">
            <text:p>97-1-324</text:p>
          </table:covered-table-cell>
          <table:covered-table-cell table:style-name="ce15" office:value-type="string">
            <text:p>298-00-0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methyl O-(p-nitrophenyl) phosphorothioate ; Methyl parathion</text:p>
          </table:covered-table-cell>
          <table:covered-table-cell table:style-name="ce15" office:value-type="string">
            <text:p>97-1-324</text:p>
          </table:covered-table-cell>
          <table:covered-table-cell table:style-name="ce15" office:value-type="string">
            <text:p>298-00-0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methyl O-(p-nitrophenyl) phosphorothioate ; Methyl parathion</text:p>
          </table:covered-table-cell>
          <table:covered-table-cell table:style-name="ce15" office:value-type="string">
            <text:p>97-1-324</text:p>
          </table:covered-table-cell>
          <table:covered-table-cell table:style-name="ce15" office:value-type="string">
            <text:p>298-00-0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methyl O-(p-nitrophenyl) phosphorothioate ; Methyl parathion</text:p>
          </table:covered-table-cell>
          <table:covered-table-cell table:style-name="ce15" office:value-type="string">
            <text:p>97-1-324</text:p>
          </table:covered-table-cell>
          <table:covered-table-cell table:style-name="ce15" office:value-type="string">
            <text:p>298-00-0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methyl O-(p-nitrophenyl) phosphorothioate ; Methyl parathion</text:p>
          </table:covered-table-cell>
          <table:covered-table-cell table:style-name="ce15" office:value-type="string">
            <text:p>97-1-324</text:p>
          </table:covered-table-cell>
          <table:covered-table-cell table:style-name="ce15" office:value-type="string">
            <text:p>298-00-0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Parathion</text:p>
          </table:table-cell>
          <table:table-cell table:style-name="ce15" office:value-type="string" table:number-columns-spanned="1" table:number-rows-spanned="6">
            <text:p>97-1-325</text:p>
          </table:table-cell>
          <table:table-cell table:style-name="ce15" office:value-type="string" table:number-columns-spanned="1" table:number-rows-spanned="6">
            <text:p>56-38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6">
            <text:p>GHS06 </text:p>
            <text:p>GHS08 </text:p>
            <text:p>GHS09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00</text:p>
          </table:table-cell>
          <table:table-cell table:style-name="ce29" table:number-columns-spanned="1" table:number-rows-spanned="6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ethyl O-(p-nitrophenyl) phosphorothioate;Phosphorothioic acid O,O-diethyl O-(4-nitrophenyl) ester, Parathion</text:p>
          </table:covered-table-cell>
          <table:covered-table-cell table:style-name="ce15" office:value-type="string">
            <text:p>97-1-325</text:p>
          </table:covered-table-cell>
          <table:covered-table-cell table:style-name="ce15" office:value-type="string">
            <text:p>56-38-2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O,O-Diethyl O-(p-nitrophenyl) phosphorothioate;Phosphorothioic acid O,O-diethyl O-(4-nitrophenyl) ester, Parathion</text:p>
          </table:covered-table-cell>
          <table:covered-table-cell table:style-name="ce15" office:value-type="string">
            <text:p>97-1-325</text:p>
          </table:covered-table-cell>
          <table:covered-table-cell table:style-name="ce15" office:value-type="string">
            <text:p>56-38-2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ethyl O-(p-nitrophenyl) phosphorothioate;Phosphorothioic acid O,O-diethyl O-(4-nitrophenyl) ester, Parathion</text:p>
          </table:covered-table-cell>
          <table:covered-table-cell table:style-name="ce15" office:value-type="string">
            <text:p>97-1-325</text:p>
          </table:covered-table-cell>
          <table:covered-table-cell table:style-name="ce15" office:value-type="string">
            <text:p>56-38-2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ethyl O-(p-nitrophenyl) phosphorothioate;Phosphorothioic acid O,O-diethyl O-(4-nitrophenyl) ester, Parathion</text:p>
          </table:covered-table-cell>
          <table:covered-table-cell table:style-name="ce15" office:value-type="string">
            <text:p>97-1-325</text:p>
          </table:covered-table-cell>
          <table:covered-table-cell table:style-name="ce15" office:value-type="string">
            <text:p>56-38-2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O,O-Diethyl O-(p-nitrophenyl) phosphorothioate;Phosphorothioic acid O,O-diethyl O-(4-nitrophenyl) ester, Parathion</text:p>
          </table:covered-table-cell>
          <table:covered-table-cell table:style-name="ce15" office:value-type="string">
            <text:p>97-1-325</text:p>
          </table:covered-table-cell>
          <table:covered-table-cell table:style-name="ce15" office:value-type="string">
            <text:p>56-38-2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Famphur</text:p>
          </table:table-cell>
          <table:table-cell table:style-name="ce15" office:value-type="string" table:number-columns-spanned="1" table:number-rows-spanned="2">
            <text:p>97-1-326</text:p>
          </table:table-cell>
          <table:table-cell table:style-name="ce15" office:value-type="string" table:number-columns-spanned="1" table:number-rows-spanned="2">
            <text:p>52-85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-[4-[(Dimethylamino)sulfonyl]phenyl] O,O-dimethyl thiophosphate ; Famphur</text:p>
          </table:covered-table-cell>
          <table:covered-table-cell table:style-name="ce15" office:value-type="string">
            <text:p>97-1-326</text:p>
          </table:covered-table-cell>
          <table:covered-table-cell table:style-name="ce15" office:value-type="string">
            <text:p>52-85-7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Fenamiphos</text:p>
          </table:table-cell>
          <table:table-cell table:style-name="ce15" office:value-type="string" table:number-columns-spanned="1" table:number-rows-spanned="5">
            <text:p>97-1-328</text:p>
          </table:table-cell>
          <table:table-cell table:style-name="ce15" office:value-type="string" table:number-columns-spanned="1" table:number-rows-spanned="5">
            <text:p>22224-92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5">
            <text:p>GHS06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float" office:value="10" table:number-columns-spanned="1" table:number-rows-spanned="5">
            <text:p>10</text:p>
          </table:table-cell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0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Ethyl 3-methyl-4-methylthiophenyl N-isopropylphosphoramidate ; Fenamiphos</text:p>
          </table:covered-table-cell>
          <table:covered-table-cell table:style-name="ce15" office:value-type="string">
            <text:p>97-1-328</text:p>
          </table:covered-table-cell>
          <table:covered-table-cell table:style-name="ce15" office:value-type="string">
            <text:p>22224-92-6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Ethyl 3-methyl-4-methylthiophenyl N-isopropylphosphoramidate ; Fenamiphos</text:p>
          </table:covered-table-cell>
          <table:covered-table-cell table:style-name="ce15" office:value-type="string">
            <text:p>97-1-328</text:p>
          </table:covered-table-cell>
          <table:covered-table-cell table:style-name="ce15" office:value-type="string">
            <text:p>22224-92-6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Ethyl 3-methyl-4-methylthiophenyl N-isopropylphosphoramidate ; Fenamiphos</text:p>
          </table:covered-table-cell>
          <table:covered-table-cell table:style-name="ce15" office:value-type="string">
            <text:p>97-1-328</text:p>
          </table:covered-table-cell>
          <table:covered-table-cell table:style-name="ce15" office:value-type="string">
            <text:p>22224-92-6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2">
            <text:p>Fenoxaprop-p</text:p>
          </table:table-cell>
          <table:table-cell table:style-name="ce15" office:value-type="string" table:number-columns-spanned="1" table:number-rows-spanned="2">
            <text:p>97-1-331</text:p>
          </table:table-cell>
          <table:table-cell table:style-name="ce15" office:value-type="string" table:number-columns-spanned="1" table:number-rows-spanned="2">
            <text:p>71283-80-2</text:p>
          </table: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2">
            <text:p>GHS09</text:p>
          </table:table-cell>
          <table:table-cell table:style-name="ce15" office:value-type="string" table:number-columns-spanned="1" table:number-rows-spanned="2">
            <text:p>경고 </text:p>
          </table:table-cell>
          <table:table-cell table:style-name="ce15" office:value-type="string">
            <text:p>H400</text:p>
          </table:table-cell>
          <table:table-cell table:style-name="ce29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Ethyl (2R)-2-[4-(6-chloro-2-benzoxazolyloxy)phenoxy]propionate ; Fenoxaprop-p</text:p>
          </table:covered-table-cell>
          <table:covered-table-cell table:style-name="ce15" office:value-type="string">
            <text:p>97-1-331</text:p>
          </table:covered-table-cell>
          <table:covered-table-cell table:style-name="ce15" office:value-type="string">
            <text:p>71283-80-2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Phenol</text:p>
          </table:table-cell>
          <table:table-cell table:style-name="ce15" office:value-type="string" table:number-columns-spanned="1" table:number-rows-spanned="6">
            <text:p>97-1-332</text:p>
          </table:table-cell>
          <table:table-cell table:style-name="ce15" office:value-type="string" table:number-columns-spanned="1" table:number-rows-spanned="6">
            <text:p>108-95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6">
            <text:p>GHS05 </text:p>
            <text:p>GHS06 </text:p>
            <text:p>GHS08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6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enol ; Hydroxybenzene</text:p>
          </table:covered-table-cell>
          <table:covered-table-cell table:style-name="ce15" office:value-type="string">
            <text:p>97-1-332</text:p>
          </table:covered-table-cell>
          <table:covered-table-cell table:style-name="ce15" office:value-type="string">
            <text:p>108-95-2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4">
            <text:p>4</text:p>
          </table:table-cell>
          <table:covered-table-cell table:number-columns-repeated="2" table:style-name="ce15"/>
          <table:table-cell table:style-name="ce15" office:value-type="string">
            <text:p>H33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enol ; Hydroxybenzene</text:p>
          </table:covered-table-cell>
          <table:covered-table-cell table:style-name="ce15" office:value-type="string">
            <text:p>97-1-332</text:p>
          </table:covered-table-cell>
          <table:covered-table-cell table:style-name="ce15" office:value-type="string">
            <text:p>108-95-2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4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Phenol ; Hydroxybenzene</text:p>
          </table:covered-table-cell>
          <table:covered-table-cell table:style-name="ce15" office:value-type="string">
            <text:p>97-1-332</text:p>
          </table:covered-table-cell>
          <table:covered-table-cell table:style-name="ce15" office:value-type="string">
            <text:p>108-95-2</text:p>
          </table:covered-table-cell>
          <table:table-cell table:style-name="ce16" office:value-type="string">
            <text:p>생식세포변이원성(3.5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4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enol ; Hydroxybenzene</text:p>
          </table:covered-table-cell>
          <table:covered-table-cell table:style-name="ce15" office:value-type="string">
            <text:p>97-1-332</text:p>
          </table:covered-table-cell>
          <table:covered-table-cell table:style-name="ce15" office:value-type="string">
            <text:p>108-95-2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10">
            <text:p>Phenylenediamine</text:p>
          </table:table-cell>
          <table:table-cell table:style-name="ce15" office:value-type="string" table:number-columns-spanned="1" table:number-rows-spanned="10">
            <text:p>97-1-335</text:p>
          </table:table-cell>
          <table:table-cell table:style-name="ce15" office:value-type="string" table:number-columns-spanned="1" table:number-rows-spanned="10">
            <text:p>100-63-0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10">
            <text:p>GHS06 </text:p>
            <text:p>GHS08 </text:p>
            <text:p>GHS09</text:p>
          </table:table-cell>
          <table:table-cell table:style-name="ce15" office:value-type="string" table:number-columns-spanned="1" table:number-rows-spanned="10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10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enylhydrazine ; Hydrazinobenzene</text:p>
          </table:covered-table-cell>
          <table:covered-table-cell table:style-name="ce15" office:value-type="string">
            <text:p>97-1-335</text:p>
          </table:covered-table-cell>
          <table:covered-table-cell table:style-name="ce15" office:value-type="string">
            <text:p>100-63-0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3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enylhydrazine ; Hydrazinobenzene</text:p>
          </table:covered-table-cell>
          <table:covered-table-cell table:style-name="ce15" office:value-type="string">
            <text:p>97-1-335</text:p>
          </table:covered-table-cell>
          <table:covered-table-cell table:style-name="ce15" office:value-type="string">
            <text:p>100-63-0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enylhydrazine ; Hydrazinobenzene</text:p>
          </table:covered-table-cell>
          <table:covered-table-cell table:style-name="ce15" office:value-type="string">
            <text:p>97-1-335</text:p>
          </table:covered-table-cell>
          <table:covered-table-cell table:style-name="ce15" office:value-type="string">
            <text:p>100-63-0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enylhydrazine ; Hydrazinobenzene</text:p>
          </table:covered-table-cell>
          <table:covered-table-cell table:style-name="ce15" office:value-type="string">
            <text:p>97-1-335</text:p>
          </table:covered-table-cell>
          <table:covered-table-cell table:style-name="ce15" office:value-type="string">
            <text:p>100-63-0</text:p>
          </table:covered-table-cell>
          <table:table-cell table:style-name="ce16" office:value-type="string">
            <text:p>생식세포변이원성(3.5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4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Phenylhydrazine ; Hydrazinobenzene</text:p>
          </table:covered-table-cell>
          <table:covered-table-cell table:style-name="ce15" office:value-type="string">
            <text:p>97-1-335</text:p>
          </table:covered-table-cell>
          <table:covered-table-cell table:style-name="ce15" office:value-type="string">
            <text:p>100-63-0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Phenylhydrazine ; Hydrazinobenzene</text:p>
          </table:covered-table-cell>
          <table:covered-table-cell table:style-name="ce15" office:value-type="string">
            <text:p>97-1-335</text:p>
          </table:covered-table-cell>
          <table:covered-table-cell table:style-name="ce15" office:value-type="string">
            <text:p>100-63-0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enylhydrazine ; Hydrazinobenzene</text:p>
          </table:covered-table-cell>
          <table:covered-table-cell table:style-name="ce15" office:value-type="string">
            <text:p>97-1-335</text:p>
          </table:covered-table-cell>
          <table:covered-table-cell table:style-name="ce15" office:value-type="string">
            <text:p>100-63-0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</text:p>
          </table:covered-table-cell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Phencapton</text:p>
          </table:table-cell>
          <table:table-cell table:style-name="ce15" office:value-type="string" table:number-columns-spanned="1" table:number-rows-spanned="4">
            <text:p>97-1-338</text:p>
          </table:table-cell>
          <table:table-cell table:style-name="ce15" office:value-type="string" table:number-columns-spanned="1" table:number-rows-spanned="4">
            <text:p>2275-14-1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4">
            <text:p>GHS06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0</text:p>
          </table:table-cell>
          <table:table-cell table:style-name="ce15" office:value-type="float" office:value="100" table:number-columns-spanned="1" table:number-rows-spanned="4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ethyl S-(2,5-dichlorophenylthiomethyl) dithiophosphate ; Phencapton</text:p>
          </table:covered-table-cell>
          <table:covered-table-cell table:style-name="ce15" office:value-type="string">
            <text:p>97-1-338</text:p>
          </table:covered-table-cell>
          <table:covered-table-cell table:style-name="ce15" office:value-type="string">
            <text:p>2275-14-1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Phenthoate</text:p>
          </table:table-cell>
          <table:table-cell table:style-name="ce15" office:value-type="string" table:number-columns-spanned="1" table:number-rows-spanned="4">
            <text:p>97-1-340</text:p>
          </table:table-cell>
          <table:table-cell table:style-name="ce15" office:value-type="string" table:number-columns-spanned="1" table:number-rows-spanned="4">
            <text:p>2597-03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float" office:value="100" table:number-columns-spanned="1" table:number-rows-spanned="4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S-α-(Ethoxycarbonyl)benzyl O,O-dimethyl phosphodithioate ; Phenthoate</text:p>
          </table:covered-table-cell>
          <table:covered-table-cell table:style-name="ce15" office:value-type="string">
            <text:p>97-1-340</text:p>
          </table:covered-table-cell>
          <table:covered-table-cell table:style-name="ce15" office:value-type="string">
            <text:p>2597-03-7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S-α-(Ethoxycarbonyl)benzyl O,O-dimethyl phosphodithioate ; Phenthoate</text:p>
          </table:covered-table-cell>
          <table:covered-table-cell table:style-name="ce15" office:value-type="string">
            <text:p>97-1-340</text:p>
          </table:covered-table-cell>
          <table:covered-table-cell table:style-name="ce15" office:value-type="string">
            <text:p>2597-03-7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S-α-(Ethoxycarbonyl)benzyl O,O-dimethyl phosphodithioate ; Phenthoate</text:p>
          </table:covered-table-cell>
          <table:covered-table-cell table:style-name="ce15" office:value-type="string">
            <text:p>97-1-340</text:p>
          </table:covered-table-cell>
          <table:covered-table-cell table:style-name="ce15" office:value-type="string">
            <text:p>2597-03-7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Fenpyroximate</text:p>
          </table:table-cell>
          <table:table-cell table:style-name="ce15" office:value-type="string" table:number-columns-spanned="1" table:number-rows-spanned="5">
            <text:p>97-1-342</text:p>
          </table:table-cell>
          <table:table-cell table:style-name="ce15" office:value-type="string" table:number-columns-spanned="1" table:number-rows-spanned="5">
            <text:p>134098-61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5">
            <text:p>GHS06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string" table:number-columns-spanned="1" table:number-rows-spanned="5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29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tert-Butyl (E)-α-(1,3-dimethyl-5-phenoxypyrazol-4-ylmethylene aminooxy)-p-toluate ; Fenpyroximate</text:p>
          </table:covered-table-cell>
          <table:covered-table-cell table:style-name="ce15" office:value-type="string">
            <text:p>97-1-342</text:p>
          </table:covered-table-cell>
          <table:covered-table-cell table:style-name="ce15" office:value-type="string">
            <text:p>134098-61-6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tert-Butyl (E)-α-(1,3-dimethyl-5-phenoxypyrazol-4-ylmethylene aminooxy)-p-toluate ; Fenpyroximate</text:p>
          </table:covered-table-cell>
          <table:covered-table-cell table:style-name="ce15" office:value-type="string">
            <text:p>97-1-342</text:p>
          </table:covered-table-cell>
          <table:covered-table-cell table:style-name="ce15" office:value-type="string">
            <text:p>134098-61-6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tert-Butyl (E)-α-(1,3-dimethyl-5-phenoxypyrazol-4-ylmethylene aminooxy)-p-toluate ; Fenpyroximate</text:p>
          </table:covered-table-cell>
          <table:covered-table-cell table:style-name="ce15" office:value-type="string">
            <text:p>97-1-342</text:p>
          </table:covered-table-cell>
          <table:covered-table-cell table:style-name="ce15" office:value-type="string">
            <text:p>134098-61-6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7">
            <text:p>Formalin</text:p>
          </table:table-cell>
          <table:table-cell table:style-name="ce15" office:value-type="string" table:number-columns-spanned="1" table:number-rows-spanned="7">
            <text:p>97-1-345</text:p>
          </table:table-cell>
          <table:table-cell table:style-name="ce15" office:value-type="string" table:number-columns-spanned="1" table:number-rows-spanned="7">
            <text:p>50-00-0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7">
            <text:p>GHS05 </text:p>
            <text:p>GHS06 </text:p>
            <text:p>GHS08</text:p>
            <text:p>GHS09</text:p>
          </table:table-cell>
          <table:table-cell table:style-name="ce15" office:value-type="string" table:number-columns-spanned="1" table:number-rows-spanned="7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7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Formaldehyde ; Formalin</text:p>
          </table:covered-table-cell>
          <table:covered-table-cell table:style-name="ce15" office:value-type="string">
            <text:p>97-1-345</text:p>
          </table:covered-table-cell>
          <table:covered-table-cell table:style-name="ce15" office:value-type="string">
            <text:p>50-00-0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Formaldehyde ; Formalin</text:p>
          </table:covered-table-cell>
          <table:covered-table-cell table:style-name="ce15" office:value-type="string">
            <text:p>97-1-345</text:p>
          </table:covered-table-cell>
          <table:covered-table-cell table:style-name="ce15" office:value-type="string">
            <text:p>50-00-0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4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Formaldehyde ; Formalin</text:p>
          </table:covered-table-cell>
          <table:covered-table-cell table:style-name="ce15" office:value-type="string">
            <text:p>97-1-345</text:p>
          </table:covered-table-cell>
          <table:covered-table-cell table:style-name="ce15" office:value-type="string">
            <text:p>50-00-0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발암성(3.6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5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Formaldehyde ; Formalin</text:p>
          </table:covered-table-cell>
          <table:covered-table-cell table:style-name="ce15" office:value-type="string">
            <text:p>97-1-345</text:p>
          </table:covered-table-cell>
          <table:covered-table-cell table:style-name="ce15" office:value-type="string">
            <text:p>50-00-0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Formothion</text:p>
          </table:table-cell>
          <table:table-cell table:style-name="ce15" office:value-type="string" table:number-columns-spanned="1" table:number-rows-spanned="3">
            <text:p>97-1-346</text:p>
          </table:table-cell>
          <table:table-cell table:style-name="ce15" office:value-type="string" table:number-columns-spanned="1" table:number-rows-spanned="3">
            <text:p>2540-82-1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3">
            <text:p>GHS06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3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S-(N-Formyl-N-methylcarbamoylmethyl) O,O-dimethyl phosphorodithioate ; Formothion</text:p>
          </table:covered-table-cell>
          <table:covered-table-cell table:style-name="ce15" office:value-type="string">
            <text:p>97-1-346</text:p>
          </table:covered-table-cell>
          <table:covered-table-cell table:style-name="ce15" office:value-type="string">
            <text:p>2540-82-1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Formetanate</text:p>
          </table:table-cell>
          <table:table-cell table:style-name="ce15" office:value-type="string" table:number-columns-spanned="1" table:number-rows-spanned="5">
            <text:p>97-1-347</text:p>
          </table:table-cell>
          <table:table-cell table:style-name="ce15" office:value-type="string" table:number-columns-spanned="1" table:number-rows-spanned="5">
            <text:p>22259-30-9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5">
            <text:p>GHS06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string" table:number-columns-spanned="1" table:number-rows-spanned="5">
            <text:p>10</text:p>
          </table:table-cell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[(Dimethylamino)methylenimino]phenyl N-methylcarbamate ; Formetanate</text:p>
          </table:covered-table-cell>
          <table:covered-table-cell table:style-name="ce15" office:value-type="string">
            <text:p>97-1-347</text:p>
          </table:covered-table-cell>
          <table:covered-table-cell table:style-name="ce15" office:value-type="string">
            <text:p>22259-30-9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[(Dimethylamino)methylenimino]phenyl N-methylcarbamate ; Formetanate</text:p>
          </table:covered-table-cell>
          <table:covered-table-cell table:style-name="ce15" office:value-type="string">
            <text:p>97-1-347</text:p>
          </table:covered-table-cell>
          <table:covered-table-cell table:style-name="ce15" office:value-type="string">
            <text:p>22259-30-9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Phosalone</text:p>
          </table:table-cell>
          <table:table-cell table:style-name="ce15" office:value-type="string" table:number-columns-spanned="1" table:number-rows-spanned="6">
            <text:p>97-1-348</text:p>
          </table:table-cell>
          <table:table-cell table:style-name="ce15" office:value-type="string" table:number-columns-spanned="1" table:number-rows-spanned="6">
            <text:p>2310-17-0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6">
            <text:p>GHS06 </text:p>
            <text:p>GHS09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6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피(3.1)</text:p>
          </table:table-cell>
          <table:table-cell table:style-name="ce15" office:value-type="float" office:value="4">
            <text:p>4</text:p>
          </table:table-cell>
          <table:covered-table-cell table:number-columns-repeated="2" table:style-name="ce15"/>
          <table:table-cell table:style-name="ce15" office:value-type="string">
            <text:p>H312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dithioic acid S-[(6-chloro-2-oxo-3(2H)-benzoxazolyl)methyl] O,O-diethyl ester</text:p>
          </table:covered-table-cell>
          <table:covered-table-cell table:style-name="ce15" office:value-type="string">
            <text:p>97-1-348</text:p>
          </table:covered-table-cell>
          <table:covered-table-cell table:style-name="ce15" office:value-type="string">
            <text:p>2310-17-0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dithioic acid S-[(6-chloro-2-oxo-3(2H)-benzoxazolyl)methyl] O,O-diethyl ester</text:p>
          </table:covered-table-cell>
          <table:covered-table-cell table:style-name="ce15" office:value-type="string">
            <text:p>97-1-348</text:p>
          </table:covered-table-cell>
          <table:covered-table-cell table:style-name="ce15" office:value-type="string">
            <text:p>2310-17-0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dithioic acid S-[(6-chloro-2-oxo-3(2H)-benzoxazolyl)methyl] O,O-diethyl ester</text:p>
          </table:covered-table-cell>
          <table:covered-table-cell table:style-name="ce15" office:value-type="string">
            <text:p>97-1-348</text:p>
          </table:covered-table-cell>
          <table:covered-table-cell table:style-name="ce15" office:value-type="string">
            <text:p>2310-17-0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dithioic acid S-[(6-chloro-2-oxo-3(2H)-benzoxazolyl)methyl] O,O-diethyl ester</text:p>
          </table:covered-table-cell>
          <table:covered-table-cell table:style-name="ce15" office:value-type="string">
            <text:p>97-1-348</text:p>
          </table:covered-table-cell>
          <table:covered-table-cell table:style-name="ce15" office:value-type="string">
            <text:p>2310-17-0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Phosmet</text:p>
          </table:table-cell>
          <table:table-cell table:style-name="ce15" office:value-type="string" table:number-columns-spanned="1" table:number-rows-spanned="4">
            <text:p>97-1-350</text:p>
          </table:table-cell>
          <table:table-cell table:style-name="ce15" office:value-type="string" table:number-columns-spanned="1" table:number-rows-spanned="4">
            <text:p>732-11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string" table:number-columns-spanned="1" table:number-rows-spanned="4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methyl S-phthalimidomethyl phosphorodithioate ; Phosmet</text:p>
          </table:covered-table-cell>
          <table:covered-table-cell table:style-name="ce15" office:value-type="string">
            <text:p>97-1-350</text:p>
          </table:covered-table-cell>
          <table:covered-table-cell table:style-name="ce15" office:value-type="string">
            <text:p>732-11-6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methyl S-phthalimidomethyl phosphorodithioate ; Phosmet</text:p>
          </table:covered-table-cell>
          <table:covered-table-cell table:style-name="ce15" office:value-type="string">
            <text:p>97-1-350</text:p>
          </table:covered-table-cell>
          <table:covered-table-cell table:style-name="ce15" office:value-type="string">
            <text:p>732-11-6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methyl S-phthalimidomethyl phosphorodithioate ; Phosmet</text:p>
          </table:covered-table-cell>
          <table:covered-table-cell table:style-name="ce15" office:value-type="string">
            <text:p>97-1-350</text:p>
          </table:covered-table-cell>
          <table:covered-table-cell table:style-name="ce15" office:value-type="string">
            <text:p>732-11-6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Phosacetim</text:p>
          </table:table-cell>
          <table:table-cell table:style-name="ce15" office:value-type="string" table:number-columns-spanned="1" table:number-rows-spanned="4">
            <text:p>97-1-351</text:p>
          </table:table-cell>
          <table:table-cell table:style-name="ce15" office:value-type="string" table:number-columns-spanned="1" table:number-rows-spanned="4">
            <text:p>4104-14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0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O,O-Bis(p-chlorophenyl) acetimidoylamidothiophosphate ; Phosacetim</text:p>
          </table:covered-table-cell>
          <table:covered-table-cell table:style-name="ce15" office:value-type="string">
            <text:p>97-1-351</text:p>
          </table:covered-table-cell>
          <table:covered-table-cell table:style-name="ce15" office:value-type="string">
            <text:p>4104-14-7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Bis(p-chlorophenyl) acetimidoylamidothiophosphate ; Phosacetim</text:p>
          </table:covered-table-cell>
          <table:covered-table-cell table:style-name="ce15" office:value-type="string">
            <text:p>97-1-351</text:p>
          </table:covered-table-cell>
          <table:covered-table-cell table:style-name="ce15" office:value-type="string">
            <text:p>4104-14-7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Bis(p-chlorophenyl) acetimidoylamidothiophosphate ; Phosacetim</text:p>
          </table:covered-table-cell>
          <table:covered-table-cell table:style-name="ce15" office:value-type="string">
            <text:p>97-1-351</text:p>
          </table:covered-table-cell>
          <table:covered-table-cell table:style-name="ce15" office:value-type="string">
            <text:p>4104-14-7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Fosthiazate</text:p>
          </table:table-cell>
          <table:table-cell table:style-name="ce15" office:value-type="string" table:number-columns-spanned="1" table:number-rows-spanned="6">
            <text:p>97-1-352</text:p>
          </table:table-cell>
          <table:table-cell table:style-name="ce15" office:value-type="string" table:number-columns-spanned="1" table:number-rows-spanned="6">
            <text:p>98886-44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6">
            <text:p>GHS06 </text:p>
            <text:p>GHS09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6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(R,S)-S-sec-butyl, O-ethyl 2-oxo-1,3-thiazolidin-3-ylphosphonothioate ; Fosthiazate</text:p>
          </table:covered-table-cell>
          <table:covered-table-cell table:style-name="ce15" office:value-type="string">
            <text:p>97-1-352</text:p>
          </table:covered-table-cell>
          <table:covered-table-cell table:style-name="ce15" office:value-type="string">
            <text:p>98886-44-3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3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(R,S)-S-sec-butyl, O-ethyl 2-oxo-1,3-thiazolidin-3-ylphosphonothioate ; Fosthiazate</text:p>
          </table:covered-table-cell>
          <table:covered-table-cell table:style-name="ce15" office:value-type="string">
            <text:p>97-1-352</text:p>
          </table:covered-table-cell>
          <table:covered-table-cell table:style-name="ce15" office:value-type="string">
            <text:p>98886-44-3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(R,S)-S-sec-butyl, O-ethyl 2-oxo-1,3-thiazolidin-3-ylphosphonothioate ; Fosthiazate</text:p>
          </table:covered-table-cell>
          <table:covered-table-cell table:style-name="ce15" office:value-type="string">
            <text:p>97-1-352</text:p>
          </table:covered-table-cell>
          <table:covered-table-cell table:style-name="ce15" office:value-type="string">
            <text:p>98886-44-3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(R,S)-S-sec-butyl, O-ethyl 2-oxo-1,3-thiazolidin-3-ylphosphonothioate ; Fosthiazate</text:p>
          </table:covered-table-cell>
          <table:covered-table-cell table:style-name="ce15" office:value-type="string">
            <text:p>97-1-352</text:p>
          </table:covered-table-cell>
          <table:covered-table-cell table:style-name="ce15" office:value-type="string">
            <text:p>98886-44-3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Fosthiethan</text:p>
          </table:table-cell>
          <table:table-cell table:style-name="ce15" office:value-type="string" table:number-columns-spanned="1" table:number-rows-spanned="2">
            <text:p>97-1-353</text:p>
          </table:table-cell>
          <table:table-cell table:style-name="ce15" office:value-type="string" table:number-columns-spanned="1" table:number-rows-spanned="2">
            <text:p>21548-32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ethyl (1,3-dithietan-2-ylidene)phosphoramidate ; Fosthiethan</text:p>
          </table:covered-table-cell>
          <table:covered-table-cell table:style-name="ce15" office:value-type="string">
            <text:p>97-1-353</text:p>
          </table:covered-table-cell>
          <table:covered-table-cell table:style-name="ce15" office:value-type="string">
            <text:p>21548-32-3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Phosphamidon</text:p>
          </table:table-cell>
          <table:table-cell table:style-name="ce15" office:value-type="string" table:number-columns-spanned="1" table:number-rows-spanned="6">
            <text:p>97-1-354</text:p>
          </table:table-cell>
          <table:table-cell table:style-name="ce15" office:value-type="string" table:number-columns-spanned="1" table:number-rows-spanned="6">
            <text:p>13171-21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6">
            <text:p>GHS06 </text:p>
            <text:p>GHS08 </text:p>
            <text:p>GHS09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string" table:number-columns-spanned="1" table:number-rows-spanned="6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ic acid 2-chloro-3-(dimethylamino)-1-methyl-3-oxo-1-propenyl dimethyl ester ; Phosphamidon</text:p>
          </table:covered-table-cell>
          <table:covered-table-cell table:style-name="ce15" office:value-type="string">
            <text:p>97-1-354</text:p>
          </table:covered-table-cell>
          <table:covered-table-cell table:style-name="ce15" office:value-type="string">
            <text:p>13171-21-6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Phosphoric acid 2-chloro-3-(dimethylamino)-1-methyl-3-oxo-1-propenyl dimethyl ester ; Phosphamidon</text:p>
          </table:covered-table-cell>
          <table:covered-table-cell table:style-name="ce15" office:value-type="string">
            <text:p>97-1-354</text:p>
          </table:covered-table-cell>
          <table:covered-table-cell table:style-name="ce15" office:value-type="string">
            <text:p>13171-21-6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Phosphoric acid 2-chloro-3-(dimethylamino)-1-methyl-3-oxo-1-propenyl dimethyl ester ; Phosphamidon</text:p>
          </table:covered-table-cell>
          <table:covered-table-cell table:style-name="ce15" office:value-type="string">
            <text:p>97-1-354</text:p>
          </table:covered-table-cell>
          <table:covered-table-cell table:style-name="ce15" office:value-type="string">
            <text:p>13171-21-6</text:p>
          </table:covered-table-cell>
          <table:table-cell table:style-name="ce16" office:value-type="string">
            <text:p>생식세포변이원성(3.5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4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ic acid 2-chloro-3-(dimethylamino)-1-methyl-3-oxo-1-propenyl dimethyl ester ; Phosphamidon</text:p>
          </table:covered-table-cell>
          <table:covered-table-cell table:style-name="ce15" office:value-type="string">
            <text:p>97-1-354</text:p>
          </table:covered-table-cell>
          <table:covered-table-cell table:style-name="ce15" office:value-type="string">
            <text:p>13171-21-6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Phosphoric acid 2-chloro-3-(dimethylamino)-1-methyl-3-oxo-1-propenyl dimethyl ester ; Phosphamidon</text:p>
          </table:covered-table-cell>
          <table:covered-table-cell table:style-name="ce15" office:value-type="string">
            <text:p>97-1-354</text:p>
          </table:covered-table-cell>
          <table:covered-table-cell table:style-name="ce15" office:value-type="string">
            <text:p>13171-21-6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Folpet</text:p>
          </table:table-cell>
          <table:table-cell table:style-name="ce15" office:value-type="string" table:number-columns-spanned="1" table:number-rows-spanned="6">
            <text:p>97-1-357</text:p>
          </table:table-cell>
          <table:table-cell table:style-name="ce15" office:value-type="string" table:number-columns-spanned="1" table:number-rows-spanned="6">
            <text:p>133-07-3</text:p>
          </table:table-cell>
          <table:table-cell table:style-name="ce16" office:value-type="string">
            <text:p>급성 독성-흡입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6">
            <text:p>GHS07 </text:p>
            <text:p>GHS08 </text:p>
            <text:p>GHS09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32</text:p>
          </table:table-cell>
          <table:table-cell table:style-name="ce15" office:value-type="float" office:value="10" table:number-columns-spanned="1" table:number-rows-spanned="6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[(Trichloromethyl)thio]-1H-isoindole-1,3(2H)-dione ; Folpet, Phaltan</text:p>
          </table:covered-table-cell>
          <table:covered-table-cell table:style-name="ce15" office:value-type="string">
            <text:p>97-1-357</text:p>
          </table:covered-table-cell>
          <table:covered-table-cell table:style-name="ce15" office:value-type="string">
            <text:p>133-07-3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-[(Trichloromethyl)thio]-1H-isoindole-1,3(2H)-dione ; Folpet, Phaltan</text:p>
          </table:covered-table-cell>
          <table:covered-table-cell table:style-name="ce15" office:value-type="string">
            <text:p>97-1-357</text:p>
          </table:covered-table-cell>
          <table:covered-table-cell table:style-name="ce15" office:value-type="string">
            <text:p>133-07-3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8">
            <text:p>Furathiocarb</text:p>
          </table:table-cell>
          <table:table-cell table:style-name="ce15" office:value-type="string" table:number-columns-spanned="1" table:number-rows-spanned="8">
            <text:p>97-1-358</text:p>
          </table:table-cell>
          <table:table-cell table:style-name="ce15" office:value-type="string" table:number-columns-spanned="1" table:number-rows-spanned="8">
            <text:p>65907-30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8">
            <text:p>GHS06 </text:p>
            <text:p>GHS08 </text:p>
            <text:p>GHS09</text:p>
          </table:table-cell>
          <table:table-cell table:style-name="ce15" office:value-type="string" table:number-columns-spanned="1" table:number-rows-spanned="8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string" table:number-columns-spanned="1" table:number-rows-spanned="8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3-Dihydro-2,2-dimethyl-7-benzofuryl 2,4-dimethyl-6-oxa-5-oxo-3-thia-2,4-diazadecanoate ; Furathiocarb</text:p>
          </table:covered-table-cell>
          <table:covered-table-cell table:style-name="ce15" office:value-type="string">
            <text:p>97-1-358</text:p>
          </table:covered-table-cell>
          <table:covered-table-cell table:style-name="ce15" office:value-type="string">
            <text:p>65907-30-4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/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,3-Dihydro-2,2-dimethyl-7-benzofuryl 2,4-dimethyl-6-oxa-5-oxo-3-thia-2,4-diazadecanoate ; Furathiocarb</text:p>
          </table:covered-table-cell>
          <table:covered-table-cell table:style-name="ce15" office:value-type="string">
            <text:p>97-1-358</text:p>
          </table:covered-table-cell>
          <table:covered-table-cell table:style-name="ce15" office:value-type="string">
            <text:p>65907-30-4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/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3-Dihydro-2,2-dimethyl-7-benzofuryl 2,4-dimethyl-6-oxa-5-oxo-3-thia-2,4-diazadecanoate ; Furathiocarb</text:p>
          </table:covered-table-cell>
          <table:covered-table-cell table:style-name="ce15" office:value-type="string">
            <text:p>97-1-358</text:p>
          </table:covered-table-cell>
          <table:covered-table-cell table:style-name="ce15" office:value-type="string">
            <text:p>65907-30-4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style-name="ce15"/>
          <table:covered-table-cell table:style-name="ce15" office:value-type="string">
            <text:p>위험 </text:p>
          </table:covered-table-cell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3-Dihydro-2,2-dimethyl-7-benzofuryl 2,4-dimethyl-6-oxa-5-oxo-3-thia-2,4-diazadecanoate ; Furathiocarb</text:p>
          </table:covered-table-cell>
          <table:covered-table-cell table:style-name="ce15" office:value-type="string">
            <text:p>97-1-358</text:p>
          </table:covered-table-cell>
          <table:covered-table-cell table:style-name="ce15" office:value-type="string">
            <text:p>65907-30-4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/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3-Dihydro-2,2-dimethyl-7-benzofuryl 2,4-dimethyl-6-oxa-5-oxo-3-thia-2,4-diazadecanoate ; Furathiocarb</text:p>
          </table:covered-table-cell>
          <table:covered-table-cell table:style-name="ce15" office:value-type="string">
            <text:p>97-1-358</text:p>
          </table:covered-table-cell>
          <table:covered-table-cell table:style-name="ce15" office:value-type="string">
            <text:p>65907-30-4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/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Fujithion</text:p>
          </table:table-cell>
          <table:table-cell table:style-name="ce15" office:value-type="string" table:number-columns-spanned="1" table:number-rows-spanned="2">
            <text:p>97-1-360</text:p>
          </table:table-cell>
          <table:table-cell table:style-name="ce15" office:value-type="string" table:number-columns-spanned="1" table:number-rows-spanned="2">
            <text:p>3309-87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4">
            <text:p>Promecarb</text:p>
          </table:table-cell>
          <table:table-cell table:style-name="ce15" office:value-type="string" table:number-columns-spanned="1" table:number-rows-spanned="4">
            <text:p>97-1-361</text:p>
          </table:table-cell>
          <table:table-cell table:style-name="ce15" office:value-type="string" table:number-columns-spanned="1" table:number-rows-spanned="4">
            <text:p>2631-37-0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0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Promecarb ; Phenol, 3-methyl-5-(1-methylethyl)-, methyl carbamate</text:p>
          </table:covered-table-cell>
          <table:covered-table-cell table:style-name="ce15" office:value-type="string">
            <text:p>97-1-361</text:p>
          </table:covered-table-cell>
          <table:covered-table-cell table:style-name="ce15" office:value-type="string">
            <text:p>2631-37-0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romecarb ; Phenol, 3-methyl-5-(1-methylethyl)-, methyl carbamate</text:p>
          </table:covered-table-cell>
          <table:covered-table-cell table:style-name="ce15" office:value-type="string">
            <text:p>97-1-361</text:p>
          </table:covered-table-cell>
          <table:covered-table-cell table:style-name="ce15" office:value-type="string">
            <text:p>2631-37-0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romecarb ; Phenol, 3-methyl-5-(1-methylethyl)-, methyl carbamate</text:p>
          </table:covered-table-cell>
          <table:covered-table-cell table:style-name="ce15" office:value-type="string">
            <text:p>97-1-361</text:p>
          </table:covered-table-cell>
          <table:covered-table-cell table:style-name="ce15" office:value-type="string">
            <text:p>2631-37-0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Propargite</text:p>
          </table:table-cell>
          <table:table-cell table:style-name="ce15" office:value-type="string" table:number-columns-spanned="1" table:number-rows-spanned="6">
            <text:p>97-1-363</text:p>
          </table:table-cell>
          <table:table-cell table:style-name="ce15" office:value-type="string" table:number-columns-spanned="1" table:number-rows-spanned="6">
            <text:p>2312-35-8</text:p>
          </table:table-cell>
          <table:table-cell table:style-name="ce16" office:value-type="string">
            <text:p>급성 독성-흡입(3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6">
            <text:p>GHS05 </text:p>
            <text:p>GHS06 </text:p>
            <text:p>GHS08 </text:p>
            <text:p>GHS09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30</text:p>
          </table:table-cell>
          <table:table-cell table:style-name="ce15" office:value-type="float" office:value="10" table:number-columns-spanned="1" table:number-rows-spanned="6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심한 눈 손상/자극성(3.3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8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(4-tert-Butylphenoxy)-cyclohexyl prop-2-ynyl sulfite ; Propargite</text:p>
          </table:covered-table-cell>
          <table:covered-table-cell table:style-name="ce15" office:value-type="string">
            <text:p>97-1-363</text:p>
          </table:covered-table-cell>
          <table:covered-table-cell table:style-name="ce15" office:value-type="string">
            <text:p>2312-35-8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-(4-tert-Butylphenoxy)-cyclohexyl prop-2-ynyl sulfite ; Propargite</text:p>
          </table:covered-table-cell>
          <table:covered-table-cell table:style-name="ce15" office:value-type="string">
            <text:p>97-1-363</text:p>
          </table:covered-table-cell>
          <table:covered-table-cell table:style-name="ce15" office:value-type="string">
            <text:p>2312-35-8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-(4-tert-Butylphenoxy)-cyclohexyl prop-2-ynyl sulfite ; Propargite</text:p>
          </table:covered-table-cell>
          <table:covered-table-cell table:style-name="ce15" office:value-type="string">
            <text:p>97-1-363</text:p>
          </table:covered-table-cell>
          <table:covered-table-cell table:style-name="ce15" office:value-type="string">
            <text:p>2312-35-8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Propaquizafop</text:p>
          </table:table-cell>
          <table:table-cell table:style-name="ce15" office:value-type="string" table:number-columns-spanned="1" table:number-rows-spanned="3">
            <text:p>97-1-364</text:p>
          </table:table-cell>
          <table:table-cell table:style-name="ce15" office:value-type="string" table:number-columns-spanned="1" table:number-rows-spanned="3">
            <text:p>111479-05-1</text:p>
          </table:table-cell>
          <table:table-cell table:style-name="ce16" office:value-type="string">
            <text:p>급성 독성-흡입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3">
            <text:p>GHS07 </text:p>
            <text:p>GHS09</text:p>
          </table:table-cell>
          <table:table-cell table:style-name="ce15" office:value-type="string" table:number-columns-spanned="1" table:number-rows-spanned="3">
            <text:p>경고 </text:p>
          </table:table-cell>
          <table:table-cell table:style-name="ce15" office:value-type="string">
            <text:p>H332</text:p>
          </table:table-cell>
          <table:table-cell table:style-name="ce29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Isopropylideneamino-oxyethyl (R)-2-[4-(6-chloroquinoxalin-2-yloxy)phenoxy]propionate ; Propaquizafop</text:p>
          </table:covered-table-cell>
          <table:covered-table-cell table:style-name="ce15" office:value-type="string">
            <text:p>97-1-364</text:p>
          </table:covered-table-cell>
          <table:covered-table-cell table:style-name="ce15" office:value-type="string">
            <text:p>111479-05-1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Propaphos</text:p>
          </table:table-cell>
          <table:table-cell table:style-name="ce15" office:value-type="string" table:number-columns-spanned="1" table:number-rows-spanned="2">
            <text:p>97-1-365</text:p>
          </table:table-cell>
          <table:table-cell table:style-name="ce15" office:value-type="string" table:number-columns-spanned="1" table:number-rows-spanned="2">
            <text:p>7292-16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Profenofos</text:p>
          </table:table-cell>
          <table:table-cell table:style-name="ce15" office:value-type="string" table:number-columns-spanned="1" table:number-rows-spanned="5">
            <text:p>97-1-366</text:p>
          </table:table-cell>
          <table:table-cell table:style-name="ce15" office:value-type="string" table:number-columns-spanned="1" table:number-rows-spanned="5">
            <text:p>41198-08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5">
            <text:p>GHS06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2</text:p>
          </table:table-cell>
          <table:table-cell table:style-name="ce29" office:value-type="string" table:number-columns-spanned="1" table:number-rows-spanned="5">
            <text:p>10</text:p>
          </table:table-cell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O-(4-Bromo-2-chlorophenyl) O-ethyl S-propyl phosphorothionate ; O-(4-Bromo-2-chloro-phenyl) O-ethyl S-propyl ester</text:p>
          </table:covered-table-cell>
          <table:covered-table-cell table:style-name="ce15" office:value-type="string">
            <text:p>97-1-366</text:p>
          </table:covered-table-cell>
          <table:covered-table-cell table:style-name="ce15" office:value-type="string">
            <text:p>41198-08-7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-(4-Bromo-2-chlorophenyl) O-ethyl S-propyl phosphorothionate ; O-(4-Bromo-2-chloro-phenyl) O-ethyl S-propyl ester</text:p>
          </table:covered-table-cell>
          <table:covered-table-cell table:style-name="ce15" office:value-type="string">
            <text:p>97-1-366</text:p>
          </table:covered-table-cell>
          <table:covered-table-cell table:style-name="ce15" office:value-type="string">
            <text:p>41198-08-7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-(4-Bromo-2-chlorophenyl) O-ethyl S-propyl phosphorothionate ; O-(4-Bromo-2-chloro-phenyl) O-ethyl S-propyl ester</text:p>
          </table:covered-table-cell>
          <table:covered-table-cell table:style-name="ce15" office:value-type="string">
            <text:p>97-1-366</text:p>
          </table:covered-table-cell>
          <table:covered-table-cell table:style-name="ce15" office:value-type="string">
            <text:p>41198-08-7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-(4-Bromo-2-chlorophenyl) O-ethyl S-propyl phosphorothionate ; O-(4-Bromo-2-chloro-phenyl) O-ethyl S-propyl ester</text:p>
          </table:covered-table-cell>
          <table:covered-table-cell table:style-name="ce15" office:value-type="string">
            <text:p>97-1-366</text:p>
          </table:covered-table-cell>
          <table:covered-table-cell table:style-name="ce15" office:value-type="string">
            <text:p>41198-08-7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Propetamphos</text:p>
          </table:table-cell>
          <table:table-cell table:style-name="ce15" office:value-type="string" table:number-columns-spanned="1" table:number-rows-spanned="4">
            <text:p>97-1-367</text:p>
          </table:table-cell>
          <table:table-cell table:style-name="ce15" office:value-type="string" table:number-columns-spanned="1" table:number-rows-spanned="4">
            <text:p>31218-83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string" table:number-columns-spanned="1" table:number-rows-spanned="4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31</text:p>
          </table:table-cell>
          <table:covered-table-cell table:style-name="ce29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(E)-O-2-Isopropoxycarbonyl-1-methylvinyl O-methyl ethylphosphoramidothioate ; Propetamphos</text:p>
          </table:covered-table-cell>
          <table:covered-table-cell table:style-name="ce15" office:value-type="string">
            <text:p>97-1-367</text:p>
          </table:covered-table-cell>
          <table:covered-table-cell table:style-name="ce15" office:value-type="string">
            <text:p>31218-83-4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</text:p>
          </table:covered-table-cell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(E)-O-2-Isopropoxycarbonyl-1-methylvinyl O-methyl ethylphosphoramidothioate ; Propetamphos</text:p>
          </table:covered-table-cell>
          <table:covered-table-cell table:style-name="ce15" office:value-type="string">
            <text:p>97-1-367</text:p>
          </table:covered-table-cell>
          <table:covered-table-cell table:style-name="ce15" office:value-type="string">
            <text:p>31218-83-4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Tetramethylammonium hydrogen phthalate </text:p>
          </table:table-cell>
          <table:table-cell table:style-name="ce15" office:value-type="string" table:number-columns-spanned="1" table:number-rows-spanned="3">
            <text:p>97-1-369</text:p>
          </table:table-cell>
          <table:table-cell table:style-name="ce15" office:value-type="string" table:number-columns-spanned="1" table:number-rows-spanned="3">
            <text:p>79723-02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3">
            <text:p>GHS06 </text:p>
            <text:p>GHS08 </text:p>
            <text:p>GHS09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3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Tetramethylammonium hydrogen phthalate ; TMAP</text:p>
          </table:covered-table-cell>
          <table:covered-table-cell table:style-name="ce15" office:value-type="string">
            <text:p>97-1-369</text:p>
          </table:covered-table-cell>
          <table:covered-table-cell table:style-name="ce15" office:value-type="string">
            <text:p>79723-02-7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Tetramethylammonium hydrogen phthalate ; TMAP</text:p>
          </table:covered-table-cell>
          <table:covered-table-cell table:style-name="ce15" office:value-type="string">
            <text:p>97-1-369</text:p>
          </table:covered-table-cell>
          <table:covered-table-cell table:style-name="ce15" office:value-type="string">
            <text:p>79723-02-7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Fludioxonil</text:p>
          </table:table-cell>
          <table:table-cell table:style-name="ce15" office:value-type="string" table:number-columns-spanned="1" table:number-rows-spanned="2">
            <text:p>97-1-371</text:p>
          </table:table-cell>
          <table:table-cell table:style-name="ce15" office:value-type="string" table:number-columns-spanned="1" table:number-rows-spanned="2">
            <text:p>131341-86-1</text:p>
          </table: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2">
            <text:p>GHS09</text:p>
          </table:table-cell>
          <table:table-cell table:style-name="ce15" office:value-type="string" table:number-columns-spanned="1" table:number-rows-spanned="2">
            <text:p>경고 </text:p>
          </table:table-cell>
          <table:table-cell table:style-name="ce15" office:value-type="string">
            <text:p>H400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3">
            <text:p>Fluvalinate</text:p>
          </table:table-cell>
          <table:table-cell table:style-name="ce15" office:value-type="string" table:number-columns-spanned="1" table:number-rows-spanned="3">
            <text:p>97-1-372</text:p>
          </table:table-cell>
          <table:table-cell table:style-name="ce15" office:value-type="string" table:number-columns-spanned="1" table:number-rows-spanned="3">
            <text:p>69409-94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3">
            <text:p>GHS06 </text:p>
            <text:p>GHS09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string" table:number-columns-spanned="1" table:number-rows-spanned="3">
            <text:p>100</text:p>
          </table:table-cell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-[2-Chloro-4-(trifluoromethyl)phenyl]-DL-valine cyano(3-phenoxyphenyl)methyl ester ; Fluvalinate, Mavrik</text:p>
          </table:covered-table-cell>
          <table:covered-table-cell table:style-name="ce15" office:value-type="string">
            <text:p>97-1-372</text:p>
          </table:covered-table-cell>
          <table:covered-table-cell table:style-name="ce15" office:value-type="string">
            <text:p>69409-94-5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 office:value-type="string">
            <text:p>100</text:p>
          </table:covered-table-cell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Flusulfamide</text:p>
          </table:table-cell>
          <table:table-cell table:style-name="ce15" office:value-type="string" table:number-columns-spanned="1" table:number-rows-spanned="4">
            <text:p>97-1-373</text:p>
          </table:table-cell>
          <table:table-cell table:style-name="ce15" office:value-type="string" table:number-columns-spanned="1" table:number-rows-spanned="4">
            <text:p>106917-52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4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Flucythrinate</text:p>
          </table:table-cell>
          <table:table-cell table:style-name="ce15" office:value-type="string" table:number-columns-spanned="1" table:number-rows-spanned="4">
            <text:p>97-1-374</text:p>
          </table:table-cell>
          <table:table-cell table:style-name="ce15" office:value-type="string" table:number-columns-spanned="1" table:number-rows-spanned="4">
            <text:p>70124-77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Cyano(3-phenoxyphenyl)methyl 2-[4-difluoromethoxy)phenyl]-3-methylbutyrate ; Flucythrinate</text:p>
          </table:covered-table-cell>
          <table:covered-table-cell table:style-name="ce15" office:value-type="string">
            <text:p>97-1-374</text:p>
          </table:covered-table-cell>
          <table:covered-table-cell table:style-name="ce15" office:value-type="string">
            <text:p>70124-77-5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Cyano(3-phenoxyphenyl)methyl 2-[4-difluoromethoxy)phenyl]-3-methylbutyrate ; Flucythrinate</text:p>
          </table:covered-table-cell>
          <table:covered-table-cell table:style-name="ce15" office:value-type="string">
            <text:p>97-1-374</text:p>
          </table:covered-table-cell>
          <table:covered-table-cell table:style-name="ce15" office:value-type="string">
            <text:p>70124-77-5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3">
            <text:p>Fluazinam</text:p>
          </table:table-cell>
          <table:table-cell table:style-name="ce15" office:value-type="string" table:number-columns-spanned="1" table:number-rows-spanned="3">
            <text:p>97-1-375</text:p>
          </table:table-cell>
          <table:table-cell table:style-name="ce15" office:value-type="string" table:number-columns-spanned="1" table:number-rows-spanned="3">
            <text:p>79622-59-6</text:p>
          </table: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3">
            <text:p>GHS06 </text:p>
            <text:p>GHS09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30</text:p>
          </table:table-cell>
          <table:table-cell table:style-name="ce29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Chloro-N-(3-chloro-5-trifluoromethyl-2-pyridyl)-α, α, α-trifluoro-2,6-dinitro-p-toluidine ; Fluazinam</text:p>
          </table:covered-table-cell>
          <table:covered-table-cell table:style-name="ce15" office:value-type="string">
            <text:p>97-1-375</text:p>
          </table:covered-table-cell>
          <table:covered-table-cell table:style-name="ce15" office:value-type="string">
            <text:p>79622-59-6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Chloro-N-(3-chloro-5-trifluoromethyl-2-pyridyl)-α, α, α-trifluoro-2,6-dinitro-p-toluidine ; Fluazinam</text:p>
          </table:covered-table-cell>
          <table:covered-table-cell table:style-name="ce15" office:value-type="string">
            <text:p>97-1-375</text:p>
          </table:covered-table-cell>
          <table:covered-table-cell table:style-name="ce15" office:value-type="string">
            <text:p>79622-59-6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2">
            <text:p>Fluoroaceto-p-bromo aniline</text:p>
          </table:table-cell>
          <table:table-cell table:style-name="ce15" office:value-type="string" table:number-columns-spanned="1" table:number-rows-spanned="2">
            <text:p>97-1-378</text:p>
          </table:table-cell>
          <table:table-cell table:style-name="ce15" office:value-type="string" table:number-columns-spanned="1" table:number-rows-spanned="2">
            <text:p>351-05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피(3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Fluoroacetamide</text:p>
          </table:table-cell>
          <table:table-cell table:style-name="ce15" office:value-type="string" table:number-columns-spanned="1" table:number-rows-spanned="3">
            <text:p>97-1-380</text:p>
          </table:table-cell>
          <table:table-cell table:style-name="ce15" office:value-type="string" table:number-columns-spanned="1" table:number-rows-spanned="3">
            <text:p>640-19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3">
            <text:p>GHS06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3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-Fluoroacetamide ; Fluoroacetamide</text:p>
          </table:covered-table-cell>
          <table:covered-table-cell table:style-name="ce15" office:value-type="string">
            <text:p>97-1-380</text:p>
          </table:covered-table-cell>
          <table:covered-table-cell table:style-name="ce15" office:value-type="string">
            <text:p>640-19-7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-Fluoroacetamide ; Fluoroacetamide</text:p>
          </table:covered-table-cell>
          <table:covered-table-cell table:style-name="ce15" office:value-type="string">
            <text:p>97-1-380</text:p>
          </table:covered-table-cell>
          <table:covered-table-cell table:style-name="ce15" office:value-type="string">
            <text:p>640-19-7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>
            <text:p>Potassium fluoride</text:p>
          </table:table-cell>
          <table:table-cell table:style-name="ce15" office:value-type="string">
            <text:p>97-1-384</text:p>
          </table:table-cell>
          <table:table-cell table:style-name="ce15" office:value-type="string">
            <text:p>7789-23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1</text:p>
          </table:table-cell>
          <table: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>
            <text:p>Pyrazothion</text:p>
          </table:table-cell>
          <table:table-cell table:style-name="ce15" office:value-type="string">
            <text:p>97-1-385</text:p>
          </table:table-cell>
          <table:table-cell table:style-name="ce15" office:value-type="string">
            <text:p>108-35-0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0</text:p>
          </table:table-cell>
          <table: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Pyraclofos</text:p>
          </table:table-cell>
          <table:table-cell table:style-name="ce15" office:value-type="string" table:number-columns-spanned="1" table:number-rows-spanned="4">
            <text:p>97-1-387</text:p>
          </table:table-cell>
          <table:table-cell table:style-name="ce15" office:value-type="string" table:number-columns-spanned="1" table:number-rows-spanned="4">
            <text:p>89784-60-1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15" office:value-type="float" office:value="10" table:number-columns-spanned="1" table:number-rows-spanned="4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4">
            <text:p>4</text:p>
          </table:table-cell>
          <table:covered-table-cell table:number-columns-repeated="2" table:style-name="ce15"/>
          <table:table-cell table:style-name="ce15" office:value-type="string">
            <text:p>H33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Pyridaben</text:p>
          </table:table-cell>
          <table:table-cell table:style-name="ce15" office:value-type="string" table:number-columns-spanned="1" table:number-rows-spanned="4">
            <text:p>97-1-389</text:p>
          </table:table-cell>
          <table:table-cell table:style-name="ce15" office:value-type="string" table:number-columns-spanned="1" table:number-rows-spanned="4">
            <text:p>96489-71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2</text:p>
          </table:table-cell>
          <table:table-cell table:style-name="ce29" office:value-type="string" table:number-columns-spanned="1" table:number-rows-spanned="4">
            <text:p>100</text:p>
          </table:table-cell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-tert-Butyl-5-(4-tert-butylbenzylthio)-4-chloropyridazin-3(2H)-one ; Pyridaben</text:p>
          </table:covered-table-cell>
          <table:covered-table-cell table:style-name="ce15" office:value-type="string">
            <text:p>97-1-389</text:p>
          </table:covered-table-cell>
          <table:covered-table-cell table:style-name="ce15" office:value-type="string">
            <text:p>96489-71-3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tert-Butyl-5-(4-tert-butylbenzylthio)-4-chloropyridazin-3(2H)-one ; Pyridaben</text:p>
          </table:covered-table-cell>
          <table:covered-table-cell table:style-name="ce15" office:value-type="string">
            <text:p>97-1-389</text:p>
          </table:covered-table-cell>
          <table:covered-table-cell table:style-name="ce15" office:value-type="string">
            <text:p>96489-71-3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tert-Butyl-5-(4-tert-butylbenzylthio)-4-chloropyridazin-3(2H)-one ; Pyridaben</text:p>
          </table:covered-table-cell>
          <table:covered-table-cell table:style-name="ce15" office:value-type="string">
            <text:p>97-1-389</text:p>
          </table:covered-table-cell>
          <table:covered-table-cell table:style-name="ce15" office:value-type="string">
            <text:p>96489-71-3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>
            <text:p>Pyriminil</text:p>
          </table:table-cell>
          <table:table-cell table:style-name="ce15" office:value-type="string">
            <text:p>97-1-390</text:p>
          </table:table-cell>
          <table:table-cell table:style-name="ce15" office:value-type="string">
            <text:p>53558-25-1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0</text:p>
          </table:table-cell>
          <table: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Primicarb</text:p>
          </table:table-cell>
          <table:table-cell table:style-name="ce15" office:value-type="string" table:number-columns-spanned="1" table:number-rows-spanned="4">
            <text:p>97-1-391</text:p>
          </table:table-cell>
          <table:table-cell table:style-name="ce15" office:value-type="string" table:number-columns-spanned="1" table:number-rows-spanned="4">
            <text:p>23103-98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string" table:number-columns-spanned="1" table:number-rows-spanned="4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31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Dimethylamino-5,6-dimethylpyrimidin-4-yl dimethylcarbamate ; Primicarb</text:p>
          </table:covered-table-cell>
          <table:covered-table-cell table:style-name="ce15" office:value-type="string">
            <text:p>97-1-391</text:p>
          </table:covered-table-cell>
          <table:covered-table-cell table:style-name="ce15" office:value-type="string">
            <text:p>23103-98-2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Dimethylamino-5,6-dimethylpyrimidin-4-yl dimethylcarbamate ; Primicarb</text:p>
          </table:covered-table-cell>
          <table:covered-table-cell table:style-name="ce15" office:value-type="string">
            <text:p>97-1-391</text:p>
          </table:covered-table-cell>
          <table:covered-table-cell table:style-name="ce15" office:value-type="string">
            <text:p>23103-98-2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>
            <text:p>Pyrimitate</text:p>
          </table:table-cell>
          <table:table-cell table:style-name="ce15" office:value-type="string">
            <text:p>97-1-392</text:p>
          </table:table-cell>
          <table:table-cell table:style-name="ce15" office:value-type="string">
            <text:p>5221-49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1</text:p>
          </table:table-cell>
          <table: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4">
            <text:p>Pirimiphos-ethyl</text:p>
          </table:table-cell>
          <table:table-cell table:style-name="ce15" office:value-type="string" table:number-columns-spanned="1" table:number-rows-spanned="4">
            <text:p>97-1-393</text:p>
          </table:table-cell>
          <table:table-cell table:style-name="ce15" office:value-type="string" table:number-columns-spanned="1" table:number-rows-spanned="4">
            <text:p>23505-41-1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string" table:number-columns-spanned="1" table:number-rows-spanned="4">
            <text:p>10</text:p>
          </table:table-cell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O-2-Diethylamino-6-methylpyrimidin-4-yl-O,O-diethyl phosphorothioate ; Pirimiphos-ethyl</text:p>
          </table:covered-table-cell>
          <table:covered-table-cell table:style-name="ce15" office:value-type="string">
            <text:p>97-1-393</text:p>
          </table:covered-table-cell>
          <table:covered-table-cell table:style-name="ce15" office:value-type="string">
            <text:p>23505-41-1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-2-Diethylamino-6-methylpyrimidin-4-yl-O,O-diethyl phosphorothioate ; Pirimiphos-ethyl</text:p>
          </table:covered-table-cell>
          <table:covered-table-cell table:style-name="ce15" office:value-type="string">
            <text:p>97-1-393</text:p>
          </table:covered-table-cell>
          <table:covered-table-cell table:style-name="ce15" office:value-type="string">
            <text:p>23505-41-1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-2-Diethylamino-6-methylpyrimidin-4-yl-O,O-diethyl phosphorothioate ; Pirimiphos-ethyl</text:p>
          </table:covered-table-cell>
          <table:covered-table-cell table:style-name="ce15" office:value-type="string">
            <text:p>97-1-393</text:p>
          </table:covered-table-cell>
          <table:covered-table-cell table:style-name="ce15" office:value-type="string">
            <text:p>23505-41-1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PCBs</text:p>
          </table:table-cell>
          <table:table-cell table:style-name="ce15" office:value-type="string" table:number-columns-spanned="1" table:number-rows-spanned="5">
            <text:p>97-1-394</text:p>
          </table:table-cell>
          <table:table-cell table:style-name="ce15" office:value-type="string" table:number-columns-spanned="1" table:number-rows-spanned="5">
            <text:p>1336-36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5">
            <text:p>GHS06</text:p>
            <text:p>GHS08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2</text:p>
          </table:table-cell>
          <table:table-cell table:style-name="ce29" office:value-type="string" table:number-columns-spanned="1" table:number-rows-spanned="5">
            <text:p>10</text:p>
          </table:table-cell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11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73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1'-Biphenyl, chloro derivs. ; Polychlorinated biphenyl</text:p>
          </table:covered-table-cell>
          <table:covered-table-cell table:style-name="ce15" office:value-type="string">
            <text:p>97-1-394</text:p>
          </table:covered-table-cell>
          <table:covered-table-cell table:style-name="ce15" office:value-type="string">
            <text:p>1336-36-3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8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1'-Biphenyl, chloro derivs. ; Polychlorinated biphenyl</text:p>
          </table:covered-table-cell>
          <table:covered-table-cell table:style-name="ce15" office:value-type="string">
            <text:p>97-1-394</text:p>
          </table:covered-table-cell>
          <table:covered-table-cell table:style-name="ce15" office:value-type="string">
            <text:p>1336-36-3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8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Fipronil</text:p>
          </table:table-cell>
          <table:table-cell table:style-name="ce15" office:value-type="string" table:number-columns-spanned="1" table:number-rows-spanned="5">
            <text:p>97-1-396</text:p>
          </table:table-cell>
          <table:table-cell table:style-name="ce15" office:value-type="string" table:number-columns-spanned="1" table:number-rows-spanned="5">
            <text:p>120068-37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5">
            <text:p>GHS06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11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5-Amino-1-(2,6-dichloro-4-trifluoromethylphenyl)-4-trifluoromethylsulfinyl-1H-pyrazole-3-carbonitrile ; Fipronil</text:p>
          </table:covered-table-cell>
          <table:covered-table-cell table:style-name="ce15" office:value-type="string">
            <text:p>97-1-396</text:p>
          </table:covered-table-cell>
          <table:covered-table-cell table:style-name="ce15" office:value-type="string">
            <text:p>120068-37-3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5-Amino-1-(2,6-dichloro-4-trifluoromethylphenyl)-4-trifluoromethylsulfinyl-1H-pyrazole-3-carbonitrile ; Fipronil</text:p>
          </table:covered-table-cell>
          <table:covered-table-cell table:style-name="ce15" office:value-type="string">
            <text:p>97-1-396</text:p>
          </table:covered-table-cell>
          <table:covered-table-cell table:style-name="ce15" office:value-type="string">
            <text:p>120068-37-3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5-Amino-1-(2,6-dichloro-4-trifluoromethylphenyl)-4-trifluoromethylsulfinyl-1H-pyrazole-3-carbonitrile ; Fipronil</text:p>
          </table:covered-table-cell>
          <table:covered-table-cell table:style-name="ce15" office:value-type="string">
            <text:p>97-1-396</text:p>
          </table:covered-table-cell>
          <table:covered-table-cell table:style-name="ce15" office:value-type="string">
            <text:p>120068-37-3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Halfenprox</text:p>
          </table:table-cell>
          <table:table-cell table:style-name="ce15" office:value-type="string" table:number-columns-spanned="1" table:number-rows-spanned="4">
            <text:p>97-1-400</text:p>
          </table:table-cell>
          <table:table-cell table:style-name="ce15" office:value-type="string" table:number-columns-spanned="1" table:number-rows-spanned="4">
            <text:p>111872-58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float" office:value="100" table:number-columns-spanned="1" table:number-rows-spanned="4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enzene, 1-[[2-[4-(bromodifluoromethoxy)phenyl]-2-methylpropoxy]methyl]-3-phenoxy- ; Halfenprox</text:p>
          </table:covered-table-cell>
          <table:covered-table-cell table:style-name="ce15" office:value-type="string">
            <text:p>97-1-400</text:p>
          </table:covered-table-cell>
          <table:covered-table-cell table:style-name="ce15" office:value-type="string">
            <text:p>111872-58-3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enzene, 1-[[2-[4-(bromodifluoromethoxy)phenyl]-2-methylpropoxy]methyl]-3-phenoxy- ; Halfenprox</text:p>
          </table:covered-table-cell>
          <table:covered-table-cell table:style-name="ce15" office:value-type="string">
            <text:p>97-1-400</text:p>
          </table:covered-table-cell>
          <table:covered-table-cell table:style-name="ce15" office:value-type="string">
            <text:p>111872-58-3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enzene, 1-[[2-[4-(bromodifluoromethoxy)phenyl]-2-methylpropoxy]methyl]-3-phenoxy- ; Halfenprox</text:p>
          </table:covered-table-cell>
          <table:covered-table-cell table:style-name="ce15" office:value-type="string">
            <text:p>97-1-400</text:p>
          </table:covered-table-cell>
          <table:covered-table-cell table:style-name="ce15" office:value-type="string">
            <text:p>111872-58-3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>
            <text:p>Hexaethyl tetraphosphate</text:p>
          </table:table-cell>
          <table:table-cell table:style-name="ce15" office:value-type="string">
            <text:p>97-1-401</text:p>
          </table:table-cell>
          <table:table-cell table:style-name="ce15" office:value-type="string">
            <text:p>757-58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0</text:p>
          </table:table-cell>
          <table: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Heptachlor</text:p>
          </table:table-cell>
          <table:table-cell table:style-name="ce15" office:value-type="string" table:number-columns-spanned="1" table:number-rows-spanned="6">
            <text:p>97-1-403</text:p>
          </table:table-cell>
          <table:table-cell table:style-name="ce15" office:value-type="string" table:number-columns-spanned="1" table:number-rows-spanned="6">
            <text:p>76-44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6">
            <text:p>GHS06 </text:p>
            <text:p>GHS08 </text:p>
            <text:p>GHS09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string" table:number-columns-spanned="1" table:number-rows-spanned="6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4,5,6,7,8,8-Heptachloro-3a,4,7,7a-Tetrahydro-4,7-methanoindene ; Heptachlor</text:p>
          </table:covered-table-cell>
          <table:covered-table-cell table:style-name="ce15" office:value-type="string">
            <text:p>97-1-403</text:p>
          </table:covered-table-cell>
          <table:covered-table-cell table:style-name="ce15" office:value-type="string">
            <text:p>76-44-8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4,5,6,7,8,8-Heptachloro-3a,4,7,7a-Tetrahydro-4,7-methanoindene ; Heptachlor</text:p>
          </table:covered-table-cell>
          <table:covered-table-cell table:style-name="ce15" office:value-type="string">
            <text:p>97-1-403</text:p>
          </table:covered-table-cell>
          <table:covered-table-cell table:style-name="ce15" office:value-type="string">
            <text:p>76-44-8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4,5,6,7,8,8-Heptachloro-3a,4,7,7a-Tetrahydro-4,7-methanoindene ; Heptachlor</text:p>
          </table:covered-table-cell>
          <table:covered-table-cell table:style-name="ce15" office:value-type="string">
            <text:p>97-1-403</text:p>
          </table:covered-table-cell>
          <table:covered-table-cell table:style-name="ce15" office:value-type="string">
            <text:p>76-44-8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4,5,6,7,8,8-Heptachloro-3a,4,7,7a-Tetrahydro-4,7-methanoindene ; Heptachlor</text:p>
          </table:covered-table-cell>
          <table:covered-table-cell table:style-name="ce15" office:value-type="string">
            <text:p>97-1-403</text:p>
          </table:covered-table-cell>
          <table:covered-table-cell table:style-name="ce15" office:value-type="string">
            <text:p>76-44-8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4,5,6,7,8,8-Heptachloro-3a,4,7,7a-Tetrahydro-4,7-methanoindene ; Heptachlor</text:p>
          </table:covered-table-cell>
          <table:covered-table-cell table:style-name="ce15" office:value-type="string">
            <text:p>97-1-403</text:p>
          </table:covered-table-cell>
          <table:covered-table-cell table:style-name="ce15" office:value-type="string">
            <text:p>76-44-8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Thallium sulfate</text:p>
          </table:table-cell>
          <table:table-cell table:style-name="ce15" office:value-type="string" table:number-columns-spanned="1" table:number-rows-spanned="4">
            <text:p>97-1-408</text:p>
          </table:table-cell>
          <table:table-cell table:style-name="ce15" office:value-type="string" table:number-columns-spanned="1" table:number-rows-spanned="4">
            <text:p>7446-18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4">
            <text:p>GHS06 </text:p>
            <text:p>GHS08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4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Dithallium sulfate</text:p>
          </table:covered-table-cell>
          <table:covered-table-cell table:style-name="ce15" office:value-type="string">
            <text:p>97-1-408</text:p>
          </table:covered-table-cell>
          <table:covered-table-cell table:style-name="ce15" office:value-type="string">
            <text:p>7446-18-6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thallium sulfate</text:p>
          </table:covered-table-cell>
          <table:covered-table-cell table:style-name="ce15" office:value-type="string">
            <text:p>97-1-408</text:p>
          </table:covered-table-cell>
          <table:covered-table-cell table:style-name="ce15" office:value-type="string">
            <text:p>7446-18-6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thallium sulfate</text:p>
          </table:covered-table-cell>
          <table:covered-table-cell table:style-name="ce15" office:value-type="string">
            <text:p>97-1-408</text:p>
          </table:covered-table-cell>
          <table:covered-table-cell table:style-name="ce15" office:value-type="string">
            <text:p>7446-18-6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4">
            <text:p>2-Naphthylamine </text:p>
          </table:table-cell>
          <table:table-cell table:style-name="ce15" office:value-type="string" table:number-columns-spanned="1" table:number-rows-spanned="4">
            <text:p>97-1-412</text:p>
          </table:table-cell>
          <table:table-cell table:style-name="ce15" office:value-type="string" table:number-columns-spanned="1" table:number-rows-spanned="4">
            <text:p>91-59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4">
            <text:p>GHS07 </text:p>
            <text:p>GHS08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2</text:p>
          </table:table-cell>
          <table:table-cell table:style-name="ce15" table:number-columns-spanned="1" table:number-rows-spanned="4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-Naphthylamine ; β-Naphthylamine, 2-Naphthalenamine</text:p>
          </table:covered-table-cell>
          <table:covered-table-cell table:style-name="ce15" office:value-type="string">
            <text:p>97-1-412</text:p>
          </table:covered-table-cell>
          <table:covered-table-cell table:style-name="ce15" office:value-type="string">
            <text:p>91-59-8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Naphthylamine ; β-Naphthylamine, 2-Naphthalenamine</text:p>
          </table:covered-table-cell>
          <table:covered-table-cell table:style-name="ce15" office:value-type="string">
            <text:p>97-1-412</text:p>
          </table:covered-table-cell>
          <table:covered-table-cell table:style-name="ce15" office:value-type="string">
            <text:p>91-59-8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8">
          <table:table-cell/>
          <table:table-cell table:style-name="ce16" office:value-type="string" table:number-columns-spanned="1" table:number-rows-spanned="4">
            <text:p>N-(1,3-Dimethylbutyl)-N'-phenyl-1,4-benzenediamine ; N-(1,3-Dimethylbutyl)-N'-phenyl-1,4-phenylenediamine</text:p>
          </table:table-cell>
          <table:table-cell table:style-name="ce15" office:value-type="string" table:number-columns-spanned="1" table:number-rows-spanned="4">
            <text:p>97-1-416</text:p>
          </table:table-cell>
          <table:table-cell table:style-name="ce15" office:value-type="string" table:number-columns-spanned="1" table:number-rows-spanned="4">
            <text:p>793-24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4">
            <text:p>GHS07 </text:p>
            <text:p>GHS09</text:p>
          </table:table-cell>
          <table:table-cell table:style-name="ce15" office:value-type="string" table:number-columns-spanned="1" table:number-rows-spanned="4">
            <text:p>경고 </text:p>
          </table:table-cell>
          <table:table-cell table:style-name="ce15" office:value-type="string">
            <text:p>H302</text:p>
          </table:table-cell>
          <table:table-cell table:style-name="ce15" table:number-columns-spanned="1" table:number-rows-spanned="4"/>
          <table:table-cell table:number-columns-repeated="1014"/>
        </table:table-row>
        <table:table-row table:style-name="ro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8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8">
          <table:table-cell/>
          <table:covered-table-cell table:style-name="ce16" office:value-type="string">
            <text:p>N-(1,3-Dimethylbutyl)-N'-phenyl-1,4-benzenediamine ; N-(1,3-Dimethylbutyl)-N'-phenyl-1,4-phenylenediamine</text:p>
          </table:covered-table-cell>
          <table:covered-table-cell table:style-name="ce15" office:value-type="string">
            <text:p>97-1-416</text:p>
          </table:covered-table-cell>
          <table:covered-table-cell table:style-name="ce15" office:value-type="string">
            <text:p>793-24-8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 office:value-type="string">
            <text:p>100</text:p>
          </table:covered-table-cell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8">
            <text:p>1,2-Dibromoethane</text:p>
          </table:table-cell>
          <table:table-cell table:style-name="ce15" office:value-type="string" table:number-columns-spanned="1" table:number-rows-spanned="8">
            <text:p>97-1-418</text:p>
          </table:table-cell>
          <table:table-cell table:style-name="ce15" office:value-type="string" table:number-columns-spanned="1" table:number-rows-spanned="8">
            <text:p>106-93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8">
            <text:p>GHS06 </text:p>
            <text:p>GHS08 </text:p>
          </table:table-cell>
          <table:table-cell table:style-name="ce15" office:value-type="string" table:number-columns-spanned="1" table:number-rows-spanned="8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8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1,2-Dibromoethane</text:p>
          </table:covered-table-cell>
          <table:covered-table-cell table:style-name="ce15" office:value-type="string">
            <text:p>97-1-418</text:p>
          </table:covered-table-cell>
          <table:covered-table-cell table:style-name="ce15" office:value-type="string">
            <text:p>106-93-4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/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4">
            <text:p>4</text:p>
          </table:table-cell>
          <table:covered-table-cell table:number-columns-repeated="2" table:style-name="ce15"/>
          <table:table-cell table:style-name="ce15" office:value-type="string">
            <text:p>H33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2-Dibromoethane</text:p>
          </table:covered-table-cell>
          <table:covered-table-cell table:style-name="ce15" office:value-type="string">
            <text:p>97-1-418</text:p>
          </table:covered-table-cell>
          <table:covered-table-cell table:style-name="ce15" office:value-type="string">
            <text:p>106-93-4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/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2-Dibromoethane</text:p>
          </table:covered-table-cell>
          <table:covered-table-cell table:style-name="ce15" office:value-type="string">
            <text:p>97-1-418</text:p>
          </table:covered-table-cell>
          <table:covered-table-cell table:style-name="ce15" office:value-type="string">
            <text:p>106-93-4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/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2-Dibromoethane</text:p>
          </table:covered-table-cell>
          <table:covered-table-cell table:style-name="ce15" office:value-type="string">
            <text:p>97-1-418</text:p>
          </table:covered-table-cell>
          <table:covered-table-cell table:style-name="ce15" office:value-type="string">
            <text:p>106-93-4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1">
            <text:p>1</text:p>
          </table:table-cell>
          <table:covered-table-cell table:style-name="ce15"/>
          <table:covered-table-cell table:style-name="ce15" office:value-type="string">
            <text:p>위험 </text:p>
          </table:covered-table-cell>
          <table:table-cell table:style-name="ce15" office:value-type="string">
            <text:p>H35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표적장기-1회노출(3.8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3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2-Dibromoethane</text:p>
          </table:covered-table-cell>
          <table:covered-table-cell table:style-name="ce15" office:value-type="string">
            <text:p>97-1-418</text:p>
          </table:covered-table-cell>
          <table:covered-table-cell table:style-name="ce15" office:value-type="string">
            <text:p>106-93-4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3">
            <text:p>3</text:p>
          </table:table-cell>
          <table:covered-table-cell table:style-name="ce15"/>
          <table:covered-table-cell table:style-name="ce15" office:value-type="string">
            <text:p>위험 </text:p>
          </table:covered-table-cell>
          <table:table-cell table:style-name="ce15" office:value-type="string">
            <text:p>H41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7">
            <text:p>1,2-Dibromo-3-chloropropane</text:p>
          </table:table-cell>
          <table:table-cell table:style-name="ce15" office:value-type="string" table:number-columns-spanned="1" table:number-rows-spanned="7">
            <text:p>97-1-419</text:p>
          </table:table-cell>
          <table:table-cell table:style-name="ce15" office:value-type="string" table:number-columns-spanned="1" table:number-rows-spanned="7">
            <text:p>96-12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7">
            <text:p>GHS06 </text:p>
            <text:p>GHS08</text:p>
          </table:table-cell>
          <table:table-cell table:style-name="ce15" office:value-type="string" table:number-columns-spanned="1" table:number-rows-spanned="7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7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2-Dibromo-3-chloropropane</text:p>
          </table:covered-table-cell>
          <table:covered-table-cell table:style-name="ce15" office:value-type="string">
            <text:p>97-1-419</text:p>
          </table:covered-table-cell>
          <table:covered-table-cell table:style-name="ce15" office:value-type="string">
            <text:p>96-12-8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2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1,2-Dibromo-3-chloropropane</text:p>
          </table:covered-table-cell>
          <table:covered-table-cell table:style-name="ce15" office:value-type="string">
            <text:p>97-1-419</text:p>
          </table:covered-table-cell>
          <table:covered-table-cell table:style-name="ce15" office:value-type="string">
            <text:p>96-12-8</text:p>
          </table:covered-table-cell>
          <table:table-cell table:style-name="ce16" office:value-type="string">
            <text:p>생식세포변이원성(3.5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4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1,2-Dibromo-3-chloropropane</text:p>
          </table:covered-table-cell>
          <table:covered-table-cell table:style-name="ce15" office:value-type="string">
            <text:p>97-1-419</text:p>
          </table:covered-table-cell>
          <table:covered-table-cell table:style-name="ce15" office:value-type="string">
            <text:p>96-12-8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1,2-Dibromo-3-chloropropane</text:p>
          </table:covered-table-cell>
          <table:covered-table-cell table:style-name="ce15" office:value-type="string">
            <text:p>97-1-419</text:p>
          </table:covered-table-cell>
          <table:covered-table-cell table:style-name="ce15" office:value-type="string">
            <text:p>96-12-8</text:p>
          </table:covered-table-cell>
          <table:table-cell table:style-name="ce16" office:value-type="string">
            <text:p>생식독성(3.7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6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2-Dibromo-3-chloropropane</text:p>
          </table:covered-table-cell>
          <table:covered-table-cell table:style-name="ce15" office:value-type="string">
            <text:p>97-1-419</text:p>
          </table:covered-table-cell>
          <table:covered-table-cell table:style-name="ce15" office:value-type="string">
            <text:p>96-12-8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2-Dibromo-3-chloropropane</text:p>
          </table:covered-table-cell>
          <table:covered-table-cell table:style-name="ce15" office:value-type="string">
            <text:p>97-1-419</text:p>
          </table:covered-table-cell>
          <table:covered-table-cell table:style-name="ce15" office:value-type="string">
            <text:p>96-12-8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3,3-Diacetoxy-1-propene</text:p>
          </table:table-cell>
          <table:table-cell table:style-name="ce15" office:value-type="string" table:number-columns-spanned="1" table:number-rows-spanned="3">
            <text:p>97-1-421</text:p>
          </table:table-cell>
          <table:table-cell table:style-name="ce15" office:value-type="string" table:number-columns-spanned="1" table:number-rows-spanned="3">
            <text:p>869-29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3">
            <text:p>GHS06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3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피(3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3,3-Diacetoxy-1-propene</text:p>
          </table:covered-table-cell>
          <table:covered-table-cell table:style-name="ce15" office:value-type="string">
            <text:p>97-1-421</text:p>
          </table:covered-table-cell>
          <table:covered-table-cell table:style-name="ce15" office:value-type="string">
            <text:p>869-29-4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O,O-Diethyl O-1-phenyl-3-trifluoromethylpyrazol-5-ylphosphorothioate</text:p>
          </table:table-cell>
          <table:table-cell table:style-name="ce15" office:value-type="string" table:number-columns-spanned="1" table:number-rows-spanned="3">
            <text:p>97-1-422</text:p>
          </table:table-cell>
          <table:table-cell table:style-name="ce15" office:value-type="string" table:number-columns-spanned="1" table:number-rows-spanned="3">
            <text:p>122431-24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3">
            <text:p>GHS06 </text:p>
            <text:p>GHS09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3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O,O-Diethyl O-1-phenyl-3-trifluoro methylpyrazol-5-ylphosphorothioate</text:p>
          </table:covered-table-cell>
          <table:covered-table-cell table:style-name="ce15" office:value-type="string">
            <text:p>97-1-422</text:p>
          </table:covered-table-cell>
          <table:covered-table-cell table:style-name="ce15" office:value-type="string">
            <text:p>122431-24-7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,O-Diethyl O-1-phenyl-3-trifluoro methylpyrazol-5-ylphosphorothioate</text:p>
          </table:covered-table-cell>
          <table:covered-table-cell table:style-name="ce15" office:value-type="string">
            <text:p>97-1-422</text:p>
          </table:covered-table-cell>
          <table:covered-table-cell table:style-name="ce15" office:value-type="string">
            <text:p>122431-24-7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>
            <text:p>4,4'-Dipyridyl</text:p>
          </table:table-cell>
          <table:table-cell table:style-name="ce15" office:value-type="string">
            <text:p>97-1-430</text:p>
          </table:table-cell>
          <table:table-cell table:style-name="ce15" office:value-type="string">
            <text:p>553-26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1</text:p>
          </table:table-cell>
          <table:table-cell table:style-name="ce15"/>
          <table:table-cell table:number-columns-repeated="1014"/>
        </table:table-row>
        <table:table-row table:style-name="ro19">
          <table:table-cell/>
          <table:table-cell table:style-name="ce16" office:value-type="string">
            <text:p>4-Mercaptophenyl methane sulfonate</text:p>
          </table:table-cell>
          <table:table-cell table:style-name="ce15" office:value-type="string">
            <text:p>97-1-431</text:p>
          </table:table-cell>
          <table:table-cell table:style-name="ce15" office:value-type="string">
            <text:p>62262-84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1</text:p>
          </table:table-cell>
          <table: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1,1'-Methylenebis[4-isocyanatocyclohexane]</text:p>
          </table:table-cell>
          <table:table-cell table:style-name="ce15" office:value-type="string" table:number-columns-spanned="1" table:number-rows-spanned="6">
            <text:p>97-1-432</text:p>
          </table:table-cell>
          <table:table-cell table:style-name="ce15" office:value-type="string" table:number-columns-spanned="1" table:number-rows-spanned="6">
            <text:p>5124-30-1</text:p>
          </table:table-cell>
          <table:table-cell table:style-name="ce16" office:value-type="string">
            <text:p>급성 독성-흡입(3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6">
            <text:p>GHS05 </text:p>
            <text:p>GHS06 </text:p>
            <text:p>GHS08</text:p>
            <text:p>GHS09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30</text:p>
          </table:table-cell>
          <table:table-cell table:style-name="ce15" table:number-columns-spanned="1" table:number-rows-spanned="6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4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1'-Methylenebis[4-isocyanatocyclohexane] ; 4,4'-Methylenedicyclohexyl diisocyanate</text:p>
          </table:covered-table-cell>
          <table:covered-table-cell table:style-name="ce15" office:value-type="string">
            <text:p>97-1-432</text:p>
          </table:covered-table-cell>
          <table:covered-table-cell table:style-name="ce15" office:value-type="string">
            <text:p>5124-30-1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1'-Methylenebis[4-isocyanatocyclohexane] ; 4,4'-Methylenedicyclohexyl diisocyanate</text:p>
          </table:covered-table-cell>
          <table:covered-table-cell table:style-name="ce15" office:value-type="string">
            <text:p>97-1-432</text:p>
          </table:covered-table-cell>
          <table:covered-table-cell table:style-name="ce15" office:value-type="string">
            <text:p>5124-30-1</text:p>
          </table:covered-table-cell>
          <table:table-cell table:style-name="ce16" office:value-type="string">
            <text:p>호흡기 과민성 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4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표적장기-1회노출(3.8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35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1,1'-Methylenebis[4-isocyanatocyclohexane] ; 4,4'-Methylenedicyclohexyl diisocyanate</text:p>
          </table:covered-table-cell>
          <table:covered-table-cell table:style-name="ce15" office:value-type="string">
            <text:p>97-1-432</text:p>
          </table:covered-table-cell>
          <table:covered-table-cell table:style-name="ce15" office:value-type="string">
            <text:p>5124-30-1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1,4-Benzoquinone</text:p>
          </table:table-cell>
          <table:table-cell table:style-name="ce15" office:value-type="string" table:number-columns-spanned="1" table:number-rows-spanned="6">
            <text:p>97-1-434</text:p>
          </table:table-cell>
          <table:table-cell table:style-name="ce15" office:value-type="string" table:number-columns-spanned="1" table:number-rows-spanned="6">
            <text:p>106-51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6">
            <text:p>GHS06 </text:p>
            <text:p>GHS09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string" table:number-columns-spanned="1" table:number-rows-spanned="6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5-Cyclohexadiene-1,4-dione</text:p>
          </table:covered-table-cell>
          <table:covered-table-cell table:style-name="ce15" office:value-type="string">
            <text:p>97-1-434</text:p>
          </table:covered-table-cell>
          <table:covered-table-cell table:style-name="ce15" office:value-type="string">
            <text:p>106-51-4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/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5-Cyclohexadiene-1,4-dione</text:p>
          </table:covered-table-cell>
          <table:covered-table-cell table:style-name="ce15" office:value-type="string">
            <text:p>97-1-434</text:p>
          </table:covered-table-cell>
          <table:covered-table-cell table:style-name="ce15" office:value-type="string">
            <text:p>106-51-4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/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,5-Cyclohexadiene-1,4-dione</text:p>
          </table:covered-table-cell>
          <table:covered-table-cell table:style-name="ce15" office:value-type="string">
            <text:p>97-1-434</text:p>
          </table:covered-table-cell>
          <table:covered-table-cell table:style-name="ce15" office:value-type="string">
            <text:p>106-51-4</text:p>
          </table:covered-table-cell>
          <table:table-cell table:style-name="ce16" office:value-type="string">
            <text:p>표적장기-1회노출(3.8)</text:p>
          </table:table-cell>
          <table:table-cell table:style-name="ce15" office:value-type="float" office:value="3">
            <text:p>3</text:p>
          </table:table-cell>
          <table:covered-table-cell table:style-name="ce15"/>
          <table:covered-table-cell table:style-name="ce15" office:value-type="string">
            <text:p>위험 </text:p>
          </table:covered-table-cell>
          <table:table-cell table:style-name="ce15" office:value-type="string">
            <text:p>H33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5-Cyclohexadiene-1,4-dione</text:p>
          </table:covered-table-cell>
          <table:covered-table-cell table:style-name="ce15" office:value-type="string">
            <text:p>97-1-434</text:p>
          </table:covered-table-cell>
          <table:covered-table-cell table:style-name="ce15" office:value-type="string">
            <text:p>106-51-4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/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 office:value-type="string">
            <text:p>10</text:p>
          </table:covered-table-cell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2-Butyne-1,4-diol</text:p>
          </table:table-cell>
          <table:table-cell table:style-name="ce15" office:value-type="string" table:number-columns-spanned="1" table:number-rows-spanned="6">
            <text:p>97-1-435</text:p>
          </table:table-cell>
          <table:table-cell table:style-name="ce15" office:value-type="string" table:number-columns-spanned="1" table:number-rows-spanned="6">
            <text:p>110-65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6">
            <text:p>GHS05 </text:p>
            <text:p>GHS06 </text:p>
            <text:p>GHS08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6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Butyne-1,4-diol</text:p>
          </table:covered-table-cell>
          <table:covered-table-cell table:style-name="ce15" office:value-type="string">
            <text:p>97-1-435</text:p>
          </table:covered-table-cell>
          <table:covered-table-cell table:style-name="ce15" office:value-type="string">
            <text:p>110-65-6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3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Butyne-1,4-diol</text:p>
          </table:covered-table-cell>
          <table:covered-table-cell table:style-name="ce15" office:value-type="string">
            <text:p>97-1-435</text:p>
          </table:covered-table-cell>
          <table:covered-table-cell table:style-name="ce15" office:value-type="string">
            <text:p>110-65-6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4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Butyne-1,4-diol</text:p>
          </table:covered-table-cell>
          <table:covered-table-cell table:style-name="ce15" office:value-type="string">
            <text:p>97-1-435</text:p>
          </table:covered-table-cell>
          <table:covered-table-cell table:style-name="ce15" office:value-type="string">
            <text:p>110-65-6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-Butyne-1,4-diol</text:p>
          </table:covered-table-cell>
          <table:covered-table-cell table:style-name="ce15" office:value-type="string">
            <text:p>97-1-435</text:p>
          </table:covered-table-cell>
          <table:covered-table-cell table:style-name="ce15" office:value-type="string">
            <text:p>110-65-6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4">
            <text:p>2-n-Butyl-benzo[d]isothiazol-3-one</text:p>
          </table:table-cell>
          <table:table-cell table:style-name="ce15" office:value-type="string" table:number-columns-spanned="1" table:number-rows-spanned="4">
            <text:p>97-1-436</text:p>
          </table:table-cell>
          <table:table-cell table:style-name="ce15" office:value-type="string" table:number-columns-spanned="1" table:number-rows-spanned="4">
            <text:p>4299-07-4</text:p>
          </table:table-cell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4">
            <text:p>GHS05 </text:p>
            <text:p>GHS07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14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-n-Butyl-benzo[d]isothiazol-3-one</text:p>
          </table:covered-table-cell>
          <table:covered-table-cell table:style-name="ce15" office:value-type="string">
            <text:p>97-1-436</text:p>
          </table:covered-table-cell>
          <table:covered-table-cell table:style-name="ce15" office:value-type="string">
            <text:p>4299-07-4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7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n-Butyl-benzo[d]isothiazol-3-one</text:p>
          </table:covered-table-cell>
          <table:covered-table-cell table:style-name="ce15" office:value-type="string">
            <text:p>97-1-436</text:p>
          </table:covered-table-cell>
          <table:covered-table-cell table:style-name="ce15" office:value-type="string">
            <text:p>4299-07-4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7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n-Butyl-benzo[d]isothiazol-3-one</text:p>
          </table:covered-table-cell>
          <table:covered-table-cell table:style-name="ce15" office:value-type="string">
            <text:p>97-1-436</text:p>
          </table:covered-table-cell>
          <table:covered-table-cell table:style-name="ce15" office:value-type="string">
            <text:p>4299-07-4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7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2">
            <text:p>N-Butylpyrrolidine</text:p>
          </table:table-cell>
          <table:table-cell table:style-name="ce15" office:value-type="string" table:number-columns-spanned="1" table:number-rows-spanned="2">
            <text:p>97-1-437</text:p>
          </table:table-cell>
          <table:table-cell table:style-name="ce15" office:value-type="string" table:number-columns-spanned="1" table:number-rows-spanned="2">
            <text:p>767-10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-Butylpyrrolidine</text:p>
          </table:covered-table-cell>
          <table:covered-table-cell table:style-name="ce15" office:value-type="string">
            <text:p>97-1-437</text:p>
          </table:covered-table-cell>
          <table:covered-table-cell table:style-name="ce15" office:value-type="string">
            <text:p>767-10-2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>
            <text:p>2-Bromoethanol</text:p>
          </table:table-cell>
          <table:table-cell table:style-name="ce15" office:value-type="string">
            <text:p>97-1-438</text:p>
          </table:table-cell>
          <table:table-cell table:style-name="ce15" office:value-type="string">
            <text:p>540-51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1</text:p>
          </table:table-cell>
          <table:table-cell table:style-name="ce15"/>
          <table:table-cell table:number-columns-repeated="1014"/>
        </table:table-row>
        <table:table-row table:style-name="ro20">
          <table:table-cell/>
          <table:table-cell table:style-name="ce16" office:value-type="string" table:number-columns-spanned="1" table:number-rows-spanned="4">
            <text:p>4-Bromo-2-(4-chlorophenyl)-1-(ethoxymethyl)-5-(trifluoromethyl)pyrrole-3-carbonitrile</text:p>
          </table:table-cell>
          <table:table-cell table:style-name="ce15" office:value-type="string" table:number-columns-spanned="1" table:number-rows-spanned="4">
            <text:p>97-1-440</text:p>
          </table:table-cell>
          <table:table-cell table:style-name="ce15" office:value-type="string" table:number-columns-spanned="1" table:number-rows-spanned="4">
            <text:p>122453-73-0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4">
            <text:p>GHS07 </text:p>
            <text:p>GHS09</text:p>
          </table:table-cell>
          <table:table-cell table:style-name="ce15" office:value-type="string" table:number-columns-spanned="1" table:number-rows-spanned="4">
            <text:p>경고 </text:p>
          </table:table-cell>
          <table:table-cell table:style-name="ce15" office:value-type="string">
            <text:p>H302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20">
          <table:table-cell/>
          <table:covered-table-cell table:style-name="ce16" office:value-type="string">
            <text:p>4-Bromo-2-(4-chloro phenyl)-1-(ethoxymethyl)-5-(trifluoromethyl)pyrrole-3-carbonitrile</text:p>
          </table:covered-table-cell>
          <table:covered-table-cell table:style-name="ce15" office:value-type="string">
            <text:p>97-1-440</text:p>
          </table:covered-table-cell>
          <table:covered-table-cell table:style-name="ce15" office:value-type="string">
            <text:p>122453-73-0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332</text:p>
          </table:table-cell>
          <table:covered-table-cell table:style-name="ce15"/>
          <table:table-cell table:number-columns-repeated="1014"/>
        </table:table-row>
        <table:table-row table:style-name="ro21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20">
          <table:table-cell/>
          <table:covered-table-cell table:style-name="ce16" office:value-type="string">
            <text:p>4-Bromo-2-(4-chloro phenyl)-1-(ethoxymethyl)-5-(trifluoromethyl)pyrrole-3-carbonitrile</text:p>
          </table:covered-table-cell>
          <table:covered-table-cell table:style-name="ce15" office:value-type="string">
            <text:p>97-1-440</text:p>
          </table:covered-table-cell>
          <table:covered-table-cell table:style-name="ce15" office:value-type="string">
            <text:p>122453-73-0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 office:value-type="string">
            <text:p>1</text:p>
          </table:covered-table-cell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2-Vinylpyridine</text:p>
          </table:table-cell>
          <table:table-cell table:style-name="ce15" office:value-type="string" table:number-columns-spanned="1" table:number-rows-spanned="5">
            <text:p>97-1-441</text:p>
          </table:table-cell>
          <table:table-cell table:style-name="ce15" office:value-type="string" table:number-columns-spanned="1" table:number-rows-spanned="5">
            <text:p>100-69-6</text:p>
          </table:table-cell>
          <table:table-cell table:style-name="ce16" office:value-type="string">
            <text:p>인화성 액체(2.6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5">
            <text:p>GHS02</text:p>
            <text:p>GHS06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226</text:p>
          </table:table-cell>
          <table:table-cell table:style-name="ce15" table:number-columns-spanned="1" table:number-rows-spanned="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0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3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Vinylpyridine</text:p>
          </table:covered-table-cell>
          <table:covered-table-cell table:style-name="ce15" office:value-type="string">
            <text:p>97-1-441</text:p>
          </table:covered-table-cell>
          <table:covered-table-cell table:style-name="ce15" office:value-type="string">
            <text:p>100-69-6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4-Vinylpyridine</text:p>
          </table:table-cell>
          <table:table-cell table:style-name="ce15" office:value-type="string" table:number-columns-spanned="1" table:number-rows-spanned="4">
            <text:p>97-1-442</text:p>
          </table:table-cell>
          <table:table-cell table:style-name="ce15" office:value-type="string" table:number-columns-spanned="1" table:number-rows-spanned="4">
            <text:p>100-43-6</text:p>
          </table:table-cell>
          <table:table-cell table:style-name="ce16" office:value-type="string">
            <text:p>인화성 액체(2.6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2</text:p>
            <text:p>GHS06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226</text:p>
          </table:table-cell>
          <table:table-cell table:style-name="ce15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0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피(3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Vinylpyridine ; 4-Ethenylpyridine</text:p>
          </table:covered-table-cell>
          <table:covered-table-cell table:style-name="ce15" office:value-type="string">
            <text:p>97-1-442</text:p>
          </table:covered-table-cell>
          <table:covered-table-cell table:style-name="ce15" office:value-type="string">
            <text:p>100-43-6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N,N'-Bis(3-aminopropyl)-1,2-ethanediamine</text:p>
          </table:table-cell>
          <table:table-cell table:style-name="ce15" office:value-type="string" table:number-columns-spanned="1" table:number-rows-spanned="3">
            <text:p>97-1-443</text:p>
          </table:table-cell>
          <table:table-cell table:style-name="ce15" office:value-type="string" table:number-columns-spanned="1" table:number-rows-spanned="3">
            <text:p>10563-26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3">
            <text:p>GHS05 </text:p>
            <text:p>GHS06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2</text:p>
          </table:table-cell>
          <table:table-cell table:style-name="ce15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,N'-Bis(3-aminopropyl)-1,2-ethanediamine</text:p>
          </table:covered-table-cell>
          <table:covered-table-cell table:style-name="ce15" office:value-type="string">
            <text:p>97-1-443</text:p>
          </table:covered-table-cell>
          <table:covered-table-cell table:style-name="ce15" office:value-type="string">
            <text:p>10563-26-5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,N'-Bis(3-aminopropyl)-1,2-ethanediamine</text:p>
          </table:covered-table-cell>
          <table:covered-table-cell table:style-name="ce15" office:value-type="string">
            <text:p>97-1-443</text:p>
          </table:covered-table-cell>
          <table:covered-table-cell table:style-name="ce15" office:value-type="string">
            <text:p>10563-26-5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4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4-Aminodiphenyl</text:p>
          </table:table-cell>
          <table:table-cell table:style-name="ce15" office:value-type="string" table:number-columns-spanned="1" table:number-rows-spanned="2">
            <text:p>97-1-445</text:p>
          </table:table-cell>
          <table:table-cell table:style-name="ce15" office:value-type="string" table:number-columns-spanned="1" table:number-rows-spanned="2">
            <text:p>92-67-1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2">
            <text:p>GHS07 </text:p>
            <text:p>GHS08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2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Aminodiphenyl</text:p>
          </table:covered-table-cell>
          <table:covered-table-cell table:style-name="ce15" office:value-type="string">
            <text:p>97-1-445</text:p>
          </table:covered-table-cell>
          <table:covered-table-cell table:style-name="ce15" office:value-type="string">
            <text:p>92-67-1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p-Aminoazobenzene</text:p>
          </table:table-cell>
          <table:table-cell table:style-name="ce15" office:value-type="string" table:number-columns-spanned="1" table:number-rows-spanned="4">
            <text:p>97-1-447</text:p>
          </table:table-cell>
          <table:table-cell table:style-name="ce22" office:value-type="string" table:number-columns-spanned="1" table:number-rows-spanned="4">
            <text:p>60-09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</text:p>
            <text:p>GHS08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발암성(3.6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50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-Aminoazobenzene</text:p>
          </table:covered-table-cell>
          <table:covered-table-cell table:style-name="ce15" office:value-type="string">
            <text:p>97-1-447</text:p>
          </table:covered-table-cell>
          <table:covered-table-cell table:style-name="ce15" office:value-type="string">
            <text:p>60-09-3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-Aminoazobenzene</text:p>
          </table:covered-table-cell>
          <table:covered-table-cell table:style-name="ce15" office:value-type="string">
            <text:p>97-1-447</text:p>
          </table:covered-table-cell>
          <table:covered-table-cell table:style-name="ce15" office:value-type="string">
            <text:p>60-09-3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5">
            <text:p>m-Aminochlorobenzene</text:p>
          </table:table-cell>
          <table:table-cell table:style-name="ce15" office:value-type="string" table:number-columns-spanned="1" table:number-rows-spanned="5">
            <text:p>97-1-448</text:p>
          </table:table-cell>
          <table:table-cell table:style-name="ce15" office:value-type="string" table:number-columns-spanned="1" table:number-rows-spanned="5">
            <text:p>108-42-9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5">
            <text:p>GHS06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Chlorobenzeneamine ; m-Chloroaniline</text:p>
          </table:covered-table-cell>
          <table:covered-table-cell table:style-name="ce15" office:value-type="string">
            <text:p>97-1-448</text:p>
          </table:covered-table-cell>
          <table:covered-table-cell table:style-name="ce15" office:value-type="string">
            <text:p>108-42-9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3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3-Chlorobenzeneamine ; m-Chloroaniline</text:p>
          </table:covered-table-cell>
          <table:covered-table-cell table:style-name="ce15" office:value-type="string">
            <text:p>97-1-448</text:p>
          </table:covered-table-cell>
          <table:covered-table-cell table:style-name="ce15" office:value-type="string">
            <text:p>108-42-9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4-Aminopyridine</text:p>
          </table:table-cell>
          <table:table-cell table:style-name="ce15" office:value-type="string" table:number-columns-spanned="1" table:number-rows-spanned="3">
            <text:p>97-1-449</text:p>
          </table:table-cell>
          <table:table-cell table:style-name="ce15" office:value-type="string" table:number-columns-spanned="1" table:number-rows-spanned="3">
            <text:p>504-24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3">
            <text:p>GHS06 </text:p>
            <text:p>GHS09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0</text:p>
          </table:table-cell>
          <table:table-cell table:style-name="ce29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11</text:p>
          </table:table-cell>
          <table:covered-table-cell table:style-name="ce29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4-Pyridinamine ; 4-Aminopyridine</text:p>
          </table:covered-table-cell>
          <table:covered-table-cell table:style-name="ce15" office:value-type="string">
            <text:p>97-1-449</text:p>
          </table:covered-table-cell>
          <table:covered-table-cell table:style-name="ce15" office:value-type="string">
            <text:p>504-24-5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1</text:p>
          </table:table-cell>
          <table:covered-table-cell table:style-name="ce15"/>
          <table:table-cell table:number-columns-repeated="1014"/>
        </table:table-row>
        <table:table-row table:style-name="ro22">
          <table:table-cell/>
          <table:table-cell table:style-name="ce16" office:value-type="string" table:number-columns-spanned="1" table:number-rows-spanned="3">
            <text:p>Amine,tert-alkyl(C=12-14),1-amino-9,10-dihydro-9,10-dioxo-4-(2,4,6-trimethylanilino)-anthracene-2-sulfonic acid</text:p>
          </table:table-cell>
          <table:table-cell table:style-name="ce15" office:value-type="string" table:number-columns-spanned="1" table:number-rows-spanned="3">
            <text:p>97-1-450</text:p>
          </table:table-cell>
          <table:table-cell table:style-name="ce15" office:value-type="string" table:number-columns-spanned="1" table:number-rows-spanned="3">
            <text:p>NA</text:p>
          </table: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3">
            <text:p>GHS07</text:p>
            <text:p>GHS09</text:p>
          </table:table-cell>
          <table:table-cell table:style-name="ce15" office:value-type="string" table:number-columns-spanned="1" table:number-rows-spanned="3">
            <text:p>경고 </text:p>
          </table:table-cell>
          <table:table-cell table:style-name="ce15" office:value-type="string">
            <text:p>H319</text:p>
          </table:table-cell>
          <table:table-cell table:style-name="ce15" table:number-columns-spanned="1" table:number-rows-spanned="3"/>
          <table:table-cell table:number-columns-repeated="1014"/>
        </table:table-row>
        <table:table-row table:style-name="ro23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3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1-Chloro-2-nitropropane</text:p>
          </table:table-cell>
          <table:table-cell table:style-name="ce15" office:value-type="string" table:number-columns-spanned="1" table:number-rows-spanned="4">
            <text:p>97-1-453</text:p>
          </table:table-cell>
          <table:table-cell table:style-name="ce15" office:value-type="string" table:number-columns-spanned="1" table:number-rows-spanned="4">
            <text:p>2425-66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-Chloro-2-nitropropane</text:p>
          </table:covered-table-cell>
          <table:covered-table-cell table:style-name="ce15" office:value-type="string">
            <text:p>97-1-453</text:p>
          </table:covered-table-cell>
          <table:covered-table-cell table:style-name="ce15" office:value-type="string">
            <text:p>2425-66-3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-Chloro-2-nitropropane</text:p>
          </table:covered-table-cell>
          <table:covered-table-cell table:style-name="ce15" office:value-type="string">
            <text:p>97-1-453</text:p>
          </table:covered-table-cell>
          <table:covered-table-cell table:style-name="ce15" office:value-type="string">
            <text:p>2425-66-3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 office:value-type="string">
            <text:p>1</text:p>
          </table:covered-table-cell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2-Chloropyridine</text:p>
          </table:table-cell>
          <table:table-cell table:style-name="ce15" office:value-type="string" table:number-columns-spanned="1" table:number-rows-spanned="2">
            <text:p>97-1-457</text:p>
          </table:table-cell>
          <table:table-cell table:style-name="ce15" office:value-type="string" table:number-columns-spanned="1" table:number-rows-spanned="2">
            <text:p>109-09-1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24">
          <table:table-cell/>
          <table:table-cell table:style-name="ce16" office:value-type="string" table:number-columns-spanned="1" table:number-rows-spanned="2">
            <text:p>(E)-N-[(6-Chloro-3-pyridyl)methyl]-N-cyano-N-methylacetamidine</text:p>
          </table:table-cell>
          <table:table-cell table:style-name="ce15" office:value-type="string" table:number-columns-spanned="1" table:number-rows-spanned="2">
            <text:p>97-1-458</text:p>
          </table:table-cell>
          <table:table-cell table:style-name="ce15" office:value-type="string" table:number-columns-spanned="1" table:number-rows-spanned="2">
            <text:p>135410-20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3">
          <table:table-cell/>
          <table:covered-table-cell table:style-name="ce16" office:value-type="string">
            <text:p>(E)-N-[(6-Chloro-3-pyridyl)methyl]-N-cyano-N-methylacetamidine</text:p>
          </table:covered-table-cell>
          <table:covered-table-cell table:style-name="ce15" office:value-type="string">
            <text:p>97-1-458</text:p>
          </table:covered-table-cell>
          <table:covered-table-cell table:style-name="ce15" office:value-type="string">
            <text:p>135410-20-7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p-Tolyl diiodomethyl sulfone</text:p>
          </table:table-cell>
          <table:table-cell table:style-name="ce15" office:value-type="string" table:number-columns-spanned="1" table:number-rows-spanned="3">
            <text:p>97-1-461</text:p>
          </table:table-cell>
          <table:table-cell table:style-name="ce15" office:value-type="string" table:number-columns-spanned="1" table:number-rows-spanned="3">
            <text:p>20018-09-1</text:p>
          </table: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3">
            <text:p>GHS07 </text:p>
            <text:p>GHS09</text:p>
          </table:table-cell>
          <table:table-cell table:style-name="ce15" office:value-type="string" table:number-columns-spanned="1" table:number-rows-spanned="3">
            <text:p>경고 </text:p>
          </table:table-cell>
          <table:table-cell table:style-name="ce15" office:value-type="string">
            <text:p>H319</text:p>
          </table:table-cell>
          <table:table-cell table:style-name="ce29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-[(Diiodomethyl)sulfonyl]toluene ; p-Tolyl diiodomethyl sulfone</text:p>
          </table:covered-table-cell>
          <table:covered-table-cell table:style-name="ce15" office:value-type="string">
            <text:p>97-1-461</text:p>
          </table:covered-table-cell>
          <table:covered-table-cell table:style-name="ce15" office:value-type="string">
            <text:p>20018-09-1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-[(Diiodomethyl)sulfonyl]toluene ; p-Tolyl diiodomethyl sulfone</text:p>
          </table:covered-table-cell>
          <table:covered-table-cell table:style-name="ce15" office:value-type="string">
            <text:p>97-1-461</text:p>
          </table:covered-table-cell>
          <table:covered-table-cell table:style-name="ce15" office:value-type="string">
            <text:p>20018-09-1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S,S,S-Tributyl phosphorotrithioate</text:p>
          </table:table-cell>
          <table:table-cell table:style-name="ce15" office:value-type="string" table:number-columns-spanned="1" table:number-rows-spanned="5">
            <text:p>97-1-462</text:p>
          </table:table-cell>
          <table:table-cell table:style-name="ce15" office:value-type="string" table:number-columns-spanned="1" table:number-rows-spanned="5">
            <text:p>78-48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5">
            <text:p>GHS06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S,S,S-Tributyl phosphorotrithioate</text:p>
          </table:covered-table-cell>
          <table:covered-table-cell table:style-name="ce15" office:value-type="string">
            <text:p>97-1-462</text:p>
          </table:covered-table-cell>
          <table:covered-table-cell table:style-name="ce15" office:value-type="string">
            <text:p>78-48-8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S,S,S-Tributyl phosphorotrithioate</text:p>
          </table:covered-table-cell>
          <table:covered-table-cell table:style-name="ce15" office:value-type="string">
            <text:p>97-1-462</text:p>
          </table:covered-table-cell>
          <table:covered-table-cell table:style-name="ce15" office:value-type="string">
            <text:p>78-48-8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S,S,S-Tributyl phosphorotrithioate</text:p>
          </table:covered-table-cell>
          <table:covered-table-cell table:style-name="ce15" office:value-type="string">
            <text:p>97-1-462</text:p>
          </table:covered-table-cell>
          <table:covered-table-cell table:style-name="ce15" office:value-type="string">
            <text:p>78-48-8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S,S,S-Tributyl phosphorotrithioate</text:p>
          </table:covered-table-cell>
          <table:covered-table-cell table:style-name="ce15" office:value-type="string">
            <text:p>97-1-462</text:p>
          </table:covered-table-cell>
          <table:covered-table-cell table:style-name="ce15" office:value-type="string">
            <text:p>78-48-8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7">
            <text:p>2,4,5-T</text:p>
          </table:table-cell>
          <table:table-cell table:style-name="ce15" office:value-type="string" table:number-columns-spanned="1" table:number-rows-spanned="7">
            <text:p>97-1-463</text:p>
          </table:table-cell>
          <table:table-cell table:style-name="ce15" office:value-type="string" table:number-columns-spanned="1" table:number-rows-spanned="7">
            <text:p>93-76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7">
            <text:p>GHS07</text:p>
            <text:p>GHS09</text:p>
          </table:table-cell>
          <table:table-cell table:style-name="ce15" office:value-type="string" table:number-columns-spanned="1" table:number-rows-spanned="7">
            <text:p>경고 </text:p>
          </table:table-cell>
          <table:table-cell table:style-name="ce15" office:value-type="string">
            <text:p>H302</text:p>
          </table:table-cell>
          <table:table-cell table:style-name="ce29" table:number-columns-spanned="1" table:number-rows-spanned="7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,4,5-Trichlorophenoxyacetate ; 2,4,5-T</text:p>
          </table:covered-table-cell>
          <table:covered-table-cell table:style-name="ce15" office:value-type="string">
            <text:p>97-1-463</text:p>
          </table:covered-table-cell>
          <table:covered-table-cell table:style-name="ce15" office:value-type="string">
            <text:p>93-76-5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4,5-Trichlorophenoxyacetate ; 2,4,5-T</text:p>
          </table:covered-table-cell>
          <table:covered-table-cell table:style-name="ce15" office:value-type="string">
            <text:p>97-1-463</text:p>
          </table:covered-table-cell>
          <table:covered-table-cell table:style-name="ce15" office:value-type="string">
            <text:p>93-76-5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4,5-Trichlorophenoxyacetate ; 2,4,5-T</text:p>
          </table:covered-table-cell>
          <table:covered-table-cell table:style-name="ce15" office:value-type="string">
            <text:p>97-1-463</text:p>
          </table:covered-table-cell>
          <table:covered-table-cell table:style-name="ce15" office:value-type="string">
            <text:p>93-76-5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4,5-Trichlorophenoxyacetate ; 2,4,5-T</text:p>
          </table:covered-table-cell>
          <table:covered-table-cell table:style-name="ce15" office:value-type="string">
            <text:p>97-1-463</text:p>
          </table:covered-table-cell>
          <table:covered-table-cell table:style-name="ce15" office:value-type="string">
            <text:p>93-76-5</text:p>
          </table:covered-table-cell>
          <table:table-cell table:style-name="ce16" office:value-type="string">
            <text:p>표적장기-1회노출(3.8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4,5-Trichlorophenoxyacetate ; 2,4,5-T</text:p>
          </table:covered-table-cell>
          <table:covered-table-cell table:style-name="ce15" office:value-type="string">
            <text:p>97-1-463</text:p>
          </table:covered-table-cell>
          <table:covered-table-cell table:style-name="ce15" office:value-type="string">
            <text:p>93-76-5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4,5-Trichlorophenoxyacetate ; 2,4,5-T</text:p>
          </table:covered-table-cell>
          <table:covered-table-cell table:style-name="ce15" office:value-type="string">
            <text:p>97-1-463</text:p>
          </table:covered-table-cell>
          <table:covered-table-cell table:style-name="ce15" office:value-type="string">
            <text:p>93-76-5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25">
          <table:table-cell/>
          <table:table-cell table:style-name="ce16" office:value-type="string">
            <text:p>2-Propenamide homopolymer reaction products with chloromethane, di-methylamine and formaldehyde</text:p>
          </table:table-cell>
          <table:table-cell table:style-name="ce15" office:value-type="string">
            <text:p>97-1-464</text:p>
          </table:table-cell>
          <table:table-cell table:style-name="ce15" office:value-type="string">
            <text:p>70750-20-8</text:p>
          </table: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GHS09</text:p>
          </table:table-cell>
          <table:table-cell table:style-name="ce15" office:value-type="string">
            <text:p>경고 </text:p>
          </table:table-cell>
          <table:table-cell table:style-name="ce15" office:value-type="string">
            <text:p>H400</text:p>
          </table:table-cell>
          <table:table-cell table:style-name="ce29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N-2-Propenyl-2-propen-1-amine</text:p>
          </table:table-cell>
          <table:table-cell table:style-name="ce15" office:value-type="string" table:number-columns-spanned="1" table:number-rows-spanned="5">
            <text:p>97-1-465</text:p>
          </table:table-cell>
          <table:table-cell table:style-name="ce15" office:value-type="string" table:number-columns-spanned="1" table:number-rows-spanned="5">
            <text:p>124-02-7</text:p>
          </table:table-cell>
          <table:table-cell table:style-name="ce16" office:value-type="string">
            <text:p>인화성 액체(2.6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5">
            <text:p>GHS02</text:p>
            <text:p>GHS06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225</text:p>
          </table:table-cell>
          <table:table-cell table:style-name="ce15" table:number-columns-spanned="1" table:number-rows-spanned="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-2-Propenyl-2-propen-1-amine</text:p>
          </table:covered-table-cell>
          <table:covered-table-cell table:style-name="ce15" office:value-type="string">
            <text:p>97-1-465</text:p>
          </table:covered-table-cell>
          <table:covered-table-cell table:style-name="ce15" office:value-type="string">
            <text:p>124-02-7</text:p>
          </table:covered-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covered-table-cell table:style-name="ce15"/>
          <table:covered-table-cell table:style-name="ce15" office:value-type="string">
            <text:p>위험 </text:p>
          </table:covered-table-cell>
          <table:table-cell table:style-name="ce15" office:value-type="string">
            <text:p>H302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N-2-Propenyl-2-propen-1-amine</text:p>
          </table:covered-table-cell>
          <table:covered-table-cell table:style-name="ce15" office:value-type="string">
            <text:p>97-1-465</text:p>
          </table:covered-table-cell>
          <table:covered-table-cell table:style-name="ce15" office:value-type="string">
            <text:p>124-02-7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/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-2-Propenyl-2-propen-1-amine</text:p>
          </table:covered-table-cell>
          <table:covered-table-cell table:style-name="ce15" office:value-type="string">
            <text:p>97-1-465</text:p>
          </table:covered-table-cell>
          <table:covered-table-cell table:style-name="ce15" office:value-type="string">
            <text:p>124-02-7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/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-2-Propenyl-2-propen-1-amine</text:p>
          </table:covered-table-cell>
          <table:covered-table-cell table:style-name="ce15" office:value-type="string">
            <text:p>97-1-465</text:p>
          </table:covered-table-cell>
          <table:covered-table-cell table:style-name="ce15" office:value-type="string">
            <text:p>124-02-7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/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2-Propyn-1-ol </text:p>
          </table:table-cell>
          <table:table-cell table:style-name="ce15" office:value-type="string" table:number-columns-spanned="1" table:number-rows-spanned="5">
            <text:p>97-1-466</text:p>
          </table:table-cell>
          <table:table-cell table:style-name="ce15" office:value-type="string" table:number-columns-spanned="1" table:number-rows-spanned="5">
            <text:p>107-19-7</text:p>
          </table:table-cell>
          <table:table-cell table:style-name="ce16" office:value-type="string">
            <text:p>인화성 액체(2.6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5">
            <text:p>GHS02 </text:p>
            <text:p>GHS05 </text:p>
            <text:p>GHS06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226</text:p>
          </table:table-cell>
          <table:table-cell table:style-name="ce15" table:number-columns-spanned="1" table:number-rows-spanned="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Propyn-1-ol ; Propargyl alcohol</text:p>
          </table:covered-table-cell>
          <table:covered-table-cell table:style-name="ce15" office:value-type="string">
            <text:p>97-1-466</text:p>
          </table:covered-table-cell>
          <table:covered-table-cell table:style-name="ce15" office:value-type="string">
            <text:p>107-19-7</text:p>
          </table:covered-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2 </text:p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Propyn-1-ol ; Propargyl alcohol</text:p>
          </table:covered-table-cell>
          <table:covered-table-cell table:style-name="ce15" office:value-type="string">
            <text:p>97-1-466</text:p>
          </table:covered-table-cell>
          <table:covered-table-cell table:style-name="ce15" office:value-type="string">
            <text:p>107-19-7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Propyn-1-ol ; Propargyl alcohol</text:p>
          </table:covered-table-cell>
          <table:covered-table-cell table:style-name="ce15" office:value-type="string">
            <text:p>97-1-466</text:p>
          </table:covered-table-cell>
          <table:covered-table-cell table:style-name="ce15" office:value-type="string">
            <text:p>107-19-7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4</text:p>
          </table:table-cell>
          <table:covered-table-cell table:style-name="ce15"/>
          <table:table-cell table:number-columns-repeated="1014"/>
        </table:table-row>
        <table:table-row table:style-name="ro17">
          <table:table-cell/>
          <table:table-cell table:style-name="ce16" office:value-type="string" table:number-columns-spanned="1" table:number-rows-spanned="3">
            <text:p>Disodium[3-hydroxy-4-[(2-hydroxy-1-naphthyl) azo]-1-naphthalene sulfonato(3-)[1-[[2-hydroxy-5-[(r-methoxyphenyl)azo]phenyl]azo]-2-naphtholato(2-)] chromate(2-)</text:p>
          </table:table-cell>
          <table:table-cell table:style-name="ce15" office:value-type="string" table:number-columns-spanned="1" table:number-rows-spanned="3">
            <text:p>97-1-469</text:p>
          </table:table-cell>
          <table:table-cell table:style-name="ce15" office:value-type="string" table:number-columns-spanned="1" table:number-rows-spanned="3">
            <text:p>30785-74-1</text:p>
          </table: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3">
            <text:p>GHS07 </text:p>
            <text:p>GHS09</text:p>
          </table:table-cell>
          <table:table-cell table:style-name="ce15" office:value-type="string" table:number-columns-spanned="1" table:number-rows-spanned="3">
            <text:p>경고 </text:p>
          </table:table-cell>
          <table:table-cell table:style-name="ce15" office:value-type="string">
            <text:p>H319</text:p>
          </table:table-cell>
          <table:table-cell table:style-name="ce29" table:number-columns-spanned="1" table:number-rows-spanned="3"/>
          <table:table-cell table:number-columns-repeated="1014"/>
        </table:table-row>
        <table:table-row table:style-name="ro26">
          <table:table-cell/>
          <table:covered-table-cell table:style-name="ce16" office:value-type="string">
            <text:p>Disodium[3-hydroxy-4-[(2-hydroxy-1-naphthyl) azo]-1-naphthalene sulfonato(3-)[1-[[2-hydroxy-5-[(p-methoxy phenyl)azo]phenyl]azo]-2-naphtholato(2-)] chromate(2-)</text:p>
          </table:covered-table-cell>
          <table:covered-table-cell table:style-name="ce15" office:value-type="string">
            <text:p>97-1-469</text:p>
          </table:covered-table-cell>
          <table:covered-table-cell table:style-name="ce15" office:value-type="string">
            <text:p>30785-74-1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7">
          <table:table-cell/>
          <table:covered-table-cell table:style-name="ce16" office:value-type="string">
            <text:p>Disodium[3-hydroxy-4-[(2-hydroxy-1-naphthyl) azo]-1-naphthalene sulfonato(3-)[1-[[2-hydroxy-5-[(p-methoxy phenyl)azo]phenyl]azo]-2-naphtholato(2-)] chromate(2-)</text:p>
          </table:covered-table-cell>
          <table:covered-table-cell table:style-name="ce15" office:value-type="string">
            <text:p>97-1-469</text:p>
          </table:covered-table-cell>
          <table:covered-table-cell table:style-name="ce15" office:value-type="string">
            <text:p>30785-74-1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8">
            <text:p>3-[(Prop-1-en-2-yl)phenyl]prop-2-yl isocyanate</text:p>
          </table:table-cell>
          <table:table-cell table:style-name="ce15" office:value-type="string" table:number-columns-spanned="1" table:number-rows-spanned="8">
            <text:p>97-1-470</text:p>
          </table:table-cell>
          <table:table-cell table:style-name="ce15" office:value-type="string" table:number-columns-spanned="1" table:number-rows-spanned="8">
            <text:p>2094-99-7</text:p>
          </table:table-cell>
          <table:table-cell table:style-name="ce16" office:value-type="string">
            <text:p>급성 독성-흡입(3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8">
            <text:p>GHS06 </text:p>
            <text:p>GHS08 </text:p>
            <text:p>GHS09</text:p>
          </table:table-cell>
          <table:table-cell table:style-name="ce15" office:value-type="string" table:number-columns-spanned="1" table:number-rows-spanned="8">
            <text:p>위험 </text:p>
          </table:table-cell>
          <table:table-cell table:style-name="ce15" office:value-type="string">
            <text:p>H330</text:p>
          </table:table-cell>
          <table:table-cell table:style-name="ce15" table:number-columns-spanned="1" table:number-rows-spanned="8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[(Prop-1-en-2-yl)phenyl]prop-2-yl isocyanate</text:p>
          </table:covered-table-cell>
          <table:covered-table-cell table:style-name="ce15" office:value-type="string">
            <text:p>97-1-470</text:p>
          </table:covered-table-cell>
          <table:covered-table-cell table:style-name="ce15" office:value-type="string">
            <text:p>2094-99-7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[(Prop-1-en-2-yl)phenyl]prop-2-yl isocyanate</text:p>
          </table:covered-table-cell>
          <table:covered-table-cell table:style-name="ce15" office:value-type="string">
            <text:p>97-1-470</text:p>
          </table:covered-table-cell>
          <table:covered-table-cell table:style-name="ce15" office:value-type="string">
            <text:p>2094-99-7</text:p>
          </table:covered-table-cell>
          <table:table-cell table:style-name="ce16" office:value-type="string">
            <text:p>호흡기 과민성 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4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[(Prop-1-en-2-yl)phenyl]prop-2-yl isocyanate</text:p>
          </table:covered-table-cell>
          <table:covered-table-cell table:style-name="ce15" office:value-type="string">
            <text:p>97-1-470</text:p>
          </table:covered-table-cell>
          <table:covered-table-cell table:style-name="ce15" office:value-type="string">
            <text:p>2094-99-7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[(Prop-1-en-2-yl)phenyl]prop-2-yl isocyanate</text:p>
          </table:covered-table-cell>
          <table:covered-table-cell table:style-name="ce15" office:value-type="string">
            <text:p>97-1-470</text:p>
          </table:covered-table-cell>
          <table:covered-table-cell table:style-name="ce15" office:value-type="string">
            <text:p>2094-99-7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4-Mercaptomethyl-3,6-dithia-1,8-octanedithiol </text:p>
          </table:table-cell>
          <table:table-cell table:style-name="ce15" office:value-type="string" table:number-columns-spanned="1" table:number-rows-spanned="5">
            <text:p>97-1-472</text:p>
          </table:table-cell>
          <table:table-cell table:style-name="ce15" office:value-type="string" table:number-columns-spanned="1" table:number-rows-spanned="5">
            <text:p>131538-00-6</text:p>
          </table: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5">
            <text:p>GHS07 </text:p>
            <text:p>GHS08 </text:p>
            <text:p>GHS09</text:p>
          </table:table-cell>
          <table:table-cell table:style-name="ce15" office:value-type="string" table:number-columns-spanned="1" table:number-rows-spanned="5">
            <text:p>경고 </text:p>
          </table:table-cell>
          <table:table-cell table:style-name="ce15" office:value-type="string">
            <text:p>H315</text:p>
          </table:table-cell>
          <table:table-cell table:style-name="ce29" table:number-columns-spanned="1" table:number-rows-spanned="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4-Mercaptomethyl-3,6-dithia-1,8-octanedi thiol ; 2,3-Bis((2-mercaptoethyl)thio)-1-propanethiol</text:p>
          </table:covered-table-cell>
          <table:covered-table-cell table:style-name="ce15" office:value-type="string">
            <text:p>97-1-472</text:p>
          </table:covered-table-cell>
          <table:covered-table-cell table:style-name="ce15" office:value-type="string">
            <text:p>131538-00-6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Mercaptomethyl-3,6-dithia-1,8-octanedi thiol ; 2,3-Bis((2-mercaptoethyl)thio)-1-propanethiol</text:p>
          </table:covered-table-cell>
          <table:covered-table-cell table:style-name="ce15" office:value-type="string">
            <text:p>97-1-472</text:p>
          </table:covered-table-cell>
          <table:covered-table-cell table:style-name="ce15" office:value-type="string">
            <text:p>131538-00-6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Mercaptomethyl-3,6-dithia-1,8-octanedi thiol ; 2,3-Bis((2-mercaptoethyl)thio)-1-propanethiol</text:p>
          </table:covered-table-cell>
          <table:covered-table-cell table:style-name="ce15" office:value-type="string">
            <text:p>97-1-472</text:p>
          </table:covered-table-cell>
          <table:covered-table-cell table:style-name="ce15" office:value-type="string">
            <text:p>131538-00-6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Mercaptomethyl-3,6-dithia-1,8-octanedi thiol ; 2,3-Bis((2-mercaptoethyl)thio)-1-propanethiol</text:p>
          </table:covered-table-cell>
          <table:covered-table-cell table:style-name="ce15" office:value-type="string">
            <text:p>97-1-472</text:p>
          </table:covered-table-cell>
          <table:covered-table-cell table:style-name="ce15" office:value-type="string">
            <text:p>131538-00-6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7">
            <text:p>Tefluthrin</text:p>
          </table:table-cell>
          <table:table-cell table:style-name="ce15" office:value-type="string" table:number-columns-spanned="1" table:number-rows-spanned="7">
            <text:p>97-1-473</text:p>
          </table:table-cell>
          <table:table-cell table:style-name="ce15" office:value-type="string" table:number-columns-spanned="1" table:number-rows-spanned="7">
            <text:p>79538-32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7">
            <text:p>GHS06 </text:p>
            <text:p>GHS09</text:p>
          </table:table-cell>
          <table:table-cell table:style-name="ce15" office:value-type="string" table:number-columns-spanned="1" table:number-rows-spanned="7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string" table:number-columns-spanned="1" table:number-rows-spanned="7">
            <text:p>100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Tefluthrin</text:p>
          </table:covered-table-cell>
          <table:covered-table-cell table:style-name="ce15" office:value-type="string">
            <text:p>97-1-473</text:p>
          </table:covered-table-cell>
          <table:covered-table-cell table:style-name="ce15" office:value-type="string">
            <text:p>79538-32-2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Tefluthrin</text:p>
          </table:covered-table-cell>
          <table:covered-table-cell table:style-name="ce15" office:value-type="string">
            <text:p>97-1-473</text:p>
          </table:covered-table-cell>
          <table:covered-table-cell table:style-name="ce15" office:value-type="string">
            <text:p>79538-32-2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Tefluthrin</text:p>
          </table:covered-table-cell>
          <table:covered-table-cell table:style-name="ce15" office:value-type="string">
            <text:p>97-1-473</text:p>
          </table:covered-table-cell>
          <table:covered-table-cell table:style-name="ce15" office:value-type="string">
            <text:p>79538-32-2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Tefluthrin</text:p>
          </table:covered-table-cell>
          <table:covered-table-cell table:style-name="ce15" office:value-type="string">
            <text:p>97-1-473</text:p>
          </table:covered-table-cell>
          <table:covered-table-cell table:style-name="ce15" office:value-type="string">
            <text:p>79538-32-2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0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Tefluthrin</text:p>
          </table:covered-table-cell>
          <table:covered-table-cell table:style-name="ce15" office:value-type="string">
            <text:p>97-1-473</text:p>
          </table:covered-table-cell>
          <table:covered-table-cell table:style-name="ce15" office:value-type="string">
            <text:p>79538-32-2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Dichloro(phenyl)phosphine</text:p>
          </table:table-cell>
          <table:table-cell table:style-name="ce15" office:value-type="string" table:number-columns-spanned="1" table:number-rows-spanned="2">
            <text:p>97-1-475</text:p>
          </table:table-cell>
          <table:table-cell table:style-name="ce15" office:value-type="string" table:number-columns-spanned="1" table:number-rows-spanned="2">
            <text:p>644-97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2">
            <text:p>GHS05 </text:p>
            <text:p>GHS06 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2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Dichloro(phenyl)phosphine</text:p>
          </table:covered-table-cell>
          <table:covered-table-cell table:style-name="ce15" office:value-type="string">
            <text:p>97-1-475</text:p>
          </table:covered-table-cell>
          <table:covered-table-cell table:style-name="ce15" office:value-type="string">
            <text:p>644-97-3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4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2-Thienylacetonitrile</text:p>
          </table:table-cell>
          <table:table-cell table:style-name="ce15" office:value-type="string" table:number-columns-spanned="1" table:number-rows-spanned="3">
            <text:p>97-1-476</text:p>
          </table:table-cell>
          <table:table-cell table:style-name="ce15" office:value-type="string" table:number-columns-spanned="1" table:number-rows-spanned="3">
            <text:p>20893-30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3">
            <text:p><text:s/>GHS06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Thienylacetonitrile</text:p>
          </table:covered-table-cell>
          <table:covered-table-cell table:style-name="ce15" office:value-type="string">
            <text:p>97-1-476</text:p>
          </table:covered-table-cell>
          <table:covered-table-cell table:style-name="ce15" office:value-type="string">
            <text:p>20893-30-5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-Thienylacetonitrile</text:p>
          </table:covered-table-cell>
          <table:covered-table-cell table:style-name="ce15" office:value-type="string">
            <text:p>97-1-476</text:p>
          </table:covered-table-cell>
          <table:covered-table-cell table:style-name="ce15" office:value-type="string">
            <text:p>20893-30-5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N-(2-Aminoethyl)-1,3-propanediamine</text:p>
          </table:table-cell>
          <table:table-cell table:style-name="ce15" office:value-type="string" table:number-columns-spanned="1" table:number-rows-spanned="2">
            <text:p>98-1-477</text:p>
          </table:table-cell>
          <table:table-cell table:style-name="ce15" office:value-type="string" table:number-columns-spanned="1" table:number-rows-spanned="2">
            <text:p>13531-52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2">
            <text:p>GHS06 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2</text:p>
          </table:table-cell>
          <table:table-cell table:style-name="ce29" table:number-columns-spanned="1" table:number-rows-spanned="2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N-(2-Aminoethyl)-1,3-propanediamine</text:p>
          </table:covered-table-cell>
          <table:covered-table-cell table:style-name="ce15" office:value-type="string">
            <text:p>98-1-477</text:p>
          </table:covered-table-cell>
          <table:covered-table-cell table:style-name="ce15" office:value-type="string">
            <text:p>13531-52-7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3">
            <text:p>Acetone thiosemicarbazone</text:p>
          </table:table-cell>
          <table:table-cell table:style-name="ce15" office:value-type="string" table:number-columns-spanned="1" table:number-rows-spanned="3">
            <text:p>98-1-478</text:p>
          </table:table-cell>
          <table:table-cell table:style-name="ce15" office:value-type="string" table:number-columns-spanned="1" table:number-rows-spanned="3">
            <text:p>1752-30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3">
            <text:p>GHS06 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0</text:p>
          </table:table-cell>
          <table:table-cell table:style-name="ce29" table:number-columns-spanned="1" table:number-rows-spanned="3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Acetone thiosemicarbazone</text:p>
          </table:covered-table-cell>
          <table:covered-table-cell table:style-name="ce15" office:value-type="string">
            <text:p>98-1-478</text:p>
          </table:covered-table-cell>
          <table:covered-table-cell table:style-name="ce15" office:value-type="string">
            <text:p>1752-30-3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Acetone thiosemicarbazone</text:p>
          </table:covered-table-cell>
          <table:covered-table-cell table:style-name="ce15" office:value-type="string">
            <text:p>98-1-478</text:p>
          </table:covered-table-cell>
          <table:covered-table-cell table:style-name="ce15" office:value-type="string">
            <text:p>1752-30-3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Tributylamine</text:p>
          </table:table-cell>
          <table:table-cell table:style-name="ce15" office:value-type="string" table:number-columns-spanned="1" table:number-rows-spanned="6">
            <text:p>98-1-480</text:p>
          </table:table-cell>
          <table:table-cell table:style-name="ce15" office:value-type="string" table:number-columns-spanned="1" table:number-rows-spanned="6">
            <text:p>102-82-9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6">
            <text:p>GHS06 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6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,N-Dibutyl-1-butanamine ; Tributylamine</text:p>
          </table:covered-table-cell>
          <table:covered-table-cell table:style-name="ce15" office:value-type="string">
            <text:p>98-1-480</text:p>
          </table:covered-table-cell>
          <table:covered-table-cell table:style-name="ce15" office:value-type="string">
            <text:p>102-82-9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,N-Dibutyl-1-butanamine ; Tributylamine</text:p>
          </table:covered-table-cell>
          <table:covered-table-cell table:style-name="ce15" office:value-type="string">
            <text:p>98-1-480</text:p>
          </table:covered-table-cell>
          <table:covered-table-cell table:style-name="ce15" office:value-type="string">
            <text:p>102-82-9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(Epoxyethyl)benzene</text:p>
          </table:table-cell>
          <table:table-cell table:style-name="ce15" office:value-type="string" table:number-columns-spanned="1" table:number-rows-spanned="5">
            <text:p>98-1-481</text:p>
          </table:table-cell>
          <table:table-cell table:style-name="ce15" office:value-type="string" table:number-columns-spanned="1" table:number-rows-spanned="5">
            <text:p>96-09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5">
            <text:p>GHS06 </text:p>
            <text:p>GHS08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2</text:p>
          </table:table-cell>
          <table:table-cell table:style-name="ce29" table:number-columns-spanned="1" table:number-rows-spanned="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enyloxirane ; Styrene oxide, (Epoxyethyl) benzene ; Styrene epoxide ; Epoxystyrene</text:p>
          </table:covered-table-cell>
          <table:covered-table-cell table:style-name="ce15" office:value-type="string">
            <text:p>98-1-481</text:p>
          </table:covered-table-cell>
          <table:covered-table-cell table:style-name="ce15" office:value-type="string">
            <text:p>96-09-3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enyloxirane ; Styrene oxide, (Epoxyethyl) benzene ; Styrene epoxide ; Epoxystyrene</text:p>
          </table:covered-table-cell>
          <table:covered-table-cell table:style-name="ce15" office:value-type="string">
            <text:p>98-1-481</text:p>
          </table:covered-table-cell>
          <table:covered-table-cell table:style-name="ce15" office:value-type="string">
            <text:p>96-09-3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enyloxirane ; Styrene oxide, (Epoxyethyl) benzene ; Styrene epoxide ; Epoxystyrene</text:p>
          </table:covered-table-cell>
          <table:covered-table-cell table:style-name="ce15" office:value-type="string">
            <text:p>98-1-481</text:p>
          </table:covered-table-cell>
          <table:covered-table-cell table:style-name="ce15" office:value-type="string">
            <text:p>96-09-3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enyloxirane ; Styrene oxide, (Epoxyethyl) benzene ; Styrene epoxide ; Epoxystyrene</text:p>
          </table:covered-table-cell>
          <table:covered-table-cell table:style-name="ce15" office:value-type="string">
            <text:p>98-1-481</text:p>
          </table:covered-table-cell>
          <table:covered-table-cell table:style-name="ce15" office:value-type="string">
            <text:p>96-09-3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1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4">
            <text:p>Nitrofen</text:p>
          </table:table-cell>
          <table:table-cell table:style-name="ce15" office:value-type="string" table:number-columns-spanned="1" table:number-rows-spanned="4">
            <text:p>98-1-482</text:p>
          </table:table-cell>
          <table:table-cell table:style-name="ce15" office:value-type="string" table:number-columns-spanned="1" table:number-rows-spanned="4">
            <text:p>1836-75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4">
            <text:p>GHS07 </text:p>
            <text:p>GHS08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2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itrofen</text:p>
          </table:covered-table-cell>
          <table:covered-table-cell table:style-name="ce15" office:value-type="string">
            <text:p>98-1-482</text:p>
          </table:covered-table-cell>
          <table:covered-table-cell table:style-name="ce15" office:value-type="string">
            <text:p>1836-75-5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itrofen</text:p>
          </table:covered-table-cell>
          <table:covered-table-cell table:style-name="ce15" office:value-type="string">
            <text:p>98-1-482</text:p>
          </table:covered-table-cell>
          <table:covered-table-cell table:style-name="ce15" office:value-type="string">
            <text:p>1836-75-5</text:p>
          </table:covered-table-cell>
          <table:table-cell table:style-name="ce16" office:value-type="string">
            <text:p>생식독성(3.7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6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itrofen</text:p>
          </table:covered-table-cell>
          <table:covered-table-cell table:style-name="ce15" office:value-type="string">
            <text:p>98-1-482</text:p>
          </table:covered-table-cell>
          <table:covered-table-cell table:style-name="ce15" office:value-type="string">
            <text:p>1836-75-5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2-Chloroethyldiethyl ammonium chloride</text:p>
          </table:table-cell>
          <table:table-cell table:style-name="ce15" office:value-type="string" table:number-columns-spanned="1" table:number-rows-spanned="5">
            <text:p>98-1-483</text:p>
          </table:table-cell>
          <table:table-cell table:style-name="ce15" office:value-type="string" table:number-columns-spanned="1" table:number-rows-spanned="5">
            <text:p>869-24-9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5">
            <text:p>GHS06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Chloroethyldiethyl ammonium chloride</text:p>
          </table:covered-table-cell>
          <table:covered-table-cell table:style-name="ce15" office:value-type="string">
            <text:p>98-1-483</text:p>
          </table:covered-table-cell>
          <table:covered-table-cell table:style-name="ce15" office:value-type="string">
            <text:p>869-24-9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-Chloroethyldiethyl ammonium chloride</text:p>
          </table:covered-table-cell>
          <table:covered-table-cell table:style-name="ce15" office:value-type="string">
            <text:p>98-1-483</text:p>
          </table:covered-table-cell>
          <table:covered-table-cell table:style-name="ce15" office:value-type="string">
            <text:p>869-24-9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Chloroethyldiethyl ammonium chloride</text:p>
          </table:covered-table-cell>
          <table:covered-table-cell table:style-name="ce15" office:value-type="string">
            <text:p>98-1-483</text:p>
          </table:covered-table-cell>
          <table:covered-table-cell table:style-name="ce15" office:value-type="string">
            <text:p>869-24-9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Fluquinconazole</text:p>
          </table:table-cell>
          <table:table-cell table:style-name="ce15" office:value-type="string" table:number-columns-spanned="1" table:number-rows-spanned="6">
            <text:p>98-1-484</text:p>
          </table:table-cell>
          <table:table-cell table:style-name="ce15" office:value-type="string" table:number-columns-spanned="1" table:number-rows-spanned="6">
            <text:p>136426-54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6">
            <text:p>GHS06 </text:p>
            <text:p>GHS08 </text:p>
            <text:p>GHS09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01</text:p>
          </table:table-cell>
          <table:table-cell table:style-name="ce15" office:value-type="float" office:value="10" table:number-columns-spanned="1" table:number-rows-spanned="6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(2,4-Dichlorophenyl)-6-fluoro-2-(1H-1,2,4-triazol-1-yl)quinazolin-4-(3H)-one ; Fluquinconazole</text:p>
          </table:covered-table-cell>
          <table:covered-table-cell table:style-name="ce15" office:value-type="string">
            <text:p>98-1-484</text:p>
          </table:covered-table-cell>
          <table:covered-table-cell table:style-name="ce15" office:value-type="string">
            <text:p>136426-54-5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(2,4-Dichlorophenyl)-6-fluoro-2-(1H-1,2,4-triazol-1-yl)quinazolin-4-(3H)-one ; Fluquinconazole</text:p>
          </table:covered-table-cell>
          <table:covered-table-cell table:style-name="ce15" office:value-type="string">
            <text:p>98-1-484</text:p>
          </table:covered-table-cell>
          <table:covered-table-cell table:style-name="ce15" office:value-type="string">
            <text:p>136426-54-5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(2,4-Dichlorophenyl)-6-fluoro-2-(1H-1,2,4-triazol-1-yl)quinazolin-4-(3H)-one ; Fluquinconazole</text:p>
          </table:covered-table-cell>
          <table:covered-table-cell table:style-name="ce15" office:value-type="string">
            <text:p>98-1-484</text:p>
          </table:covered-table-cell>
          <table:covered-table-cell table:style-name="ce15" office:value-type="string">
            <text:p>136426-54-5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(2,4-Dichlorophenyl)-6-fluoro-2-(1H-1,2,4-triazol-1-yl)quinazolin-4-(3H)-one ; Fluquinconazole</text:p>
          </table:covered-table-cell>
          <table:covered-table-cell table:style-name="ce15" office:value-type="string">
            <text:p>98-1-484</text:p>
          </table:covered-table-cell>
          <table:covered-table-cell table:style-name="ce15" office:value-type="string">
            <text:p>136426-54-5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Tebupirimfos</text:p>
          </table:table-cell>
          <table:table-cell table:style-name="ce15" office:value-type="string" table:number-columns-spanned="1" table:number-rows-spanned="5">
            <text:p>98-1-485</text:p>
          </table:table-cell>
          <table:table-cell table:style-name="ce15" office:value-type="string" table:number-columns-spanned="1" table:number-rows-spanned="5">
            <text:p>96182-53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5">
            <text:p>GHS06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0</text:p>
          </table:table-cell>
          <table:table-cell table:style-name="ce29" office:value-type="string" table:number-columns-spanned="1" table:number-rows-spanned="5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thioic acid, O-[2-(1,1-dimethylethyl)-5-pyrimidinyl] O-ethyl O-(1-methylethyl) ester ; Tebupirimfos</text:p>
          </table:covered-table-cell>
          <table:covered-table-cell table:style-name="ce15" office:value-type="string">
            <text:p>98-1-485</text:p>
          </table:covered-table-cell>
          <table:covered-table-cell table:style-name="ce15" office:value-type="string">
            <text:p>96182-53-5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thioic acid, O-[2-(1,1-dimethylethyl)-5-pyrimidinyl] O-ethyl O-(1-methylethyl) ester ; Tebupirimfos</text:p>
          </table:covered-table-cell>
          <table:covered-table-cell table:style-name="ce15" office:value-type="string">
            <text:p>98-1-485</text:p>
          </table:covered-table-cell>
          <table:covered-table-cell table:style-name="ce15" office:value-type="string">
            <text:p>96182-53-5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thioic acid, O-[2-(1,1-dimethylethyl)-5-pyrimidinyl] O-ethyl O-(1-methylethyl) ester ; Tebupirimfos</text:p>
          </table:covered-table-cell>
          <table:covered-table-cell table:style-name="ce15" office:value-type="string">
            <text:p>98-1-485</text:p>
          </table:covered-table-cell>
          <table:covered-table-cell table:style-name="ce15" office:value-type="string">
            <text:p>96182-53-5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hosphorothioic acid, O-[2-(1,1-dimethylethyl)-5-pyrimidinyl] O-ethyl O-(1-methylethyl) ester ; Tebupirimfos</text:p>
          </table:covered-table-cell>
          <table:covered-table-cell table:style-name="ce15" office:value-type="string">
            <text:p>98-1-485</text:p>
          </table:covered-table-cell>
          <table:covered-table-cell table:style-name="ce15" office:value-type="string">
            <text:p>96182-53-5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Indoxacarb</text:p>
          </table:table-cell>
          <table:table-cell table:style-name="ce15" office:value-type="string" table:number-columns-spanned="1" table:number-rows-spanned="4">
            <text:p>98-1-486</text:p>
          </table:table-cell>
          <table:table-cell table:style-name="ce15" office:value-type="string" table:number-columns-spanned="1" table:number-rows-spanned="4">
            <text:p>173584-44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7-Chloro-2,5-dihydro-2-[[(methoxycarbonyl)[4-(trifluoromethoxy)phenyl]amino]carbonyl]-, methyl ester, (4aS)-</text:p>
          </table:covered-table-cell>
          <table:covered-table-cell table:style-name="ce15" office:value-type="string">
            <text:p>98-1-486</text:p>
          </table:covered-table-cell>
          <table:covered-table-cell table:style-name="ce15" office:value-type="string">
            <text:p>173584-44-6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7-Chloro-2,5-dihydro-2-[[(methoxycarbonyl)[4-(trifluoromethoxy)phenyl]amino]carbonyl]-, methyl ester, (4aS)-</text:p>
          </table:covered-table-cell>
          <table:covered-table-cell table:style-name="ce15" office:value-type="string">
            <text:p>98-1-486</text:p>
          </table:covered-table-cell>
          <table:covered-table-cell table:style-name="ce15" office:value-type="string">
            <text:p>173584-44-6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7-Chloro-2,5-dihydro-2-[[(methoxycarbonyl)[4-(trifluoromethoxy)phenyl]amino]carbonyl]-, methyl ester, (4aS)-</text:p>
          </table:covered-table-cell>
          <table:covered-table-cell table:style-name="ce15" office:value-type="string">
            <text:p>98-1-486</text:p>
          </table:covered-table-cell>
          <table:covered-table-cell table:style-name="ce15" office:value-type="string">
            <text:p>173584-44-6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Famoxadone</text:p>
          </table:table-cell>
          <table:table-cell table:style-name="ce15" office:value-type="string" table:number-columns-spanned="1" table:number-rows-spanned="5">
            <text:p>98-1-487</text:p>
          </table:table-cell>
          <table:table-cell table:style-name="ce15" office:value-type="string" table:number-columns-spanned="1" table:number-rows-spanned="5">
            <text:p>131807-57-3</text:p>
          </table: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5">
            <text:p>GHS07 </text:p>
            <text:p>GHS08 </text:p>
            <text:p>GHS09</text:p>
          </table:table-cell>
          <table:table-cell table:style-name="ce15" office:value-type="string" table:number-columns-spanned="1" table:number-rows-spanned="5">
            <text:p>경고 </text:p>
          </table:table-cell>
          <table:table-cell table:style-name="ce15" office:value-type="string">
            <text:p>H315</text:p>
          </table:table-cell>
          <table:table-cell table:style-name="ce29" office:value-type="float" office:value="10" table:number-columns-spanned="1" table:number-rows-spanned="5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5-Methyl-5-(4-phenoxyphenyl)-3-(phenylamino)-2,4-oxazolidinedione ; Famoxadone</text:p>
          </table:covered-table-cell>
          <table:covered-table-cell table:style-name="ce15" office:value-type="string">
            <text:p>98-1-487</text:p>
          </table:covered-table-cell>
          <table:covered-table-cell table:style-name="ce15" office:value-type="string">
            <text:p>131807-57-3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5-Methyl-5-(4-phenoxyphenyl)-3-(phenylamino)-2,4-oxazolidinedione ; Famoxadone</text:p>
          </table:covered-table-cell>
          <table:covered-table-cell table:style-name="ce15" office:value-type="string">
            <text:p>98-1-487</text:p>
          </table:covered-table-cell>
          <table:covered-table-cell table:style-name="ce15" office:value-type="string">
            <text:p>131807-57-3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5-Methyl-5-(4-phenoxyphenyl)-3-(phenylamino)-2,4-oxazolidinedione ; Famoxadone</text:p>
          </table:covered-table-cell>
          <table:covered-table-cell table:style-name="ce15" office:value-type="string">
            <text:p>98-1-487</text:p>
          </table:covered-table-cell>
          <table:covered-table-cell table:style-name="ce15" office:value-type="string">
            <text:p>131807-57-3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5-Methyl-5-(4-phenoxyphenyl)-3-(phenylamino)-2,4-oxazolidinedione ; Famoxadone</text:p>
          </table:covered-table-cell>
          <table:covered-table-cell table:style-name="ce15" office:value-type="string">
            <text:p>98-1-487</text:p>
          </table:covered-table-cell>
          <table:covered-table-cell table:style-name="ce15" office:value-type="string">
            <text:p>131807-57-3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Ethyl 5,5-diphenyl-2-isoxazoline-3-carboxylate</text:p>
          </table:table-cell>
          <table:table-cell table:style-name="ce15" office:value-type="string" table:number-columns-spanned="1" table:number-rows-spanned="4">
            <text:p>98-1-489</text:p>
          </table:table-cell>
          <table:table-cell table:style-name="ce15" office:value-type="string" table:number-columns-spanned="1" table:number-rows-spanned="4">
            <text:p>163520-33-0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4">
            <text:p>GHS07 </text:p>
            <text:p>GHS09</text:p>
          </table:table-cell>
          <table:table-cell table:style-name="ce15" office:value-type="string" table:number-columns-spanned="1" table:number-rows-spanned="4">
            <text:p>경고 </text:p>
          </table:table-cell>
          <table:table-cell table:style-name="ce15" office:value-type="string">
            <text:p>H302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Ethyl 5,5-diphenyl-2-isoxazoline- 3-carboxylate</text:p>
          </table:covered-table-cell>
          <table:covered-table-cell table:style-name="ce15" office:value-type="string">
            <text:p>98-1-489</text:p>
          </table:covered-table-cell>
          <table:covered-table-cell table:style-name="ce15" office:value-type="string">
            <text:p>163520-33-0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Ethyl 5,5-diphenyl-2-isoxazoline- 3-carboxylate</text:p>
          </table:covered-table-cell>
          <table:covered-table-cell table:style-name="ce15" office:value-type="string">
            <text:p>98-1-489</text:p>
          </table:covered-table-cell>
          <table:covered-table-cell table:style-name="ce15" office:value-type="string">
            <text:p>163520-33-0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Ethyl 5,5-diphenyl-2-isoxazoline- 3-carboxylate</text:p>
          </table:covered-table-cell>
          <table:covered-table-cell table:style-name="ce15" office:value-type="string">
            <text:p>98-1-489</text:p>
          </table:covered-table-cell>
          <table:covered-table-cell table:style-name="ce15" office:value-type="string">
            <text:p>163520-33-0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4">
            <text:p>1-Methylpropylamine</text:p>
          </table:table-cell>
          <table:table-cell table:style-name="ce15" office:value-type="string" table:number-columns-spanned="1" table:number-rows-spanned="4">
            <text:p>99-1-490</text:p>
          </table:table-cell>
          <table:table-cell table:style-name="ce15" office:value-type="string" table:number-columns-spanned="1" table:number-rows-spanned="4">
            <text:p>13952-84-6</text:p>
          </table:table-cell>
          <table:table-cell table:style-name="ce16" office:value-type="string">
            <text:p>인화성 액체(2.6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4">
            <text:p>GHS02 </text:p>
            <text:p>GHS05 </text:p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225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-Methylpropylamine</text:p>
          </table:covered-table-cell>
          <table:covered-table-cell table:style-name="ce15" office:value-type="string">
            <text:p>99-1-490</text:p>
          </table:covered-table-cell>
          <table:covered-table-cell table:style-name="ce15" office:value-type="string">
            <text:p>13952-84-6</text:p>
          </table:covered-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2 </text:p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0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-Methylpropylamine</text:p>
          </table:covered-table-cell>
          <table:covered-table-cell table:style-name="ce15" office:value-type="string">
            <text:p>99-1-490</text:p>
          </table:covered-table-cell>
          <table:covered-table-cell table:style-name="ce15" office:value-type="string">
            <text:p>13952-84-6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4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-Methylpropylamine</text:p>
          </table:covered-table-cell>
          <table:covered-table-cell table:style-name="ce15" office:value-type="string">
            <text:p>99-1-490</text:p>
          </table:covered-table-cell>
          <table:covered-table-cell table:style-name="ce15" office:value-type="string">
            <text:p>13952-84-6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</text:p>
          </table:covered-table-cell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8">
            <text:p>2-Furanmethanol </text:p>
          </table:table-cell>
          <table:table-cell table:style-name="ce15" office:value-type="string" table:number-columns-spanned="1" table:number-rows-spanned="8">
            <text:p>99-1-492</text:p>
          </table:table-cell>
          <table:table-cell table:style-name="ce15" office:value-type="string" table:number-columns-spanned="1" table:number-rows-spanned="8">
            <text:p>98-00-0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8">
            <text:p>GHS06 </text:p>
            <text:p>GHS08 </text:p>
          </table:table-cell>
          <table:table-cell table:style-name="ce15" office:value-type="string" table:number-columns-spanned="1" table:number-rows-spanned="8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8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Furanmethanol ; Furfuryl alcohol</text:p>
          </table:covered-table-cell>
          <table:covered-table-cell table:style-name="ce15" office:value-type="string">
            <text:p>99-1-492</text:p>
          </table:covered-table-cell>
          <table:covered-table-cell table:style-name="ce15" office:value-type="string">
            <text:p>98-00-0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Furanmethanol ; Furfuryl alcohol</text:p>
          </table:covered-table-cell>
          <table:covered-table-cell table:style-name="ce15" office:value-type="string">
            <text:p>99-1-492</text:p>
          </table:covered-table-cell>
          <table:covered-table-cell table:style-name="ce15" office:value-type="string">
            <text:p>98-00-0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Furanmethanol ; Furfuryl alcohol</text:p>
          </table:covered-table-cell>
          <table:covered-table-cell table:style-name="ce15" office:value-type="string">
            <text:p>99-1-492</text:p>
          </table:covered-table-cell>
          <table:covered-table-cell table:style-name="ce15" office:value-type="string">
            <text:p>98-00-0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Furanmethanol ; Furfuryl alcohol</text:p>
          </table:covered-table-cell>
          <table:covered-table-cell table:style-name="ce15" office:value-type="string">
            <text:p>99-1-492</text:p>
          </table:covered-table-cell>
          <table:covered-table-cell table:style-name="ce15" office:value-type="string">
            <text:p>98-00-0</text:p>
          </table:covered-table-cell>
          <table:table-cell table:style-name="ce16" office:value-type="string">
            <text:p>표적장기-1회노출(3.8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Furanmethanol ; Furfuryl alcohol</text:p>
          </table:covered-table-cell>
          <table:covered-table-cell table:style-name="ce15" office:value-type="string">
            <text:p>99-1-492</text:p>
          </table:covered-table-cell>
          <table:covered-table-cell table:style-name="ce15" office:value-type="string">
            <text:p>98-00-0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-Furanmethanol ; Furfuryl alcohol</text:p>
          </table:covered-table-cell>
          <table:covered-table-cell table:style-name="ce15" office:value-type="string">
            <text:p>99-1-492</text:p>
          </table:covered-table-cell>
          <table:covered-table-cell table:style-name="ce15" office:value-type="string">
            <text:p>98-00-0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4">
            <text:p>Benzyldimethylocta-decylammonium chloride</text:p>
          </table:table-cell>
          <table:table-cell table:style-name="ce15" office:value-type="string" table:number-columns-spanned="1" table:number-rows-spanned="4">
            <text:p>99-1-493</text:p>
          </table:table-cell>
          <table:table-cell table:style-name="ce15" office:value-type="string" table:number-columns-spanned="1" table:number-rows-spanned="4">
            <text:p>122-19-0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4">
            <text:p>GHS07 </text:p>
            <text:p>GHS09</text:p>
          </table:table-cell>
          <table:table-cell table:style-name="ce15" office:value-type="string" table:number-columns-spanned="1" table:number-rows-spanned="4">
            <text:p>경고 </text:p>
          </table:table-cell>
          <table:table-cell table:style-name="ce15" office:value-type="string">
            <text:p>H302</text:p>
          </table:table-cell>
          <table:table-cell table:style-name="ce29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enzyldimethyl-octadecyl ammonium chloride</text:p>
          </table:covered-table-cell>
          <table:covered-table-cell table:style-name="ce15" office:value-type="string">
            <text:p>99-1-493</text:p>
          </table:covered-table-cell>
          <table:covered-table-cell table:style-name="ce15" office:value-type="string">
            <text:p>122-19-0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enzyldimethyl-octadecyl ammonium chloride</text:p>
          </table:covered-table-cell>
          <table:covered-table-cell table:style-name="ce15" office:value-type="string">
            <text:p>99-1-493</text:p>
          </table:covered-table-cell>
          <table:covered-table-cell table:style-name="ce15" office:value-type="string">
            <text:p>122-19-0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enzyldimethyl-octadecyl ammonium chloride</text:p>
          </table:covered-table-cell>
          <table:covered-table-cell table:style-name="ce15" office:value-type="string">
            <text:p>99-1-493</text:p>
          </table:covered-table-cell>
          <table:covered-table-cell table:style-name="ce15" office:value-type="string">
            <text:p>122-19-0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(2-Hydroxyethyl)ammonium mercaptoacetate </text:p>
          </table:table-cell>
          <table:table-cell table:style-name="ce15" office:value-type="string" table:number-columns-spanned="1" table:number-rows-spanned="3">
            <text:p>99-1-494</text:p>
          </table:table-cell>
          <table:table-cell table:style-name="ce15" office:value-type="string" table:number-columns-spanned="1" table:number-rows-spanned="3">
            <text:p>126-97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3">
            <text:p>GHS06 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5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9</text:p>
          </table:table-cell>
          <table:covered-table-cell table:style-name="ce29"/>
          <table:table-cell table:number-columns-repeated="1014"/>
        </table:table-row>
        <table:table-row table:style-name="ro27">
          <table:table-cell/>
          <table:table-cell table:style-name="ce16" office:value-type="string" table:number-columns-spanned="1" table:number-rows-spanned="2">
            <text:p>3,3,4,4-Tetrachlorotetrahydrothiophene 1,1-dioxide</text:p>
          </table:table-cell>
          <table:table-cell table:style-name="ce15" office:value-type="string" table:number-columns-spanned="1" table:number-rows-spanned="2">
            <text:p>99-1-495</text:p>
          </table:table-cell>
          <table:table-cell table:style-name="ce15" office:value-type="string" table:number-columns-spanned="1" table:number-rows-spanned="2">
            <text:p>3737-41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27">
          <table:table-cell/>
          <table:covered-table-cell table:style-name="ce16" office:value-type="string">
            <text:p>3,3,4,4-Tetrachlorotetrahydrothiophene 1,1-dioxide</text:p>
          </table:covered-table-cell>
          <table:covered-table-cell table:style-name="ce15" office:value-type="string">
            <text:p>99-1-495</text:p>
          </table:covered-table-cell>
          <table:covered-table-cell table:style-name="ce15" office:value-type="string">
            <text:p>3737-41-5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Chlorobenzilate</text:p>
          </table:table-cell>
          <table:table-cell table:style-name="ce15" office:value-type="string" table:number-columns-spanned="1" table:number-rows-spanned="3">
            <text:p>99-1-497</text:p>
          </table:table-cell>
          <table:table-cell table:style-name="ce15" office:value-type="string" table:number-columns-spanned="1" table:number-rows-spanned="3">
            <text:p>510-15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3">
            <text:p>GHS07 </text:p>
            <text:p>GHS09</text:p>
          </table:table-cell>
          <table:table-cell table:style-name="ce15" office:value-type="string" table:number-columns-spanned="1" table:number-rows-spanned="3">
            <text:p>경고 </text:p>
          </table:table-cell>
          <table:table-cell table:style-name="ce15" office:value-type="string">
            <text:p>H302</text:p>
          </table:table-cell>
          <table:table-cell table:style-name="ce29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Chloro-α-(4-chlorophenyl)-α-hydroxybenzeneacetic acid ethyl ester ; Ethyl 4,4'-dichlorobenzilate</text:p>
          </table:covered-table-cell>
          <table:covered-table-cell table:style-name="ce15" office:value-type="string">
            <text:p>99-1-497</text:p>
          </table:covered-table-cell>
          <table:covered-table-cell table:style-name="ce15" office:value-type="string">
            <text:p>510-15-6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4-Chloro-α-(4-chlorophenyl)-α-hydroxybenzeneacetic acid ethyl ester ; Ethyl 4,4'-dichlorobenzilate</text:p>
          </table:covered-table-cell>
          <table:covered-table-cell table:style-name="ce15" office:value-type="string">
            <text:p>99-1-497</text:p>
          </table:covered-table-cell>
          <table:covered-table-cell table:style-name="ce15" office:value-type="string">
            <text:p>510-15-6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Tris(2,3-dibromopropyl)phosphate</text:p>
          </table:table-cell>
          <table:table-cell table:style-name="ce15" office:value-type="string" table:number-columns-spanned="1" table:number-rows-spanned="5">
            <text:p>99-1-498</text:p>
          </table:table-cell>
          <table:table-cell table:style-name="ce15" office:value-type="string" table:number-columns-spanned="1" table:number-rows-spanned="5">
            <text:p>126-72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5">
            <text:p>GHS07 </text:p>
            <text:p>GHS08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2</text:p>
          </table:table-cell>
          <table:table-cell table:style-name="ce29" table:number-columns-spanned="1" table:number-rows-spanned="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Tris(2,3-dibromopropyl) phosphate</text:p>
          </table:covered-table-cell>
          <table:covered-table-cell table:style-name="ce15" office:value-type="string">
            <text:p>99-1-498</text:p>
          </table:covered-table-cell>
          <table:covered-table-cell table:style-name="ce15" office:value-type="string">
            <text:p>126-72-7</text:p>
          </table:covered-table-cell>
          <table:table-cell table:style-name="ce16" office:value-type="string">
            <text:p>생식세포변이원성(3.5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4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Tris(2,3-dibromopropyl) phosphate</text:p>
          </table:covered-table-cell>
          <table:covered-table-cell table:style-name="ce15" office:value-type="string">
            <text:p>99-1-498</text:p>
          </table:covered-table-cell>
          <table:covered-table-cell table:style-name="ce15" office:value-type="string">
            <text:p>126-72-7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Tris(2,3-dibromopropyl) phosphate</text:p>
          </table:covered-table-cell>
          <table:covered-table-cell table:style-name="ce15" office:value-type="string">
            <text:p>99-1-498</text:p>
          </table:covered-table-cell>
          <table:covered-table-cell table:style-name="ce15" office:value-type="string">
            <text:p>126-72-7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Tris(2,3-dibromopropyl) phosphate</text:p>
          </table:covered-table-cell>
          <table:covered-table-cell table:style-name="ce15" office:value-type="string">
            <text:p>99-1-498</text:p>
          </table:covered-table-cell>
          <table:covered-table-cell table:style-name="ce15" office:value-type="string">
            <text:p>126-72-7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4">
            <text:p>Permethrin</text:p>
          </table:table-cell>
          <table:table-cell table:style-name="ce15" office:value-type="string" table:number-columns-spanned="1" table:number-rows-spanned="4">
            <text:p>99-1-499</text:p>
          </table:table-cell>
          <table:table-cell table:style-name="ce15" office:value-type="string" table:number-columns-spanned="1" table:number-rows-spanned="4">
            <text:p>52645-53-1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4">
            <text:p>GHS07 </text:p>
            <text:p>GHS09</text:p>
          </table:table-cell>
          <table:table-cell table:style-name="ce15" office:value-type="string" table:number-columns-spanned="1" table:number-rows-spanned="4">
            <text:p>경고 </text:p>
          </table:table-cell>
          <table:table-cell table:style-name="ce15" office:value-type="string">
            <text:p>H302</text:p>
          </table:table-cell>
          <table:table-cell table:style-name="ce29" office:value-type="float" office:value="100" table:number-columns-spanned="1" table:number-rows-spanned="4">
            <text:p>10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(2,2-Dichloroethenyl)-2,2-dimethyl-cyclopropanecarboxylic acid (3-phenoxyphenyl)methyl ester ; m-Phenoxylbenzyl 3-(2,2-dichlorovinyl)-2,2-dimethylcyclopropanecarboxylate, Permethrin</text:p>
          </table:covered-table-cell>
          <table:covered-table-cell table:style-name="ce15" office:value-type="string">
            <text:p>99-1-499</text:p>
          </table:covered-table-cell>
          <table:covered-table-cell table:style-name="ce15" office:value-type="string">
            <text:p>52645-53-1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3-(2,2-Dichloroethenyl)-2,2-dimethyl-cyclopropanecarboxylic acid (3-phenoxyphenyl)methyl ester ; m-Phenoxylbenzyl 3-(2,2-dichlorovinyl)-2,2-dimethylcyclopropanecarboxylate, Permethrin</text:p>
          </table:covered-table-cell>
          <table:covered-table-cell table:style-name="ce15" office:value-type="string">
            <text:p>99-1-499</text:p>
          </table:covered-table-cell>
          <table:covered-table-cell table:style-name="ce15" office:value-type="string">
            <text:p>52645-53-1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00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3-(2,2-Dichloroethenyl)-2,2-dimethyl-cyclopropanecarboxylic acid (3-phenoxyphenyl)methyl ester ; m-Phenoxylbenzyl 3-(2,2-dichlorovinyl)-2,2-dimethylcyclopropanecarboxylate, Permethrin</text:p>
          </table:covered-table-cell>
          <table:covered-table-cell table:style-name="ce15" office:value-type="string">
            <text:p>99-1-499</text:p>
          </table:covered-table-cell>
          <table:covered-table-cell table:style-name="ce15" office:value-type="string">
            <text:p>52645-53-1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Phosphorochloridic acid diethyl ester</text:p>
          </table:table-cell>
          <table:table-cell table:style-name="ce15" office:value-type="string" table:number-columns-spanned="1" table:number-rows-spanned="5">
            <text:p>99-1-504</text:p>
          </table:table-cell>
          <table:table-cell table:style-name="ce15" office:value-type="string" table:number-columns-spanned="1" table:number-rows-spanned="5">
            <text:p>814-49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5">
            <text:p>GHS06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ethyl phosphorochloridate ; Phosphorochloridic acid diethyl ester</text:p>
          </table:covered-table-cell>
          <table:covered-table-cell table:style-name="ce15" office:value-type="string">
            <text:p>99-1-504</text:p>
          </table:covered-table-cell>
          <table:covered-table-cell table:style-name="ce15" office:value-type="string">
            <text:p>814-49-3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ethyl phosphorochloridate ; Phosphorochloridic acid diethyl ester</text:p>
          </table:covered-table-cell>
          <table:covered-table-cell table:style-name="ce15" office:value-type="string">
            <text:p>99-1-504</text:p>
          </table:covered-table-cell>
          <table:covered-table-cell table:style-name="ce15" office:value-type="string">
            <text:p>814-49-3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28">
          <table:table-cell/>
          <table:table-cell table:style-name="ce16" office:value-type="string">
            <text:p>Tritetramethylammonium 4,5-dihydro-5-oxo-1-(4-sulfophenyl)-4-[(4-sulfophenyl)azo]-1H- pyrazole-3-carboxylate</text:p>
          </table:table-cell>
          <table:table-cell table:style-name="ce15" office:value-type="string">
            <text:p>2000-1-507</text:p>
          </table:table-cell>
          <table:table-cell table:style-name="ce15" office:value-type="string">
            <text:p>131013-81-5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1</text:p>
          </table:table-cell>
          <table: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6">
            <text:p>Propiononitrile</text:p>
          </table:table-cell>
          <table:table-cell table:style-name="ce15" office:value-type="string" table:number-columns-spanned="1" table:number-rows-spanned="6">
            <text:p>2000-1-508</text:p>
          </table:table-cell>
          <table:table-cell table:style-name="ce15" office:value-type="string" table:number-columns-spanned="1" table:number-rows-spanned="6">
            <text:p>107-12-0</text:p>
          </table:table-cell>
          <table:table-cell table:style-name="ce16" office:value-type="string">
            <text:p>인화성 액체(2.6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6">
            <text:p>GHS02</text:p>
            <text:p>GHS06 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225</text:p>
          </table:table-cell>
          <table:table-cell table:style-name="ce29" table:number-columns-spanned="1" table:number-rows-spanned="6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ropiononitrile</text:p>
          </table:covered-table-cell>
          <table:covered-table-cell table:style-name="ce15" office:value-type="string">
            <text:p>2000-1-508</text:p>
          </table:covered-table-cell>
          <table:covered-table-cell table:style-name="ce15" office:value-type="string">
            <text:p>107-12-0</text:p>
          </table:covered-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2 </text:p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ropiononitrile</text:p>
          </table:covered-table-cell>
          <table:covered-table-cell table:style-name="ce15" office:value-type="string">
            <text:p>2000-1-508</text:p>
          </table:covered-table-cell>
          <table:covered-table-cell table:style-name="ce15" office:value-type="string">
            <text:p>107-12-0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2 </text:p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ropiononitrile</text:p>
          </table:covered-table-cell>
          <table:covered-table-cell table:style-name="ce15" office:value-type="string">
            <text:p>2000-1-508</text:p>
          </table:covered-table-cell>
          <table:covered-table-cell table:style-name="ce15" office:value-type="string">
            <text:p>107-12-0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2 </text:p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Propiononitrile</text:p>
          </table:covered-table-cell>
          <table:covered-table-cell table:style-name="ce15" office:value-type="string">
            <text:p>2000-1-508</text:p>
          </table:covered-table-cell>
          <table:covered-table-cell table:style-name="ce15" office:value-type="string">
            <text:p>107-12-0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2 </text:p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3">
            <text:p>N-Hexadecyltrimethyl ammonium chloride</text:p>
          </table:table-cell>
          <table:table-cell table:style-name="ce15" office:value-type="string" table:number-columns-spanned="1" table:number-rows-spanned="3">
            <text:p>2000-1-509</text:p>
          </table:table-cell>
          <table:table-cell table:style-name="ce15" office:value-type="string" table:number-columns-spanned="1" table:number-rows-spanned="3">
            <text:p>112-02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3">
            <text:p>GHS07 </text:p>
            <text:p>GHS09</text:p>
          </table:table-cell>
          <table:table-cell table:style-name="ce15" office:value-type="string" table:number-columns-spanned="1" table:number-rows-spanned="3">
            <text:p>경고 </text:p>
          </table:table-cell>
          <table:table-cell table:style-name="ce15" office:value-type="string">
            <text:p>H302</text:p>
          </table:table-cell>
          <table:table-cell table:style-name="ce29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29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N,N,N-Trimethyl-1-hexadecanaminium chloride ; Cetyltrimethylammonium chloride</text:p>
          </table:covered-table-cell>
          <table:covered-table-cell table:style-name="ce15" office:value-type="string">
            <text:p>2000-1-509</text:p>
          </table:covered-table-cell>
          <table:covered-table-cell table:style-name="ce15" office:value-type="string">
            <text:p>112-02-7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3">
            <text:p>2-Hydroxy-4,4'-dichlorodiphenyl ether</text:p>
          </table:table-cell>
          <table:table-cell table:style-name="ce15" office:value-type="string" table:number-columns-spanned="1" table:number-rows-spanned="3">
            <text:p>2000-1-511</text:p>
          </table:table-cell>
          <table:table-cell table:style-name="ce15" office:value-type="string" table:number-columns-spanned="1" table:number-rows-spanned="3">
            <text:p>3380-30-1</text:p>
          </table: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3">
            <text:p>GHS07 </text:p>
            <text:p>GHS09</text:p>
          </table:table-cell>
          <table:table-cell table:style-name="ce15" office:value-type="string" table:number-columns-spanned="1" table:number-rows-spanned="3">
            <text:p>경고 </text:p>
          </table:table-cell>
          <table:table-cell table:style-name="ce15" office:value-type="string">
            <text:p>H319</text:p>
          </table:table-cell>
          <table:table-cell table:style-name="ce15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Hydroxy-4,4'-dichlorodiphenyl ether</text:p>
          </table:covered-table-cell>
          <table:covered-table-cell table:style-name="ce15" office:value-type="string">
            <text:p>2000-1-511</text:p>
          </table:covered-table-cell>
          <table:covered-table-cell table:style-name="ce15" office:value-type="string">
            <text:p>3380-30-1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Hydroxy-4,4'-dichlorodiphenyl ether</text:p>
          </table:covered-table-cell>
          <table:covered-table-cell table:style-name="ce15" office:value-type="string">
            <text:p>2000-1-511</text:p>
          </table:covered-table-cell>
          <table:covered-table-cell table:style-name="ce15" office:value-type="string">
            <text:p>3380-30-1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29">
          <table:table-cell/>
          <table:table-cell table:style-name="ce16" office:value-type="string" table:number-columns-spanned="1" table:number-rows-spanned="2">
            <text:p>N,N-Dimethyl-N-2-propenyl-2-propen-1-aminium reaction products with sodium tetraphenylborate(1-)</text:p>
          </table:table-cell>
          <table:table-cell table:style-name="ce15" office:value-type="string" table:number-columns-spanned="1" table:number-rows-spanned="2">
            <text:p>2000-1-512</text:p>
          </table:table-cell>
          <table:table-cell table:style-name="ce15" office:value-type="string" table:number-columns-spanned="1" table:number-rows-spanned="2">
            <text:p>153965-50-5</text:p>
          </table:table-cell>
          <table:table-cell table:style-name="ce2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table-cell table:style-name="ce28" office:value-type="string" table:number-columns-spanned="1" table:number-rows-spanned="2">
            <text:p>GHS09</text:p>
          </table:table-cell>
          <table:table-cell table:style-name="ce28" office:value-type="string" table:number-columns-spanned="1" table:number-rows-spanned="2">
            <text:p>경고 </text:p>
          </table:table-cell>
          <table:table-cell table:style-name="ce15" office:value-type="string">
            <text:p>H400</text:p>
          </table:table-cell>
          <table:table-cell table:style-name="ce28" table:number-columns-spanned="1" table:number-rows-spanned="2"/>
          <table:table-cell table:number-columns-repeated="1014"/>
        </table:table-row>
        <table:table-row table:style-name="ro30">
          <table:table-cell/>
          <table:covered-table-cell table:style-name="ce16"/>
          <table:covered-table-cell table:number-columns-repeated="2" table:style-name="ce15"/>
          <table:table-cell table:style-name="ce2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28"/>
          <table:table-cell table:style-name="ce15" office:value-type="string">
            <text:p>H410</text:p>
          </table:table-cell>
          <table:covered-table-cell table:style-name="ce28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4">
            <text:p>Diisopropyl xanthogen polysulphide</text:p>
          </table:table-cell>
          <table:table-cell table:style-name="ce15" office:value-type="string" table:number-columns-spanned="1" table:number-rows-spanned="4">
            <text:p>2000-1-513</text:p>
          </table:table-cell>
          <table:table-cell table:style-name="ce15" office:value-type="string" table:number-columns-spanned="1" table:number-rows-spanned="4">
            <text:p>137398-54-0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4">
            <text:p>GHS07</text:p>
            <text:p>GHS09</text:p>
          </table:table-cell>
          <table:table-cell table:style-name="ce15" office:value-type="string" table:number-columns-spanned="1" table:number-rows-spanned="4">
            <text:p>경고 </text:p>
          </table:table-cell>
          <table:table-cell table:style-name="ce15" office:value-type="string">
            <text:p>H302</text:p>
          </table:table-cell>
          <table:table-cell table:style-name="ce15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isopropyl xanthogen polysulphide</text:p>
          </table:covered-table-cell>
          <table:covered-table-cell table:style-name="ce15" office:value-type="string">
            <text:p>2000-1-513</text:p>
          </table:covered-table-cell>
          <table:covered-table-cell table:style-name="ce15" office:value-type="string">
            <text:p>137398-54-0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1,3-Dihydro-1,3-dioxo-2H-isoindole-2-hexaneperoxoic acid</text:p>
          </table:table-cell>
          <table:table-cell table:style-name="ce15" office:value-type="string" table:number-columns-spanned="1" table:number-rows-spanned="5">
            <text:p>2000-1-514</text:p>
          </table:table-cell>
          <table:table-cell table:style-name="ce15" office:value-type="string" table:number-columns-spanned="1" table:number-rows-spanned="5">
            <text:p>128275-31-0</text:p>
          </table:table-cell>
          <table:table-cell table:style-name="ce16" office:value-type="string">
            <text:p>유기과산화물(2.15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5">
            <text:p>GHS02</text:p>
            <text:p>GHS07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242</text:p>
          </table:table-cell>
          <table:table-cell table:style-name="ce29" table:number-columns-spanned="1" table:number-rows-spanned="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3-Dihydro-1,3-dioxo-2H-isoindole-2- hexaneperoxoic acid</text:p>
          </table:covered-table-cell>
          <table:covered-table-cell table:style-name="ce15" office:value-type="string">
            <text:p>2000-1-514</text:p>
          </table:covered-table-cell>
          <table:covered-table-cell table:style-name="ce15" office:value-type="string">
            <text:p>128275-31-0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2 </text:p>
            <text:p>GHS05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3-Dihydro-1,3-dioxo-2H-isoindole-2- hexaneperoxoic acid</text:p>
          </table:covered-table-cell>
          <table:covered-table-cell table:style-name="ce15" office:value-type="string">
            <text:p>2000-1-514</text:p>
          </table:covered-table-cell>
          <table:covered-table-cell table:style-name="ce15" office:value-type="string">
            <text:p>128275-31-0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2 </text:p>
            <text:p>GHS05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1,3-Dihydro-1,3-dioxo-2H-isoindole-2- hexaneperoxoic acid</text:p>
          </table:covered-table-cell>
          <table:covered-table-cell table:style-name="ce15" office:value-type="string">
            <text:p>2000-1-514</text:p>
          </table:covered-table-cell>
          <table:covered-table-cell table:style-name="ce15" office:value-type="string">
            <text:p>128275-31-0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5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Sodium dimethyldithiocarbamate</text:p>
          </table:table-cell>
          <table:table-cell table:style-name="ce15" office:value-type="string" table:number-columns-spanned="1" table:number-rows-spanned="3">
            <text:p>2001-1-516</text:p>
          </table:table-cell>
          <table:table-cell table:style-name="ce15" office:value-type="string" table:number-columns-spanned="1" table:number-rows-spanned="3">
            <text:p>128-04-1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3">
            <text:p>GHS07 </text:p>
            <text:p>GHS09</text:p>
          </table:table-cell>
          <table:table-cell table:style-name="ce15" office:value-type="string" table:number-columns-spanned="1" table:number-rows-spanned="3">
            <text:p>경고 </text:p>
          </table:table-cell>
          <table:table-cell table:style-name="ce15" office:value-type="string">
            <text:p>H302</text:p>
          </table:table-cell>
          <table:table-cell table:style-name="ce29" office:value-type="float" office:value="10" table:number-columns-spanned="1" table:number-rows-spanned="3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style-name="ce15" office:value-type="string">
            <text:p>2001-1-516</text:p>
          </table:covered-table-cell>
          <table:covered-table-cell table:style-name="ce15" office:value-type="string">
            <text:p>128-04-1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style-name="ce15" office:value-type="string">
            <text:p>2001-1-516</text:p>
          </table:covered-table-cell>
          <table:covered-table-cell table:style-name="ce15" office:value-type="string">
            <text:p>128-04-1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9">
            <text:p>Ethylene oxide</text:p>
          </table:table-cell>
          <table:table-cell table:style-name="ce15" office:value-type="string" table:number-columns-spanned="1" table:number-rows-spanned="9">
            <text:p>2001-1-520</text:p>
          </table:table-cell>
          <table:table-cell table:style-name="ce15" office:value-type="string" table:number-columns-spanned="1" table:number-rows-spanned="9">
            <text:p>75-21-8</text:p>
          </table:table-cell>
          <table:table-cell table:style-name="ce16" office:value-type="string">
            <text:p>인화성 가스(2.2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9">
            <text:p>GHS02 </text:p>
            <text:p>GHS04 </text:p>
            <text:p>GHS06 </text:p>
            <text:p>GHS08</text:p>
          </table:table-cell>
          <table:table-cell table:style-name="ce15" office:value-type="string" table:number-columns-spanned="1" table:number-rows-spanned="9">
            <text:p>위험 </text:p>
          </table:table-cell>
          <table:table-cell table:style-name="ce15" office:value-type="string">
            <text:p>H220</text:p>
          </table:table-cell>
          <table:table-cell table:style-name="ce15" table:number-columns-spanned="1" table:number-rows-spanned="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xirane ; Ethylene oxide</text:p>
          </table:covered-table-cell>
          <table:covered-table-cell table:style-name="ce15" office:value-type="string">
            <text:p>2001-1-520</text:p>
          </table:covered-table-cell>
          <table:covered-table-cell table:style-name="ce15" office:value-type="string">
            <text:p>75-21-8</text:p>
          </table:covered-table-cell>
          <table:table-cell table:style-name="ce16" office:value-type="string">
            <text:p>고압가스 (2.5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2 </text:p>
            <text:p>GHS04 </text:p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28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xirane ; Ethylene oxide</text:p>
          </table:covered-table-cell>
          <table:covered-table-cell table:style-name="ce15" office:value-type="string">
            <text:p>2001-1-520</text:p>
          </table:covered-table-cell>
          <table:covered-table-cell table:style-name="ce15" office:value-type="string">
            <text:p>75-21-8</text:p>
          </table:covered-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2 </text:p>
            <text:p>GHS04 </text:p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0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3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Oxirane ; Ethylene oxide</text:p>
          </table:covered-table-cell>
          <table:covered-table-cell table:style-name="ce15" office:value-type="string">
            <text:p>2001-1-520</text:p>
          </table:covered-table-cell>
          <table:covered-table-cell table:style-name="ce15" office:value-type="string">
            <text:p>75-21-8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2 </text:p>
            <text:p>GHS04 </text:p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xirane ; Ethylene oxide</text:p>
          </table:covered-table-cell>
          <table:covered-table-cell table:style-name="ce15" office:value-type="string">
            <text:p>2001-1-520</text:p>
          </table:covered-table-cell>
          <table:covered-table-cell table:style-name="ce15" office:value-type="string">
            <text:p>75-21-8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2 </text:p>
            <text:p>GHS04 </text:p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Oxirane ; Ethylene oxide</text:p>
          </table:covered-table-cell>
          <table:covered-table-cell table:style-name="ce15" office:value-type="string">
            <text:p>2001-1-520</text:p>
          </table:covered-table-cell>
          <table:covered-table-cell table:style-name="ce15" office:value-type="string">
            <text:p>75-21-8</text:p>
          </table:covered-table-cell>
          <table:table-cell table:style-name="ce16" office:value-type="string">
            <text:p>표적장기-1회노출(3.8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2 </text:p>
            <text:p>GHS04 </text:p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xirane ; Ethylene oxide</text:p>
          </table:covered-table-cell>
          <table:covered-table-cell table:style-name="ce15" office:value-type="string">
            <text:p>2001-1-520</text:p>
          </table:covered-table-cell>
          <table:covered-table-cell table:style-name="ce15" office:value-type="string">
            <text:p>75-21-8</text:p>
          </table:covered-table-cell>
          <table:table-cell table:style-name="ce16" office:value-type="string">
            <text:p>생식세포변이원성(3.5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4 </text:p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4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Oxirane ; Ethylene oxide</text:p>
          </table:covered-table-cell>
          <table:covered-table-cell table:style-name="ce15" office:value-type="string">
            <text:p>2001-1-520</text:p>
          </table:covered-table-cell>
          <table:covered-table-cell table:style-name="ce15" office:value-type="string">
            <text:p>75-21-8</text:p>
          </table:covered-table-cell>
          <table:table-cell table:style-name="ce16" office:value-type="string">
            <text:p>발암성(3.6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4 </text:p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5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Trichloroacetonitrile</text:p>
          </table:table-cell>
          <table:table-cell table:style-name="ce15" office:value-type="string" table:number-columns-spanned="1" table:number-rows-spanned="4">
            <text:p>2001-1-521</text:p>
          </table:table-cell>
          <table:table-cell table:style-name="ce15" office:value-type="string" table:number-columns-spanned="1" table:number-rows-spanned="4">
            <text:p>545-06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6 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15" office:value-type="float" office:value="10" table:number-columns-spanned="1" table:number-rows-spanned="4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Trichloroacetonitrile</text:p>
          </table:covered-table-cell>
          <table:covered-table-cell table:style-name="ce15" office:value-type="string">
            <text:p>2001-1-521</text:p>
          </table:covered-table-cell>
          <table:covered-table-cell table:style-name="ce15" office:value-type="string">
            <text:p>545-06-2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Trichloroacetonitrile</text:p>
          </table:covered-table-cell>
          <table:covered-table-cell table:style-name="ce15" office:value-type="string">
            <text:p>2001-1-521</text:p>
          </table:covered-table-cell>
          <table:covered-table-cell table:style-name="ce15" office:value-type="string">
            <text:p>545-06-2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Hexafluoro-1,3-butadiene</text:p>
          </table:table-cell>
          <table:table-cell table:style-name="ce15" office:value-type="string" table:number-columns-spanned="1" table:number-rows-spanned="2">
            <text:p>2001-1-524</text:p>
          </table:table-cell>
          <table:table-cell table:style-name="ce15" office:value-type="string" table:number-columns-spanned="1" table:number-rows-spanned="2">
            <text:p>685-63-2</text:p>
          </table:table-cell>
          <table:table-cell table:style-name="ce16" office:value-type="string">
            <text:p>인화성 가스(2.2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2">
            <text:p>GHS02</text:p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220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3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1,1,1-Trifluoro-N-[(trifluoromethyl)sulfonyl]methanesulfon amide lithium salt</text:p>
          </table:table-cell>
          <table:table-cell table:style-name="ce15" office:value-type="string" table:number-columns-spanned="1" table:number-rows-spanned="4">
            <text:p>2001-1-525</text:p>
          </table:table-cell>
          <table:table-cell table:style-name="ce15" office:value-type="string" table:number-columns-spanned="1" table:number-rows-spanned="4">
            <text:p>90076-65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4">
            <text:p>GHS05 </text:p>
            <text:p>GHS06 </text:p>
            <text:p>GHS08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4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1,1-Trifluoro-N-[(trifluoromethyl)sulfonyl]methanesulfon amide lithium salt</text:p>
          </table:covered-table-cell>
          <table:covered-table-cell table:style-name="ce15" office:value-type="string">
            <text:p>2001-1-525</text:p>
          </table:covered-table-cell>
          <table:covered-table-cell table:style-name="ce15" office:value-type="string">
            <text:p>90076-65-6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4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1,1,1-Trifluoro-N-[(trifluoromethyl)sulfonyl]methanesulfon amide lithium salt</text:p>
          </table:covered-table-cell>
          <table:covered-table-cell table:style-name="ce15" office:value-type="string">
            <text:p>2001-1-525</text:p>
          </table:covered-table-cell>
          <table:covered-table-cell table:style-name="ce15" office:value-type="string">
            <text:p>90076-65-6</text:p>
          </table:covered-table-cell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,1,1-Trifluoro-N-[(trifluoromethyl)sulfonyl]methanesulfon amide lithium salt</text:p>
          </table:covered-table-cell>
          <table:covered-table-cell table:style-name="ce15" office:value-type="string">
            <text:p>2001-1-525</text:p>
          </table:covered-table-cell>
          <table:covered-table-cell table:style-name="ce15" office:value-type="string">
            <text:p>90076-65-6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5 </text:p>
            <text:p>GHS06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2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2,2'-Thiodiethanethiol</text:p>
          </table:table-cell>
          <table:table-cell table:style-name="ce15" office:value-type="string" table:number-columns-spanned="1" table:number-rows-spanned="2">
            <text:p>2002-1-526</text:p>
          </table:table-cell>
          <table:table-cell table:style-name="ce15" office:value-type="string" table:number-columns-spanned="1" table:number-rows-spanned="2">
            <text:p>3570-55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2'-Thiodiethanethiol</text:p>
          </table:covered-table-cell>
          <table:covered-table-cell table:style-name="ce15" office:value-type="string">
            <text:p>2002-1-526</text:p>
          </table:covered-table-cell>
          <table:covered-table-cell table:style-name="ce15" office:value-type="string">
            <text:p>3570-55-6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6">
            <text:p>1-Cyclohexyl-1H-pyrrole-2,5-dione</text:p>
          </table:table-cell>
          <table:table-cell table:style-name="ce15" office:value-type="string" table:number-columns-spanned="1" table:number-rows-spanned="6">
            <text:p>2002-1-527</text:p>
          </table:table-cell>
          <table:table-cell table:style-name="ce15" office:value-type="string" table:number-columns-spanned="1" table:number-rows-spanned="6">
            <text:p>1631-25-0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6">
            <text:p>GHS06 </text:p>
            <text:p>GHS09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6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-Cyclohexyl-1H-pyrrole-2,5-dione</text:p>
          </table:covered-table-cell>
          <table:covered-table-cell table:style-name="ce15" office:value-type="string">
            <text:p>2002-1-527</text:p>
          </table:covered-table-cell>
          <table:covered-table-cell table:style-name="ce15" office:value-type="string">
            <text:p>1631-25-0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-Cyclohexyl-1H-pyrrole-2,5-dione</text:p>
          </table:covered-table-cell>
          <table:covered-table-cell table:style-name="ce15" office:value-type="string">
            <text:p>2002-1-527</text:p>
          </table:covered-table-cell>
          <table:covered-table-cell table:style-name="ce15" office:value-type="string">
            <text:p>1631-25-0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-Cyclohexyl-1H-pyrrole-2,5-dione</text:p>
          </table:covered-table-cell>
          <table:covered-table-cell table:style-name="ce15" office:value-type="string">
            <text:p>2002-1-527</text:p>
          </table:covered-table-cell>
          <table:covered-table-cell table:style-name="ce15" office:value-type="string">
            <text:p>1631-25-0</text:p>
          </table:covered-table-cell>
          <table:table-cell table:style-name="ce16" office:value-type="string">
            <text:p>급성 독성-흡입(3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1-Cyclohexyl-1H-pyrrole-2,5-dione</text:p>
          </table:covered-table-cell>
          <table:covered-table-cell table:style-name="ce15" office:value-type="string">
            <text:p>2002-1-527</text:p>
          </table:covered-table-cell>
          <table:covered-table-cell table:style-name="ce15" office:value-type="string">
            <text:p>1631-25-0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5">
            <text:p>N'-[3-(Dimethylamino)propyl]-N,N-dimethylpropane-1,3-diamine</text:p>
          </table:table-cell>
          <table:table-cell table:style-name="ce15" office:value-type="string" table:number-columns-spanned="1" table:number-rows-spanned="5">
            <text:p>2002-1-528</text:p>
          </table:table-cell>
          <table:table-cell table:style-name="ce15" office:value-type="string" table:number-columns-spanned="1" table:number-rows-spanned="5">
            <text:p>6711-48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5">
            <text:p>GHS06 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2</text:p>
          </table:table-cell>
          <table:table-cell table:style-name="ce29" table:number-columns-spanned="1" table:number-rows-spanned="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N'-[3-(Dimethyl amino)propyl]-N,N-dimethylpropane-1,3-diamine</text:p>
          </table:covered-table-cell>
          <table:covered-table-cell table:style-name="ce15" office:value-type="string">
            <text:p>2002-1-528</text:p>
          </table:covered-table-cell>
          <table:covered-table-cell table:style-name="ce15" office:value-type="string">
            <text:p>6711-48-4</text:p>
          </table:covered-table-cell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4">
            <text:p>4</text:p>
          </table:table-cell>
          <table:covered-table-cell table:number-columns-repeated="2" table:style-name="ce15"/>
          <table:table-cell table:style-name="ce15" office:value-type="string">
            <text:p>H332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N'-[3-(Dimethyl amino)propyl]-N,N-dimethylpropane-1,3-diamine</text:p>
          </table:covered-table-cell>
          <table:covered-table-cell table:style-name="ce15" office:value-type="string">
            <text:p>2002-1-528</text:p>
          </table:covered-table-cell>
          <table:covered-table-cell table:style-name="ce15" office:value-type="string">
            <text:p>6711-48-4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N'-[3-(Dimethyl amino)propyl]-N,N-dimethylpropane-1,3-diamine</text:p>
          </table:covered-table-cell>
          <table:covered-table-cell table:style-name="ce15" office:value-type="string">
            <text:p>2002-1-528</text:p>
          </table:covered-table-cell>
          <table:covered-table-cell table:style-name="ce15" office:value-type="string">
            <text:p>6711-48-4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3">
            <text:p>Pyridine-triphenyl borane (1/1)</text:p>
          </table:table-cell>
          <table:table-cell table:style-name="ce15" office:value-type="string" table:number-columns-spanned="1" table:number-rows-spanned="3">
            <text:p>2002-1-530</text:p>
          </table:table-cell>
          <table:table-cell table:style-name="ce15" office:value-type="string" table:number-columns-spanned="1" table:number-rows-spanned="3">
            <text:p>971-66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3">
            <text:p>GHS07 </text:p>
            <text:p>GHS09</text:p>
          </table:table-cell>
          <table:table-cell table:style-name="ce15" office:value-type="string" table:number-columns-spanned="1" table:number-rows-spanned="3">
            <text:p>경고 </text:p>
          </table:table-cell>
          <table:table-cell table:style-name="ce15" office:value-type="string">
            <text:p>H302</text:p>
          </table:table-cell>
          <table:table-cell table:style-name="ce29" table:number-columns-spanned="1" table:number-rows-spanned="3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29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Pyridine-triphenylborane (1:1)</text:p>
          </table:covered-table-cell>
          <table:covered-table-cell table:style-name="ce15" office:value-type="string">
            <text:p>2002-1-530</text:p>
          </table:covered-table-cell>
          <table:covered-table-cell table:style-name="ce15" office:value-type="string">
            <text:p>971-66-4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 </text:p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31">
          <table:table-cell/>
          <table:table-cell table:style-name="ce16" office:value-type="string">
            <text:p>N-[3-(Oxiranylmethoxy)phenyl]-N-(oxiranylmethyl)oxiranemethanamine</text:p>
          </table:table-cell>
          <table:table-cell table:style-name="ce15" office:value-type="string">
            <text:p>2002-1-531</text:p>
          </table:table-cell>
          <table:table-cell table:style-name="ce15" office:value-type="string">
            <text:p>71604-74-5</text:p>
          </table:table-cell>
          <table:table-cell table:style-name="ce26" office:value-type="string">
            <text:p>생식세포변이원성(3.5)</text:p>
          </table:table-cell>
          <table:table-cell table:style-name="ce28" office:value-type="float" office:value="2">
            <text:p>2</text:p>
          </table:table-cell>
          <table:table-cell table:style-name="ce15" office:value-type="string">
            <text:p>GHS08 </text:p>
          </table:table-cell>
          <table:table-cell table:style-name="ce28" office:value-type="string">
            <text:p>경고 </text:p>
          </table:table-cell>
          <table:table-cell table:style-name="ce28" office:value-type="string">
            <text:p>H341</text:p>
          </table:table-cell>
          <table:table-cell table:style-name="ce28"/>
          <table:table-cell table:number-columns-repeated="1014"/>
        </table:table-row>
        <table:table-row table:style-name="ro32">
          <table:table-cell/>
          <table:table-cell table:style-name="ce16" office:value-type="string">
            <text:p>N-[2-Methyl-4-(oxiranylmethoxy)phenyl]-N-(oxiranylmethyl)oxiranemethan amine</text:p>
          </table:table-cell>
          <table:table-cell table:style-name="ce15" office:value-type="string">
            <text:p>2002-1-532</text:p>
          </table:table-cell>
          <table:table-cell table:style-name="ce15" office:value-type="string">
            <text:p>110656-67-2</text:p>
          </table:table-cell>
          <table:table-cell table:style-name="ce26" office:value-type="string">
            <text:p>생식세포변이원성(3.5)</text:p>
          </table:table-cell>
          <table:table-cell table:style-name="ce28" office:value-type="float" office:value="2">
            <text:p>2</text:p>
          </table:table-cell>
          <table:table-cell table:style-name="ce15" office:value-type="string">
            <text:p>GHS08 </text:p>
          </table:table-cell>
          <table:table-cell table:style-name="ce28" office:value-type="string">
            <text:p>경고 </text:p>
          </table:table-cell>
          <table:table-cell table:style-name="ce28" office:value-type="string">
            <text:p>H341</text:p>
          </table:table-cell>
          <table:table-cell table:style-name="ce28"/>
          <table:table-cell table:number-columns-repeated="1014"/>
        </table:table-row>
        <table:table-row table:style-name="ro16">
          <table:table-cell/>
          <table:table-cell table:style-name="ce16" office:value-type="string" table:number-columns-spanned="1" table:number-rows-spanned="2">
            <text:p>N-Alkyl(C=8~22)polytrimethylenepolyamines, carboxymethyl derivs., sodium salt</text:p>
          </table:table-cell>
          <table:table-cell table:style-name="ce15" office:value-type="string" table:number-columns-spanned="1" table:number-rows-spanned="2">
            <text:p>2002-1-533</text:p>
          </table:table-cell>
          <table:table-cell table:style-name="ce15" office:value-type="string" table:number-columns-spanned="1" table:number-rows-spanned="2">
            <text:p>97659-53-5</text:p>
          </table: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2">
            <text:p>GHS07</text:p>
            <text:p>GHS09</text:p>
          </table:table-cell>
          <table:table-cell table:style-name="ce15" office:value-type="string" table:number-columns-spanned="1" table:number-rows-spanned="2">
            <text:p>경고 </text:p>
          </table:table-cell>
          <table:table-cell table:style-name="ce15" office:value-type="string">
            <text:p>H319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26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33">
          <table:table-cell/>
          <table:table-cell table:style-name="ce16" office:value-type="string">
            <text:p>1,3-Di-2-propenyl-2-(2-propenyloxy)benzene, epoxidized</text:p>
          </table:table-cell>
          <table:table-cell table:style-name="ce15" office:value-type="string">
            <text:p>2002-1-534</text:p>
          </table:table-cell>
          <table:table-cell table:style-name="ce15" office:value-type="string">
            <text:p>NA</text:p>
          </table:table-cell>
          <table:table-cell table:style-name="ce26" office:value-type="string">
            <text:p>생식세포변이원성(3.5)</text:p>
          </table:table-cell>
          <table:table-cell table:style-name="ce28" office:value-type="float" office:value="2">
            <text:p>2</text:p>
          </table:table-cell>
          <table:table-cell table:style-name="ce15" office:value-type="string">
            <text:p>GHS08 </text:p>
          </table:table-cell>
          <table:table-cell table:style-name="ce28" office:value-type="string">
            <text:p>경고 </text:p>
          </table:table-cell>
          <table:table-cell table:style-name="ce28" office:value-type="string">
            <text:p>H341</text:p>
          </table:table-cell>
          <table:table-cell table:style-name="ce28"/>
          <table:table-cell table:number-columns-repeated="1014"/>
        </table:table-row>
        <table:table-row table:style-name="ro34">
          <table:table-cell/>
          <table:table-cell table:style-name="ce16" office:value-type="string" table:number-columns-spanned="1" table:number-rows-spanned="2">
            <text:p>[2,2'-[Methylenebis[(2,6-dimethyl-4,1-phenylene)oxymethylene]]bisoxirane</text:p>
          </table:table-cell>
          <table:table-cell table:style-name="ce15" office:value-type="string" table:number-columns-spanned="1" table:number-rows-spanned="2">
            <text:p>2003-1-535</text:p>
          </table:table-cell>
          <table:table-cell table:style-name="ce15" office:value-type="string" table:number-columns-spanned="1" table:number-rows-spanned="2">
            <text:p>93705-66-9</text:p>
          </table: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2">
            <text:p>GHS09</text:p>
          </table:table-cell>
          <table:table-cell table:style-name="ce15" office:value-type="string" table:number-columns-spanned="1" table:number-rows-spanned="2">
            <text:p>경고 </text:p>
          </table:table-cell>
          <table:table-cell table:style-name="ce15" office:value-type="string">
            <text:p>H400</text:p>
          </table:table-cell>
          <table:table-cell table:style-name="ce29" table:number-columns-spanned="1" table:number-rows-spanned="2"/>
          <table:table-cell table:number-columns-repeated="1014"/>
        </table:table-row>
        <table:table-row table:style-name="ro16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10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Tetraisocyanatosilane</text:p>
          </table:table-cell>
          <table:table-cell table:style-name="ce15" office:value-type="string" table:number-columns-spanned="1" table:number-rows-spanned="2">
            <text:p>2003-1-536</text:p>
          </table:table-cell>
          <table:table-cell table:style-name="ce15" office:value-type="string" table:number-columns-spanned="1" table:number-rows-spanned="2">
            <text:p>3410-77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2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3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5">
            <text:p>[4-[α-[4-(Dimethylamino)phenyl]benzylidene] cyclohexa -2,5-dien-1-ylidene]dimethylammonium chloride</text:p>
          </table:table-cell>
          <table:table-cell table:style-name="ce15" office:value-type="string" table:number-columns-spanned="1" table:number-rows-spanned="5">
            <text:p>2003-1-537</text:p>
          </table:table-cell>
          <table:table-cell table:style-name="ce15" office:value-type="string" table:number-columns-spanned="1" table:number-rows-spanned="5">
            <text:p>569-64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5">
            <text:p>GHS05 </text:p>
            <text:p>GHS06</text:p>
            <text:p>GHS08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1</text:p>
          </table:table-cell>
          <table:table-cell table:style-name="ce29" office:value-type="float" office:value="10" table:number-columns-spanned="1" table:number-rows-spanned="5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심한 눈 손상/자극성(3.3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8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C.I. basic green 004 ; [4-[α-[4-(Dimethylamino)phenyl]benzylidene] cyclohexa -2,5-dien-1-ylidene]dimethylammonium chloride</text:p>
          </table:covered-table-cell>
          <table:covered-table-cell table:style-name="ce15" office:value-type="string">
            <text:p>2003-1-537</text:p>
          </table:covered-table-cell>
          <table:covered-table-cell table:style-name="ce15" office:value-type="string">
            <text:p>569-64-2</text:p>
          </table:covered-table-cell>
          <table:table-cell table:style-name="ce16" office:value-type="string">
            <text:p>생식독성(3.7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6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C.I. basic green 004 ; [4-[α-[4-(Dimethylamino)phenyl]benzylidene] cyclohexa -2,5-dien-1-ylidene]dimethylammonium chloride</text:p>
          </table:covered-table-cell>
          <table:covered-table-cell table:style-name="ce15" office:value-type="string">
            <text:p>2003-1-537</text:p>
          </table:covered-table-cell>
          <table:covered-table-cell table:style-name="ce15" office:value-type="string">
            <text:p>569-64-2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C.I. basic green 004 ; [4-[α-[4-(Dimethylamino)phenyl]benzylidene] cyclohexa -2,5-dien-1-ylidene]dimethylammonium chloride</text:p>
          </table:covered-table-cell>
          <table:covered-table-cell table:style-name="ce15" office:value-type="string">
            <text:p>2003-1-537</text:p>
          </table:covered-table-cell>
          <table:covered-table-cell table:style-name="ce15" office:value-type="string">
            <text:p>569-64-2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8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n-Propyl chloroformate</text:p>
          </table:table-cell>
          <table:table-cell table:style-name="ce15" office:value-type="string" table:number-columns-spanned="1" table:number-rows-spanned="5">
            <text:p>2003-1-538</text:p>
          </table:table-cell>
          <table:table-cell table:style-name="ce15" office:value-type="string" table:number-columns-spanned="1" table:number-rows-spanned="5">
            <text:p>109-61-5</text:p>
          </table:table-cell>
          <table:table-cell table:style-name="ce16" office:value-type="string">
            <text:p>인화성 액체(2.6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5">
            <text:p>GHS02 </text:p>
            <text:p>GHS05 </text:p>
            <text:p>GHS06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226</text:p>
          </table:table-cell>
          <table:table-cell table:style-name="ce29" table:number-columns-spanned="1" table:number-rows-spanned="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-Propyl chloroformate</text:p>
          </table:covered-table-cell>
          <table:covered-table-cell table:style-name="ce15" office:value-type="string">
            <text:p>2003-1-538</text:p>
          </table:covered-table-cell>
          <table:covered-table-cell table:style-name="ce15" office:value-type="string">
            <text:p>109-61-5</text:p>
          </table:covered-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covered-table-cell table:style-name="ce15" office:value-type="string">
            <text:p>GHS02 </text:p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02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1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3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-Propyl chloroformate</text:p>
          </table:covered-table-cell>
          <table:covered-table-cell table:style-name="ce15" office:value-type="string">
            <text:p>2003-1-538</text:p>
          </table:covered-table-cell>
          <table:covered-table-cell table:style-name="ce15" office:value-type="string">
            <text:p>109-61-5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2 </text:p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4</text:p>
          </table:table-cell>
          <table:covered-table-cell table:style-name="ce15"/>
          <table:table-cell table:number-columns-repeated="1014"/>
        </table:table-row>
        <table:table-row table:style-name="ro30">
          <table:table-cell/>
          <table:table-cell table:style-name="ce16" office:value-type="string" table:number-columns-spanned="1" table:number-rows-spanned="2">
            <text:p>Tetramethylammonium chloride ; N,N,N-Trimethyl methanaminium chloride</text:p>
          </table:table-cell>
          <table:table-cell table:style-name="ce15" office:value-type="string" table:number-columns-spanned="1" table:number-rows-spanned="2">
            <text:p>2003-1-539</text:p>
          </table:table-cell>
          <table:table-cell table:style-name="ce15" office:value-type="string" table:number-columns-spanned="1" table:number-rows-spanned="2">
            <text:p>75-57-0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2">
            <text:p>GHS06 </text:p>
            <text:p>GHS09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0</text:p>
          </table:table-cell>
          <table:table-cell table:style-name="ce29" table:number-columns-spanned="1" table:number-rows-spanned="2"/>
          <table:table-cell table:number-columns-repeated="1014"/>
        </table:table-row>
        <table:table-row table:style-name="ro22">
          <table:table-cell/>
          <table:covered-table-cell table:style-name="ce16" office:value-type="string">
            <text:p>Tetramethylammonium chloride ; N,N,N-Trimethyl methanaminium chloride</text:p>
          </table:covered-table-cell>
          <table:covered-table-cell table:style-name="ce15" office:value-type="string">
            <text:p>2003-1-539</text:p>
          </table:covered-table-cell>
          <table:covered-table-cell table:style-name="ce15" office:value-type="string">
            <text:p>75-57-0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1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2">
            <text:p>Triethylammonium fluoride</text:p>
          </table:table-cell>
          <table:table-cell table:style-name="ce15" office:value-type="string" table:number-columns-spanned="1" table:number-rows-spanned="2">
            <text:p>2003-1-540</text:p>
          </table:table-cell>
          <table:table-cell table:style-name="ce15" office:value-type="string" table:number-columns-spanned="1" table:number-rows-spanned="2">
            <text:p>73602-61-6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2">
            <text:p>GHS05 </text:p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1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Triethylammonium fluoride</text:p>
          </table:covered-table-cell>
          <table:covered-table-cell table:style-name="ce15" office:value-type="string">
            <text:p>2003-1-540</text:p>
          </table:covered-table-cell>
          <table:covered-table-cell table:style-name="ce15" office:value-type="string">
            <text:p>73602-61-6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4</text:p>
          </table:table-cell>
          <table:covered-table-cell table:style-name="ce15" office:value-type="string">
            <text:p>0</text:p>
          </table:covered-table-cell>
          <table:table-cell table:number-columns-repeated="1014"/>
        </table:table-row>
        <table:table-row table:style-name="ro16">
          <table:table-cell/>
          <table:table-cell table:style-name="ce16" office:value-type="string" table:number-columns-spanned="1" table:number-rows-spanned="2">
            <text:p>Formaldehyde polymer with 1,3-benzenedimethanamine and phenol</text:p>
          </table:table-cell>
          <table:table-cell table:style-name="ce15" office:value-type="string" table:number-columns-spanned="1" table:number-rows-spanned="2">
            <text:p>2003-1-541</text:p>
          </table:table-cell>
          <table:table-cell table:style-name="ce15" office:value-type="string" table:number-columns-spanned="1" table:number-rows-spanned="2">
            <text:p>57214-10-5</text:p>
          </table:table-cell>
          <table:table-cell table:style-name="ce2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2">
            <text:p>GHS09</text:p>
          </table:table-cell>
          <table:table-cell table:style-name="ce15" office:value-type="string" table:number-columns-spanned="1" table:number-rows-spanned="2">
            <text:p>경고 </text:p>
          </table:table-cell>
          <table:table-cell table:style-name="ce15" office:value-type="string">
            <text:p>H400</text:p>
          </table:table-cell>
          <table:table-cell table:style-name="ce28" table:number-columns-spanned="1" table:number-rows-spanned="2"/>
          <table:table-cell table:number-columns-repeated="1014"/>
        </table:table-row>
        <table:table-row table:style-name="ro22">
          <table:table-cell/>
          <table:covered-table-cell table:style-name="ce16"/>
          <table:covered-table-cell table:number-columns-repeated="2" table:style-name="ce15"/>
          <table:table-cell table:style-name="ce2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10</text:p>
          </table:table-cell>
          <table:covered-table-cell table:style-name="ce28"/>
          <table:table-cell table:number-columns-repeated="1014"/>
        </table:table-row>
        <table:table-row table:style-name="ro15">
          <table:table-cell/>
          <table:table-cell table:style-name="ce16" office:value-type="string">
            <text:p>Benzophenone hydrazone</text:p>
          </table:table-cell>
          <table:table-cell table:style-name="ce15" office:value-type="string">
            <text:p>2003-1-543</text:p>
          </table:table-cell>
          <table:table-cell table:style-name="ce15" office:value-type="string">
            <text:p>5350-57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1</text:p>
          </table:table-cell>
          <table: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5">
            <text:p>Reaction products of epichlorohydrin, 2-mercaptoethanol, sodium sulfide and thiourea</text:p>
          </table:table-cell>
          <table:table-cell table:style-name="ce15" office:value-type="string" table:number-columns-spanned="1" table:number-rows-spanned="5">
            <text:p>2004-1-544</text:p>
          </table:table-cell>
          <table:table-cell table:style-name="ce15" office:value-type="string" table:number-columns-spanned="1" table:number-rows-spanned="5">
            <text:p>553664-68-9</text:p>
          </table: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5">
            <text:p>GHS07</text:p>
            <text:p>GHS09</text:p>
          </table:table-cell>
          <table:table-cell table:style-name="ce15" office:value-type="string" table:number-columns-spanned="1" table:number-rows-spanned="5">
            <text:p>경고 </text:p>
          </table:table-cell>
          <table:table-cell table:style-name="ce15" office:value-type="string">
            <text:p>H315</text:p>
          </table:table-cell>
          <table:table-cell table:style-name="ce15" table:number-columns-spanned="1" table:number-rows-spanned="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Reaction products of epichlorohydrin, 2-mercaptoethanol, sodium sulfide and thiourea</text:p>
          </table:covered-table-cell>
          <table:covered-table-cell table:style-name="ce15" office:value-type="string">
            <text:p>2004-1-544</text:p>
          </table:covered-table-cell>
          <table:covered-table-cell table:style-name="ce15" office:value-type="string">
            <text:p>553664-68-9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Reaction products of epichlorohydrin, 2-mercaptoethanol, sodium sulfide and thiourea</text:p>
          </table:covered-table-cell>
          <table:covered-table-cell table:style-name="ce15" office:value-type="string">
            <text:p>2004-1-544</text:p>
          </table:covered-table-cell>
          <table:covered-table-cell table:style-name="ce15" office:value-type="string">
            <text:p>553664-68-9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8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35">
          <table:table-cell/>
          <table:table-cell table:style-name="ce16" office:value-type="string" table:number-columns-spanned="1" table:number-rows-spanned="2">
            <text:p>Mixture of 3a,4,4a,5,8,8a,9,9a-Octahydro-4,9:5,8-dimethano-1H-benz[f]indene(7158-25-0) and 4,4a,4b,5,8,8a,9,9a-Octahydro-1,4:5,8-dimethano-1H-fluorene(35184-08-8)</text:p>
          </table:table-cell>
          <table:table-cell table:style-name="ce15" office:value-type="string" table:number-columns-spanned="1" table:number-rows-spanned="2">
            <text:p>2004-1-546</text:p>
          </table:table-cell>
          <table:table-cell table:style-name="ce15" office:value-type="string" table:number-columns-spanned="1" table:number-rows-spanned="2">
            <text:p>NA</text:p>
          </table: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2">
            <text:p>GHS09</text:p>
          </table:table-cell>
          <table:table-cell table:style-name="ce15" office:value-type="string" table:number-columns-spanned="1" table:number-rows-spanned="2">
            <text:p>경고 </text:p>
          </table:table-cell>
          <table:table-cell table:style-name="ce15" office:value-type="string">
            <text:p>H400</text:p>
          </table:table-cell>
          <table:table-cell table:style-name="ce28" table:number-columns-spanned="1" table:number-rows-spanned="2"/>
          <table:table-cell table:number-columns-repeated="1014"/>
        </table:table-row>
        <table:table-row table:style-name="ro36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10</text:p>
          </table:table-cell>
          <table:covered-table-cell table:style-name="ce28"/>
          <table:table-cell table:number-columns-repeated="1014"/>
        </table:table-row>
        <table:table-row table:style-name="ro37">
          <table:table-cell/>
          <table:table-cell table:style-name="ce16" office:value-type="string">
            <text:p>N-Ethyl-N'-[(1-diethylamino)propylidene]thiourea</text:p>
          </table:table-cell>
          <table:table-cell table:style-name="ce15" office:value-type="string">
            <text:p>2005-1-550</text:p>
          </table:table-cell>
          <table:table-cell table:style-name="ce15" office:value-type="string">
            <text:p>NA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GHS06 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1</text:p>
          </table:table-cell>
          <table:table-cell table:style-name="ce29"/>
          <table:table-cell table:number-columns-repeated="1014"/>
        </table:table-row>
        <table:table-row table:style-name="ro31">
          <table:table-cell/>
          <table:table-cell table:style-name="ce16" office:value-type="string">
            <text:p>Diphenyl iodonium salt with 7,7-dimethyl-2-oxobicyclo[2.2.1]heptane-1-methanesulfonic acid(1:1)</text:p>
          </table:table-cell>
          <table:table-cell table:style-name="ce15" office:value-type="string">
            <text:p>2005-1-551</text:p>
          </table:table-cell>
          <table:table-cell table:style-name="ce15" office:value-type="string">
            <text:p>214534-44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0</text:p>
          </table:table-cell>
          <table: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Dodecyl or tetradecyl N-(2,2,6,6-tetramethyl-4-piperidinyl)-β-alanine</text:p>
          </table:table-cell>
          <table:table-cell table:style-name="ce15" office:value-type="string" table:number-columns-spanned="1" table:number-rows-spanned="5">
            <text:p>2005-1-552</text:p>
          </table:table-cell>
          <table:table-cell table:style-name="ce15" office:value-type="string" table:number-columns-spanned="1" table:number-rows-spanned="5">
            <text:p>119530-69-7, 119530-70-0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5">
            <text:p>GHS07</text:p>
            <text:p>GHS09</text:p>
          </table:table-cell>
          <table:table-cell table:style-name="ce15" office:value-type="string" table:number-columns-spanned="1" table:number-rows-spanned="5">
            <text:p>경고 </text:p>
          </table:table-cell>
          <table:table-cell table:style-name="ce15" office:value-type="string">
            <text:p>H302</text:p>
          </table:table-cell>
          <table:table-cell table:style-name="ce29" table:number-columns-spanned="1" table:number-rows-spanned="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5</text:p>
          </table:table-cell>
          <table:covered-table-cell table:style-name="ce29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9</text:p>
          </table:table-cell>
          <table:covered-table-cell table:style-name="ce29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odecyl N-(2,2,6,6-tetramethyl-4-piperidinyl)-β-alanine</text:p>
          </table:covered-table-cell>
          <table:covered-table-cell table:style-name="ce15" office:value-type="string">
            <text:p>2005-1-552</text:p>
          </table:covered-table-cell>
          <table:covered-table-cell table:style-name="ce15" office:value-type="string">
            <text:p>119530-69-7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9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38">
          <table:table-cell/>
          <table:table-cell table:style-name="ce16" office:value-type="string">
            <text:p>5H-1,2-Oxathiole, 2,2-dioxide</text:p>
          </table:table-cell>
          <table:table-cell table:style-name="ce15" office:value-type="string">
            <text:p>2005-1-553</text:p>
          </table:table-cell>
          <table:table-cell table:style-name="ce15" office:value-type="string">
            <text:p>21806-61-1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1</text:p>
          </table:table-cell>
          <table:table-cell table:style-name="ce15"/>
          <table:table-cell table:number-columns-repeated="1014"/>
        </table:table-row>
        <table:table-row table:style-name="ro39">
          <table:table-cell/>
          <table:table-cell table:style-name="ce16" office:value-type="string" table:number-columns-spanned="1" table:number-rows-spanned="2">
            <text:p>N,N'-Bis[3-(dimethylamino)propyl]urea polymer with 1,1'-oxybis[2-chloroethane]</text:p>
          </table:table-cell>
          <table:table-cell table:style-name="ce15" office:value-type="string" table:number-columns-spanned="1" table:number-rows-spanned="2">
            <text:p>2005-1-554</text:p>
          </table:table-cell>
          <table:table-cell table:style-name="ce15" office:value-type="string" table:number-columns-spanned="1" table:number-rows-spanned="2">
            <text:p>68555-36-2</text:p>
          </table:table-cell>
          <table:table-cell table:style-name="ce2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2">
            <text:p>GHS09</text:p>
          </table:table-cell>
          <table:table-cell table:style-name="ce15" office:value-type="string" table:number-columns-spanned="1" table:number-rows-spanned="2">
            <text:p>경고 </text:p>
          </table:table-cell>
          <table:table-cell table:style-name="ce15" office:value-type="string">
            <text:p>H400</text:p>
          </table:table-cell>
          <table:table-cell table:style-name="ce28" table:number-columns-spanned="1" table:number-rows-spanned="2"/>
          <table:table-cell table:number-columns-repeated="1014"/>
        </table:table-row>
        <table:table-row table:style-name="ro29">
          <table:table-cell/>
          <table:covered-table-cell table:style-name="ce16"/>
          <table:covered-table-cell table:number-columns-repeated="2" table:style-name="ce15"/>
          <table:table-cell table:style-name="ce2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10</text:p>
          </table:table-cell>
          <table:covered-table-cell table:style-name="ce28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Tributyltetradecylphosphonium chloride</text:p>
          </table:table-cell>
          <table:table-cell table:style-name="ce15" office:value-type="string" table:number-columns-spanned="1" table:number-rows-spanned="5">
            <text:p>2005-1-555</text:p>
          </table:table-cell>
          <table:table-cell table:style-name="ce15" office:value-type="string" table:number-columns-spanned="1" table:number-rows-spanned="5">
            <text:p>81741-28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5">
            <text:p>GHS07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2</text:p>
          </table:table-cell>
          <table:table-cell table:style-name="ce15" table:number-columns-spanned="1" table:number-rows-spanned="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Tributyltetradecylphosphonium chloride</text:p>
          </table:covered-table-cell>
          <table:covered-table-cell table:style-name="ce15" office:value-type="string">
            <text:p>2005-1-555</text:p>
          </table:covered-table-cell>
          <table:covered-table-cell table:style-name="ce15" office:value-type="string">
            <text:p>81741-28-8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7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Tributyltetradecylphosphonium chloride</text:p>
          </table:covered-table-cell>
          <table:covered-table-cell table:style-name="ce15" office:value-type="string">
            <text:p>2005-1-555</text:p>
          </table:covered-table-cell>
          <table:covered-table-cell table:style-name="ce15" office:value-type="string">
            <text:p>81741-28-8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7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4">
            <text:p>4-Bromo-2-(4-chlorophenyl)-5-(trifluoromethyl)-1H-pyrrole-3-carbonitrile</text:p>
          </table:table-cell>
          <table:table-cell table:style-name="ce15" office:value-type="string" table:number-columns-spanned="1" table:number-rows-spanned="4">
            <text:p>2008-1-559</text:p>
          </table:table-cell>
          <table:table-cell table:style-name="ce15" office:value-type="string" table:number-columns-spanned="1" table:number-rows-spanned="4">
            <text:p>122454-29-9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4">
            <text:p>GHS06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00</text:p>
          </table:table-cell>
          <table:table-cell table:style-name="ce15" office:value-type="float" office:value="100" table:number-columns-spanned="1" table:number-rows-spanned="4">
            <text:p>100</text:p>
          </table:table-cell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3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4-Bromo-2-(4-chlorophenyl)-5-(trifluoromethyl)-1H-pyrrole-3-carbonitrile</text:p>
          </table:covered-table-cell>
          <table:covered-table-cell table:style-name="ce15" office:value-type="string">
            <text:p>2008-1-559</text:p>
          </table:covered-table-cell>
          <table:covered-table-cell table:style-name="ce15" office:value-type="string">
            <text:p>122454-29-9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4">
            <text:p>Dimethyl sulfide borane</text:p>
          </table:table-cell>
          <table:table-cell table:style-name="ce15" office:value-type="string" table:number-columns-spanned="1" table:number-rows-spanned="4">
            <text:p>2008-1-560</text:p>
          </table:table-cell>
          <table:table-cell table:style-name="ce15" office:value-type="string" table:number-columns-spanned="1" table:number-rows-spanned="4">
            <text:p>13292-87-0</text:p>
          </table:table-cell>
          <table:table-cell table:style-name="ce16" office:value-type="string">
            <text:p>인화성 액체(2.6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4">
            <text:p>GHS02</text:p>
            <text:p>GHS06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224</text:p>
          </table:table-cell>
          <table:table-cell table:style-name="ce15" table:number-columns-spanned="1" table:number-rows-spanned="4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Dimethyl sulfide borane</text:p>
          </table:covered-table-cell>
          <table:covered-table-cell table:style-name="ce15" office:value-type="string">
            <text:p>2008-1-560</text:p>
          </table:covered-table-cell>
          <table:covered-table-cell table:style-name="ce15" office:value-type="string">
            <text:p>13292-87-0</text:p>
          </table:covered-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covered-table-cell table:style-name="ce15" office:value-type="string">
            <text:p>GHS03 </text:p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0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methyl sulfide borane</text:p>
          </table:covered-table-cell>
          <table:covered-table-cell table:style-name="ce15" office:value-type="string">
            <text:p>2008-1-560</text:p>
          </table:covered-table-cell>
          <table:covered-table-cell table:style-name="ce15" office:value-type="string">
            <text:p>13292-87-0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3 </text:p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Dimethyl sulfide borane</text:p>
          </table:covered-table-cell>
          <table:covered-table-cell table:style-name="ce15" office:value-type="string">
            <text:p>2008-1-560</text:p>
          </table:covered-table-cell>
          <table:covered-table-cell table:style-name="ce15" office:value-type="string">
            <text:p>13292-87-0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3 </text:p>
            <text:p>GHS05 </text:p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6">
            <text:p>Bethoxazin</text:p>
          </table:table-cell>
          <table:table-cell table:style-name="ce15" office:value-type="string" table:number-columns-spanned="1" table:number-rows-spanned="6">
            <text:p>2008-1-561</text:p>
          </table:table-cell>
          <table:table-cell table:style-name="ce15" office:value-type="string" table:number-columns-spanned="1" table:number-rows-spanned="6">
            <text:p>163269-30-5</text:p>
          </table:table-cell>
          <table:table-cell table:style-name="ce16" office:value-type="string">
            <text:p>심한 눈 손상/자극성(3.3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6">
            <text:p>GHS05</text:p>
            <text:p>GHS06</text:p>
            <text:p>GHS08</text:p>
            <text:p>GHS09</text:p>
          </table:table-cell>
          <table:table-cell table:style-name="ce15" office:value-type="string" table:number-columns-spanned="1" table:number-rows-spanned="6">
            <text:p>위험 </text:p>
          </table:table-cell>
          <table:table-cell table:style-name="ce15" office:value-type="string">
            <text:p>H318</text:p>
          </table:table-cell>
          <table:table-cell table:style-name="ce15" office:value-type="float" office:value="10" table:number-columns-spanned="1" table:number-rows-spanned="6">
            <text:p>10</text:p>
          </table:table-cell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흡입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31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ethoxazin</text:p>
          </table:covered-table-cell>
          <table:covered-table-cell table:style-name="ce15" office:value-type="string">
            <text:p>2008-1-561</text:p>
          </table:covered-table-cell>
          <table:covered-table-cell table:style-name="ce15" office:value-type="string">
            <text:p>163269-30-5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3">
            <text:p>2,2'-(9-Octadecenylimino)bisethanol</text:p>
          </table:table-cell>
          <table:table-cell table:style-name="ce15" office:value-type="string" table:number-columns-spanned="1" table:number-rows-spanned="3">
            <text:p>2008-1-562</text:p>
          </table:table-cell>
          <table:table-cell table:style-name="ce15" office:value-type="string" table:number-columns-spanned="1" table:number-rows-spanned="3">
            <text:p>25307-17-9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3">
            <text:p>GHS05 </text:p>
            <text:p>GHS07 </text:p>
            <text:p>GHS09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2</text:p>
          </table:table-cell>
          <table:table-cell table:style-name="ce29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2'-(9-Octadecenylimino)bisethanol</text:p>
          </table:covered-table-cell>
          <table:covered-table-cell table:style-name="ce15" office:value-type="string">
            <text:p>2008-1-562</text:p>
          </table:covered-table-cell>
          <table:covered-table-cell table:style-name="ce15" office:value-type="string">
            <text:p>25307-17-9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7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4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,2'-(9-Octadecenylimino)bisethanol</text:p>
          </table:covered-table-cell>
          <table:covered-table-cell table:style-name="ce15" office:value-type="string">
            <text:p>2008-1-562</text:p>
          </table:covered-table-cell>
          <table:covered-table-cell table:style-name="ce15" office:value-type="string">
            <text:p>25307-17-9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7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3">
            <text:p>Trifluoroacetyl chloride</text:p>
          </table:table-cell>
          <table:table-cell table:style-name="ce15" office:value-type="string" table:number-columns-spanned="1" table:number-rows-spanned="3">
            <text:p>2008-1-563</text:p>
          </table:table-cell>
          <table:table-cell table:style-name="ce15" office:value-type="string" table:number-columns-spanned="1" table:number-rows-spanned="3">
            <text:p>354-32-5</text:p>
          </table:table-cell>
          <table:table-cell table:style-name="ce16" office:value-type="string">
            <text:p>급성 독성-흡입(3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3">
            <text:p>GHS06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30</text:p>
          </table:table-cell>
          <table:table-cell table:style-name="ce15" table:number-columns-spanned="1" table:number-rows-spanned="3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40">
          <table:table-cell/>
          <table:table-cell table:style-name="ce16" office:value-type="string" table:number-columns-spanned="1" table:number-rows-spanned="4">
            <text:p>3-(Hydroxy-kO)-4-2-(hydroxy-kO)-1-naphthalenylazo-kN1-7-nitro-1-naphthalenesulfonato(3-)4-(hydroxy-kO)-3-2-(hydroxy-kO)-5-nitrophenylazo-kN1-7-(phenylamino)-2-naphthalenesulfonato(3-)chromate(3-), sodium dihydrogen</text:p>
          </table:table-cell>
          <table:table-cell table:style-name="ce15" office:value-type="string" table:number-columns-spanned="1" table:number-rows-spanned="4">
            <text:p>2008-1-564</text:p>
          </table:table-cell>
          <table:table-cell table:style-name="ce15" office:value-type="string" table:number-columns-spanned="1" table:number-rows-spanned="4">
            <text:p>874299-51-1</text:p>
          </table: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4">
            <text:p>GHS07</text:p>
            <text:p>GHS09</text:p>
          </table:table-cell>
          <table:table-cell table:style-name="ce15" office:value-type="string" table:number-columns-spanned="1" table:number-rows-spanned="4">
            <text:p>경고 </text:p>
          </table:table-cell>
          <table:table-cell table:style-name="ce15" office:value-type="string">
            <text:p>H319</text:p>
          </table:table-cell>
          <table:table-cell table:style-name="ce15" table:number-columns-spanned="1" table:number-rows-spanned="4"/>
          <table:table-cell table:number-columns-repeated="1014"/>
        </table:table-row>
        <table:table-row table:style-name="ro41">
          <table:table-cell/>
          <table:covered-table-cell table:style-name="ce16" office:value-type="string">
            <text:p>3-(Hydroxy-kO)-4-2-(hydroxy-kO)-1-naphthalenylazo-kN1-7-nitro-1-naphthalenesulfonato(3-)4-(hydroxy-kO)-3-2-(hydroxy-kO)-5-nitrophenylazo-kN1-7-(phenylamino)-2-naphthalenesulfonato(3-)chromate(3-), sodium dihydrogen</text:p>
          </table:covered-table-cell>
          <table:covered-table-cell table:style-name="ce15" office:value-type="string">
            <text:p>2008-1-564</text:p>
          </table:covered-table-cell>
          <table:covered-table-cell table:style-name="ce15" office:value-type="string">
            <text:p>874299-51-1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42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28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43">
          <table:table-cell/>
          <table:covered-table-cell table:style-name="ce16" office:value-type="string">
            <text:p>3-(Hydroxy-kO)-4-2-(hydroxy-kO)-1-naphthalenylazo-kN1-7-nitro-1-naphthalenesulfonato(3-)4-(hydroxy-kO)-3-2-(hydroxy-kO)-5-nitrophenylazo-kN1-7-(phenylamino)-2-naphthalenesulfonato(3-)chromate(3-), sodium dihydrogen</text:p>
          </table:covered-table-cell>
          <table:covered-table-cell table:style-name="ce15" office:value-type="string">
            <text:p>2008-1-564</text:p>
          </table:covered-table-cell>
          <table:covered-table-cell table:style-name="ce15" office:value-type="string">
            <text:p>874299-51-1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</text:p>
          </table:covered-table-cell>
          <table:covered-table-cell table:style-name="ce15" office:value-type="string">
            <text:p>경고 </text:p>
          </table:covered-table-cell>
          <table:table-cell table:style-name="ce28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44">
          <table:table-cell/>
          <table:table-cell table:style-name="ce16" office:value-type="string" table:number-columns-spanned="1" table:number-rows-spanned="4">
            <text:p>3-(hydroxy-kO)-4-2-(hydroxy-kO)-1-naphthalenylazo-kN1-7-nitro-1-naphthalenesulfonato(3-)4-(hydroxy-kO)-3-2-(hydroxy-kO)-5-nitrophenylazo-kN1-8-(2-hydroxy-5-nitrophenyl)azo-7-(phenylamino)-2-naphthalenesulfonato(3-)chromate(3-), sodium dihydrogen</text:p>
          </table:table-cell>
          <table:table-cell table:style-name="ce15" office:value-type="string" table:number-columns-spanned="1" table:number-rows-spanned="4">
            <text:p>2008-1-565</text:p>
          </table:table-cell>
          <table:table-cell table:style-name="ce15" office:value-type="string" table:number-columns-spanned="1" table:number-rows-spanned="4">
            <text:p>874299-52-2</text:p>
          </table: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4">
            <text:p>GHS07</text:p>
            <text:p>GHS09</text:p>
          </table:table-cell>
          <table:table-cell table:style-name="ce15" office:value-type="string" table:number-columns-spanned="1" table:number-rows-spanned="4">
            <text:p>경고 </text:p>
          </table:table-cell>
          <table:table-cell table:style-name="ce15" office:value-type="string">
            <text:p>H319</text:p>
          </table:table-cell>
          <table:table-cell table:style-name="ce15" table:number-columns-spanned="1" table:number-rows-spanned="4"/>
          <table:table-cell table:number-columns-repeated="1014"/>
        </table:table-row>
        <table:table-row table:style-name="ro41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4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28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46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</text:p>
          </table:covered-table-cell>
          <table:covered-table-cell table:style-name="ce15" office:value-type="string">
            <text:p>경고 </text:p>
          </table:covered-table-cell>
          <table:table-cell table:style-name="ce28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39">
          <table:table-cell/>
          <table:table-cell table:style-name="ce16" office:value-type="string" table:number-columns-spanned="1" table:number-rows-spanned="4">
            <text:p>μ-4-(Hydroxy-kO)-3,8-bis2-(hydroxy-kO)-5-nitrophenylazo-kN1-7-(phenylamino-kN)-2-naphthalenesulfonato(5-)bis3-(hydroxy-kO)-4-2-(hydroxy-kO)-1-naphthalenylazo-kN1-7-nitro-1-naphthalenesulfonato(3-)dichromate(5-), disodium trihydrogen</text:p>
          </table:table-cell>
          <table:table-cell table:style-name="ce15" office:value-type="string" table:number-columns-spanned="1" table:number-rows-spanned="4">
            <text:p>2008-1-566</text:p>
          </table:table-cell>
          <table:table-cell table:style-name="ce15" office:value-type="string" table:number-columns-spanned="1" table:number-rows-spanned="4">
            <text:p>874299-53-3</text:p>
          </table: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4">
            <text:p>GHS07</text:p>
            <text:p>GHS09</text:p>
          </table:table-cell>
          <table:table-cell table:style-name="ce15" office:value-type="string" table:number-columns-spanned="1" table:number-rows-spanned="4">
            <text:p>경고 </text:p>
          </table:table-cell>
          <table:table-cell table:style-name="ce15" office:value-type="string">
            <text:p>H319</text:p>
          </table:table-cell>
          <table:table-cell table:style-name="ce15" table:number-columns-spanned="1" table:number-rows-spanned="4"/>
          <table:table-cell table:number-columns-repeated="1014"/>
        </table:table-row>
        <table:table-row table:style-name="ro47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</text:p>
          </table:covered-table-cell>
          <table:covered-table-cell table:style-name="ce15" office:value-type="string">
            <text:p>경고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48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28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49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7</text:p>
          </table:covered-table-cell>
          <table:covered-table-cell table:style-name="ce15" office:value-type="string">
            <text:p>경고 </text:p>
          </table:covered-table-cell>
          <table:table-cell table:style-name="ce28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50">
          <table:table-cell/>
          <table:table-cell table:style-name="ce16" office:value-type="string">
            <text:p>N,N,N-Trimethylmethanaminium salt with 3,3'-6-(2-hydroxyethyl)amino-1,3,5-triazine-2,4-diylbisimino (2-methyl-4,1-phenylene)azobis1,5-naphthalenedisulfonic acid (4:1)</text:p>
          </table:table-cell>
          <table:table-cell table:style-name="ce15" office:value-type="string">
            <text:p>2008-1-567</text:p>
          </table:table-cell>
          <table:table-cell table:style-name="ce15" office:value-type="string">
            <text:p>131013-83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1</text:p>
          </table:table-cell>
          <table:table-cell table:style-name="ce15"/>
          <table:table-cell table:number-columns-repeated="1014"/>
        </table:table-row>
        <table:table-row table:style-name="ro45">
          <table:table-cell/>
          <table:table-cell table:style-name="ce16" office:value-type="string" table:number-columns-spanned="1" table:number-rows-spanned="2">
            <text:p>Quaternary ammonium compounds, coco alkyl(2,3-dihydroxypropyl)dimethyl, 3-phosphates (esters), chlorides, sodium salts</text:p>
          </table:table-cell>
          <table:table-cell table:style-name="ce15" office:value-type="string" table:number-columns-spanned="1" table:number-rows-spanned="2">
            <text:p>2008-1-568</text:p>
          </table:table-cell>
          <table:table-cell table:style-name="ce15" office:value-type="string" table:number-columns-spanned="1" table:number-rows-spanned="2">
            <text:p>173010-79-2</text:p>
          </table: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2">
            <text:p>GHS09</text:p>
          </table:table-cell>
          <table:table-cell table:style-name="ce15" office:value-type="string" table:number-columns-spanned="1" table:number-rows-spanned="2">
            <text:p>경고 </text:p>
          </table:table-cell>
          <table:table-cell table:style-name="ce15" office:value-type="string">
            <text:p>H400</text:p>
          </table:table-cell>
          <table:table-cell table:style-name="ce29" table:number-columns-spanned="1" table:number-rows-spanned="2"/>
          <table:table-cell table:number-columns-repeated="1014"/>
        </table:table-row>
        <table:table-row table:style-name="ro49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10</text:p>
          </table:table-cell>
          <table:covered-table-cell table:style-name="ce29"/>
          <table:table-cell table:number-columns-repeated="1014"/>
        </table:table-row>
        <table:table-row table:style-name="ro51">
          <table:table-cell/>
          <table:table-cell table:style-name="ce16" office:value-type="string" table:number-columns-spanned="1" table:number-rows-spanned="2">
            <text:p>N,N,N-Trimethylmethanaminium salt with 6-amino-4-hydroxy-3-7-sulfo-4-(4-sulfophenyl)azo-1-naphthalenylazo-2,7-naphthalenedisulfonic acid(4:1)</text:p>
          </table:table-cell>
          <table:table-cell table:style-name="ce15" office:value-type="string" table:number-columns-spanned="1" table:number-rows-spanned="2">
            <text:p>2008-1-569</text:p>
          </table:table-cell>
          <table:table-cell table:style-name="ce15" office:value-type="string" table:number-columns-spanned="1" table:number-rows-spanned="2">
            <text:p>116340-05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2"/>
          <table:table-cell table:number-columns-repeated="1014"/>
        </table:table-row>
        <table:table-row table:style-name="ro33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7</text:p>
          </table:table-cell>
          <table:covered-table-cell table:style-name="ce29"/>
          <table:table-cell table:number-columns-repeated="1014"/>
        </table:table-row>
        <table:table-row table:style-name="ro49">
          <table:table-cell/>
          <table:table-cell table:style-name="ce16" office:value-type="string">
            <text:p>Tetrahydro-2-oxo-3-furanyl 2-propenoate</text:p>
          </table:table-cell>
          <table:table-cell table:style-name="ce15" office:value-type="string">
            <text:p>2008-1-570</text:p>
          </table:table-cell>
          <table:table-cell table:style-name="ce15" office:value-type="string">
            <text:p>328249-37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1</text:p>
          </table:table-cell>
          <table: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4">
            <text:p>1,3-Bis(acrylamidomethoxy)methylurea</text:p>
          </table:table-cell>
          <table:table-cell table:style-name="ce15" office:value-type="string" table:number-columns-spanned="1" table:number-rows-spanned="4">
            <text:p>2008-1-571</text:p>
          </table:table-cell>
          <table:table-cell table:style-name="ce15" office:value-type="string" table:number-columns-spanned="1" table:number-rows-spanned="4">
            <text:p>30417-37-9</text:p>
          </table:table-cell>
          <table:table-cell table:style-name="ce16" office:value-type="string">
            <text:p>인화성 액체(2.6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4">
            <text:p>GHS02</text:p>
            <text:p>GHS07</text:p>
            <text:p>GHS08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225</text:p>
          </table:table-cell>
          <table:table-cell table:style-name="ce15" table:number-columns-spanned="1" table:number-rows-spanned="4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구(3.1)</text:p>
          </table:table-cell>
          <table:table-cell table:style-name="ce15" office:value-type="float" office:value="4">
            <text:p>4</text:p>
          </table:table-cell>
          <table:covered-table-cell table:number-columns-repeated="2" table:style-name="ce15"/>
          <table:table-cell table:style-name="ce15" office:value-type="string">
            <text:p>H302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생식세포변이원성(3.5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41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29">
          <table:table-cell/>
          <table:table-cell table:style-name="ce16" office:value-type="string" table:number-columns-spanned="1" table:number-rows-spanned="2">
            <text:p>1-(3,3-Dimethylcyclohexyl)ethyl ethyl malonate</text:p>
          </table:table-cell>
          <table:table-cell table:style-name="ce15" office:value-type="string" table:number-columns-spanned="1" table:number-rows-spanned="2">
            <text:p>2008-1-572</text:p>
          </table:table-cell>
          <table:table-cell table:style-name="ce15" office:value-type="string" table:number-columns-spanned="1" table:number-rows-spanned="2">
            <text:p>478695-70-4</text:p>
          </table: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2">
            <text:p>GHS09</text:p>
          </table:table-cell>
          <table:table-cell table:style-name="ce15" office:value-type="string" table:number-columns-spanned="1" table:number-rows-spanned="2">
            <text:p>경고</text:p>
          </table:table-cell>
          <table:table-cell table:style-name="ce15" office:value-type="string">
            <text:p>H400</text:p>
          </table:table-cell>
          <table:table-cell table:style-name="ce28" table:number-columns-spanned="1" table:number-rows-spanned="2"/>
          <table:table-cell table:number-columns-repeated="1014"/>
        </table:table-row>
        <table:table-row table:style-name="ro16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10</text:p>
          </table:table-cell>
          <table:covered-table-cell table:style-name="ce28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3">
            <text:p>N-Decyl-N,N-dimethyl-1-decanaminium, carbonate</text:p>
          </table:table-cell>
          <table:table-cell table:style-name="ce15" office:value-type="string" table:number-columns-spanned="1" table:number-rows-spanned="3">
            <text:p>2008-1-573</text:p>
          </table:table-cell>
          <table:table-cell table:style-name="ce15" office:value-type="string" table:number-columns-spanned="1" table:number-rows-spanned="3">
            <text:p>148812-65-1, 148788-55-0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3">
            <text:p>GHS06 </text:p>
            <text:p>GHS09</text:p>
          </table:table-cell>
          <table:table-cell table:style-name="ce15" office:value-type="string" table:number-columns-spanned="1" table:number-rows-spanned="3">
            <text:p>위험 </text:p>
          </table:table-cell>
          <table:table-cell table:style-name="ce15" office:value-type="string">
            <text:p>H301</text:p>
          </table:table-cell>
          <table:table-cell table:style-name="ce29" table:number-columns-spanned="1" table:number-rows-spanned="3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N-Decyl-N,N-dimethyl-1-decanaminium, carbonate</text:p>
          </table:covered-table-cell>
          <table:covered-table-cell table:style-name="ce15" office:value-type="string">
            <text:p>2008-1-573</text:p>
          </table:covered-table-cell>
          <table:covered-table-cell table:style-name="ce15" office:value-type="string">
            <text:p>148812-65-1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N-Decyl-N,N-dimethyl-1-decanaminium, carbonate</text:p>
          </table:covered-table-cell>
          <table:covered-table-cell table:style-name="ce15" office:value-type="string">
            <text:p>2008-1-573</text:p>
          </table:covered-table-cell>
          <table:covered-table-cell table:style-name="ce15" office:value-type="string">
            <text:p>148812-65-1</text:p>
          </table:covered-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00</text:p>
          </table:table-cell>
          <table:covered-table-cell table:style-name="ce15" office:value-type="string">
            <text:p>1</text:p>
          </table:covered-table-cell>
          <table:table-cell table:number-columns-repeated="1014"/>
        </table:table-row>
        <table:table-row table:style-name="ro36">
          <table:table-cell/>
          <table:table-cell table:style-name="ce16" office:value-type="string">
            <text:p>(4-Methoxyphenyl)diphenylsulfonium trifluoromethanesulfonate</text:p>
          </table:table-cell>
          <table:table-cell table:style-name="ce15" office:value-type="string">
            <text:p>2008-1-574</text:p>
          </table:table-cell>
          <table:table-cell table:style-name="ce15" office:value-type="string">
            <text:p>116808-67-4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1</text:p>
          </table:table-cell>
          <table:table-cell table:style-name="ce15"/>
          <table:table-cell table:number-columns-repeated="1014"/>
        </table:table-row>
        <table:table-row table:style-name="ro52">
          <table:table-cell/>
          <table:table-cell table:style-name="ce16" office:value-type="string">
            <text:p>4-(1,1-Dimethylethoxy)phenyldiphenylsulfonium 4-methylbenzenesulfonate</text:p>
          </table:table-cell>
          <table:table-cell table:style-name="ce15" office:value-type="string">
            <text:p>2008-1-575</text:p>
          </table:table-cell>
          <table:table-cell table:style-name="ce15" office:value-type="string">
            <text:p>161453-44-7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1</text:p>
          </table:table-cell>
          <table:table-cell table:style-name="ce29"/>
          <table:table-cell table:number-columns-repeated="1014"/>
        </table:table-row>
        <table:table-row table:style-name="ro53">
          <table:table-cell/>
          <table:table-cell table:style-name="ce16" office:value-type="string">
            <text:p>Triphenylsulfonium 2,4,6-tris(1-methylethyl)benzenesulfonate</text:p>
          </table:table-cell>
          <table:table-cell table:style-name="ce15" office:value-type="string">
            <text:p>2008-1-576</text:p>
          </table:table-cell>
          <table:table-cell table:style-name="ce15" office:value-type="string">
            <text:p>197447-16-8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GHS06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01</text:p>
          </table:table-cell>
          <table: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5">
            <text:p>Bis(2,3-epithiopropyl) disulfide</text:p>
          </table:table-cell>
          <table:table-cell table:style-name="ce15" office:value-type="string" table:number-columns-spanned="1" table:number-rows-spanned="5">
            <text:p>2008-1-577</text:p>
          </table:table-cell>
          <table:table-cell table:style-name="ce15" office:value-type="string" table:number-columns-spanned="1" table:number-rows-spanned="5">
            <text:p>98485-71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5">
            <text:p>GHS06</text:p>
            <text:p>GHS08 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1</text:p>
          </table:table-cell>
          <table:table-cell table:style-name="ce15" office:value-type="float" office:value="10" table:number-columns-spanned="1" table:number-rows-spanned="5">
            <text:p>10</text:p>
          </table:table-cell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Bis(2,3-epithiopropyl) disulfide</text:p>
          </table:covered-table-cell>
          <table:covered-table-cell table:style-name="ce15" office:value-type="string">
            <text:p>2008-1-577</text:p>
          </table:covered-table-cell>
          <table:covered-table-cell table:style-name="ce15" office:value-type="string">
            <text:p>98485-71-3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35">
          <table:table-cell/>
          <table:table-cell table:style-name="ce16" office:value-type="string">
            <text:p>Formaldehyde polymer with dimethylbenzene and 2-ethyl-2-(hydroxymethyl)-1,3-propanediol</text:p>
          </table:table-cell>
          <table:table-cell table:style-name="ce15" office:value-type="string">
            <text:p>2008-1-578</text:p>
          </table:table-cell>
          <table:table-cell table:style-name="ce15" office:value-type="string">
            <text:p>146058-40-4</text:p>
          </table:table-cell>
          <table:table-cell table:style-name="ce16" office:value-type="string">
            <text:p>생식세포변이원성(3.5)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GHS08</text:p>
          </table:table-cell>
          <table:table-cell table:style-name="ce15" office:value-type="string">
            <text:p>위험 </text:p>
          </table:table-cell>
          <table:table-cell table:style-name="ce15" office:value-type="string">
            <text:p>H341</text:p>
          </table:table-cell>
          <table:table-cell table:style-name="ce15"/>
          <table:table-cell table:number-columns-repeated="1014"/>
        </table:table-row>
        <table:table-row table:style-name="ro13">
          <table:table-cell/>
          <table:table-cell table:style-name="ce16" office:value-type="string" table:number-columns-spanned="1" table:number-rows-spanned="3">
            <text:p>1-Methyl-2-(1,2,2-trimethylbicyclo3.1.0hex-3-yl)methylcyclopropanemethanol</text:p>
          </table:table-cell>
          <table:table-cell table:style-name="ce15" office:value-type="string" table:number-columns-spanned="1" table:number-rows-spanned="3">
            <text:p>2008-1-579</text:p>
          </table:table-cell>
          <table:table-cell table:style-name="ce15" office:value-type="string" table:number-columns-spanned="1" table:number-rows-spanned="3">
            <text:p>198404-98-7</text:p>
          </table:table-cell>
          <table:table-cell table:style-name="ce2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3">
            <text:p>GHS08</text:p>
            <text:p>GHS09</text:p>
          </table:table-cell>
          <table:table-cell table:style-name="ce28" office:value-type="string" table:number-columns-spanned="1" table:number-rows-spanned="3">
            <text:p>경고</text:p>
          </table:table-cell>
          <table:table-cell table:style-name="ce15" office:value-type="string">
            <text:p>H373</text:p>
          </table:table-cell>
          <table:table-cell table:style-name="ce28" table:number-columns-spanned="1" table:number-rows-spanned="3"/>
          <table:table-cell table:number-columns-repeated="1014"/>
        </table:table-row>
        <table:table-row table:style-name="ro13">
          <table:table-cell/>
          <table:covered-table-cell table:style-name="ce16"/>
          <table:covered-table-cell table:number-columns-repeated="2" table:style-name="ce15"/>
          <table:table-cell table:style-name="ce2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28"/>
          <table:table-cell table:style-name="ce15" office:value-type="string">
            <text:p>H400</text:p>
          </table:table-cell>
          <table:covered-table-cell table:style-name="ce28"/>
          <table:table-cell table:number-columns-repeated="1014"/>
        </table:table-row>
        <table:table-row table:style-name="ro38">
          <table:table-cell/>
          <table:covered-table-cell table:style-name="ce16"/>
          <table:covered-table-cell table:number-columns-repeated="2" table:style-name="ce15"/>
          <table:table-cell table:style-name="ce2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28"/>
          <table:table-cell table:style-name="ce15" office:value-type="string">
            <text:p>H410</text:p>
          </table:table-cell>
          <table:covered-table-cell table:style-name="ce28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2">
            <text:p>8-Cyclohexadecen-1-one</text:p>
          </table:table-cell>
          <table:table-cell table:style-name="ce15" office:value-type="string" table:number-columns-spanned="1" table:number-rows-spanned="2">
            <text:p>2008-1-580</text:p>
          </table:table-cell>
          <table:table-cell table:style-name="ce15" office:value-type="string" table:number-columns-spanned="1" table:number-rows-spanned="2">
            <text:p>3100-36-5</text:p>
          </table:table-cell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2">
            <text:p>GHS09</text:p>
          </table:table-cell>
          <table:table-cell table:style-name="ce15" office:value-type="string" table:number-columns-spanned="1" table:number-rows-spanned="2">
            <text:p>경고 </text:p>
          </table:table-cell>
          <table:table-cell table:style-name="ce15" office:value-type="string">
            <text:p>H400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5">
          <table:table-cell/>
          <table:table-cell table:style-name="ce16" office:value-type="string" table:number-columns-spanned="1" table:number-rows-spanned="2">
            <text:p>Oxobis(pentane-2,4-dionato-O,O')vanadium</text:p>
          </table:table-cell>
          <table:table-cell table:style-name="ce15" office:value-type="string" table:number-columns-spanned="1" table:number-rows-spanned="2">
            <text:p>2008-1-581</text:p>
          </table:table-cell>
          <table:table-cell table:style-name="ce15" office:value-type="string" table:number-columns-spanned="1" table:number-rows-spanned="2">
            <text:p>3153-26-2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2">
            <text:p>GHS06</text:p>
          </table:table-cell>
          <table:table-cell table:style-name="ce15" office:value-type="string" table:number-columns-spanned="1" table:number-rows-spanned="2">
            <text:p>위험 </text:p>
          </table:table-cell>
          <table:table-cell table:style-name="ce15" office:value-type="string">
            <text:p>H300</text:p>
          </table:table-cell>
          <table:table-cell table:style-name="ce15" table:number-columns-spanned="1" table:number-rows-spanned="2"/>
          <table:table-cell table:number-columns-repeated="1014"/>
        </table:table-row>
        <table:table-row table:style-name="ro18">
          <table:table-cell/>
          <table:covered-table-cell table:style-name="ce16" office:value-type="string">
            <text:p>Oxobis(pentane-2,4-dionato-O,O')vanadium</text:p>
          </table:covered-table-cell>
          <table:covered-table-cell table:style-name="ce15" office:value-type="string">
            <text:p>2008-1-581</text:p>
          </table:covered-table-cell>
          <table:covered-table-cell table:style-name="ce15" office:value-type="string">
            <text:p>3153-26-2</text:p>
          </table:covered-table-cell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6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table-cell table:style-name="ce16" office:value-type="string" table:number-columns-spanned="1" table:number-rows-spanned="5">
            <text:p>2-Propanone reaction products with 5-amino-1,3,3-trimethylcyclohexanemethanamine, reduced</text:p>
          </table:table-cell>
          <table:table-cell table:style-name="ce15" office:value-type="string" table:number-columns-spanned="1" table:number-rows-spanned="5">
            <text:p>2008-1-582</text:p>
          </table:table-cell>
          <table:table-cell table:style-name="ce15" office:value-type="string" table:number-columns-spanned="1" table:number-rows-spanned="5">
            <text:p>156105-38-3</text:p>
          </table:table-cell>
          <table:table-cell table:style-name="ce16" office:value-type="string">
            <text:p>급성 독성-경피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5">
            <text:p>GHS05 </text:p>
            <text:p>GHS06 </text:p>
            <text:p>GHS08</text:p>
            <text:p>GHS09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10</text:p>
          </table:table-cell>
          <table:table-cell table:style-name="ce15" table:number-columns-spanned="1" table:number-rows-spanned="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2-Propanone reaction products with 5-amino-1,3,3-trimethylcyclohexanemethanamine, reduced</text:p>
          </table:covered-table-cell>
          <table:covered-table-cell table:style-name="ce15" office:value-type="string">
            <text:p>2008-1-582</text:p>
          </table:covered-table-cell>
          <table:covered-table-cell table:style-name="ce15" office:value-type="string">
            <text:p>156105-38-3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4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Propanone reaction products with 5-amino-1,3,3-trimethylcyclohexanemethanamine, reduced</text:p>
          </table:covered-table-cell>
          <table:covered-table-cell table:style-name="ce15" office:value-type="string">
            <text:p>2008-1-582</text:p>
          </table:covered-table-cell>
          <table:covered-table-cell table:style-name="ce15" office:value-type="string">
            <text:p>156105-38-3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표적장기-반복노출(3.9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73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2-Propanone reaction products with 5-amino-1,3,3-trimethylcyclohexanemethanamine, reduced</text:p>
          </table:covered-table-cell>
          <table:covered-table-cell table:style-name="ce15" office:value-type="string">
            <text:p>2008-1-582</text:p>
          </table:covered-table-cell>
          <table:covered-table-cell table:style-name="ce15" office:value-type="string">
            <text:p>156105-38-3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1</text:p>
          </table:table-cell>
          <table:covered-table-cell table:style-name="ce15"/>
          <table:table-cell table:number-columns-repeated="1014"/>
        </table:table-row>
        <table:table-row table:style-name="ro5">
          <table:table-cell/>
          <table:table-cell table:style-name="ce16" office:value-type="string" table:number-columns-spanned="1" table:number-rows-spanned="2">
            <text:p>Tributylmethylphosphonium iodide</text:p>
          </table:table-cell>
          <table:table-cell table:style-name="ce15" office:value-type="string" table:number-columns-spanned="1" table:number-rows-spanned="2">
            <text:p>2008-1-584</text:p>
          </table:table-cell>
          <table:table-cell table:style-name="ce15" office:value-type="string" table:number-columns-spanned="1" table:number-rows-spanned="2">
            <text:p>1702-42-7</text:p>
          </table:table-cell>
          <table:table-cell table:style-name="ce26" office:value-type="string">
            <text:p>급성 독성-경구(3.1)</text:p>
          </table:table-cell>
          <table:table-cell table:style-name="ce15" office:value-type="float" office:value="3">
            <text:p>3</text:p>
          </table:table-cell>
          <table:table-cell table:style-name="ce15" office:value-type="string" table:number-columns-spanned="1" table:number-rows-spanned="2">
            <text:p>GHS06</text:p>
            <text:p>GHS09</text:p>
          </table:table-cell>
          <table:table-cell table:style-name="ce28" office:value-type="string" table:number-columns-spanned="1" table:number-rows-spanned="2">
            <text:p>위험 </text:p>
          </table:table-cell>
          <table:table-cell table:style-name="ce15" office:value-type="string">
            <text:p>H301</text:p>
          </table:table-cell>
          <table:table-cell table:style-name="ce28" table:number-columns-spanned="1" table:number-rows-spanned="2"/>
          <table:table-cell table:number-columns-repeated="1014"/>
        </table:table-row>
        <table:table-row table:style-name="ro38">
          <table:table-cell/>
          <table:covered-table-cell table:style-name="ce16"/>
          <table:covered-table-cell table:number-columns-repeated="2" table:style-name="ce15"/>
          <table:table-cell table:style-name="ce26" office:value-type="string">
            <text:p>수생환경유해성-만성(4.1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28"/>
          <table:table-cell table:style-name="ce15" office:value-type="string">
            <text:p>H411</text:p>
          </table:table-cell>
          <table:covered-table-cell table:style-name="ce28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4">
            <text:p>Bis(3-dimethylamino-7-hydroxy-8-methyl-5-phenylphenazinium) sulfate</text:p>
          </table:table-cell>
          <table:table-cell table:style-name="ce15" office:value-type="string" table:number-columns-spanned="1" table:number-rows-spanned="4">
            <text:p>2008-1-585</text:p>
          </table:table-cell>
          <table:table-cell table:style-name="ce15" office:value-type="string" table:number-columns-spanned="1" table:number-rows-spanned="4">
            <text:p>149057-64-7</text:p>
          </table:table-cell>
          <table:table-cell table:style-name="ce16" office:value-type="string">
            <text:p>심한 눈 손상/자극성(3.3)</text:p>
          </table:table-cell>
          <table:table-cell table:style-name="ce15" office:value-type="float" office:value="1">
            <text:p>1</text:p>
          </table:table-cell>
          <table:table-cell table:style-name="ce15" office:value-type="string" table:number-columns-spanned="1" table:number-rows-spanned="4">
            <text:p>GHS05 </text:p>
            <text:p>GHS07</text:p>
            <text:p>GHS09</text:p>
          </table:table-cell>
          <table:table-cell table:style-name="ce15" office:value-type="string" table:number-columns-spanned="1" table:number-rows-spanned="4">
            <text:p>위험 </text:p>
          </table:table-cell>
          <table:table-cell table:style-name="ce15" office:value-type="string">
            <text:p>H318</text:p>
          </table:table-cell>
          <table:table-cell table:style-name="ce15" table:number-columns-spanned="1" table:number-rows-spanned="4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Bis(3-dimethylamino-7-hydroxy-8-methyl-5-phenylphenazinium) sulfate</text:p>
          </table:covered-table-cell>
          <table:covered-table-cell table:style-name="ce15" office:value-type="string">
            <text:p>2008-1-585</text:p>
          </table:covered-table-cell>
          <table:covered-table-cell table:style-name="ce15" office:value-type="string">
            <text:p>149057-64-7</text:p>
          </table:covered-table-cell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7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5">
            <text:p>Maleimide</text:p>
          </table:table-cell>
          <table:table-cell table:style-name="ce15" office:value-type="string" table:number-columns-spanned="1" table:number-rows-spanned="5">
            <text:p>2008-1-586</text:p>
          </table:table-cell>
          <table:table-cell table:style-name="ce15" office:value-type="string" table:number-columns-spanned="1" table:number-rows-spanned="5">
            <text:p>541-59-3</text:p>
          </table:table-cell>
          <table:table-cell table:style-name="ce16" office:value-type="string">
            <text:p>급성 독성-경구(3.1)</text:p>
          </table:table-cell>
          <table:table-cell table:style-name="ce15" office:value-type="float" office:value="2">
            <text:p>2</text:p>
          </table:table-cell>
          <table:table-cell table:style-name="ce15" office:value-type="string" table:number-columns-spanned="1" table:number-rows-spanned="5">
            <text:p>GHS06</text:p>
          </table:table-cell>
          <table:table-cell table:style-name="ce15" office:value-type="string" table:number-columns-spanned="1" table:number-rows-spanned="5">
            <text:p>위험 </text:p>
          </table:table-cell>
          <table:table-cell table:style-name="ce15" office:value-type="string">
            <text:p>H300</text:p>
          </table:table-cell>
          <table:table-cell table:style-name="ce29" table:number-columns-spanned="1" table:number-rows-spanned="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급성 독성-경피(3.1)</text:p>
          </table:table-cell>
          <table:table-cell table:style-name="ce15" office:value-type="float" office:value="3">
            <text:p>3</text:p>
          </table:table-cell>
          <table:covered-table-cell table:number-columns-repeated="2" table:style-name="ce15"/>
          <table:table-cell table:style-name="ce15" office:value-type="string">
            <text:p>H311</text:p>
          </table:table-cell>
          <table:covered-table-cell table:style-name="ce29"/>
          <table:table-cell table:number-columns-repeated="1014"/>
        </table:table-row>
        <table:table-row table:style-name="ro14">
          <table:table-cell/>
          <table:covered-table-cell table:style-name="ce16" office:value-type="string">
            <text:p>Maleimide</text:p>
          </table:covered-table-cell>
          <table:covered-table-cell table:style-name="ce15" office:value-type="string">
            <text:p>2008-1-586</text:p>
          </table:covered-table-cell>
          <table:covered-table-cell table:style-name="ce15" office:value-type="string">
            <text:p>541-59-3</text:p>
          </table:covered-table-cell>
          <table:table-cell table:style-name="ce16" office:value-type="string">
            <text:p>피부 부식성/자극성(3.2)</text:p>
          </table:table-cell>
          <table:table-cell table:style-name="ce15" office:value-type="float" office:value="2">
            <text:p>2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5</text:p>
          </table:table-cell>
          <table:covered-table-cell table:style-name="ce15"/>
          <table:table-cell table:number-columns-repeated="1014"/>
        </table:table-row>
        <table:table-row table:style-name="ro14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심한 눈 손상/자극성(3.3)</text:p>
          </table:table-cell>
          <table:table-cell table:style-name="ce15" office:value-type="float" office:value="2">
            <text:p>2</text:p>
          </table:table-cell>
          <table:covered-table-cell table:number-columns-repeated="2" table:style-name="ce15"/>
          <table:table-cell table:style-name="ce15" office:value-type="string">
            <text:p>H319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 office:value-type="string">
            <text:p>Maleimide</text:p>
          </table:covered-table-cell>
          <table:covered-table-cell table:style-name="ce15" office:value-type="string">
            <text:p>2008-1-586</text:p>
          </table:covered-table-cell>
          <table:covered-table-cell table:style-name="ce15" office:value-type="string">
            <text:p>541-59-3</text:p>
          </table:covered-table-cell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style-name="ce15" office:value-type="string">
            <text:p>GHS05 </text:p>
            <text:p>GHS06 </text:p>
            <text:p>GHS09</text:p>
          </table:covered-table-cell>
          <table:covered-table-cell table:style-name="ce15" office:value-type="string">
            <text:p>위험 </text:p>
          </table:covered-table-cell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table-cell table:style-name="ce16" office:value-type="string" table:number-columns-spanned="1" table:number-rows-spanned="4">
            <text:p>4,4'- Diisocyanato-3,3'-dimethyl-1,1'-biphenyl</text:p>
          </table:table-cell>
          <table:table-cell table:style-name="ce15" office:value-type="string" table:number-columns-spanned="1" table:number-rows-spanned="4">
            <text:p>2009-1-587</text:p>
          </table:table-cell>
          <table:table-cell table:style-name="ce15" office:value-type="string" table:number-columns-spanned="1" table:number-rows-spanned="4">
            <text:p>91-97-4</text:p>
          </table:table-cell>
          <table:table-cell table:style-name="ce16" office:value-type="string">
            <text:p>급성 독성-흡입(3.1)</text:p>
          </table:table-cell>
          <table:table-cell table:style-name="ce15" office:value-type="float" office:value="4">
            <text:p>4</text:p>
          </table:table-cell>
          <table:table-cell table:style-name="ce15" office:value-type="string" table:number-columns-spanned="1" table:number-rows-spanned="4">
            <text:p>GHS07</text:p>
            <text:p>GHS09</text:p>
          </table:table-cell>
          <table:table-cell table:style-name="ce15" office:value-type="string" table:number-columns-spanned="1" table:number-rows-spanned="4">
            <text:p>경고 </text:p>
          </table:table-cell>
          <table:table-cell table:style-name="ce15" office:value-type="string">
            <text:p>H332</text:p>
          </table:table-cell>
          <table:table-cell table:style-name="ce15" table:number-columns-spanned="1" table:number-rows-spanned="4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피부 과민성(3.4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317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급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00</text:p>
          </table:table-cell>
          <table:covered-table-cell table:style-name="ce15"/>
          <table:table-cell table:number-columns-repeated="1014"/>
        </table:table-row>
        <table:table-row table:style-name="ro15">
          <table:table-cell/>
          <table:covered-table-cell table:style-name="ce16"/>
          <table:covered-table-cell table:number-columns-repeated="2" table:style-name="ce15"/>
          <table:table-cell table:style-name="ce16" office:value-type="string">
            <text:p>수생환경유해성-만성(4.1)</text:p>
          </table:table-cell>
          <table:table-cell table:style-name="ce15" office:value-type="float" office:value="1">
            <text:p>1</text:p>
          </table:table-cell>
          <table:covered-table-cell table:number-columns-repeated="2" table:style-name="ce15"/>
          <table:table-cell table:style-name="ce15" office:value-type="string">
            <text:p>H410</text:p>
          </table:table-cell>
          <table:covered-table-cell table:style-name="ce15"/>
          <table:table-cell table:number-columns-repeated="1014"/>
        </table:table-row>
        <table:table-row table:style-name="ro54">
          <table:table-cell/>
          <table:table-cell table:style-name="ce17" office:value-type="string" table:number-columns-spanned="9" table:number-rows-spanned="1">
            <text:p>비 고</text:p>
            <text:p><text:s/>* 예방조치문구는 [별표 1] “유독물 등의 분류 및 표시사항”의 해당 유해성 항목을 참조</text:p>
          </table:table-cell>
          <table:covered-table-cell table:number-columns-repeated="8" table:style-name="ce17"/>
          <table:table-cell table:number-columns-repeated="1014"/>
        </table:table-row>
        <table:table-row table:style-name="ro4">
          <table:table-cell/>
          <table:table-cell table:style-name="ce18" office:value-type="string" table:number-columns-spanned="9" table:number-rows-spanned="1">
            <text:p>(시행일) 이 고시는 고시한 날부터 시행한다.</text:p>
          </table:table-cell>
          <table:covered-table-cell table:number-columns-repeated="8" table:style-name="ce18"/>
          <table:table-cell table:number-columns-repeated="1014"/>
        </table:table-row>
        <table:table-row table:style-name="ro15" table:number-rows-repeated="1047365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Titles" table:base-cell-address="$'유독물 등의 분류기준 및 표시방법에 관한 규정'.$A$1" table:cell-range-address="$'유독물 등의 분류기준 및 표시방법에 관한 규정'.$A$15:.$AMJ$16" table:range-usable-as="repeat-column repeat-row"/>
          <table:named-range table:name="Excel_BuiltIn__FilterDatabase" table:base-cell-address="$'유독물 등의 분류기준 및 표시방법에 관한 규정'.$A$1" table:cell-range-address="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굴림" svg:font-family="굴림" style:font-family-generic="modern"/>
    <style:font-face style:name="돋움" svg:font-family="돋움" style:font-family-generic="modern"/>
    <style:font-face style:name="맑은 고딕" svg:font-family="'맑은 고딕'" style:font-family-generic="moder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\</number:text>
      <number:number number:decimal-places="0" number:min-integer-digits="1" number:grouping="true"/>
    </number:number-style>
    <number:number-style style:name="N118">
      <number:text>-\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\</number:text>
      <number:number number:decimal-places="0" number:min-integer-digits="1" number:grouping="true"/>
    </number:number-style>
    <number:number-style style:name="N119">
      <style:text-properties fo:color="#ff0000"/>
      <number:text>-\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\</number:text>
      <number:number number:decimal-places="2" number:min-integer-digits="1" number:grouping="true"/>
    </number:number-style>
    <number:number-style style:name="N120">
      <number:text>-\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\</number:text>
      <number:number number:decimal-places="2" number:min-integer-digits="1" number:grouping="true"/>
    </number:number-style>
    <number:number-style style:name="N121">
      <style:text-properties fo:color="#ff0000"/>
      <number:text>-\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\</number:text>
      <number:fill-character> </number:fill-character>
      <number:number number:decimal-places="0" number:min-integer-digits="1" number:grouping="true"/>
      <number:text> </number:text>
    </number:number-style>
    <number:number-style style:name="N127P1" style:volatile="true">
      <number:text>-\</number:text>
      <number:fill-character> </number:fill-character>
      <number:number number:decimal-places="0" number:min-integer-digits="1" number:grouping="true"/>
      <number:text> </number:text>
    </number:number-style>
    <number:number-style style:name="N127P2" style:volatile="true">
      <number:text> \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\</number:text>
      <number:fill-character> </number:fill-character>
      <number:number number:decimal-places="2" number:min-integer-digits="1" number:grouping="true"/>
      <number:text> </number:text>
    </number:number-style>
    <number:number-style style:name="N129P1" style:volatile="true">
      <number:text>-\</number:text>
      <number:fill-character> </number:fill-character>
      <number:number number:decimal-places="2" number:min-integer-digits="1" number:grouping="true"/>
      <number:text> </number:text>
    </number:number-style>
    <number:number-style style:name="N129P2" style:volatile="true">
      <number:text> \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P0" style:volatile="true">
      <number:number number:decimal-places="0" number:min-integer-digits="1"/>
      <number:text> </number:text>
    </number:number-style>
    <number:number-style style:name="N134">
      <style:text-properties fo:color="#ff0000"/>
      <number:text>(</number:text>
      <number:number number:decimal-places="0" number:min-integer-digits="1"/>
      <number:text>)</number:text>
      <style:map style:condition="value()&gt;=0" style:apply-style-name="N134P0"/>
    </number:number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True</number:text>
    </number:number-style>
    <number:number-style style:name="N136P1" style:volatile="true">
      <number:text>True</number:text>
    </number:number-style>
    <number:number-style style:name="N136">
      <number:text>False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On</number:text>
    </number:number-style>
    <number:number-style style:name="N137P1" style:volatile="true">
      <number:text>On</number:text>
    </number:number-style>
    <number:number-style style:name="N137">
      <number:text>Off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8P0"/>
    </number:currency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number:date-style style:name="N20145" number:language="ko" number:country="KR">
      <number:year number:style="long"/>
      <number:text>년 </number:text>
      <number:month/>
      <number:text>월 </number:text>
      <number:day/>
      <number:text>일 </number:text>
      <number:day-of-week number:style="long"/>
    </number:date-style>
    <style:style style:name="Default" style:family="table-cell">
      <style:table-cell-properties fo:padding="0.028in" style:rotation-align="none" style:vertical-align="middle"/>
      <style:text-properties style:font-name="돋움" fo:font-size="11pt" style:font-name-asian="돋움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강조색1" style:display-name="20% - 강조색1" style:family="table-cell" style:parent-style-name="Default">
      <style:table-cell-properties fo:background-color="#ccccff" fo:padding="0.028in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" style:display-name="20% - 강조색2" style:family="table-cell" style:parent-style-name="Default">
      <style:table-cell-properties fo:background-color="#ff99cc" fo:padding="0.028in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" style:display-name="20% - 강조색3" style:family="table-cell" style:parent-style-name="Default">
      <style:table-cell-properties fo:background-color="#ccffcc" fo:padding="0.028in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" style:display-name="20% - 강조색4" style:family="table-cell" style:parent-style-name="Default">
      <style:table-cell-properties fo:background-color="#cc99ff" fo:padding="0.028in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5" style:display-name="20% - 강조색5" style:family="table-cell" style:parent-style-name="Default">
      <style:table-cell-properties fo:background-color="#ccffff" fo:padding="0.028in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6" style:display-name="20% - 강조색6" style:family="table-cell" style:parent-style-name="Default">
      <style:table-cell-properties fo:background-color="#ffcc99" fo:padding="0.028in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" style:display-name="40% - 강조색1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2" style:display-name="40% - 강조색2" style:family="table-cell" style:parent-style-name="Default">
      <style:table-cell-properties fo:background-color="#ff8080" fo:padding="0.028in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" style:display-name="40% - 강조색3" style:family="table-cell" style:parent-style-name="Default">
      <style:table-cell-properties fo:background-color="#00ff00" fo:padding="0.028in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" style:display-name="40% - 강조색4" style:family="table-cell" style:parent-style-name="Default">
      <style:table-cell-properties fo:background-color="#cc99ff" fo:padding="0.028in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5" style:display-name="40% - 강조색5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" style:display-name="40% - 강조색6" style:family="table-cell" style:parent-style-name="Default">
      <style:table-cell-properties fo:background-color="#ffcc00" fo:padding="0.028in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" style:display-name="60% - 강조색1" style:family="table-cell" style:parent-style-name="Default">
      <style:table-cell-properties fo:background-color="#0066cc" fo:padding="0.028in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2" style:display-name="60% - 강조색2" style:family="table-cell" style:parent-style-name="Default">
      <style:table-cell-properties fo:background-color="#ff8080" fo:padding="0.028in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" style:display-name="60% - 강조색3" style:family="table-cell" style:parent-style-name="Default">
      <style:table-cell-properties fo:background-color="#00ff00" fo:padding="0.028in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" style:display-name="60% - 강조색4" style:family="table-cell" style:parent-style-name="Default">
      <style:table-cell-properties fo:background-color="#800080" fo:padding="0.028in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5" style:display-name="60% - 강조색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" style:display-name="60% - 강조색6" style:family="table-cell" style:parent-style-name="Default">
      <style:table-cell-properties fo:background-color="#ff9900" fo:padding="0.028in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" style:family="table-cell" style:parent-style-name="Default">
      <style:table-cell-properties fo:background-color="#333399" fo:padding="0.028in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2" style:family="table-cell" style:parent-style-name="Default">
      <style:table-cell-properties fo:background-color="#ff0000" fo:padding="0.028in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3" style:family="table-cell" style:parent-style-name="Default">
      <style:table-cell-properties fo:background-color="#339966" fo:padding="0.028in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" style:family="table-cell" style:parent-style-name="Default">
      <style:table-cell-properties fo:background-color="#800080" fo:padding="0.028in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6" style:family="table-cell" style:parent-style-name="Default">
      <style:table-cell-properties fo:background-color="#ff6600" fo:padding="0.028in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경고문" style:family="table-cell" style:parent-style-name="Default">
      <style:table-cell-properties fo:padding="0.028in"/>
      <style:text-properties fo:color="#ff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계산" style:family="table-cell" style:parent-style-name="Default">
      <style:table-cell-properties fo:background-color="#c0c0c0" style:diagonal-bl-tr="none" style:diagonal-tl-br="none" fo:border="0.2pt solid #808080" fo:padding="0.028in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나쁨" style:family="table-cell" style:parent-style-name="Default">
      <style:table-cell-properties fo:background-color="#ff99cc" fo:padding="0.028in"/>
      <style:text-properties fo:color="#80008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메모" style:family="table-cell" style:parent-style-name="Default">
      <style:table-cell-properties fo:background-color="#ffffcc" style:diagonal-bl-tr="none" style:diagonal-tl-br="none" fo:border="0.2pt solid #c0c0c0" fo:padding="0.028in" style:rotation-align="none"/>
    </style:style>
    <style:style style:name="보통" style:family="table-cell" style:parent-style-name="Default">
      <style:table-cell-properties fo:background-color="#ffff99" fo:padding="0.028in"/>
      <style:text-properties fo:color="#9933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설명_20_텍스트" style:display-name="설명 텍스트" style:family="table-cell" style:parent-style-name="Default">
      <style:table-cell-properties fo:padding="0.028in"/>
      <style:text-properties fo:color="#808080" style:text-outline="false" style:text-line-through-style="none" style:font-name="맑은 고딕" fo:font-size="11pt" fo:font-style="italic" fo:text-shadow="none" style:text-underline-style="none" fo:font-weight="normal" style:font-name-asian="맑은 고딕" style:font-size-asian="11pt" style:font-style-asian="italic" style:font-weight-asian="normal" style:font-size-complex="11pt" style:font-style-complex="italic" style:font-weight-complex="normal"/>
    </style:style>
    <style:style style:name="셀_20_확인" style:display-name="셀 확인" style:family="table-cell" style:parent-style-name="Default">
      <style:table-cell-properties fo:background-color="#969696" style:diagonal-bl-tr="none" style:diagonal-tl-br="none" fo:border="0.2pt double #333333" style:border-line-width="0.0008in 0.0016in 0.0008in" fo:padding="0.028in" style:rotation-align="none"/>
      <style:text-properties fo:color="#ffffff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연결된_20_셀" style:display-name="연결된 셀" style:family="table-cell" style:parent-style-name="Default">
      <style:table-cell-properties fo:border-bottom="0.2pt double #ff9900" style:border-line-width-bottom="0.0008in 0.0016in 0.0008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요약" style:family="table-cell" style:parent-style-name="Default">
      <style:table-cell-properties fo:border-bottom="0.2pt double #333399" style:border-line-width-bottom="0.0008in 0.0016in 0.0008in" style:diagonal-bl-tr="none" style:diagonal-tl-br="none" fo:border-left="none" fo:padding="0.028in" fo:border-right="none" style:rotation-align="none" fo:border-top="0.2pt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입력" style:family="table-cell" style:parent-style-name="Default">
      <style:table-cell-properties fo:background-color="#ffcc99" style:diagonal-bl-tr="none" style:diagonal-tl-br="none" fo:border="0.2pt solid #808080" fo:padding="0.028in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제목" style:family="table-cell" style:parent-style-name="Default">
      <style:table-cell-properties fo:padding="0.028in"/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1" style:display-name="제목 1" style:family="table-cell" style:parent-style-name="Default">
      <style:table-cell-properties fo:border-bottom="0.7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2" style:display-name="제목 2" style:family="table-cell" style:parent-style-name="Default">
      <style:table-cell-properties fo:border-bottom="0.7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3" style:display-name="제목 3" style:family="table-cell" style:parent-style-name="Default">
      <style:table-cell-properties fo:border-bottom="0.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" style:display-name="제목 4" style:family="table-cell" style:parent-style-name="Default">
      <style:table-cell-properties fo:padding="0.028in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좋음" style:family="table-cell" style:parent-style-name="Default">
      <style:table-cell-properties fo:background-color="#ccffcc" fo:padding="0.028in"/>
      <style:text-properties fo:color="#008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출력" style:family="table-cell" style:parent-style-name="Default">
      <style:table-cell-properties fo:background-color="#c0c0c0" style:diagonal-bl-tr="none" style:diagonal-tl-br="none" fo:border="0.2pt solid #333333" fo:padding="0.028in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362in" fo:margin-bottom="0.1965in" fo:margin-left="0.1965in" fo:margin-right="0.1575in" style:first-page-number="continue" style:scale-to="100%" style:writing-mode="lr-tb"/>
      <style:header-style>
        <style:header-footer-properties fo:min-height="0.2953in" fo:margin-left="0.5516in" fo:margin-right="0.5902in" fo:margin-bottom="0in"/>
      </style:header-style>
      <style:footer-style>
        <style:header-footer-properties fo:min-height="0.2953in" fo:margin-left="0.5516in" fo:margin-right="0.5902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유독물_20_등의_20_분류기준_20_및_20_표시방법에_20_관한_20_규정" style:display-name="PageStyle_유독물 등의 분류기준 및 표시방법에 관한 규정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TWORK SERVICE</meta:initial-creator>
    <meta:creation-date>2010-01-05T02:52:59</meta:creation-date>
    <dc:date>2013-05-18T17:12:30</dc:date>
    <meta:print-date>2011-04-05T23:39:19</meta:print-date>
    <meta:generator>LibreOffice/4.0.3.3$MacOSX_x86 LibreOffice_project/0eaa50a932c8f2199a615e1eb30f7ac74279539</meta:generator>
    <meta:editing-duration>PT4H11M34S</meta:editing-duration>
    <meta:editing-cycles>4</meta:editing-cycles>
    <meta:document-statistic meta:table-count="1" meta:cell-count="8746" meta:object-count="0"/>
  </office:meta>
</office:document-meta>
</file>